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53.8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69.9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49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back_wheel_stats.A2:left_back_wheel_stats.A153 left_back_wheel_stats.D1:left_back_wheel_stats.D1 left_back_wheel_stats.D2:left_back_wheel_stats.D153 left_back_wheel_stats.E1:left_back_wheel_stats.E1 left_back_wheel_stats.E2:left_back_wheel_stats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back_wheel_stats.A2:left_back_wheel_stats.A153 left_back_wheel_stats.G1:left_back_wheel_stats.G1 left_back_wheel_stats.G2:left_back_wheel_stats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3" calcext:value-type="float">
            <text:p>0.0996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5" calcext:value-type="float">
            <text:p>0.1001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2.752732" calcext:value-type="float">
            <text:p>-2.752732</text:p>
          </table:table-cell>
          <table:table-cell office:value-type="float" office:value="-0.450259" calcext:value-type="float">
            <text:p>-0.450259</text:p>
          </table:table-cell>
          <table:table-cell office:value-type="float" office:value="-0.526154" calcext:value-type="float">
            <text:p>-0.526154</text:p>
          </table:table-cell>
          <table:table-cell office:value-type="float" office:value="-0.394824" calcext:value-type="float">
            <text:p>-0.394824</text:p>
          </table:table-cell>
          <table:table-cell office:value-type="float" office:value="-0.077907" calcext:value-type="float">
            <text:p>-0.077907</text:p>
          </table:table-cell>
          <table:table-cell office:value-type="float" office:value="-0.998886" calcext:value-type="float">
            <text:p>-0.998886</text:p>
          </table:table-cell>
          <table:table-cell office:value-type="float" office:value="-0.394824" calcext:value-type="float">
            <text:p>-0.394824</text:p>
          </table:table-cell>
          <table:table-cell office:value-type="float" office:value="0.225119" calcext:value-type="float">
            <text:p>0.22511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6978" calcext:value-type="float">
            <text:p>-1.296978</text:p>
          </table:table-cell>
          <table:table-cell office:value-type="float" office:value="-2.855154" calcext:value-type="float">
            <text:p>-2.855154</text:p>
          </table:table-cell>
          <table:table-cell office:value-type="float" office:value="-0.465117" calcext:value-type="float">
            <text:p>-0.465117</text:p>
          </table:table-cell>
          <table:table-cell office:value-type="float" office:value="-0.441813" calcext:value-type="float">
            <text:p>-0.441813</text:p>
          </table:table-cell>
          <table:table-cell office:value-type="float" office:value="-0.674309" calcext:value-type="float">
            <text:p>-0.674309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-1.101308" calcext:value-type="float">
            <text:p>-1.101308</text:p>
          </table:table-cell>
          <table:table-cell office:value-type="float" office:value="-0.279485" calcext:value-type="float">
            <text:p>-0.279485</text:p>
          </table:table-cell>
          <table:table-cell office:value-type="float" office:value="0.189776" calcext:value-type="float">
            <text:p>0.18977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96978" calcext:value-type="float">
            <text:p>-1.29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093" calcext:value-type="float">
            <text:p>0.389093</text:p>
          </table:table-cell>
          <table:table-cell office:value-type="float" office:value="-0.576186" calcext:value-type="float">
            <text:p>-0.576186</text:p>
          </table:table-cell>
          <table:table-cell office:value-type="float" office:value="0.366095" calcext:value-type="float">
            <text:p>0.366095</text:p>
          </table:table-cell>
          <table:table-cell office:value-type="float" office:value="0.179002" calcext:value-type="float">
            <text:p>0.179002</text:p>
          </table:table-cell>
          <table:table-cell office:value-type="float" office:value="0.098123" calcext:value-type="float">
            <text:p>0.098123</text:p>
          </table:table-cell>
          <table:table-cell office:value-type="float" office:value="0.075655" calcext:value-type="float">
            <text:p>0.0756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96978" calcext:value-type="float">
            <text:p>-1.29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093" calcext:value-type="float">
            <text:p>0.389093</text:p>
          </table:table-cell>
          <table:table-cell office:value-type="float" office:value="-0.572129" calcext:value-type="float">
            <text:p>-0.572129</text:p>
          </table:table-cell>
          <table:table-cell office:value-type="float" office:value="0" calcext:value-type="float">
            <text:p>0</text:p>
          </table:table-cell>
          <table:table-cell office:value-type="float" office:value="-0.183036" calcext:value-type="float">
            <text:p>-0.183036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03128" calcext:value-type="float">
            <text:p>0.00312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96978" calcext:value-type="float">
            <text:p>-1.29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093" calcext:value-type="float">
            <text:p>0.389093</text:p>
          </table:table-cell>
          <table:table-cell office:value-type="float" office:value="-0.566393" calcext:value-type="float">
            <text:p>-0.566393</text:p>
          </table:table-cell>
          <table:table-cell office:value-type="float" office:value="0" calcext:value-type="float">
            <text:p>0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0.004423" calcext:value-type="float">
            <text:p>0.00442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8668" calcext:value-type="float">
            <text:p>-0.508668</text:p>
          </table:table-cell>
          <table:table-cell office:value-type="float" office:value="-3.909536" calcext:value-type="float">
            <text:p>-3.909536</text:p>
          </table:table-cell>
          <table:table-cell office:value-type="float" office:value="-0.618072" calcext:value-type="float">
            <text:p>-0.618072</text:p>
          </table:table-cell>
          <table:table-cell office:value-type="float" office:value="-0.81321" calcext:value-type="float">
            <text:p>-0.81321</text:p>
          </table:table-cell>
          <table:table-cell office:value-type="float" office:value="-1.159232" calcext:value-type="float">
            <text:p>-1.159232</text:p>
          </table:table-cell>
          <table:table-cell office:value-type="float" office:value="-0.183248" calcext:value-type="float">
            <text:p>-0.183248</text:p>
          </table:table-cell>
          <table:table-cell office:value-type="float" office:value="-2.15569" calcext:value-type="float">
            <text:p>-2.15569</text:p>
          </table:table-cell>
          <table:table-cell office:value-type="float" office:value="-0.592839" calcext:value-type="float">
            <text:p>-0.592839</text:p>
          </table:table-cell>
          <table:table-cell office:value-type="float" office:value="0.218703" calcext:value-type="float">
            <text:p>0.21870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606" calcext:value-type="float">
            <text:p>-0.900606</text:p>
          </table:table-cell>
          <table:table-cell office:value-type="float" office:value="-3.191045" calcext:value-type="float">
            <text:p>-3.191045</text:p>
          </table:table-cell>
          <table:table-cell office:value-type="float" office:value="-0.513843" calcext:value-type="float">
            <text:p>-0.513843</text:p>
          </table:table-cell>
          <table:table-cell office:value-type="float" office:value="-0.255972" calcext:value-type="float">
            <text:p>-0.255972</text:p>
          </table:table-cell>
          <table:table-cell office:value-type="float" office:value="-1.2966" calcext:value-type="float">
            <text:p>-1.2966</text:p>
          </table:table-cell>
          <table:table-cell office:value-type="float" office:value="0.115373" calcext:value-type="float">
            <text:p>0.115373</text:p>
          </table:table-cell>
          <table:table-cell office:value-type="float" office:value="-1.437199" calcext:value-type="float">
            <text:p>-1.437199</text:p>
          </table:table-cell>
          <table:table-cell office:value-type="float" office:value="-0.137368" calcext:value-type="float">
            <text:p>-0.137368</text:p>
          </table:table-cell>
          <table:table-cell office:value-type="float" office:value="0.160996" calcext:value-type="float">
            <text:p>0.16099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7507" calcext:value-type="float">
            <text:p>-2.37507</text:p>
          </table:table-cell>
          <table:table-cell office:value-type="float" office:value="-2.668683" calcext:value-type="float">
            <text:p>-2.668683</text:p>
          </table:table-cell>
          <table:table-cell office:value-type="float" office:value="-0.438066" calcext:value-type="float">
            <text:p>-0.438066</text:p>
          </table:table-cell>
          <table:table-cell office:value-type="float" office:value="0.186367" calcext:value-type="float">
            <text:p>0.186367</text:p>
          </table:table-cell>
          <table:table-cell office:value-type="float" office:value="-1.179277" calcext:value-type="float">
            <text:p>-1.179277</text:p>
          </table:table-cell>
          <table:table-cell office:value-type="float" office:value="0.078073" calcext:value-type="float">
            <text:p>0.078073</text:p>
          </table:table-cell>
          <table:table-cell office:value-type="float" office:value="-0.914837" calcext:value-type="float">
            <text:p>-0.914837</text:p>
          </table:table-cell>
          <table:table-cell office:value-type="float" office:value="0.117322" calcext:value-type="float">
            <text:p>0.117322</text:p>
          </table:table-cell>
          <table:table-cell office:value-type="float" office:value="0.188857" calcext:value-type="float">
            <text:p>0.18885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4919" calcext:value-type="float">
            <text:p>-1.464919</text:p>
          </table:table-cell>
          <table:table-cell office:value-type="float" office:value="-2.824627" calcext:value-type="float">
            <text:p>-2.824627</text:p>
          </table:table-cell>
          <table:table-cell office:value-type="float" office:value="-0.460688" calcext:value-type="float">
            <text:p>-0.460688</text:p>
          </table:table-cell>
          <table:table-cell office:value-type="float" office:value="0.081125" calcext:value-type="float">
            <text:p>0.081125</text:p>
          </table:table-cell>
          <table:table-cell office:value-type="float" office:value="-1.131888" calcext:value-type="float">
            <text:p>-1.131888</text:p>
          </table:table-cell>
          <table:table-cell office:value-type="float" office:value="-0.020018" calcext:value-type="float">
            <text:p>-0.020018</text:p>
          </table:table-cell>
          <table:table-cell office:value-type="float" office:value="-1.070781" calcext:value-type="float">
            <text:p>-1.070781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175248" calcext:value-type="float">
            <text:p>0.175248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7058" calcext:value-type="float">
            <text:p>-1.187058</text:p>
          </table:table-cell>
          <table:table-cell office:value-type="float" office:value="-3.237698" calcext:value-type="float">
            <text:p>-3.237698</text:p>
          </table:table-cell>
          <table:table-cell office:value-type="float" office:value="-0.520611" calcext:value-type="float">
            <text:p>-0.520611</text:p>
          </table:table-cell>
          <table:table-cell office:value-type="float" office:value="-0.190302" calcext:value-type="float">
            <text:p>-0.190302</text:p>
          </table:table-cell>
          <table:table-cell office:value-type="float" office:value="-1.240904" calcext:value-type="float">
            <text:p>-1.240904</text:p>
          </table:table-cell>
          <table:table-cell office:value-type="float" office:value="-0.052645" calcext:value-type="float">
            <text:p>-0.052645</text:p>
          </table:table-cell>
          <table:table-cell office:value-type="float" office:value="-1.483852" calcext:value-type="float">
            <text:p>-1.483852</text:p>
          </table:table-cell>
          <table:table-cell office:value-type="float" office:value="-0.109017" calcext:value-type="float">
            <text:p>-0.109017</text:p>
          </table:table-cell>
          <table:table-cell office:value-type="float" office:value="0.171859" calcext:value-type="float">
            <text:p>0.171859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6848" calcext:value-type="float">
            <text:p>-1.076848</text:p>
          </table:table-cell>
          <table:table-cell office:value-type="float" office:value="-2.914543" calcext:value-type="float">
            <text:p>-2.914543</text:p>
          </table:table-cell>
          <table:table-cell office:value-type="float" office:value="-0.473732" calcext:value-type="float">
            <text:p>-0.473732</text:p>
          </table:table-cell>
          <table:table-cell office:value-type="float" office:value="-0.2031" calcext:value-type="float">
            <text:p>-0.2031</text:p>
          </table:table-cell>
          <table:table-cell office:value-type="float" office:value="-0.954945" calcext:value-type="float">
            <text:p>-0.954945</text:p>
          </table:table-cell>
          <table:table-cell office:value-type="float" office:value="-0.002653" calcext:value-type="float">
            <text:p>-0.002653</text:p>
          </table:table-cell>
          <table:table-cell office:value-type="float" office:value="-1.160697" calcext:value-type="float">
            <text:p>-1.160697</text:p>
          </table:table-cell>
          <table:table-cell office:value-type="float" office:value="-0.108865" calcext:value-type="float">
            <text:p>-0.108865</text:p>
          </table:table-cell>
          <table:table-cell office:value-type="float" office:value="0.160805" calcext:value-type="float">
            <text:p>0.16080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6228" calcext:value-type="float">
            <text:p>-1.806228</text:p>
          </table:table-cell>
          <table:table-cell office:value-type="float" office:value="-2.388772" calcext:value-type="float">
            <text:p>-2.388772</text:p>
          </table:table-cell>
          <table:table-cell office:value-type="float" office:value="-0.397461" calcext:value-type="float">
            <text:p>-0.397461</text:p>
          </table:table-cell>
          <table:table-cell office:value-type="float" office:value="-0.003554" calcext:value-type="float">
            <text:p>-0.003554</text:p>
          </table:table-cell>
          <table:table-cell office:value-type="float" office:value="-0.67718" calcext:value-type="float">
            <text:p>-0.67718</text:p>
          </table:table-cell>
          <table:table-cell office:value-type="float" office:value="0.045808" calcext:value-type="float">
            <text:p>0.045808</text:p>
          </table:table-cell>
          <table:table-cell office:value-type="float" office:value="-0.634926" calcext:value-type="float">
            <text:p>-0.634926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0.145204" calcext:value-type="float">
            <text:p>0.14520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2102" calcext:value-type="float">
            <text:p>-1.692102</text:p>
          </table:table-cell>
          <table:table-cell office:value-type="float" office:value="-2.55981" calcext:value-type="float">
            <text:p>-2.55981</text:p>
          </table:table-cell>
          <table:table-cell office:value-type="float" office:value="-0.422273" calcext:value-type="float">
            <text:p>-0.422273</text:p>
          </table:table-cell>
          <table:table-cell office:value-type="float" office:value="-0.018523" calcext:value-type="float">
            <text:p>-0.018523</text:p>
          </table:table-cell>
          <table:table-cell office:value-type="float" office:value="-0.783826" calcext:value-type="float">
            <text:p>-0.783826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-0.805964" calcext:value-type="float">
            <text:p>-0.805964</text:p>
          </table:table-cell>
          <table:table-cell office:value-type="float" office:value="-0.008523" calcext:value-type="float">
            <text:p>-0.008523</text:p>
          </table:table-cell>
          <table:table-cell office:value-type="float" office:value="0.138036" calcext:value-type="float">
            <text:p>0.1380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9884" calcext:value-type="float">
            <text:p>-0.449884</text:p>
          </table:table-cell>
          <table:table-cell office:value-type="float" office:value="-2.975935" calcext:value-type="float">
            <text:p>-2.975935</text:p>
          </table:table-cell>
          <table:table-cell office:value-type="float" office:value="-0.482638" calcext:value-type="float">
            <text:p>-0.482638</text:p>
          </table:table-cell>
          <table:table-cell office:value-type="float" office:value="-0.255505" calcext:value-type="float">
            <text:p>-0.255505</text:p>
          </table:table-cell>
          <table:table-cell office:value-type="float" office:value="-0.912671" calcext:value-type="float">
            <text:p>-0.912671</text:p>
          </table:table-cell>
          <table:table-cell office:value-type="float" office:value="-0.053914" calcext:value-type="float">
            <text:p>-0.053914</text:p>
          </table:table-cell>
          <table:table-cell office:value-type="float" office:value="-1.222089" calcext:value-type="float">
            <text:p>-1.222089</text:p>
          </table:table-cell>
          <table:table-cell office:value-type="float" office:value="-0.124788" calcext:value-type="float">
            <text:p>-0.124788</text:p>
          </table:table-cell>
          <table:table-cell office:value-type="float" office:value="0.146519" calcext:value-type="float">
            <text:p>0.146519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903" calcext:value-type="float">
            <text:p>-0.337903</text:p>
          </table:table-cell>
          <table:table-cell office:value-type="float" office:value="-3.355519" calcext:value-type="float">
            <text:p>-3.355519</text:p>
          </table:table-cell>
          <table:table-cell office:value-type="float" office:value="-0.537703" calcext:value-type="float">
            <text:p>-0.537703</text:p>
          </table:table-cell>
          <table:table-cell office:value-type="float" office:value="-0.424783" calcext:value-type="float">
            <text:p>-0.424783</text:p>
          </table:table-cell>
          <table:table-cell office:value-type="float" office:value="-1.140996" calcext:value-type="float">
            <text:p>-1.140996</text:p>
          </table:table-cell>
          <table:table-cell office:value-type="float" office:value="-0.035894" calcext:value-type="float">
            <text:p>-0.035894</text:p>
          </table:table-cell>
          <table:table-cell office:value-type="float" office:value="-1.601673" calcext:value-type="float">
            <text:p>-1.601673</text:p>
          </table:table-cell>
          <table:table-cell office:value-type="float" office:value="-0.222589" calcext:value-type="float">
            <text:p>-0.222589</text:p>
          </table:table-cell>
          <table:table-cell office:value-type="float" office:value="0.157202" calcext:value-type="float">
            <text:p>0.15720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4958" calcext:value-type="float">
            <text:p>-0.734958</text:p>
          </table:table-cell>
          <table:table-cell office:value-type="float" office:value="-2.853298" calcext:value-type="float">
            <text:p>-2.853298</text:p>
          </table:table-cell>
          <table:table-cell office:value-type="float" office:value="-0.464848" calcext:value-type="float">
            <text:p>-0.464848</text:p>
          </table:table-cell>
          <table:table-cell office:value-type="float" office:value="-0.373898" calcext:value-type="float">
            <text:p>-0.373898</text:p>
          </table:table-cell>
          <table:table-cell office:value-type="float" office:value="-0.736762" calcext:value-type="float">
            <text:p>-0.736762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-1.099452" calcext:value-type="float">
            <text:p>-1.099452</text:p>
          </table:table-cell>
          <table:table-cell office:value-type="float" office:value="-0.188604" calcext:value-type="float">
            <text:p>-0.188604</text:p>
          </table:table-cell>
          <table:table-cell office:value-type="float" office:value="0.151328" calcext:value-type="float">
            <text:p>0.15132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046" calcext:value-type="float">
            <text:p>-1.070046</text:p>
          </table:table-cell>
          <table:table-cell office:value-type="float" office:value="-2.640895" calcext:value-type="float">
            <text:p>-2.640895</text:p>
          </table:table-cell>
          <table:table-cell office:value-type="float" office:value="-0.434035" calcext:value-type="float">
            <text:p>-0.434035</text:p>
          </table:table-cell>
          <table:table-cell office:value-type="float" office:value="-0.20514" calcext:value-type="float">
            <text:p>-0.20514</text:p>
          </table:table-cell>
          <table:table-cell office:value-type="float" office:value="-0.715141" calcext:value-type="float">
            <text:p>-0.715141</text:p>
          </table:table-cell>
          <table:table-cell office:value-type="float" office:value="0.033232" calcext:value-type="float">
            <text:p>0.033232</text:p>
          </table:table-cell>
          <table:table-cell office:value-type="float" office:value="-0.887049" calcext:value-type="float">
            <text:p>-0.887049</text:p>
          </table:table-cell>
          <table:table-cell office:value-type="float" office:value="-0.115748" calcext:value-type="float">
            <text:p>-0.115748</text:p>
          </table:table-cell>
          <table:table-cell office:value-type="float" office:value="0.169271" calcext:value-type="float">
            <text:p>0.16927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19" calcext:value-type="float">
            <text:p>-0.95719</text:p>
          </table:table-cell>
          <table:table-cell office:value-type="float" office:value="-2.817604" calcext:value-type="float">
            <text:p>-2.817604</text:p>
          </table:table-cell>
          <table:table-cell office:value-type="float" office:value="-0.45967" calcext:value-type="float">
            <text:p>-0.45967</text:p>
          </table:table-cell>
          <table:table-cell office:value-type="float" office:value="-0.154476" calcext:value-type="float">
            <text:p>-0.154476</text:p>
          </table:table-cell>
          <table:table-cell office:value-type="float" office:value="-0.919297" calcext:value-type="float">
            <text:p>-0.919297</text:p>
          </table:table-cell>
          <table:table-cell office:value-type="float" office:value="0.010015" calcext:value-type="float">
            <text:p>0.010015</text:p>
          </table:table-cell>
          <table:table-cell office:value-type="float" office:value="-1.063758" calcext:value-type="float">
            <text:p>-1.063758</text:p>
          </table:table-cell>
          <table:table-cell office:value-type="float" office:value="-0.086833" calcext:value-type="float">
            <text:p>-0.086833</text:p>
          </table:table-cell>
          <table:table-cell office:value-type="float" office:value="0.168634" calcext:value-type="float">
            <text:p>0.168634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677" calcext:value-type="float">
            <text:p>-0.900677</text:p>
          </table:table-cell>
          <table:table-cell office:value-type="float" office:value="-3.160561" calcext:value-type="float">
            <text:p>-3.160561</text:p>
          </table:table-cell>
          <table:table-cell office:value-type="float" office:value="-0.509421" calcext:value-type="float">
            <text:p>-0.509421</text:p>
          </table:table-cell>
          <table:table-cell office:value-type="float" office:value="-0.272374" calcext:value-type="float">
            <text:p>-0.272374</text:p>
          </table:table-cell>
          <table:table-cell office:value-type="float" office:value="-1.109326" calcext:value-type="float">
            <text:p>-1.109326</text:p>
          </table:table-cell>
          <table:table-cell office:value-type="float" office:value="-0.025014" calcext:value-type="float">
            <text:p>-0.025014</text:p>
          </table:table-cell>
          <table:table-cell office:value-type="float" office:value="-1.406715" calcext:value-type="float">
            <text:p>-1.406715</text:p>
          </table:table-cell>
          <table:table-cell office:value-type="float" office:value="-0.14264" calcext:value-type="float">
            <text:p>-0.14264</text:p>
          </table:table-cell>
          <table:table-cell office:value-type="float" office:value="0.157107" calcext:value-type="float">
            <text:p>0.157107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697" calcext:value-type="float">
            <text:p>-0.957697</text:p>
          </table:table-cell>
          <table:table-cell office:value-type="float" office:value="-3.119753" calcext:value-type="float">
            <text:p>-3.119753</text:p>
          </table:table-cell>
          <table:table-cell office:value-type="float" office:value="-0.503501" calcext:value-type="float">
            <text:p>-0.503501</text:p>
          </table:table-cell>
          <table:table-cell office:value-type="float" office:value="-0.238845" calcext:value-type="float">
            <text:p>-0.238845</text:p>
          </table:table-cell>
          <table:table-cell office:value-type="float" office:value="-1.133731" calcext:value-type="float">
            <text:p>-1.133731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-1.365907" calcext:value-type="float">
            <text:p>-1.365907</text:p>
          </table:table-cell>
          <table:table-cell office:value-type="float" office:value="-0.133422" calcext:value-type="float">
            <text:p>-0.133422</text:p>
          </table:table-cell>
          <table:table-cell office:value-type="float" office:value="0.167584" calcext:value-type="float">
            <text:p>0.16758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82127" calcext:value-type="float">
            <text:p>-1.582127</text:p>
          </table:table-cell>
          <table:table-cell office:value-type="float" office:value="-2.83948" calcext:value-type="float">
            <text:p>-2.83948</text:p>
          </table:table-cell>
          <table:table-cell office:value-type="float" office:value="-0.462843" calcext:value-type="float">
            <text:p>-0.462843</text:p>
          </table:table-cell>
          <table:table-cell office:value-type="float" office:value="-0.06989" calcext:value-type="float">
            <text:p>-0.06989</text:p>
          </table:table-cell>
          <table:table-cell office:value-type="float" office:value="-1.056813" calcext:value-type="float">
            <text:p>-1.056813</text:p>
          </table:table-cell>
          <table:table-cell office:value-type="float" office:value="0.041069" calcext:value-type="float">
            <text:p>0.041069</text:p>
          </table:table-cell>
          <table:table-cell office:value-type="float" office:value="-1.085634" calcext:value-type="float">
            <text:p>-1.085634</text:p>
          </table:table-cell>
          <table:table-cell office:value-type="float" office:value="-0.031947" calcext:value-type="float">
            <text:p>-0.031947</text:p>
          </table:table-cell>
          <table:table-cell office:value-type="float" office:value="0.137131" calcext:value-type="float">
            <text:p>0.13713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49803" calcext:value-type="float">
            <text:p>-1.349803</text:p>
          </table:table-cell>
          <table:table-cell office:value-type="float" office:value="-2.877308" calcext:value-type="float">
            <text:p>-2.877308</text:p>
          </table:table-cell>
          <table:table-cell office:value-type="float" office:value="-0.468331" calcext:value-type="float">
            <text:p>-0.468331</text:p>
          </table:table-cell>
          <table:table-cell office:value-type="float" office:value="-0.051516" calcext:value-type="float">
            <text:p>-0.051516</text:p>
          </table:table-cell>
          <table:table-cell office:value-type="float" office:value="-1.076793" calcext:value-type="float">
            <text:p>-1.076793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-1.123462" calcext:value-type="float">
            <text:p>-1.123462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126366" calcext:value-type="float">
            <text:p>0.126366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9815" calcext:value-type="float">
            <text:p>-0.959815</text:p>
          </table:table-cell>
          <table:table-cell office:value-type="float" office:value="-3.211143" calcext:value-type="float">
            <text:p>-3.211143</text:p>
          </table:table-cell>
          <table:table-cell office:value-type="float" office:value="-0.516759" calcext:value-type="float">
            <text:p>-0.516759</text:p>
          </table:table-cell>
          <table:table-cell office:value-type="float" office:value="-0.238209" calcext:value-type="float">
            <text:p>-0.238209</text:p>
          </table:table-cell>
          <table:table-cell office:value-type="float" office:value="-1.170976" calcext:value-type="float">
            <text:p>-1.170976</text:p>
          </table:table-cell>
          <table:table-cell office:value-type="float" office:value="-0.048111" calcext:value-type="float">
            <text:p>-0.048111</text:p>
          </table:table-cell>
          <table:table-cell office:value-type="float" office:value="-1.457297" calcext:value-type="float">
            <text:p>-1.457297</text:p>
          </table:table-cell>
          <table:table-cell office:value-type="float" office:value="-0.102706" calcext:value-type="float">
            <text:p>-0.102706</text:p>
          </table:table-cell>
          <table:table-cell office:value-type="float" office:value="0.129348" calcext:value-type="float">
            <text:p>0.129348</text:p>
          </table:table-cell>
          <table:table-cell>
            <draw:frame table:end-cell-address="left_back_wheel_stats.AB32" table:end-x="25.85pt" table:end-y="12.25pt" draw:z-index="2" draw:style-name="gr1" draw:text-style-name="P1" svg:width="918.2pt" svg:height="88.81pt" svg:x="3.66pt" svg:y="0.28pt">
              <draw:object draw:notify-on-update-of-ranges="left_back_wheel_stats.A2:left_back_wheel_stats.A153 left_back_wheel_stats.H1:left_back_wheel_stats.H1 left_back_wheel_stats.H2:left_back_wheel_stats.H153 left_back_wheel_stats.I1:left_back_wheel_stats.I1 left_back_wheel_stats.I2:left_back_wheel_stats.I1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3696" calcext:value-type="float">
            <text:p>-0.393696</text:p>
          </table:table-cell>
          <table:table-cell office:value-type="float" office:value="-3.356805" calcext:value-type="float">
            <text:p>-3.356805</text:p>
          </table:table-cell>
          <table:table-cell office:value-type="float" office:value="-0.537889" calcext:value-type="float">
            <text:p>-0.537889</text:p>
          </table:table-cell>
          <table:table-cell office:value-type="float" office:value="-0.357128" calcext:value-type="float">
            <text:p>-0.357128</text:p>
          </table:table-cell>
          <table:table-cell office:value-type="float" office:value="-1.218435" calcext:value-type="float">
            <text:p>-1.218435</text:p>
          </table:table-cell>
          <table:table-cell office:value-type="float" office:value="-0.027396" calcext:value-type="float">
            <text:p>-0.027396</text:p>
          </table:table-cell>
          <table:table-cell office:value-type="float" office:value="-1.602958" calcext:value-type="float">
            <text:p>-1.602958</text:p>
          </table:table-cell>
          <table:table-cell office:value-type="float" office:value="-0.172247" calcext:value-type="float">
            <text:p>-0.172247</text:p>
          </table:table-cell>
          <table:table-cell office:value-type="float" office:value="0.144693" calcext:value-type="float">
            <text:p>0.14469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487" calcext:value-type="float">
            <text:p>-0.450487</text:p>
          </table:table-cell>
          <table:table-cell office:value-type="float" office:value="-3.342051" calcext:value-type="float">
            <text:p>-3.342051</text:p>
          </table:table-cell>
          <table:table-cell office:value-type="float" office:value="-0.535749" calcext:value-type="float">
            <text:p>-0.535749</text:p>
          </table:table-cell>
          <table:table-cell office:value-type="float" office:value="-0.391008" calcext:value-type="float">
            <text:p>-0.391008</text:p>
          </table:table-cell>
          <table:table-cell office:value-type="float" office:value="-1.1896" calcext:value-type="float">
            <text:p>-1.1896</text:p>
          </table:table-cell>
          <table:table-cell office:value-type="float" office:value="-0.007597" calcext:value-type="float">
            <text:p>-0.007597</text:p>
          </table:table-cell>
          <table:table-cell office:value-type="float" office:value="-1.588205" calcext:value-type="float">
            <text:p>-1.588205</text:p>
          </table:table-cell>
          <table:table-cell office:value-type="float" office:value="-0.193755" calcext:value-type="float">
            <text:p>-0.193755</text:p>
          </table:table-cell>
          <table:table-cell office:value-type="float" office:value="0.148658" calcext:value-type="float">
            <text:p>0.14865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188" calcext:value-type="float">
            <text:p>-0.845188</text:p>
          </table:table-cell>
          <table:table-cell office:value-type="float" office:value="-3.294942" calcext:value-type="float">
            <text:p>-3.294942</text:p>
          </table:table-cell>
          <table:table-cell office:value-type="float" office:value="-0.528915" calcext:value-type="float">
            <text:p>-0.528915</text:p>
          </table:table-cell>
          <table:table-cell office:value-type="float" office:value="-0.357035" calcext:value-type="float">
            <text:p>-0.357035</text:p>
          </table:table-cell>
          <table:table-cell office:value-type="float" office:value="-1.191148" calcext:value-type="float">
            <text:p>-1.191148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-1.541096" calcext:value-type="float">
            <text:p>-1.541096</text:p>
          </table:table-cell>
          <table:table-cell office:value-type="float" office:value="-0.190152" calcext:value-type="float">
            <text:p>-0.190152</text:p>
          </table:table-cell>
          <table:table-cell office:value-type="float" office:value="0.159776" calcext:value-type="float">
            <text:p>0.15977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2616" calcext:value-type="float">
            <text:p>-0.902616</text:p>
          </table:table-cell>
          <table:table-cell office:value-type="float" office:value="-3.200601" calcext:value-type="float">
            <text:p>-3.200601</text:p>
          </table:table-cell>
          <table:table-cell office:value-type="float" office:value="-0.51523" calcext:value-type="float">
            <text:p>-0.51523</text:p>
          </table:table-cell>
          <table:table-cell office:value-type="float" office:value="-0.255369" calcext:value-type="float">
            <text:p>-0.255369</text:p>
          </table:table-cell>
          <table:table-cell office:value-type="float" office:value="-1.212437" calcext:value-type="float">
            <text:p>-1.212437</text:p>
          </table:table-cell>
          <table:table-cell office:value-type="float" office:value="0.021051" calcext:value-type="float">
            <text:p>0.021051</text:p>
          </table:table-cell>
          <table:table-cell office:value-type="float" office:value="-1.446755" calcext:value-type="float">
            <text:p>-1.446755</text:p>
          </table:table-cell>
          <table:table-cell office:value-type="float" office:value="-0.137036" calcext:value-type="float">
            <text:p>-0.137036</text:p>
          </table:table-cell>
          <table:table-cell office:value-type="float" office:value="0.160986" calcext:value-type="float">
            <text:p>0.16098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44" calcext:value-type="float">
            <text:p>-0.67644</text:p>
          </table:table-cell>
          <table:table-cell office:value-type="float" office:value="-3.294322" calcext:value-type="float">
            <text:p>-3.294322</text:p>
          </table:table-cell>
          <table:table-cell office:value-type="float" office:value="-0.528825" calcext:value-type="float">
            <text:p>-0.528825</text:p>
          </table:table-cell>
          <table:table-cell office:value-type="float" office:value="-0.272578" calcext:value-type="float">
            <text:p>-0.272578</text:p>
          </table:table-cell>
          <table:table-cell office:value-type="float" office:value="-1.264136" calcext:value-type="float">
            <text:p>-1.264136</text:p>
          </table:table-cell>
          <table:table-cell office:value-type="float" office:value="-0.003762" calcext:value-type="float">
            <text:p>-0.003762</text:p>
          </table:table-cell>
          <table:table-cell office:value-type="float" office:value="-1.540476" calcext:value-type="float">
            <text:p>-1.540476</text:p>
          </table:table-cell>
          <table:table-cell office:value-type="float" office:value="-0.138532" calcext:value-type="float">
            <text:p>-0.138532</text:p>
          </table:table-cell>
          <table:table-cell office:value-type="float" office:value="0.152469" calcext:value-type="float">
            <text:p>0.152469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955" calcext:value-type="float">
            <text:p>-0.789955</text:p>
          </table:table-cell>
          <table:table-cell office:value-type="float" office:value="-3.320152" calcext:value-type="float">
            <text:p>-3.320152</text:p>
          </table:table-cell>
          <table:table-cell office:value-type="float" office:value="-0.532572" calcext:value-type="float">
            <text:p>-0.532572</text:p>
          </table:table-cell>
          <table:table-cell office:value-type="float" office:value="-0.289167" calcext:value-type="float">
            <text:p>-0.289167</text:p>
          </table:table-cell>
          <table:table-cell office:value-type="float" office:value="-1.273635" calcext:value-type="float">
            <text:p>-1.273635</text:p>
          </table:table-cell>
          <table:table-cell office:value-type="float" office:value="-0.003504" calcext:value-type="float">
            <text:p>-0.003504</text:p>
          </table:table-cell>
          <table:table-cell office:value-type="float" office:value="-1.566306" calcext:value-type="float">
            <text:p>-1.566306</text:p>
          </table:table-cell>
          <table:table-cell office:value-type="float" office:value="-0.152139" calcext:value-type="float">
            <text:p>-0.152139</text:p>
          </table:table-cell>
          <table:table-cell office:value-type="float" office:value="0.157838" calcext:value-type="float">
            <text:p>0.15783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0867" calcext:value-type="float">
            <text:p>-1.350867</text:p>
          </table:table-cell>
          <table:table-cell office:value-type="float" office:value="-3.175638" calcext:value-type="float">
            <text:p>-3.175638</text:p>
          </table:table-cell>
          <table:table-cell office:value-type="float" office:value="-0.511608" calcext:value-type="float">
            <text:p>-0.511608</text:p>
          </table:table-cell>
          <table:table-cell office:value-type="float" office:value="-0.205041" calcext:value-type="float">
            <text:p>-0.205041</text:p>
          </table:table-cell>
          <table:table-cell office:value-type="float" office:value="-1.236629" calcext:value-type="float">
            <text:p>-1.236629</text:p>
          </table:table-cell>
          <table:table-cell office:value-type="float" office:value="0.019878" calcext:value-type="float">
            <text:p>0.019878</text:p>
          </table:table-cell>
          <table:table-cell office:value-type="float" office:value="-1.421791" calcext:value-type="float">
            <text:p>-1.421791</text:p>
          </table:table-cell>
          <table:table-cell office:value-type="float" office:value="-0.096416" calcext:value-type="float">
            <text:p>-0.096416</text:p>
          </table:table-cell>
          <table:table-cell office:value-type="float" office:value="0.141069" calcext:value-type="float">
            <text:p>0.141069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251" calcext:value-type="float">
            <text:p>-1.52251</text:p>
          </table:table-cell>
          <table:table-cell office:value-type="float" office:value="-3.026888" calcext:value-type="float">
            <text:p>-3.026888</text:p>
          </table:table-cell>
          <table:table-cell office:value-type="float" office:value="-0.49003" calcext:value-type="float">
            <text:p>-0.49003</text:p>
          </table:table-cell>
          <table:table-cell office:value-type="float" office:value="-0.069401" calcext:value-type="float">
            <text:p>-0.069401</text:p>
          </table:table-cell>
          <table:table-cell office:value-type="float" office:value="-1.236507" calcext:value-type="float">
            <text:p>-1.236507</text:p>
          </table:table-cell>
          <table:table-cell office:value-type="float" office:value="0.032866" calcext:value-type="float">
            <text:p>0.032866</text:p>
          </table:table-cell>
          <table:table-cell office:value-type="float" office:value="-1.273041" calcext:value-type="float">
            <text:p>-1.273041</text:p>
          </table:table-cell>
          <table:table-cell office:value-type="float" office:value="-0.031824" calcext:value-type="float">
            <text:p>-0.031824</text:p>
          </table:table-cell>
          <table:table-cell office:value-type="float" office:value="0.137568" calcext:value-type="float">
            <text:p>0.137568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61961" calcext:value-type="float">
            <text:p>-1.861961</text:p>
          </table:table-cell>
          <table:table-cell office:value-type="float" office:value="-3.01451" calcext:value-type="float">
            <text:p>-3.01451</text:p>
          </table:table-cell>
          <table:table-cell office:value-type="float" office:value="-0.488234" calcext:value-type="float">
            <text:p>-0.488234</text:p>
          </table:table-cell>
          <table:table-cell office:value-type="float" office:value="-0.03621" calcext:value-type="float">
            <text:p>-0.03621</text:p>
          </table:table-cell>
          <table:table-cell office:value-type="float" office:value="-1.232152" calcext:value-type="float">
            <text:p>-1.232152</text:p>
          </table:table-cell>
          <table:table-cell office:value-type="float" office:value="0.007699" calcext:value-type="float">
            <text:p>0.007699</text:p>
          </table:table-cell>
          <table:table-cell office:value-type="float" office:value="-1.260663" calcext:value-type="float">
            <text:p>-1.260663</text:p>
          </table:table-cell>
          <table:table-cell office:value-type="float" office:value="-0.017345" calcext:value-type="float">
            <text:p>-0.017345</text:p>
          </table:table-cell>
          <table:table-cell office:value-type="float" office:value="0.143702" calcext:value-type="float">
            <text:p>0.143702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9861" calcext:value-type="float">
            <text:p>-1.859861</text:p>
          </table:table-cell>
          <table:table-cell office:value-type="float" office:value="-2.820477" calcext:value-type="float">
            <text:p>-2.820477</text:p>
          </table:table-cell>
          <table:table-cell office:value-type="float" office:value="-0.460086" calcext:value-type="float">
            <text:p>-0.460086</text:p>
          </table:table-cell>
          <table:table-cell office:value-type="float" office:value="0.031804" calcext:value-type="float">
            <text:p>0.031804</text:p>
          </table:table-cell>
          <table:table-cell office:value-type="float" office:value="-1.114204" calcext:value-type="float">
            <text:p>-1.114204</text:p>
          </table:table-cell>
          <table:table-cell office:value-type="float" office:value="0.015769" calcext:value-type="float">
            <text:p>0.015769</text:p>
          </table:table-cell>
          <table:table-cell office:value-type="float" office:value="-1.066631" calcext:value-type="float">
            <text:p>-1.066631</text:p>
          </table:table-cell>
          <table:table-cell office:value-type="float" office:value="0.015242" calcext:value-type="float">
            <text:p>0.015242</text:p>
          </table:table-cell>
          <table:table-cell office:value-type="float" office:value="0.143775" calcext:value-type="float">
            <text:p>0.14377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079" calcext:value-type="float">
            <text:p>-1.184079</text:p>
          </table:table-cell>
          <table:table-cell office:value-type="float" office:value="-2.823968" calcext:value-type="float">
            <text:p>-2.823968</text:p>
          </table:table-cell>
          <table:table-cell office:value-type="float" office:value="-0.460593" calcext:value-type="float">
            <text:p>-0.460593</text:p>
          </table:table-cell>
          <table:table-cell office:value-type="float" office:value="-0.070327" calcext:value-type="float">
            <text:p>-0.070327</text:p>
          </table:table-cell>
          <table:table-cell office:value-type="float" office:value="-0.977059" calcext:value-type="float">
            <text:p>-0.977059</text:p>
          </table:table-cell>
          <table:table-cell office:value-type="float" office:value="-0.022736" calcext:value-type="float">
            <text:p>-0.022736</text:p>
          </table:table-cell>
          <table:table-cell office:value-type="float" office:value="-1.070122" calcext:value-type="float">
            <text:p>-1.070122</text:p>
          </table:table-cell>
          <table:table-cell office:value-type="float" office:value="-0.035101" calcext:value-type="float">
            <text:p>-0.035101</text:p>
          </table:table-cell>
          <table:table-cell office:value-type="float" office:value="0.149734" calcext:value-type="float">
            <text:p>0.149734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863" calcext:value-type="float">
            <text:p>-1.127863</text:p>
          </table:table-cell>
          <table:table-cell office:value-type="float" office:value="-2.807343" calcext:value-type="float">
            <text:p>-2.807343</text:p>
          </table:table-cell>
          <table:table-cell office:value-type="float" office:value="-0.458181" calcext:value-type="float">
            <text:p>-0.458181</text:p>
          </table:table-cell>
          <table:table-cell office:value-type="float" office:value="-0.17093" calcext:value-type="float">
            <text:p>-0.17093</text:p>
          </table:table-cell>
          <table:table-cell office:value-type="float" office:value="-0.856443" calcext:value-type="float">
            <text:p>-0.856443</text:p>
          </table:table-cell>
          <table:table-cell office:value-type="float" office:value="-0.026124" calcext:value-type="float">
            <text:p>-0.026124</text:p>
          </table:table-cell>
          <table:table-cell office:value-type="float" office:value="-1.053497" calcext:value-type="float">
            <text:p>-1.053497</text:p>
          </table:table-cell>
          <table:table-cell office:value-type="float" office:value="-0.073139" calcext:value-type="float">
            <text:p>-0.073139</text:p>
          </table:table-cell>
          <table:table-cell office:value-type="float" office:value="0.128367" calcext:value-type="float">
            <text:p>0.128367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6199" calcext:value-type="float">
            <text:p>-0.786199</text:p>
          </table:table-cell>
          <table:table-cell office:value-type="float" office:value="-2.881784" calcext:value-type="float">
            <text:p>-2.881784</text:p>
          </table:table-cell>
          <table:table-cell office:value-type="float" office:value="-0.46898" calcext:value-type="float">
            <text:p>-0.46898</text:p>
          </table:table-cell>
          <table:table-cell office:value-type="float" office:value="-0.290294" calcext:value-type="float">
            <text:p>-0.290294</text:p>
          </table:table-cell>
          <table:table-cell office:value-type="float" office:value="-0.811047" calcext:value-type="float">
            <text:p>-0.811047</text:p>
          </table:table-cell>
          <table:table-cell office:value-type="float" office:value="-0.026597" calcext:value-type="float">
            <text:p>-0.026597</text:p>
          </table:table-cell>
          <table:table-cell office:value-type="float" office:value="-1.127938" calcext:value-type="float">
            <text:p>-1.127938</text:p>
          </table:table-cell>
          <table:table-cell office:value-type="float" office:value="-0.144756" calcext:value-type="float">
            <text:p>-0.144756</text:p>
          </table:table-cell>
          <table:table-cell office:value-type="float" office:value="0.149596" calcext:value-type="float">
            <text:p>0.14959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946" calcext:value-type="float">
            <text:p>-0.281946</text:p>
          </table:table-cell>
          <table:table-cell office:value-type="float" office:value="-2.992556" calcext:value-type="float">
            <text:p>-2.992556</text:p>
          </table:table-cell>
          <table:table-cell office:value-type="float" office:value="-0.485049" calcext:value-type="float">
            <text:p>-0.485049</text:p>
          </table:table-cell>
          <table:table-cell office:value-type="float" office:value="-0.373871" calcext:value-type="float">
            <text:p>-0.373871</text:p>
          </table:table-cell>
          <table:table-cell office:value-type="float" office:value="-0.844471" calcext:value-type="float">
            <text:p>-0.844471</text:p>
          </table:table-cell>
          <table:table-cell office:value-type="float" office:value="-0.020368" calcext:value-type="float">
            <text:p>-0.020368</text:p>
          </table:table-cell>
          <table:table-cell office:value-type="float" office:value="-1.23871" calcext:value-type="float">
            <text:p>-1.23871</text:p>
          </table:table-cell>
          <table:table-cell office:value-type="float" office:value="-0.17046" calcext:value-type="float">
            <text:p>-0.17046</text:p>
          </table:table-cell>
          <table:table-cell office:value-type="float" office:value="0.13678" calcext:value-type="float">
            <text:p>0.13678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068" calcext:value-type="float">
            <text:p>-0.225068</text:p>
          </table:table-cell>
          <table:table-cell office:value-type="float" office:value="-3.157446" calcext:value-type="float">
            <text:p>-3.157446</text:p>
          </table:table-cell>
          <table:table-cell office:value-type="float" office:value="-0.508969" calcext:value-type="float">
            <text:p>-0.508969</text:p>
          </table:table-cell>
          <table:table-cell office:value-type="float" office:value="-0.458633" calcext:value-type="float">
            <text:p>-0.458633</text:p>
          </table:table-cell>
          <table:table-cell office:value-type="float" office:value="-0.925273" calcext:value-type="float">
            <text:p>-0.925273</text:p>
          </table:table-cell>
          <table:table-cell office:value-type="float" office:value="-0.019693" calcext:value-type="float">
            <text:p>-0.019693</text:p>
          </table:table-cell>
          <table:table-cell office:value-type="float" office:value="-1.4036" calcext:value-type="float">
            <text:p>-1.4036</text:p>
          </table:table-cell>
          <table:table-cell office:value-type="float" office:value="-0.219334" calcext:value-type="float">
            <text:p>-0.219334</text:p>
          </table:table-cell>
          <table:table-cell office:value-type="float" office:value="0.14347" calcext:value-type="float">
            <text:p>0.14347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0764" calcext:value-type="float">
            <text:p>-0.730764</text:p>
          </table:table-cell>
          <table:table-cell office:value-type="float" office:value="-3.114056" calcext:value-type="float">
            <text:p>-3.114056</text:p>
          </table:table-cell>
          <table:table-cell office:value-type="float" office:value="-0.502675" calcext:value-type="float">
            <text:p>-0.502675</text:p>
          </table:table-cell>
          <table:table-cell office:value-type="float" office:value="-0.40758" calcext:value-type="float">
            <text:p>-0.40758</text:p>
          </table:table-cell>
          <table:table-cell office:value-type="float" office:value="-0.964699" calcext:value-type="float">
            <text:p>-0.964699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-1.36021" calcext:value-type="float">
            <text:p>-1.36021</text:p>
          </table:table-cell>
          <table:table-cell office:value-type="float" office:value="-0.191565" calcext:value-type="float">
            <text:p>-0.191565</text:p>
          </table:table-cell>
          <table:table-cell office:value-type="float" office:value="0.141002" calcext:value-type="float">
            <text:p>0.14100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449" calcext:value-type="float">
            <text:p>-0.846449</text:p>
          </table:table-cell>
          <table:table-cell office:value-type="float" office:value="-3.051797" calcext:value-type="float">
            <text:p>-3.051797</text:p>
          </table:table-cell>
          <table:table-cell office:value-type="float" office:value="-0.493643" calcext:value-type="float">
            <text:p>-0.493643</text:p>
          </table:table-cell>
          <table:table-cell office:value-type="float" office:value="-0.306925" calcext:value-type="float">
            <text:p>-0.306925</text:p>
          </table:table-cell>
          <table:table-cell office:value-type="float" office:value="-1.014502" calcext:value-type="float">
            <text:p>-1.014502</text:p>
          </table:table-cell>
          <table:table-cell office:value-type="float" office:value="0.023476" calcext:value-type="float">
            <text:p>0.023476</text:p>
          </table:table-cell>
          <table:table-cell office:value-type="float" office:value="-1.297951" calcext:value-type="float">
            <text:p>-1.297951</text:p>
          </table:table-cell>
          <table:table-cell office:value-type="float" office:value="-0.146219" calcext:value-type="float">
            <text:p>-0.146219</text:p>
          </table:table-cell>
          <table:table-cell office:value-type="float" office:value="0.14292" calcext:value-type="float">
            <text:p>0.14292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9425" calcext:value-type="float">
            <text:p>-0.619425</text:p>
          </table:table-cell>
          <table:table-cell office:value-type="float" office:value="-3.236412" calcext:value-type="float">
            <text:p>-3.236412</text:p>
          </table:table-cell>
          <table:table-cell office:value-type="float" office:value="-0.520425" calcext:value-type="float">
            <text:p>-0.520425</text:p>
          </table:table-cell>
          <table:table-cell office:value-type="float" office:value="-0.340326" calcext:value-type="float">
            <text:p>-0.340326</text:p>
          </table:table-cell>
          <table:table-cell office:value-type="float" office:value="-1.133887" calcext:value-type="float">
            <text:p>-1.133887</text:p>
          </table:table-cell>
          <table:table-cell office:value-type="float" office:value="-0.008353" calcext:value-type="float">
            <text:p>-0.008353</text:p>
          </table:table-cell>
          <table:table-cell office:value-type="float" office:value="-1.482566" calcext:value-type="float">
            <text:p>-1.482566</text:p>
          </table:table-cell>
          <table:table-cell office:value-type="float" office:value="-0.151209" calcext:value-type="float">
            <text:p>-0.151209</text:p>
          </table:table-cell>
          <table:table-cell office:value-type="float" office:value="0.133292" calcext:value-type="float">
            <text:p>0.13329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8429" calcext:value-type="float">
            <text:p>-0.508429</text:p>
          </table:table-cell>
          <table:table-cell office:value-type="float" office:value="-3.512714" calcext:value-type="float">
            <text:p>-3.512714</text:p>
          </table:table-cell>
          <table:table-cell office:value-type="float" office:value="-0.560506" calcext:value-type="float">
            <text:p>-0.560506</text:p>
          </table:table-cell>
          <table:table-cell office:value-type="float" office:value="-0.42481" calcext:value-type="float">
            <text:p>-0.42481</text:p>
          </table:table-cell>
          <table:table-cell office:value-type="float" office:value="-1.313847" calcext:value-type="float">
            <text:p>-1.313847</text:p>
          </table:table-cell>
          <table:table-cell office:value-type="float" office:value="-0.020211" calcext:value-type="float">
            <text:p>-0.020211</text:p>
          </table:table-cell>
          <table:table-cell office:value-type="float" office:value="-1.758868" calcext:value-type="float">
            <text:p>-1.758868</text:p>
          </table:table-cell>
          <table:table-cell office:value-type="float" office:value="-0.197305" calcext:value-type="float">
            <text:p>-0.197305</text:p>
          </table:table-cell>
          <table:table-cell office:value-type="float" office:value="0.139336" calcext:value-type="float">
            <text:p>0.139336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932" calcext:value-type="float">
            <text:p>-0.846932</text:p>
          </table:table-cell>
          <table:table-cell office:value-type="float" office:value="-3.44892" calcext:value-type="float">
            <text:p>-3.44892</text:p>
          </table:table-cell>
          <table:table-cell office:value-type="float" office:value="-0.551252" calcext:value-type="float">
            <text:p>-0.551252</text:p>
          </table:table-cell>
          <table:table-cell office:value-type="float" office:value="-0.272074" calcext:value-type="float">
            <text:p>-0.272074</text:p>
          </table:table-cell>
          <table:table-cell office:value-type="float" office:value="-1.458641" calcext:value-type="float">
            <text:p>-1.458641</text:p>
          </table:table-cell>
          <table:table-cell office:value-type="float" office:value="0.03564" calcext:value-type="float">
            <text:p>0.03564</text:p>
          </table:table-cell>
          <table:table-cell office:value-type="float" office:value="-1.695074" calcext:value-type="float">
            <text:p>-1.695074</text:p>
          </table:table-cell>
          <table:table-cell office:value-type="float" office:value="-0.129552" calcext:value-type="float">
            <text:p>-0.129552</text:p>
          </table:table-cell>
          <table:table-cell office:value-type="float" office:value="0.142849" calcext:value-type="float">
            <text:p>0.142849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4514" calcext:value-type="float">
            <text:p>-1.854514</text:p>
          </table:table-cell>
          <table:table-cell office:value-type="float" office:value="-3.39532" calcext:value-type="float">
            <text:p>-3.39532</text:p>
          </table:table-cell>
          <table:table-cell office:value-type="float" office:value="-0.543477" calcext:value-type="float">
            <text:p>-0.543477</text:p>
          </table:table-cell>
          <table:table-cell office:value-type="float" office:value="-0.154454" calcext:value-type="float">
            <text:p>-0.154454</text:p>
          </table:table-cell>
          <table:table-cell office:value-type="float" office:value="-1.510289" calcext:value-type="float">
            <text:p>-1.510289</text:p>
          </table:table-cell>
          <table:table-cell office:value-type="float" office:value="0.023269" calcext:value-type="float">
            <text:p>0.023269</text:p>
          </table:table-cell>
          <table:table-cell office:value-type="float" office:value="-1.641474" calcext:value-type="float">
            <text:p>-1.641474</text:p>
          </table:table-cell>
          <table:table-cell office:value-type="float" office:value="-0.08675" calcext:value-type="float">
            <text:p>-0.08675</text:p>
          </table:table-cell>
          <table:table-cell office:value-type="float" office:value="0.168496" calcext:value-type="float">
            <text:p>0.16849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4295" calcext:value-type="float">
            <text:p>-2.084295</text:p>
          </table:table-cell>
          <table:table-cell office:value-type="float" office:value="-2.985837" calcext:value-type="float">
            <text:p>-2.985837</text:p>
          </table:table-cell>
          <table:table-cell office:value-type="float" office:value="-0.484075" calcext:value-type="float">
            <text:p>-0.484075</text:p>
          </table:table-cell>
          <table:table-cell office:value-type="float" office:value="0.099135" calcext:value-type="float">
            <text:p>0.099135</text:p>
          </table:table-cell>
          <table:table-cell office:value-type="float" office:value="-1.388262" calcext:value-type="float">
            <text:p>-1.388262</text:p>
          </table:table-cell>
          <table:table-cell office:value-type="float" office:value="0.057137" calcext:value-type="float">
            <text:p>0.057137</text:p>
          </table:table-cell>
          <table:table-cell office:value-type="float" office:value="-1.231991" calcext:value-type="float">
            <text:p>-1.231991</text:p>
          </table:table-cell>
          <table:table-cell office:value-type="float" office:value="0.048887" calcext:value-type="float">
            <text:p>0.048887</text:p>
          </table:table-cell>
          <table:table-cell office:value-type="float" office:value="0.147943" calcext:value-type="float">
            <text:p>0.14794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6663" calcext:value-type="float">
            <text:p>-1.636663</text:p>
          </table:table-cell>
          <table:table-cell office:value-type="float" office:value="-2.906149" calcext:value-type="float">
            <text:p>-2.906149</text:p>
          </table:table-cell>
          <table:table-cell office:value-type="float" office:value="-0.472515" calcext:value-type="float">
            <text:p>-0.472515</text:p>
          </table:table-cell>
          <table:table-cell office:value-type="float" office:value="0.066556" calcext:value-type="float">
            <text:p>0.066556</text:p>
          </table:table-cell>
          <table:table-cell office:value-type="float" office:value="-1.211363" calcext:value-type="float">
            <text:p>-1.211363</text:p>
          </table:table-cell>
          <table:table-cell office:value-type="float" office:value="-0.007495" calcext:value-type="float">
            <text:p>-0.007495</text:p>
          </table:table-cell>
          <table:table-cell office:value-type="float" office:value="-1.152303" calcext:value-type="float">
            <text:p>-1.152303</text:p>
          </table:table-cell>
          <table:table-cell office:value-type="float" office:value="0.032143" calcext:value-type="float">
            <text:p>0.032143</text:p>
          </table:table-cell>
          <table:table-cell office:value-type="float" office:value="0.144884" calcext:value-type="float">
            <text:p>0.144884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1164" calcext:value-type="float">
            <text:p>-1.461164</text:p>
          </table:table-cell>
          <table:table-cell office:value-type="float" office:value="-2.960413" calcext:value-type="float">
            <text:p>-2.960413</text:p>
          </table:table-cell>
          <table:table-cell office:value-type="float" office:value="-0.480386" calcext:value-type="float">
            <text:p>-0.480386</text:p>
          </table:table-cell>
          <table:table-cell office:value-type="float" office:value="-0.087805" calcext:value-type="float">
            <text:p>-0.087805</text:p>
          </table:table-cell>
          <table:table-cell office:value-type="float" office:value="-1.082925" calcext:value-type="float">
            <text:p>-1.082925</text:p>
          </table:table-cell>
          <table:table-cell office:value-type="float" office:value="-0.035837" calcext:value-type="float">
            <text:p>-0.035837</text:p>
          </table:table-cell>
          <table:table-cell office:value-type="float" office:value="-1.206567" calcext:value-type="float">
            <text:p>-1.206567</text:p>
          </table:table-cell>
          <table:table-cell office:value-type="float" office:value="-0.042022" calcext:value-type="float">
            <text:p>-0.042022</text:p>
          </table:table-cell>
          <table:table-cell office:value-type="float" office:value="0.143577" calcext:value-type="float">
            <text:p>0.143577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2.918307" calcext:value-type="float">
            <text:p>-2.918307</text:p>
          </table:table-cell>
          <table:table-cell office:value-type="float" office:value="-0.474278" calcext:value-type="float">
            <text:p>-0.474278</text:p>
          </table:table-cell>
          <table:table-cell office:value-type="float" office:value="-0.187917" calcext:value-type="float">
            <text:p>-0.187917</text:p>
          </table:table-cell>
          <table:table-cell office:value-type="float" office:value="-0.953223" calcext:value-type="float">
            <text:p>-0.953223</text:p>
          </table:table-cell>
          <table:table-cell office:value-type="float" office:value="-0.023321" calcext:value-type="float">
            <text:p>-0.023321</text:p>
          </table:table-cell>
          <table:table-cell office:value-type="float" office:value="-1.164461" calcext:value-type="float">
            <text:p>-1.164461</text:p>
          </table:table-cell>
          <table:table-cell office:value-type="float" office:value="-0.089632" calcext:value-type="float">
            <text:p>-0.089632</text:p>
          </table:table-cell>
          <table:table-cell office:value-type="float" office:value="0.143093" calcext:value-type="float">
            <text:p>0.143093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325" calcext:value-type="float">
            <text:p>-0.901325</text:p>
          </table:table-cell>
          <table:table-cell office:value-type="float" office:value="-2.919301" calcext:value-type="float">
            <text:p>-2.919301</text:p>
          </table:table-cell>
          <table:table-cell office:value-type="float" office:value="-0.474423" calcext:value-type="float">
            <text:p>-0.474423</text:p>
          </table:table-cell>
          <table:table-cell office:value-type="float" office:value="-0.255756" calcext:value-type="float">
            <text:p>-0.255756</text:p>
          </table:table-cell>
          <table:table-cell office:value-type="float" office:value="-0.89527" calcext:value-type="float">
            <text:p>-0.89527</text:p>
          </table:table-cell>
          <table:table-cell office:value-type="float" office:value="-0.014428" calcext:value-type="float">
            <text:p>-0.014428</text:p>
          </table:table-cell>
          <table:table-cell office:value-type="float" office:value="-1.165455" calcext:value-type="float">
            <text:p>-1.165455</text:p>
          </table:table-cell>
          <table:table-cell office:value-type="float" office:value="-0.133612" calcext:value-type="float">
            <text:p>-0.133612</text:p>
          </table:table-cell>
          <table:table-cell office:value-type="float" office:value="0.156726" calcext:value-type="float">
            <text:p>0.156726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744" calcext:value-type="float">
            <text:p>-0.78744</text:p>
          </table:table-cell>
          <table:table-cell office:value-type="float" office:value="-2.857652" calcext:value-type="float">
            <text:p>-2.857652</text:p>
          </table:table-cell>
          <table:table-cell office:value-type="float" office:value="-0.465479" calcext:value-type="float">
            <text:p>-0.465479</text:p>
          </table:table-cell>
          <table:table-cell office:value-type="float" office:value="-0.238891" calcext:value-type="float">
            <text:p>-0.238891</text:p>
          </table:table-cell>
          <table:table-cell office:value-type="float" office:value="-0.868658" calcext:value-type="float">
            <text:p>-0.868658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-1.103806" calcext:value-type="float">
            <text:p>-1.103806</text:p>
          </table:table-cell>
          <table:table-cell office:value-type="float" office:value="-0.119607" calcext:value-type="float">
            <text:p>-0.119607</text:p>
          </table:table-cell>
          <table:table-cell office:value-type="float" office:value="0.150203" calcext:value-type="float">
            <text:p>0.15020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7763" calcext:value-type="float">
            <text:p>-0.847763</text:p>
          </table:table-cell>
          <table:table-cell office:value-type="float" office:value="-2.88423" calcext:value-type="float">
            <text:p>-2.88423</text:p>
          </table:table-cell>
          <table:table-cell office:value-type="float" office:value="-0.469335" calcext:value-type="float">
            <text:p>-0.469335</text:p>
          </table:table-cell>
          <table:table-cell office:value-type="float" office:value="-0.271825" calcext:value-type="float">
            <text:p>-0.271825</text:p>
          </table:table-cell>
          <table:table-cell office:value-type="float" office:value="-0.851117" calcext:value-type="float">
            <text:p>-0.851117</text:p>
          </table:table-cell>
          <table:table-cell office:value-type="float" office:value="-0.007442" calcext:value-type="float">
            <text:p>-0.007442</text:p>
          </table:table-cell>
          <table:table-cell office:value-type="float" office:value="-1.130384" calcext:value-type="float">
            <text:p>-1.130384</text:p>
          </table:table-cell>
          <table:table-cell office:value-type="float" office:value="-0.133668" calcext:value-type="float">
            <text:p>-0.133668</text:p>
          </table:table-cell>
          <table:table-cell office:value-type="float" office:value="0.147523" calcext:value-type="float">
            <text:p>0.147523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016" calcext:value-type="float">
            <text:p>-1.127016</text:p>
          </table:table-cell>
          <table:table-cell office:value-type="float" office:value="-2.761253" calcext:value-type="float">
            <text:p>-2.761253</text:p>
          </table:table-cell>
          <table:table-cell office:value-type="float" office:value="-0.451495" calcext:value-type="float">
            <text:p>-0.451495</text:p>
          </table:table-cell>
          <table:table-cell office:value-type="float" office:value="-0.238574" calcext:value-type="float">
            <text:p>-0.238574</text:p>
          </table:table-cell>
          <table:table-cell office:value-type="float" office:value="-0.776044" calcext:value-type="float">
            <text:p>-0.776044</text:p>
          </table:table-cell>
          <table:table-cell office:value-type="float" office:value="0.007211" calcext:value-type="float">
            <text:p>0.007211</text:p>
          </table:table-cell>
          <table:table-cell office:value-type="float" office:value="-1.007407" calcext:value-type="float">
            <text:p>-1.007407</text:p>
          </table:table-cell>
          <table:table-cell office:value-type="float" office:value="-0.122231" calcext:value-type="float">
            <text:p>-0.122231</text:p>
          </table:table-cell>
          <table:table-cell office:value-type="float" office:value="0.153702" calcext:value-type="float">
            <text:p>0.153702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4479" calcext:value-type="float">
            <text:p>-1.294479</text:p>
          </table:table-cell>
          <table:table-cell office:value-type="float" office:value="-2.585017" calcext:value-type="float">
            <text:p>-2.585017</text:p>
          </table:table-cell>
          <table:table-cell office:value-type="float" office:value="-0.425929" calcext:value-type="float">
            <text:p>-0.425929</text:p>
          </table:table-cell>
          <table:table-cell office:value-type="float" office:value="-0.13781" calcext:value-type="float">
            <text:p>-0.13781</text:p>
          </table:table-cell>
          <table:table-cell office:value-type="float" office:value="-0.715666" calcext:value-type="float">
            <text:p>-0.715666</text:p>
          </table:table-cell>
          <table:table-cell office:value-type="float" office:value="0.022305" calcext:value-type="float">
            <text:p>0.022305</text:p>
          </table:table-cell>
          <table:table-cell office:value-type="float" office:value="-0.831171" calcext:value-type="float">
            <text:p>-0.831171</text:p>
          </table:table-cell>
          <table:table-cell office:value-type="float" office:value="-0.069174" calcext:value-type="float">
            <text:p>-0.069174</text:p>
          </table:table-cell>
          <table:table-cell office:value-type="float" office:value="0.150585" calcext:value-type="float">
            <text:p>0.1505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3066" calcext:value-type="float">
            <text:p>-1.413066</text:p>
          </table:table-cell>
          <table:table-cell office:value-type="float" office:value="-2.646931" calcext:value-type="float">
            <text:p>-2.646931</text:p>
          </table:table-cell>
          <table:table-cell office:value-type="float" office:value="-0.434911" calcext:value-type="float">
            <text:p>-0.434911</text:p>
          </table:table-cell>
          <table:table-cell office:value-type="float" office:value="-0.171891" calcext:value-type="float">
            <text:p>-0.171891</text:p>
          </table:table-cell>
          <table:table-cell office:value-type="float" office:value="-0.713498" calcext:value-type="float">
            <text:p>-0.713498</text:p>
          </table:table-cell>
          <table:table-cell office:value-type="float" office:value="-0.007696" calcext:value-type="float">
            <text:p>-0.007696</text:p>
          </table:table-cell>
          <table:table-cell office:value-type="float" office:value="-0.893085" calcext:value-type="float">
            <text:p>-0.893085</text:p>
          </table:table-cell>
          <table:table-cell office:value-type="float" office:value="-0.084582" calcext:value-type="float">
            <text:p>-0.084582</text:p>
          </table:table-cell>
          <table:table-cell office:value-type="float" office:value="0.14762" calcext:value-type="float">
            <text:p>0.14762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8972" calcext:value-type="float">
            <text:p>-1.408972</text:p>
          </table:table-cell>
          <table:table-cell office:value-type="float" office:value="-2.655336" calcext:value-type="float">
            <text:p>-2.655336</text:p>
          </table:table-cell>
          <table:table-cell office:value-type="float" office:value="-0.43613" calcext:value-type="float">
            <text:p>-0.43613</text:p>
          </table:table-cell>
          <table:table-cell office:value-type="float" office:value="-0.103462" calcext:value-type="float">
            <text:p>-0.103462</text:p>
          </table:table-cell>
          <table:table-cell office:value-type="float" office:value="-0.813437" calcext:value-type="float">
            <text:p>-0.813437</text:p>
          </table:table-cell>
          <table:table-cell office:value-type="float" office:value="0.015409" calcext:value-type="float">
            <text:p>0.015409</text:p>
          </table:table-cell>
          <table:table-cell office:value-type="float" office:value="-0.90149" calcext:value-type="float">
            <text:p>-0.90149</text:p>
          </table:table-cell>
          <table:table-cell office:value-type="float" office:value="-0.051051" calcext:value-type="float">
            <text:p>-0.051051</text:p>
          </table:table-cell>
          <table:table-cell office:value-type="float" office:value="0.148028" calcext:value-type="float">
            <text:p>0.14802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4317" calcext:value-type="float">
            <text:p>-0.734317</text:p>
          </table:table-cell>
          <table:table-cell office:value-type="float" office:value="-2.985492" calcext:value-type="float">
            <text:p>-2.985492</text:p>
          </table:table-cell>
          <table:table-cell office:value-type="float" office:value="-0.484025" calcext:value-type="float">
            <text:p>-0.484025</text:p>
          </table:table-cell>
          <table:table-cell office:value-type="float" office:value="-0.239441" calcext:value-type="float">
            <text:p>-0.239441</text:p>
          </table:table-cell>
          <table:table-cell office:value-type="float" office:value="-0.96081" calcext:value-type="float">
            <text:p>-0.96081</text:p>
          </table:table-cell>
          <table:table-cell office:value-type="float" office:value="-0.031395" calcext:value-type="float">
            <text:p>-0.031395</text:p>
          </table:table-cell>
          <table:table-cell office:value-type="float" office:value="-1.231646" calcext:value-type="float">
            <text:p>-1.231646</text:p>
          </table:table-cell>
          <table:table-cell office:value-type="float" office:value="-0.11523" calcext:value-type="float">
            <text:p>-0.11523</text:p>
          </table:table-cell>
          <table:table-cell office:value-type="float" office:value="0.144374" calcext:value-type="float">
            <text:p>0.144374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20362" calcext:value-type="float">
            <text:p>-0.620362</text:p>
          </table:table-cell>
          <table:table-cell office:value-type="float" office:value="-3.207187" calcext:value-type="float">
            <text:p>-3.207187</text:p>
          </table:table-cell>
          <table:table-cell office:value-type="float" office:value="-0.516185" calcext:value-type="float">
            <text:p>-0.516185</text:p>
          </table:table-cell>
          <table:table-cell office:value-type="float" office:value="-0.340045" calcext:value-type="float">
            <text:p>-0.340045</text:p>
          </table:table-cell>
          <table:table-cell office:value-type="float" office:value="-1.091256" calcext:value-type="float">
            <text:p>-1.091256</text:p>
          </table:table-cell>
          <table:table-cell office:value-type="float" office:value="-0.022039" calcext:value-type="float">
            <text:p>-0.022039</text:p>
          </table:table-cell>
          <table:table-cell office:value-type="float" office:value="-1.453341" calcext:value-type="float">
            <text:p>-1.453341</text:p>
          </table:table-cell>
          <table:table-cell office:value-type="float" office:value="-0.172469" calcext:value-type="float">
            <text:p>-0.172469</text:p>
          </table:table-cell>
          <table:table-cell office:value-type="float" office:value="0.152158" calcext:value-type="float">
            <text:p>0.152158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0029" calcext:value-type="float">
            <text:p>-1.240029</text:p>
          </table:table-cell>
          <table:table-cell office:value-type="float" office:value="-3.143765" calcext:value-type="float">
            <text:p>-3.143765</text:p>
          </table:table-cell>
          <table:table-cell office:value-type="float" office:value="-0.506985" calcext:value-type="float">
            <text:p>-0.506985</text:p>
          </table:table-cell>
          <table:table-cell office:value-type="float" office:value="-0.272709" calcext:value-type="float">
            <text:p>-0.272709</text:p>
          </table:table-cell>
          <table:table-cell office:value-type="float" office:value="-1.132767" calcext:value-type="float">
            <text:p>-1.132767</text:p>
          </table:table-cell>
          <table:table-cell office:value-type="float" office:value="0.015558" calcext:value-type="float">
            <text:p>0.015558</text:p>
          </table:table-cell>
          <table:table-cell office:value-type="float" office:value="-1.389919" calcext:value-type="float">
            <text:p>-1.389919</text:p>
          </table:table-cell>
          <table:table-cell office:value-type="float" office:value="-0.131143" calcext:value-type="float">
            <text:p>-0.131143</text:p>
          </table:table-cell>
          <table:table-cell office:value-type="float" office:value="0.144267" calcext:value-type="float">
            <text:p>0.144267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1476" calcext:value-type="float">
            <text:p>-1.521476</text:p>
          </table:table-cell>
          <table:table-cell office:value-type="float" office:value="-2.81063" calcext:value-type="float">
            <text:p>-2.81063</text:p>
          </table:table-cell>
          <table:table-cell office:value-type="float" office:value="-0.458658" calcext:value-type="float">
            <text:p>-0.458658</text:p>
          </table:table-cell>
          <table:table-cell office:value-type="float" office:value="-0.069711" calcext:value-type="float">
            <text:p>-0.069711</text:p>
          </table:table-cell>
          <table:table-cell office:value-type="float" office:value="-1.033225" calcext:value-type="float">
            <text:p>-1.033225</text:p>
          </table:table-cell>
          <table:table-cell office:value-type="float" office:value="0.046152" calcext:value-type="float">
            <text:p>0.046152</text:p>
          </table:table-cell>
          <table:table-cell office:value-type="float" office:value="-1.056784" calcext:value-type="float">
            <text:p>-1.056784</text:p>
          </table:table-cell>
          <table:table-cell office:value-type="float" office:value="-0.034069" calcext:value-type="float">
            <text:p>-0.034069</text:p>
          </table:table-cell>
          <table:table-cell office:value-type="float" office:value="0.146617" calcext:value-type="float">
            <text:p>0.146617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895" calcext:value-type="float">
            <text:p>-1.23895</text:p>
          </table:table-cell>
          <table:table-cell office:value-type="float" office:value="-2.829922" calcext:value-type="float">
            <text:p>-2.829922</text:p>
          </table:table-cell>
          <table:table-cell office:value-type="float" office:value="-0.461457" calcext:value-type="float">
            <text:p>-0.461457</text:p>
          </table:table-cell>
          <table:table-cell office:value-type="float" office:value="-0.103927" calcext:value-type="float">
            <text:p>-0.103927</text:p>
          </table:table-cell>
          <table:table-cell office:value-type="float" office:value="-0.964362" calcext:value-type="float">
            <text:p>-0.964362</text:p>
          </table:table-cell>
          <table:table-cell office:value-type="float" office:value="-0.007786" calcext:value-type="float">
            <text:p>-0.007786</text:p>
          </table:table-cell>
          <table:table-cell office:value-type="float" office:value="-1.076076" calcext:value-type="float">
            <text:p>-1.076076</text:p>
          </table:table-cell>
          <table:table-cell office:value-type="float" office:value="-0.050744" calcext:value-type="float">
            <text:p>-0.050744</text:p>
          </table:table-cell>
          <table:table-cell office:value-type="float" office:value="0.14648" calcext:value-type="float">
            <text:p>0.1464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1171" calcext:value-type="float">
            <text:p>-1.071171</text:p>
          </table:table-cell>
          <table:table-cell office:value-type="float" office:value="-2.91682" calcext:value-type="float">
            <text:p>-2.91682</text:p>
          </table:table-cell>
          <table:table-cell office:value-type="float" office:value="-0.474063" calcext:value-type="float">
            <text:p>-0.474063</text:p>
          </table:table-cell>
          <table:table-cell office:value-type="float" office:value="-0.204802" calcext:value-type="float">
            <text:p>-0.204802</text:p>
          </table:table-cell>
          <table:table-cell office:value-type="float" office:value="-0.93647" calcext:value-type="float">
            <text:p>-0.93647</text:p>
          </table:table-cell>
          <table:table-cell office:value-type="float" office:value="-0.021701" calcext:value-type="float">
            <text:p>-0.021701</text:p>
          </table:table-cell>
          <table:table-cell office:value-type="float" office:value="-1.162974" calcext:value-type="float">
            <text:p>-1.162974</text:p>
          </table:table-cell>
          <table:table-cell office:value-type="float" office:value="-0.105776" calcext:value-type="float">
            <text:p>-0.105776</text:p>
          </table:table-cell>
          <table:table-cell office:value-type="float" office:value="0.154944" calcext:value-type="float">
            <text:p>0.15494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24" calcext:value-type="float">
            <text:p>-0.67724</text:p>
          </table:table-cell>
          <table:table-cell office:value-type="float" office:value="-3.041841" calcext:value-type="float">
            <text:p>-3.041841</text:p>
          </table:table-cell>
          <table:table-cell office:value-type="float" office:value="-0.492199" calcext:value-type="float">
            <text:p>-0.492199</text:p>
          </table:table-cell>
          <table:table-cell office:value-type="float" office:value="-0.306885" calcext:value-type="float">
            <text:p>-0.306885</text:p>
          </table:table-cell>
          <table:table-cell office:value-type="float" office:value="-0.956671" calcext:value-type="float">
            <text:p>-0.956671</text:p>
          </table:table-cell>
          <table:table-cell office:value-type="float" office:value="-0.024439" calcext:value-type="float">
            <text:p>-0.024439</text:p>
          </table:table-cell>
          <table:table-cell office:value-type="float" office:value="-1.287995" calcext:value-type="float">
            <text:p>-1.287995</text:p>
          </table:table-cell>
          <table:table-cell office:value-type="float" office:value="-0.142432" calcext:value-type="float">
            <text:p>-0.142432</text:p>
          </table:table-cell>
          <table:table-cell office:value-type="float" office:value="0.139236" calcext:value-type="float">
            <text:p>0.139236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307" calcext:value-type="float">
            <text:p>-0.789307</text:p>
          </table:table-cell>
          <table:table-cell office:value-type="float" office:value="-3.131331" calcext:value-type="float">
            <text:p>-3.131331</text:p>
          </table:table-cell>
          <table:table-cell office:value-type="float" office:value="-0.505181" calcext:value-type="float">
            <text:p>-0.505181</text:p>
          </table:table-cell>
          <table:table-cell office:value-type="float" office:value="-0.322982" calcext:value-type="float">
            <text:p>-0.322982</text:p>
          </table:table-cell>
          <table:table-cell office:value-type="float" office:value="-1.05097" calcext:value-type="float">
            <text:p>-1.05097</text:p>
          </table:table-cell>
          <table:table-cell office:value-type="float" office:value="-0.003534" calcext:value-type="float">
            <text:p>-0.003534</text:p>
          </table:table-cell>
          <table:table-cell office:value-type="float" office:value="-1.377485" calcext:value-type="float">
            <text:p>-1.377485</text:p>
          </table:table-cell>
          <table:table-cell office:value-type="float" office:value="-0.163473" calcext:value-type="float">
            <text:p>-0.163473</text:p>
          </table:table-cell>
          <table:table-cell office:value-type="float" office:value="0.151841" calcext:value-type="float">
            <text:p>0.15184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9074" calcext:value-type="float">
            <text:p>-0.619074</text:p>
          </table:table-cell>
          <table:table-cell office:value-type="float" office:value="-3.151467" calcext:value-type="float">
            <text:p>-3.151467</text:p>
          </table:table-cell>
          <table:table-cell office:value-type="float" office:value="-0.508102" calcext:value-type="float">
            <text:p>-0.508102</text:p>
          </table:table-cell>
          <table:table-cell office:value-type="float" office:value="-0.289663" calcext:value-type="float">
            <text:p>-0.289663</text:p>
          </table:table-cell>
          <table:table-cell office:value-type="float" office:value="-1.115166" calcext:value-type="float">
            <text:p>-1.115166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-1.397621" calcext:value-type="float">
            <text:p>-1.397621</text:p>
          </table:table-cell>
          <table:table-cell office:value-type="float" office:value="-0.148778" calcext:value-type="float">
            <text:p>-0.148778</text:p>
          </table:table-cell>
          <table:table-cell office:value-type="float" office:value="0.154088" calcext:value-type="float">
            <text:p>0.154088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8578" calcext:value-type="float">
            <text:p>-0.678578</text:p>
          </table:table-cell>
          <table:table-cell office:value-type="float" office:value="-3.317519" calcext:value-type="float">
            <text:p>-3.317519</text:p>
          </table:table-cell>
          <table:table-cell office:value-type="float" office:value="-0.53219" calcext:value-type="float">
            <text:p>-0.53219</text:p>
          </table:table-cell>
          <table:table-cell office:value-type="float" office:value="-0.32258" calcext:value-type="float">
            <text:p>-0.32258</text:p>
          </table:table-cell>
          <table:table-cell office:value-type="float" office:value="-1.234154" calcext:value-type="float">
            <text:p>-1.234154</text:p>
          </table:table-cell>
          <table:table-cell office:value-type="float" office:value="-0.006939" calcext:value-type="float">
            <text:p>-0.006939</text:p>
          </table:table-cell>
          <table:table-cell office:value-type="float" office:value="-1.563673" calcext:value-type="float">
            <text:p>-1.563673</text:p>
          </table:table-cell>
          <table:table-cell office:value-type="float" office:value="-0.170039" calcext:value-type="float">
            <text:p>-0.170039</text:p>
          </table:table-cell>
          <table:table-cell office:value-type="float" office:value="0.158136" calcext:value-type="float">
            <text:p>0.158136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3406" calcext:value-type="float">
            <text:p>-0.953406</text:p>
          </table:table-cell>
          <table:table-cell office:value-type="float" office:value="-3.35444" calcext:value-type="float">
            <text:p>-3.35444</text:p>
          </table:table-cell>
          <table:table-cell office:value-type="float" office:value="-0.537546" calcext:value-type="float">
            <text:p>-0.537546</text:p>
          </table:table-cell>
          <table:table-cell office:value-type="float" office:value="-0.323224" calcext:value-type="float">
            <text:p>-0.323224</text:p>
          </table:table-cell>
          <table:table-cell office:value-type="float" office:value="-1.277224" calcext:value-type="float">
            <text:p>-1.277224</text:p>
          </table:table-cell>
          <table:table-cell office:value-type="float" office:value="-0.000146" calcext:value-type="float">
            <text:p>-0.000146</text:p>
          </table:table-cell>
          <table:table-cell office:value-type="float" office:value="-1.600594" calcext:value-type="float">
            <text:p>-1.600594</text:p>
          </table:table-cell>
          <table:table-cell office:value-type="float" office:value="-0.158301" calcext:value-type="float">
            <text:p>-0.158301</text:p>
          </table:table-cell>
          <table:table-cell office:value-type="float" office:value="0.146927" calcext:value-type="float">
            <text:p>0.146927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5683" calcext:value-type="float">
            <text:p>-1.415683</text:p>
          </table:table-cell>
          <table:table-cell office:value-type="float" office:value="-2.968468" calcext:value-type="float">
            <text:p>-2.968468</text:p>
          </table:table-cell>
          <table:table-cell office:value-type="float" office:value="-0.481555" calcext:value-type="float">
            <text:p>-0.481555</text:p>
          </table:table-cell>
          <table:table-cell office:value-type="float" office:value="-0.101449" calcext:value-type="float">
            <text:p>-0.101449</text:p>
          </table:table-cell>
          <table:table-cell office:value-type="float" office:value="-1.15914" calcext:value-type="float">
            <text:p>-1.15914</text:p>
          </table:table-cell>
          <table:table-cell office:value-type="float" office:value="0.045967" calcext:value-type="float">
            <text:p>0.045967</text:p>
          </table:table-cell>
          <table:table-cell office:value-type="float" office:value="-1.214622" calcext:value-type="float">
            <text:p>-1.214622</text:p>
          </table:table-cell>
          <table:table-cell office:value-type="float" office:value="-0.054384" calcext:value-type="float">
            <text:p>-0.054384</text:p>
          </table:table-cell>
          <table:table-cell office:value-type="float" office:value="0.160822" calcext:value-type="float">
            <text:p>0.160822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248" calcext:value-type="float">
            <text:p>-1.239248</text:p>
          </table:table-cell>
          <table:table-cell office:value-type="float" office:value="-2.791957" calcext:value-type="float">
            <text:p>-2.791957</text:p>
          </table:table-cell>
          <table:table-cell office:value-type="float" office:value="-0.455949" calcext:value-type="float">
            <text:p>-0.455949</text:p>
          </table:table-cell>
          <table:table-cell office:value-type="float" office:value="-0.019407" calcext:value-type="float">
            <text:p>-0.019407</text:p>
          </table:table-cell>
          <table:table-cell office:value-type="float" office:value="-1.037439" calcext:value-type="float">
            <text:p>-1.037439</text:p>
          </table:table-cell>
          <table:table-cell office:value-type="float" office:value="0.018736" calcext:value-type="float">
            <text:p>0.018736</text:p>
          </table:table-cell>
          <table:table-cell office:value-type="float" office:value="-1.03811" calcext:value-type="float">
            <text:p>-1.03811</text:p>
          </table:table-cell>
          <table:table-cell office:value-type="float" office:value="-0.009442" calcext:value-type="float">
            <text:p>-0.009442</text:p>
          </table:table-cell>
          <table:table-cell office:value-type="float" office:value="0.145962" calcext:value-type="float">
            <text:p>0.145962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399" calcext:value-type="float">
            <text:p>-0.845399</text:p>
          </table:table-cell>
          <table:table-cell office:value-type="float" office:value="-3.223131" calcext:value-type="float">
            <text:p>-3.223131</text:p>
          </table:table-cell>
          <table:table-cell office:value-type="float" office:value="-0.518498" calcext:value-type="float">
            <text:p>-0.518498</text:p>
          </table:table-cell>
          <table:table-cell office:value-type="float" office:value="-0.272534" calcext:value-type="float">
            <text:p>-0.272534</text:p>
          </table:table-cell>
          <table:table-cell office:value-type="float" office:value="-1.141097" calcext:value-type="float">
            <text:p>-1.141097</text:p>
          </table:table-cell>
          <table:table-cell office:value-type="float" office:value="-0.055654" calcext:value-type="float">
            <text:p>-0.055654</text:p>
          </table:table-cell>
          <table:table-cell office:value-type="float" office:value="-1.469285" calcext:value-type="float">
            <text:p>-1.469285</text:p>
          </table:table-cell>
          <table:table-cell office:value-type="float" office:value="-0.137728" calcext:value-type="float">
            <text:p>-0.137728</text:p>
          </table:table-cell>
          <table:table-cell office:value-type="float" office:value="0.151608" calcext:value-type="float">
            <text:p>0.151608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9268" calcext:value-type="float">
            <text:p>-0.899268</text:p>
          </table:table-cell>
          <table:table-cell office:value-type="float" office:value="-3.462741" calcext:value-type="float">
            <text:p>-3.462741</text:p>
          </table:table-cell>
          <table:table-cell office:value-type="float" office:value="-0.553257" calcext:value-type="float">
            <text:p>-0.553257</text:p>
          </table:table-cell>
          <table:table-cell office:value-type="float" office:value="-0.390793" calcext:value-type="float">
            <text:p>-0.390793</text:p>
          </table:table-cell>
          <table:table-cell office:value-type="float" office:value="-1.292729" calcext:value-type="float">
            <text:p>-1.292729</text:p>
          </table:table-cell>
          <table:table-cell office:value-type="float" office:value="-0.025373" calcext:value-type="float">
            <text:p>-0.025373</text:p>
          </table:table-cell>
          <table:table-cell office:value-type="float" office:value="-1.708895" calcext:value-type="float">
            <text:p>-1.708895</text:p>
          </table:table-cell>
          <table:table-cell office:value-type="float" office:value="-0.202376" calcext:value-type="float">
            <text:p>-0.202376</text:p>
          </table:table-cell>
          <table:table-cell office:value-type="float" office:value="0.155358" calcext:value-type="float">
            <text:p>0.155358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99268" calcext:value-type="float">
            <text:p>-0.89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-1.127039" calcext:value-type="float">
            <text:p>-1.127039</text:p>
          </table:table-cell>
          <table:table-cell office:value-type="float" office:value="0.330493" calcext:value-type="float">
            <text:p>0.330493</text:p>
          </table:table-cell>
          <table:table-cell office:value-type="float" office:value="-0.526766" calcext:value-type="float">
            <text:p>-0.526766</text:p>
          </table:table-cell>
          <table:table-cell office:value-type="float" office:value="0.059914" calcext:value-type="float">
            <text:p>0.059914</text:p>
          </table:table-cell>
          <table:table-cell office:value-type="float" office:value="0.066625" calcext:value-type="float">
            <text:p>0.06662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99268" calcext:value-type="float">
            <text:p>-0.89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-0.981853" calcext:value-type="float">
            <text:p>-0.981853</text:p>
          </table:table-cell>
          <table:table-cell office:value-type="float" office:value="0" calcext:value-type="float">
            <text:p>0</text:p>
          </table:table-cell>
          <table:table-cell office:value-type="float" office:value="-0.712072" calcext:value-type="float">
            <text:p>-0.712072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3063" calcext:value-type="float">
            <text:p>0.003063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6894" calcext:value-type="float">
            <text:p>0.67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3068" calcext:value-type="float">
            <text:p>-0.203068</text:p>
          </table:table-cell>
          <table:table-cell office:value-type="float" office:value="-0.879144" calcext:value-type="float">
            <text:p>-0.879144</text:p>
          </table:table-cell>
          <table:table-cell office:value-type="float" office:value="-0.17558" calcext:value-type="float">
            <text:p>-0.17558</text:p>
          </table:table-cell>
          <table:table-cell office:value-type="float" office:value="-1.257792" calcext:value-type="float">
            <text:p>-1.257792</text:p>
          </table:table-cell>
          <table:table-cell office:value-type="float" office:value="-0.060764" calcext:value-type="float">
            <text:p>-0.060764</text:p>
          </table:table-cell>
          <table:table-cell office:value-type="float" office:value="0.089769" calcext:value-type="float">
            <text:p>0.089769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357" calcext:value-type="float">
            <text:p>0.89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9807" calcext:value-type="float">
            <text:p>-0.269807</text:p>
          </table:table-cell>
          <table:table-cell office:value-type="float" office:value="-0.819455" calcext:value-type="float">
            <text:p>-0.819455</text:p>
          </table:table-cell>
          <table:table-cell office:value-type="float" office:value="-0.022458" calcext:value-type="float">
            <text:p>-0.022458</text:p>
          </table:table-cell>
          <table:table-cell office:value-type="float" office:value="-1.11172" calcext:value-type="float">
            <text:p>-1.11172</text:p>
          </table:table-cell>
          <table:table-cell office:value-type="float" office:value="-0.08909" calcext:value-type="float">
            <text:p>-0.08909</text:p>
          </table:table-cell>
          <table:table-cell office:value-type="float" office:value="0.099059" calcext:value-type="float">
            <text:p>0.099059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0393" calcext:value-type="float">
            <text:p>0.62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118" calcext:value-type="float">
            <text:p>-0.186118</text:p>
          </table:table-cell>
          <table:table-cell office:value-type="float" office:value="-0.711375" calcext:value-type="float">
            <text:p>-0.711375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-0.86956" calcext:value-type="float">
            <text:p>-0.86956</text:p>
          </table:table-cell>
          <table:table-cell office:value-type="float" office:value="-0.061959" calcext:value-type="float">
            <text:p>-0.061959</text:p>
          </table:table-cell>
          <table:table-cell office:value-type="float" office:value="0.09987" calcext:value-type="float">
            <text:p>0.09987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53074" calcext:value-type="float">
            <text:p>-0.553074</text:p>
          </table:table-cell>
          <table:table-cell office:value-type="float" office:value="0.062048" calcext:value-type="float">
            <text:p>0.062048</text:p>
          </table:table-cell>
          <table:table-cell office:value-type="float" office:value="-0.491026" calcext:value-type="float">
            <text:p>-0.491026</text:p>
          </table:table-cell>
          <table:table-cell office:value-type="float" office:value="0" calcext:value-type="float">
            <text:p>0</text:p>
          </table:table-cell>
          <table:table-cell office:value-type="float" office:value="0.099986" calcext:value-type="float">
            <text:p>0.099986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9869" calcext:value-type="float">
            <text:p>-0.49869</text:p>
          </table:table-cell>
          <table:table-cell office:value-type="float" office:value="0" calcext:value-type="float">
            <text:p>0</text:p>
          </table:table-cell>
          <table:table-cell office:value-type="float" office:value="-0.49869" calcext:value-type="float">
            <text:p>-0.49869</text:p>
          </table:table-cell>
          <table:table-cell office:value-type="float" office:value="0" calcext:value-type="float">
            <text:p>0</text:p>
          </table:table-cell>
          <table:table-cell office:value-type="float" office:value="0.100105" calcext:value-type="float">
            <text:p>0.100105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89248" calcext:value-type="float">
            <text:p>-0.489248</text:p>
          </table:table-cell>
          <table:table-cell office:value-type="float" office:value="0" calcext:value-type="float">
            <text:p>0</text:p>
          </table:table-cell>
          <table:table-cell office:value-type="float" office:value="-0.489248" calcext:value-type="float">
            <text:p>-0.489248</text:p>
          </table:table-cell>
          <table:table-cell office:value-type="float" office:value="0" calcext:value-type="float">
            <text:p>0</text:p>
          </table:table-cell>
          <table:table-cell office:value-type="float" office:value="0.099583" calcext:value-type="float">
            <text:p>0.099583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5152" calcext:value-type="float">
            <text:p>-0.35152</text:p>
          </table:table-cell>
          <table:table-cell office:value-type="float" office:value="0" calcext:value-type="float">
            <text:p>0</text:p>
          </table:table-cell>
          <table:table-cell office:value-type="float" office:value="-0.35152" calcext:value-type="float">
            <text:p>-0.35152</text:p>
          </table:table-cell>
          <table:table-cell office:value-type="float" office:value="0" calcext:value-type="float">
            <text:p>0</text:p>
          </table:table-cell>
          <table:table-cell office:value-type="float" office:value="0.100559" calcext:value-type="float">
            <text:p>0.100559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49144" calcext:value-type="float">
            <text:p>-0.149144</text:p>
          </table:table-cell>
          <table:table-cell office:value-type="float" office:value="0" calcext:value-type="float">
            <text:p>0</text:p>
          </table:table-cell>
          <table:table-cell office:value-type="float" office:value="-0.149144" calcext:value-type="float">
            <text:p>-0.149144</text:p>
          </table:table-cell>
          <table:table-cell office:value-type="float" office:value="0" calcext:value-type="float">
            <text:p>0</text:p>
          </table:table-cell>
          <table:table-cell office:value-type="float" office:value="0.099742" calcext:value-type="float">
            <text:p>0.099742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9058" calcext:value-type="float">
            <text:p>-0.209058</text:p>
          </table:table-cell>
          <table:table-cell office:value-type="float" office:value="0" calcext:value-type="float">
            <text:p>0</text:p>
          </table:table-cell>
          <table:table-cell office:value-type="float" office:value="-0.209058" calcext:value-type="float">
            <text:p>-0.209058</text:p>
          </table:table-cell>
          <table:table-cell office:value-type="float" office:value="0" calcext:value-type="float">
            <text:p>0</text:p>
          </table:table-cell>
          <table:table-cell office:value-type="float" office:value="0.100236" calcext:value-type="float">
            <text:p>0.100236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11812" calcext:value-type="float">
            <text:p>-0.211812</text:p>
          </table:table-cell>
          <table:table-cell office:value-type="float" office:value="0" calcext:value-type="float">
            <text:p>0</text:p>
          </table:table-cell>
          <table:table-cell office:value-type="float" office:value="-0.211812" calcext:value-type="float">
            <text:p>-0.211812</text:p>
          </table:table-cell>
          <table:table-cell office:value-type="float" office:value="0" calcext:value-type="float">
            <text:p>0</text:p>
          </table:table-cell>
          <table:table-cell office:value-type="float" office:value="0.099822" calcext:value-type="float">
            <text:p>0.099822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51048" calcext:value-type="float">
            <text:p>-0.151048</text:p>
          </table:table-cell>
          <table:table-cell office:value-type="float" office:value="0" calcext:value-type="float">
            <text:p>0</text:p>
          </table:table-cell>
          <table:table-cell office:value-type="float" office:value="-0.151048" calcext:value-type="float">
            <text:p>-0.151048</text:p>
          </table:table-cell>
          <table:table-cell office:value-type="float" office:value="0" calcext:value-type="float">
            <text:p>0</text:p>
          </table:table-cell>
          <table:table-cell office:value-type="float" office:value="0.099898" calcext:value-type="float">
            <text:p>0.099898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1959" calcext:value-type="float">
            <text:p>-0.061959</text:p>
          </table:table-cell>
          <table:table-cell office:value-type="float" office:value="0" calcext:value-type="float">
            <text:p>0</text:p>
          </table:table-cell>
          <table:table-cell office:value-type="float" office:value="-0.061959" calcext:value-type="float">
            <text:p>-0.061959</text:p>
          </table:table-cell>
          <table:table-cell office:value-type="float" office:value="0" calcext:value-type="float">
            <text:p>0</text:p>
          </table:table-cell>
          <table:table-cell office:value-type="float" office:value="0.100675" calcext:value-type="float">
            <text:p>0.100675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339" calcext:value-type="float">
            <text:p>0.099339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" calcext:value-type="float">
            <text:p>0.1001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2" calcext:value-type="float">
            <text:p>0.100032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41" calcext:value-type="float">
            <text:p>0.09994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74" calcext:value-type="float">
            <text:p>0.099774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04" calcext:value-type="float">
            <text:p>0.099904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" calcext:value-type="float">
            <text:p>0</text:p>
          </table:table-cell>
          <table:table-cell office:value-type="float" office:value="-2.40823" calcext:value-type="float">
            <text:p>-2.40823</text:p>
          </table:table-cell>
          <table:table-cell office:value-type="float" office:value="-0.400284" calcext:value-type="float">
            <text:p>-0.400284</text:p>
          </table:table-cell>
          <table:table-cell office:value-type="float" office:value="-0.461538" calcext:value-type="float">
            <text:p>-0.461538</text:p>
          </table:table-cell>
          <table:table-cell office:value-type="float" office:value="-0.338258" calcext:value-type="float">
            <text:p>-0.338258</text:p>
          </table:table-cell>
          <table:table-cell office:value-type="float" office:value="-0.069972" calcext:value-type="float">
            <text:p>-0.069972</text:p>
          </table:table-cell>
          <table:table-cell office:value-type="float" office:value="-0.869769" calcext:value-type="float">
            <text:p>-0.869769</text:p>
          </table:table-cell>
          <table:table-cell office:value-type="float" office:value="-0.338258" calcext:value-type="float">
            <text:p>-0.338258</text:p>
          </table:table-cell>
          <table:table-cell office:value-type="float" office:value="0.219868" calcext:value-type="float">
            <text:p>0.219868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241841" calcext:value-type="float">
            <text:p>-1.241841</text:p>
          </table:table-cell>
          <table:table-cell office:value-type="float" office:value="-1.951435" calcext:value-type="float">
            <text:p>-1.951435</text:p>
          </table:table-cell>
          <table:table-cell office:value-type="float" office:value="-0.334018" calcext:value-type="float">
            <text:p>-0.334018</text:p>
          </table:table-cell>
          <table:table-cell office:value-type="float" office:value="-0.088986" calcext:value-type="float">
            <text:p>-0.088986</text:p>
          </table:table-cell>
          <table:table-cell office:value-type="float" office:value="-0.392233" calcext:value-type="float">
            <text:p>-0.392233</text:p>
          </table:table-cell>
          <table:table-cell office:value-type="float" office:value="0.068246" calcext:value-type="float">
            <text:p>0.068246</text:p>
          </table:table-cell>
          <table:table-cell office:value-type="float" office:value="-0.412974" calcext:value-type="float">
            <text:p>-0.412974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0.181966" calcext:value-type="float">
            <text:p>0.181966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466483" calcext:value-type="float">
            <text:p>-3.466483</text:p>
          </table:table-cell>
          <table:table-cell office:value-type="float" office:value="-1.081067" calcext:value-type="float">
            <text:p>-1.081067</text:p>
          </table:table-cell>
          <table:table-cell office:value-type="float" office:value="-0.207757" calcext:value-type="float">
            <text:p>-0.207757</text:p>
          </table:table-cell>
          <table:table-cell office:value-type="float" office:value="0.475571" calcext:value-type="float">
            <text:p>0.475571</text:p>
          </table:table-cell>
          <table:table-cell office:value-type="float" office:value="-0.133456" calcext:value-type="float">
            <text:p>-0.133456</text:p>
          </table:table-cell>
          <table:table-cell office:value-type="float" office:value="0.11528" calcext:value-type="float">
            <text:p>0.11528</text:p>
          </table:table-cell>
          <table:table-cell office:value-type="float" office:value="0.457394" calcext:value-type="float">
            <text:p>0.457394</text:p>
          </table:table-cell>
          <table:table-cell office:value-type="float" office:value="0.258777" calcext:value-type="float">
            <text:p>0.258777</text:p>
          </table:table-cell>
          <table:table-cell office:value-type="float" office:value="0.163242" calcext:value-type="float">
            <text:p>0.163242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667473" calcext:value-type="float">
            <text:p>-3.667473</text:p>
          </table:table-cell>
          <table:table-cell office:value-type="float" office:value="-0.678652" calcext:value-type="float">
            <text:p>-0.678652</text:p>
          </table:table-cell>
          <table:table-cell office:value-type="float" office:value="-0.149381" calcext:value-type="float">
            <text:p>-0.149381</text:p>
          </table:table-cell>
          <table:table-cell office:value-type="float" office:value="0.638703" calcext:value-type="float">
            <text:p>0.638703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036386" calcext:value-type="float">
            <text:p>0.036386</text:p>
          </table:table-cell>
          <table:table-cell office:value-type="float" office:value="0.859809" calcext:value-type="float">
            <text:p>0.859809</text:p>
          </table:table-cell>
          <table:table-cell office:value-type="float" office:value="0.318176" calcext:value-type="float">
            <text:p>0.318176</text:p>
          </table:table-cell>
          <table:table-cell office:value-type="float" office:value="0.149448" calcext:value-type="float">
            <text:p>0.149448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931683" calcext:value-type="float">
            <text:p>-2.931683</text:p>
          </table:table-cell>
          <table:table-cell office:value-type="float" office:value="-0.593178" calcext:value-type="float">
            <text:p>-0.593178</text:p>
          </table:table-cell>
          <table:table-cell office:value-type="float" office:value="-0.136981" calcext:value-type="float">
            <text:p>-0.136981</text:p>
          </table:table-cell>
          <table:table-cell office:value-type="float" office:value="0.518242" calcext:value-type="float">
            <text:p>0.518242</text:p>
          </table:table-cell>
          <table:table-cell office:value-type="float" office:value="0.452907" calcext:value-type="float">
            <text:p>0.452907</text:p>
          </table:table-cell>
          <table:table-cell office:value-type="float" office:value="-0.025864" calcext:value-type="float">
            <text:p>-0.025864</text:p>
          </table:table-cell>
          <table:table-cell office:value-type="float" office:value="0.945284" calcext:value-type="float">
            <text:p>0.945284</text:p>
          </table:table-cell>
          <table:table-cell office:value-type="float" office:value="0.268186" calcext:value-type="float">
            <text:p>0.268186</text:p>
          </table:table-cell>
          <table:table-cell office:value-type="float" office:value="0.155248" calcext:value-type="float">
            <text:p>0.15524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8549" calcext:value-type="float">
            <text:p>-2.148549</text:p>
          </table:table-cell>
          <table:table-cell office:value-type="float" office:value="-0.633184" calcext:value-type="float">
            <text:p>-0.633184</text:p>
          </table:table-cell>
          <table:table-cell office:value-type="float" office:value="-0.142785" calcext:value-type="float">
            <text:p>-0.142785</text:p>
          </table:table-cell>
          <table:table-cell office:value-type="float" office:value="0.330269" calcext:value-type="float">
            <text:p>0.330269</text:p>
          </table:table-cell>
          <table:table-cell office:value-type="float" office:value="0.617036" calcext:value-type="float">
            <text:p>0.617036</text:p>
          </table:table-cell>
          <table:table-cell office:value-type="float" office:value="-0.042028" calcext:value-type="float">
            <text:p>-0.042028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0.164129" calcext:value-type="float">
            <text:p>0.164129</text:p>
          </table:table-cell>
          <table:table-cell office:value-type="float" office:value="0.149087" calcext:value-type="float">
            <text:p>0.149087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1235" calcext:value-type="float">
            <text:p>-2.031235</text:p>
          </table:table-cell>
          <table:table-cell office:value-type="float" office:value="-0.68347" calcext:value-type="float">
            <text:p>-0.68347</text:p>
          </table:table-cell>
          <table:table-cell office:value-type="float" office:value="-0.150079" calcext:value-type="float">
            <text:p>-0.150079</text:p>
          </table:table-cell>
          <table:table-cell office:value-type="float" office:value="0.183026" calcext:value-type="float">
            <text:p>0.183026</text:p>
          </table:table-cell>
          <table:table-cell office:value-type="float" office:value="0.705727" calcext:value-type="float">
            <text:p>0.705727</text:p>
          </table:table-cell>
          <table:table-cell office:value-type="float" office:value="-0.033762" calcext:value-type="float">
            <text:p>-0.033762</text:p>
          </table:table-cell>
          <table:table-cell office:value-type="float" office:value="0.854992" calcext:value-type="float">
            <text:p>0.854992</text:p>
          </table:table-cell>
          <table:table-cell office:value-type="float" office:value="0.088691" calcext:value-type="float">
            <text:p>0.088691</text:p>
          </table:table-cell>
          <table:table-cell office:value-type="float" office:value="0.145375" calcext:value-type="float">
            <text:p>0.14537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4541" calcext:value-type="float">
            <text:p>-1.964541</text:p>
          </table:table-cell>
          <table:table-cell office:value-type="float" office:value="-0.679481" calcext:value-type="float">
            <text:p>-0.679481</text:p>
          </table:table-cell>
          <table:table-cell office:value-type="float" office:value="-0.149501" calcext:value-type="float">
            <text:p>-0.149501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76159" calcext:value-type="float">
            <text:p>0.76159</text:p>
          </table:table-cell>
          <table:table-cell office:value-type="float" office:value="-0.015729" calcext:value-type="float">
            <text:p>-0.015729</text:p>
          </table:table-cell>
          <table:table-cell office:value-type="float" office:value="0.858981" calcext:value-type="float">
            <text:p>0.858981</text:p>
          </table:table-cell>
          <table:table-cell office:value-type="float" office:value="0.055863" calcext:value-type="float">
            <text:p>0.055863</text:p>
          </table:table-cell>
          <table:table-cell office:value-type="float" office:value="0.148152" calcext:value-type="float">
            <text:p>0.148152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8915" calcext:value-type="float">
            <text:p>-2.028915</text:p>
          </table:table-cell>
          <table:table-cell office:value-type="float" office:value="-0.578248" calcext:value-type="float">
            <text:p>-0.578248</text:p>
          </table:table-cell>
          <table:table-cell office:value-type="float" office:value="-0.134815" calcext:value-type="float">
            <text:p>-0.134815</text:p>
          </table:table-cell>
          <table:table-cell office:value-type="float" office:value="0.127824" calcext:value-type="float">
            <text:p>0.127824</text:p>
          </table:table-cell>
          <table:table-cell office:value-type="float" office:value="0.829305" calcext:value-type="float">
            <text:p>0.829305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960213" calcext:value-type="float">
            <text:p>0.960213</text:p>
          </table:table-cell>
          <table:table-cell office:value-type="float" office:value="0.067715" calcext:value-type="float">
            <text:p>0.067715</text:p>
          </table:table-cell>
          <table:table-cell office:value-type="float" office:value="0.158926" calcext:value-type="float">
            <text:p>0.158926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5638" calcext:value-type="float">
            <text:p>-1.965638</text:p>
          </table:table-cell>
          <table:table-cell office:value-type="float" office:value="-0.481595" calcext:value-type="float">
            <text:p>-0.481595</text:p>
          </table:table-cell>
          <table:table-cell office:value-type="float" office:value="-0.120794" calcext:value-type="float">
            <text:p>-0.120794</text:p>
          </table:table-cell>
          <table:table-cell office:value-type="float" office:value="0.148173" calcext:value-type="float">
            <text:p>0.148173</text:p>
          </table:table-cell>
          <table:table-cell office:value-type="float" office:value="0.904222" calcext:value-type="float">
            <text:p>0.904222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1.056867" calcext:value-type="float">
            <text:p>1.056867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0.151682" calcext:value-type="float">
            <text:p>0.15168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4814" calcext:value-type="float">
            <text:p>-1.804814</text:p>
          </table:table-cell>
          <table:table-cell office:value-type="float" office:value="-0.188911" calcext:value-type="float">
            <text:p>-0.188911</text:p>
          </table:table-cell>
          <table:table-cell office:value-type="float" office:value="-0.1" calcext:value-type="float">
            <text:p>-0.1</text:p>
          </table:table-cell>
          <table:table-cell office:value-type="float" office:value="0.079906" calcext:value-type="float">
            <text:p>0.079906</text:p>
          </table:table-cell>
          <table:table-cell office:value-type="float" office:value="1.28418" calcext:value-type="float">
            <text:p>1.28418</text:p>
          </table:table-cell>
          <table:table-cell office:value-type="float" office:value="-0.014535" calcext:value-type="float">
            <text:p>-0.014535</text:p>
          </table:table-cell>
          <table:table-cell office:value-type="float" office:value="1.349551" calcext:value-type="float">
            <text:p>1.349551</text:p>
          </table:table-cell>
          <table:table-cell office:value-type="float" office:value="0.041699" calcext:value-type="float">
            <text:p>0.041699</text:p>
          </table:table-cell>
          <table:table-cell office:value-type="float" office:value="0.156557" calcext:value-type="float">
            <text:p>0.156557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1156" calcext:value-type="float">
            <text:p>-1.801156</text:p>
          </table:table-cell>
          <table:table-cell office:value-type="float" office:value="-0.050132" calcext:value-type="float">
            <text:p>-0.050132</text:p>
          </table:table-cell>
          <table:table-cell office:value-type="float" office:value="-0.1" calcext:value-type="float">
            <text:p>-0.1</text:p>
          </table:table-cell>
          <table:table-cell office:value-type="float" office:value="0.096906" calcext:value-type="float">
            <text:p>0.096906</text:p>
          </table:table-cell>
          <table:table-cell office:value-type="float" office:value="1.387732" calcext:value-type="float">
            <text:p>1.387732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1.48833" calcext:value-type="float">
            <text:p>1.48833</text:p>
          </table:table-cell>
          <table:table-cell office:value-type="float" office:value="0.049577" calcext:value-type="float">
            <text:p>0.049577</text:p>
          </table:table-cell>
          <table:table-cell office:value-type="float" office:value="0.153479" calcext:value-type="float">
            <text:p>0.153479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580683" calcext:value-type="float">
            <text:p>-1.580683</text:p>
          </table:table-cell>
          <table:table-cell office:value-type="float" office:value="-0.407921" calcext:value-type="float">
            <text:p>-0.407921</text:p>
          </table:table-cell>
          <table:table-cell office:value-type="float" office:value="-0.110107" calcext:value-type="float">
            <text:p>-0.110107</text:p>
          </table:table-cell>
          <table:table-cell office:value-type="float" office:value="0.012667" calcext:value-type="float">
            <text:p>0.012667</text:p>
          </table:table-cell>
          <table:table-cell office:value-type="float" office:value="1.135631" calcext:value-type="float">
            <text:p>1.135631</text:p>
          </table:table-cell>
          <table:table-cell office:value-type="float" office:value="-0.017757" calcext:value-type="float">
            <text:p>-0.017757</text:p>
          </table:table-cell>
          <table:table-cell office:value-type="float" office:value="1.130541" calcext:value-type="float">
            <text:p>1.130541</text:p>
          </table:table-cell>
          <table:table-cell office:value-type="float" office:value="0.006677" calcext:value-type="float">
            <text:p>0.006677</text:p>
          </table:table-cell>
          <table:table-cell office:value-type="float" office:value="0.158134" calcext:value-type="float">
            <text:p>0.158134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61072" calcext:value-type="float">
            <text:p>-2.361072</text:p>
          </table:table-cell>
          <table:table-cell office:value-type="float" office:value="-0.409129" calcext:value-type="float">
            <text:p>-0.409129</text:p>
          </table:table-cell>
          <table:table-cell office:value-type="float" office:value="-0.110282" calcext:value-type="float">
            <text:p>-0.110282</text:p>
          </table:table-cell>
          <table:table-cell office:value-type="float" office:value="0.181684" calcext:value-type="float">
            <text:p>0.181684</text:p>
          </table:table-cell>
          <table:table-cell office:value-type="float" office:value="0.911285" calcext:value-type="float">
            <text:p>0.911285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1.129333" calcext:value-type="float">
            <text:p>1.129333</text:p>
          </table:table-cell>
          <table:table-cell office:value-type="float" office:value="0.09383" calcext:value-type="float">
            <text:p>0.09383</text:p>
          </table:table-cell>
          <table:table-cell office:value-type="float" office:value="0.154933" calcext:value-type="float">
            <text:p>0.154933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633033" calcext:value-type="float">
            <text:p>-1.633033</text:p>
          </table:table-cell>
          <table:table-cell office:value-type="float" office:value="-0.885634" calcext:value-type="float">
            <text:p>-0.885634</text:p>
          </table:table-cell>
          <table:table-cell office:value-type="float" office:value="-0.179407" calcext:value-type="float">
            <text:p>-0.179407</text:p>
          </table:table-cell>
          <table:table-cell office:value-type="float" office:value="0.028371" calcext:value-type="float">
            <text:p>0.028371</text:p>
          </table:table-cell>
          <table:table-cell office:value-type="float" office:value="0.657656" calcext:value-type="float">
            <text:p>0.657656</text:p>
          </table:table-cell>
          <table:table-cell office:value-type="float" office:value="-0.033199" calcext:value-type="float">
            <text:p>-0.033199</text:p>
          </table:table-cell>
          <table:table-cell office:value-type="float" office:value="0.652828" calcext:value-type="float">
            <text:p>0.652828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0.153932" calcext:value-type="float">
            <text:p>0.153932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6228" calcext:value-type="float">
            <text:p>-1.806228</text:p>
          </table:table-cell>
          <table:table-cell office:value-type="float" office:value="-0.913155" calcext:value-type="float">
            <text:p>-0.913155</text:p>
          </table:table-cell>
          <table:table-cell office:value-type="float" office:value="-0.183399" calcext:value-type="float">
            <text:p>-0.183399</text:p>
          </table:table-cell>
          <table:table-cell office:value-type="float" office:value="0.079814" calcext:value-type="float">
            <text:p>0.079814</text:p>
          </table:table-cell>
          <table:table-cell office:value-type="float" office:value="0.534305" calcext:value-type="float">
            <text:p>0.534305</text:p>
          </table:table-cell>
          <table:table-cell office:value-type="float" office:value="0.011187" calcext:value-type="float">
            <text:p>0.011187</text:p>
          </table:table-cell>
          <table:table-cell office:value-type="float" office:value="0.625306" calcext:value-type="float">
            <text:p>0.625306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153275" calcext:value-type="float">
            <text:p>0.153275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0637" calcext:value-type="float">
            <text:p>-1.86063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-0.188028" calcext:value-type="float">
            <text:p>-0.188028</text:p>
          </table:table-cell>
          <table:table-cell office:value-type="float" office:value="0.096653" calcext:value-type="float">
            <text:p>0.096653</text:p>
          </table:table-cell>
          <table:table-cell office:value-type="float" office:value="0.492925" calcext:value-type="float">
            <text:p>0.49292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047312" calcext:value-type="float">
            <text:p>0.047312</text:p>
          </table:table-cell>
          <table:table-cell office:value-type="float" office:value="0.14685" calcext:value-type="float">
            <text:p>0.14685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0706" calcext:value-type="float">
            <text:p>-2.250706</text:p>
          </table:table-cell>
          <table:table-cell office:value-type="float" office:value="-0.781002" calcext:value-type="float">
            <text:p>-0.781002</text:p>
          </table:table-cell>
          <table:table-cell office:value-type="float" office:value="-0.164228" calcext:value-type="float">
            <text:p>-0.164228</text:p>
          </table:table-cell>
          <table:table-cell office:value-type="float" office:value="0.198942" calcext:value-type="float">
            <text:p>0.198942</text:p>
          </table:table-cell>
          <table:table-cell office:value-type="float" office:value="0.535562" calcext:value-type="float">
            <text:p>0.535562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0.757459" calcext:value-type="float">
            <text:p>0.75745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148535" calcext:value-type="float">
            <text:p>0.148535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423357" calcext:value-type="float">
            <text:p>-2.423357</text:p>
          </table:table-cell>
          <table:table-cell office:value-type="float" office:value="-0.656585" calcext:value-type="float">
            <text:p>-0.656585</text:p>
          </table:table-cell>
          <table:table-cell office:value-type="float" office:value="-0.14618" calcext:value-type="float">
            <text:p>-0.14618</text:p>
          </table:table-cell>
          <table:table-cell office:value-type="float" office:value="0.265469" calcext:value-type="float">
            <text:p>0.265469</text:p>
          </table:table-cell>
          <table:table-cell office:value-type="float" office:value="0.601753" calcext:value-type="float">
            <text:p>0.601753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0.881876" calcext:value-type="float">
            <text:p>0.881876</text:p>
          </table:table-cell>
          <table:table-cell office:value-type="float" office:value="0.133907" calcext:value-type="float">
            <text:p>0.133907</text:p>
          </table:table-cell>
          <table:table-cell office:value-type="float" office:value="0.151325" calcext:value-type="float">
            <text:p>0.151325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2815" calcext:value-type="float">
            <text:p>-2.082815</text:p>
          </table:table-cell>
          <table:table-cell office:value-type="float" office:value="-0.671898" calcext:value-type="float">
            <text:p>-0.671898</text:p>
          </table:table-cell>
          <table:table-cell office:value-type="float" office:value="-0.148401" calcext:value-type="float">
            <text:p>-0.148401</text:p>
          </table:table-cell>
          <table:table-cell office:value-type="float" office:value="0.230981" calcext:value-type="float">
            <text:p>0.230981</text:p>
          </table:table-cell>
          <table:table-cell office:value-type="float" office:value="0.64319" calcext:value-type="float">
            <text:p>0.64319</text:p>
          </table:table-cell>
          <table:table-cell office:value-type="float" office:value="-0.007607" calcext:value-type="float">
            <text:p>-0.007607</text:p>
          </table:table-cell>
          <table:table-cell office:value-type="float" office:value="0.866564" calcext:value-type="float">
            <text:p>0.866564</text:p>
          </table:table-cell>
          <table:table-cell office:value-type="float" office:value="0.116354" calcext:value-type="float">
            <text:p>0.116354</text:p>
          </table:table-cell>
          <table:table-cell office:value-type="float" office:value="0.151122" calcext:value-type="float">
            <text:p>0.15112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1934" calcext:value-type="float">
            <text:p>-2.141934</text:p>
          </table:table-cell>
          <table:table-cell office:value-type="float" office:value="-0.669335" calcext:value-type="float">
            <text:p>-0.669335</text:p>
          </table:table-cell>
          <table:table-cell office:value-type="float" office:value="-0.148029" calcext:value-type="float">
            <text:p>-0.148029</text:p>
          </table:table-cell>
          <table:table-cell office:value-type="float" office:value="0.181042" calcext:value-type="float">
            <text:p>0.181042</text:p>
          </table:table-cell>
          <table:table-cell office:value-type="float" office:value="0.698446" calcext:value-type="float">
            <text:p>0.698446</text:p>
          </table:table-cell>
          <table:table-cell office:value-type="float" office:value="-0.010361" calcext:value-type="float">
            <text:p>-0.010361</text:p>
          </table:table-cell>
          <table:table-cell office:value-type="float" office:value="0.869127" calcext:value-type="float">
            <text:p>0.869127</text:p>
          </table:table-cell>
          <table:table-cell office:value-type="float" office:value="0.096955" calcext:value-type="float">
            <text:p>0.096955</text:p>
          </table:table-cell>
          <table:table-cell office:value-type="float" office:value="0.160662" calcext:value-type="float">
            <text:p>0.160662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2062" calcext:value-type="float">
            <text:p>-1.972062</text:p>
          </table:table-cell>
          <table:table-cell office:value-type="float" office:value="-0.674973" calcext:value-type="float">
            <text:p>-0.674973</text:p>
          </table:table-cell>
          <table:table-cell office:value-type="float" office:value="-0.148847" calcext:value-type="float">
            <text:p>-0.148847</text:p>
          </table:table-cell>
          <table:table-cell office:value-type="float" office:value="0.146736" calcext:value-type="float">
            <text:p>0.146736</text:p>
          </table:table-cell>
          <table:table-cell office:value-type="float" office:value="0.72418" calcext:value-type="float">
            <text:p>0.72418</text:p>
          </table:table-cell>
          <table:table-cell office:value-type="float" office:value="-0.007427" calcext:value-type="float">
            <text:p>-0.007427</text:p>
          </table:table-cell>
          <table:table-cell office:value-type="float" office:value="0.863488" calcext:value-type="float">
            <text:p>0.863488</text:p>
          </table:table-cell>
          <table:table-cell office:value-type="float" office:value="0.07531" calcext:value-type="float">
            <text:p>0.07531</text:p>
          </table:table-cell>
          <table:table-cell office:value-type="float" office:value="0.153971" calcext:value-type="float">
            <text:p>0.153971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1924" calcext:value-type="float">
            <text:p>-2.031924</text:p>
          </table:table-cell>
          <table:table-cell office:value-type="float" office:value="-0.600456" calcext:value-type="float">
            <text:p>-0.600456</text:p>
          </table:table-cell>
          <table:table-cell office:value-type="float" office:value="-0.138037" calcext:value-type="float">
            <text:p>-0.138037</text:p>
          </table:table-cell>
          <table:table-cell office:value-type="float" office:value="0.146054" calcext:value-type="float">
            <text:p>0.146054</text:p>
          </table:table-cell>
          <table:table-cell office:value-type="float" office:value="0.7921" calcext:value-type="float">
            <text:p>0.7921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0.938005" calcext:value-type="float">
            <text:p>0.938005</text:p>
          </table:table-cell>
          <table:table-cell office:value-type="float" office:value="0.074597" calcext:value-type="float">
            <text:p>0.074597</text:p>
          </table:table-cell>
          <table:table-cell office:value-type="float" office:value="0.153225" calcext:value-type="float">
            <text:p>0.15322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5698" calcext:value-type="float">
            <text:p>-1.975698</text:p>
          </table:table-cell>
          <table:table-cell office:value-type="float" office:value="-0.617654" calcext:value-type="float">
            <text:p>-0.617654</text:p>
          </table:table-cell>
          <table:table-cell office:value-type="float" office:value="-0.140532" calcext:value-type="float">
            <text:p>-0.140532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0.772328" calcext:value-type="float">
            <text:p>0.77232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920808" calcext:value-type="float">
            <text:p>0.920808</text:p>
          </table:table-cell>
          <table:table-cell office:value-type="float" office:value="0.074058" calcext:value-type="float">
            <text:p>0.074058</text:p>
          </table:table-cell>
          <table:table-cell office:value-type="float" office:value="0.150078" calcext:value-type="float">
            <text:p>0.150078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0256" calcext:value-type="float">
            <text:p>-2.030256</text:p>
          </table:table-cell>
          <table:table-cell office:value-type="float" office:value="-0.530712" calcext:value-type="float">
            <text:p>-0.530712</text:p>
          </table:table-cell>
          <table:table-cell office:value-type="float" office:value="-0.12792" calcext:value-type="float">
            <text:p>-0.12792</text:p>
          </table:table-cell>
          <table:table-cell office:value-type="float" office:value="0.164063" calcext:value-type="float">
            <text:p>0.164063</text:p>
          </table:table-cell>
          <table:table-cell office:value-type="float" office:value="0.84014" calcext:value-type="float">
            <text:p>0.84014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0.08237" calcext:value-type="float">
            <text:p>0.08237</text:p>
          </table:table-cell>
          <table:table-cell office:value-type="float" office:value="0.150619" calcext:value-type="float">
            <text:p>0.150619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7789" calcext:value-type="float">
            <text:p>-1.917789</text:p>
          </table:table-cell>
          <table:table-cell office:value-type="float" office:value="-0.522827" calcext:value-type="float">
            <text:p>-0.522827</text:p>
          </table:table-cell>
          <table:table-cell office:value-type="float" office:value="-0.126776" calcext:value-type="float">
            <text:p>-0.126776</text:p>
          </table:table-cell>
          <table:table-cell office:value-type="float" office:value="0.147538" calcext:value-type="float">
            <text:p>0.147538</text:p>
          </table:table-cell>
          <table:table-cell office:value-type="float" office:value="0.871834" calcext:value-type="float">
            <text:p>0.871834</text:p>
          </table:table-cell>
          <table:table-cell office:value-type="float" office:value="-0.003738" calcext:value-type="float">
            <text:p>-0.003738</text:p>
          </table:table-cell>
          <table:table-cell office:value-type="float" office:value="1.015634" calcext:value-type="float">
            <text:p>1.015634</text:p>
          </table:table-cell>
          <table:table-cell office:value-type="float" office:value="0.072472" calcext:value-type="float">
            <text:p>0.072472</text:p>
          </table:table-cell>
          <table:table-cell office:value-type="float" office:value="0.147362" calcext:value-type="float">
            <text:p>0.147362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5141" calcext:value-type="float">
            <text:p>-1.75141</text:p>
          </table:table-cell>
          <table:table-cell office:value-type="float" office:value="-0.582004" calcext:value-type="float">
            <text:p>-0.582004</text:p>
          </table:table-cell>
          <table:table-cell office:value-type="float" office:value="-0.13536" calcext:value-type="float">
            <text:p>-0.13536</text:p>
          </table:table-cell>
          <table:table-cell office:value-type="float" office:value="0.095017" calcext:value-type="float">
            <text:p>0.095017</text:p>
          </table:table-cell>
          <table:table-cell office:value-type="float" office:value="0.872902" calcext:value-type="float">
            <text:p>0.872902</text:p>
          </table:table-cell>
          <table:table-cell office:value-type="float" office:value="-0.011461" calcext:value-type="float">
            <text:p>-0.011461</text:p>
          </table:table-cell>
          <table:table-cell office:value-type="float" office:value="0.956458" calcext:value-type="float">
            <text:p>0.956458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15275" calcext:value-type="float">
            <text:p>0.1527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687439" calcext:value-type="float">
            <text:p>-1.687439</text:p>
          </table:table-cell>
          <table:table-cell office:value-type="float" office:value="-0.67344" calcext:value-type="float">
            <text:p>-0.67344</text:p>
          </table:table-cell>
          <table:table-cell office:value-type="float" office:value="-0.148624" calcext:value-type="float">
            <text:p>-0.148624</text:p>
          </table:table-cell>
          <table:table-cell office:value-type="float" office:value="0.063885" calcext:value-type="float">
            <text:p>0.063885</text:p>
          </table:table-cell>
          <table:table-cell office:value-type="float" office:value="0.807762" calcext:value-type="float">
            <text:p>0.807762</text:p>
          </table:table-cell>
          <table:table-cell office:value-type="float" office:value="-0.006624" calcext:value-type="float">
            <text:p>-0.006624</text:p>
          </table:table-cell>
          <table:table-cell office:value-type="float" office:value="0.865022" calcext:value-type="float">
            <text:p>0.865022</text:p>
          </table:table-cell>
          <table:table-cell office:value-type="float" office:value="0.033359" calcext:value-type="float">
            <text:p>0.033359</text:p>
          </table:table-cell>
          <table:table-cell office:value-type="float" office:value="0.156655" calcext:value-type="float">
            <text:p>0.156655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9269" calcext:value-type="float">
            <text:p>-1.969269</text:p>
          </table:table-cell>
          <table:table-cell office:value-type="float" office:value="-0.772019" calcext:value-type="float">
            <text:p>-0.772019</text:p>
          </table:table-cell>
          <table:table-cell office:value-type="float" office:value="-0.162925" calcext:value-type="float">
            <text:p>-0.162925</text:p>
          </table:table-cell>
          <table:table-cell office:value-type="float" office:value="0.062399" calcext:value-type="float">
            <text:p>0.062399</text:p>
          </table:table-cell>
          <table:table-cell office:value-type="float" office:value="0.70438" calcext:value-type="float">
            <text:p>0.70438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0.766442" calcext:value-type="float">
            <text:p>0.766442</text:p>
          </table:table-cell>
          <table:table-cell office:value-type="float" office:value="0.030526" calcext:value-type="float">
            <text:p>0.030526</text:p>
          </table:table-cell>
          <table:table-cell office:value-type="float" office:value="0.146759" calcext:value-type="float">
            <text:p>0.146759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7696" calcext:value-type="float">
            <text:p>-1.977696</text:p>
          </table:table-cell>
          <table:table-cell office:value-type="float" office:value="-0.741908" calcext:value-type="float">
            <text:p>-0.741908</text:p>
          </table:table-cell>
          <table:table-cell office:value-type="float" office:value="-0.158557" calcext:value-type="float">
            <text:p>-0.158557</text:p>
          </table:table-cell>
          <table:table-cell office:value-type="float" office:value="0.129242" calcext:value-type="float">
            <text:p>0.1292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014911" calcext:value-type="float">
            <text:p>0.014911</text:p>
          </table:table-cell>
          <table:table-cell office:value-type="float" office:value="0.796554" calcext:value-type="float">
            <text:p>0.796554</text:p>
          </table:table-cell>
          <table:table-cell office:value-type="float" office:value="0.064374" calcext:value-type="float">
            <text:p>0.064374</text:p>
          </table:table-cell>
          <table:table-cell office:value-type="float" office:value="0.149426" calcext:value-type="float">
            <text:p>0.149426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3367" calcext:value-type="float">
            <text:p>-2.13367</text:p>
          </table:table-cell>
          <table:table-cell office:value-type="float" office:value="-0.669508" calcext:value-type="float">
            <text:p>-0.669508</text:p>
          </table:table-cell>
          <table:table-cell office:value-type="float" office:value="-0.148054" calcext:value-type="float">
            <text:p>-0.148054</text:p>
          </table:table-cell>
          <table:table-cell office:value-type="float" office:value="0.196715" calcext:value-type="float">
            <text:p>0.196715</text:p>
          </table:table-cell>
          <table:table-cell office:value-type="float" office:value="0.657836" calcext:value-type="float">
            <text:p>0.657836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0.868954" calcext:value-type="float">
            <text:p>0.868954</text:p>
          </table:table-cell>
          <table:table-cell office:value-type="float" office:value="0.102391" calcext:value-type="float">
            <text:p>0.102391</text:p>
          </table:table-cell>
          <table:table-cell office:value-type="float" office:value="0.156151" calcext:value-type="float">
            <text:p>0.156151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8033" calcext:value-type="float">
            <text:p>-2.258033</text:p>
          </table:table-cell>
          <table:table-cell office:value-type="float" office:value="-0.624577" calcext:value-type="float">
            <text:p>-0.624577</text:p>
          </table:table-cell>
          <table:table-cell office:value-type="float" office:value="-0.141536" calcext:value-type="float">
            <text:p>-0.141536</text:p>
          </table:table-cell>
          <table:table-cell office:value-type="float" office:value="0.215871" calcext:value-type="float">
            <text:p>0.215871</text:p>
          </table:table-cell>
          <table:table-cell office:value-type="float" office:value="0.693887" calcext:value-type="float">
            <text:p>0.693887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913885" calcext:value-type="float">
            <text:p>0.913885</text:p>
          </table:table-cell>
          <table:table-cell office:value-type="float" office:value="0.111362" calcext:value-type="float">
            <text:p>0.111362</text:p>
          </table:table-cell>
          <table:table-cell office:value-type="float" office:value="0.154761" calcext:value-type="float">
            <text:p>0.154761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4285" calcext:value-type="float">
            <text:p>-2.254285</text:p>
          </table:table-cell>
          <table:table-cell office:value-type="float" office:value="-0.56228" calcext:value-type="float">
            <text:p>-0.56228</text:p>
          </table:table-cell>
          <table:table-cell office:value-type="float" office:value="-0.132499" calcext:value-type="float">
            <text:p>-0.132499</text:p>
          </table:table-cell>
          <table:table-cell office:value-type="float" office:value="0.232382" calcext:value-type="float">
            <text:p>0.232382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976181" calcext:value-type="float">
            <text:p>0.976181</text:p>
          </table:table-cell>
          <table:table-cell office:value-type="float" office:value="0.120985" calcext:value-type="float">
            <text:p>0.120985</text:p>
          </table:table-cell>
          <table:table-cell office:value-type="float" office:value="0.156189" calcext:value-type="float">
            <text:p>0.156189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4399" calcext:value-type="float">
            <text:p>-2.144399</text:p>
          </table:table-cell>
          <table:table-cell office:value-type="float" office:value="-0.601609" calcext:value-type="float">
            <text:p>-0.601609</text:p>
          </table:table-cell>
          <table:table-cell office:value-type="float" office:value="-0.138204" calcext:value-type="float">
            <text:p>-0.138204</text:p>
          </table:table-cell>
          <table:table-cell office:value-type="float" office:value="0.181781" calcext:value-type="float">
            <text:p>0.181781</text:p>
          </table:table-cell>
          <table:table-cell office:value-type="float" office:value="0.765378" calcext:value-type="float">
            <text:p>0.765378</text:p>
          </table:table-cell>
          <table:table-cell office:value-type="float" office:value="-0.010307" calcext:value-type="float">
            <text:p>-0.010307</text:p>
          </table:table-cell>
          <table:table-cell office:value-type="float" office:value="0.936852" calcext:value-type="float">
            <text:p>0.936852</text:p>
          </table:table-cell>
          <table:table-cell office:value-type="float" office:value="0.09916" calcext:value-type="float">
            <text:p>0.09916</text:p>
          </table:table-cell>
          <table:table-cell office:value-type="float" office:value="0.163648" calcext:value-type="float">
            <text:p>0.163648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99685" calcext:value-type="float">
            <text:p>-2.199685</text:p>
          </table:table-cell>
          <table:table-cell office:value-type="float" office:value="-0.5251" calcext:value-type="float">
            <text:p>-0.5251</text:p>
          </table:table-cell>
          <table:table-cell office:value-type="float" office:value="-0.127105" calcext:value-type="float">
            <text:p>-0.127105</text:p>
          </table:table-cell>
          <table:table-cell office:value-type="float" office:value="0.215186" calcext:value-type="float">
            <text:p>0.215186</text:p>
          </table:table-cell>
          <table:table-cell office:value-type="float" office:value="0.790764" calcext:value-type="float">
            <text:p>0.790764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1.013362" calcext:value-type="float">
            <text:p>1.013362</text:p>
          </table:table-cell>
          <table:table-cell office:value-type="float" office:value="0.107756" calcext:value-type="float">
            <text:p>0.107756</text:p>
          </table:table-cell>
          <table:table-cell office:value-type="float" office:value="0.150227" calcext:value-type="float">
            <text:p>0.1502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39342" calcext:value-type="float">
            <text:p>-2.139342</text:p>
          </table:table-cell>
          <table:table-cell office:value-type="float" office:value="-0.560006" calcext:value-type="float">
            <text:p>-0.560006</text:p>
          </table:table-cell>
          <table:table-cell office:value-type="float" office:value="-0.132169" calcext:value-type="float">
            <text:p>-0.132169</text:p>
          </table:table-cell>
          <table:table-cell office:value-type="float" office:value="0.180264" calcext:value-type="float">
            <text:p>0.180264</text:p>
          </table:table-cell>
          <table:table-cell office:value-type="float" office:value="0.806152" calcext:value-type="float">
            <text:p>0.806152</text:p>
          </table:table-cell>
          <table:table-cell office:value-type="float" office:value="-0.007961" calcext:value-type="float">
            <text:p>-0.007961</text:p>
          </table:table-cell>
          <table:table-cell office:value-type="float" office:value="0.978455" calcext:value-type="float">
            <text:p>0.978455</text:p>
          </table:table-cell>
          <table:table-cell office:value-type="float" office:value="0.08786" calcext:value-type="float">
            <text:p>0.08786</text:p>
          </table:table-cell>
          <table:table-cell office:value-type="float" office:value="0.146219" calcext:value-type="float">
            <text:p>0.14621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1118" calcext:value-type="float">
            <text:p>-1.971118</text:p>
          </table:table-cell>
          <table:table-cell office:value-type="float" office:value="-0.627487" calcext:value-type="float">
            <text:p>-0.627487</text:p>
          </table:table-cell>
          <table:table-cell office:value-type="float" office:value="-0.141958" calcext:value-type="float">
            <text:p>-0.141958</text:p>
          </table:table-cell>
          <table:table-cell office:value-type="float" office:value="0.113742" calcext:value-type="float">
            <text:p>0.113742</text:p>
          </table:table-cell>
          <table:table-cell office:value-type="float" office:value="0.812574" calcext:value-type="float">
            <text:p>0.812574</text:p>
          </table:table-cell>
          <table:table-cell office:value-type="float" office:value="-0.015341" calcext:value-type="float">
            <text:p>-0.015341</text:p>
          </table:table-cell>
          <table:table-cell office:value-type="float" office:value="0.910974" calcext:value-type="float">
            <text:p>0.910974</text:p>
          </table:table-cell>
          <table:table-cell office:value-type="float" office:value="0.054801" calcext:value-type="float">
            <text:p>0.054801</text:p>
          </table:table-cell>
          <table:table-cell office:value-type="float" office:value="0.14454" calcext:value-type="float">
            <text:p>0.14454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6348" calcext:value-type="float">
            <text:p>-1.916348</text:p>
          </table:table-cell>
          <table:table-cell office:value-type="float" office:value="-0.589354" calcext:value-type="float">
            <text:p>-0.589354</text:p>
          </table:table-cell>
          <table:table-cell office:value-type="float" office:value="-0.136426" calcext:value-type="float">
            <text:p>-0.136426</text:p>
          </table:table-cell>
          <table:table-cell office:value-type="float" office:value="0.113366" calcext:value-type="float">
            <text:p>0.113366</text:p>
          </table:table-cell>
          <table:table-cell office:value-type="float" office:value="0.835826" calcext:value-type="float">
            <text:p>0.835826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0.949108" calcext:value-type="float">
            <text:p>0.949108</text:p>
          </table:table-cell>
          <table:table-cell office:value-type="float" office:value="0.056612" calcext:value-type="float">
            <text:p>0.056612</text:p>
          </table:table-cell>
          <table:table-cell office:value-type="float" office:value="0.149811" calcext:value-type="float">
            <text:p>0.14981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094" calcext:value-type="float">
            <text:p>-1.9094</text:p>
          </table:table-cell>
          <table:table-cell office:value-type="float" office:value="-0.564184" calcext:value-type="float">
            <text:p>-0.564184</text:p>
          </table:table-cell>
          <table:table-cell office:value-type="float" office:value="-0.132775" calcext:value-type="float">
            <text:p>-0.132775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861451" calcext:value-type="float">
            <text:p>0.861451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0.974277" calcext:value-type="float">
            <text:p>0.974277</text:p>
          </table:table-cell>
          <table:table-cell office:value-type="float" office:value="0.056151" calcext:value-type="float">
            <text:p>0.056151</text:p>
          </table:table-cell>
          <table:table-cell office:value-type="float" office:value="0.149172" calcext:value-type="float">
            <text:p>0.14917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10634" calcext:value-type="float">
            <text:p>-1.810634</text:p>
          </table:table-cell>
          <table:table-cell office:value-type="float" office:value="-0.627138" calcext:value-type="float">
            <text:p>-0.627138</text:p>
          </table:table-cell>
          <table:table-cell office:value-type="float" office:value="-0.141908" calcext:value-type="float">
            <text:p>-0.141908</text:p>
          </table:table-cell>
          <table:table-cell office:value-type="float" office:value="0.081652" calcext:value-type="float">
            <text:p>0.081652</text:p>
          </table:table-cell>
          <table:table-cell office:value-type="float" office:value="0.836813" calcext:value-type="float">
            <text:p>0.836813</text:p>
          </table:table-cell>
          <table:table-cell office:value-type="float" office:value="-0.00714" calcext:value-type="float">
            <text:p>-0.00714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039736" calcext:value-type="float">
            <text:p>0.039736</text:p>
          </table:table-cell>
          <table:table-cell office:value-type="float" office:value="0.145994" calcext:value-type="float">
            <text:p>0.145994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8089" calcext:value-type="float">
            <text:p>-1.858089</text:p>
          </table:table-cell>
          <table:table-cell office:value-type="float" office:value="-0.599472" calcext:value-type="float">
            <text:p>-0.599472</text:p>
          </table:table-cell>
          <table:table-cell office:value-type="float" office:value="-0.137894" calcext:value-type="float">
            <text:p>-0.137894</text:p>
          </table:table-cell>
          <table:table-cell office:value-type="float" office:value="0.129366" calcext:value-type="float">
            <text:p>0.129366</text:p>
          </table:table-cell>
          <table:table-cell office:value-type="float" office:value="0.799004" calcext:value-type="float">
            <text:p>0.799004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0.064582" calcext:value-type="float">
            <text:p>0.064582</text:p>
          </table:table-cell>
          <table:table-cell office:value-type="float" office:value="0.149766" calcext:value-type="float">
            <text:p>0.149766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4655" calcext:value-type="float">
            <text:p>-1.804655</text:p>
          </table:table-cell>
          <table:table-cell office:value-type="float" office:value="-0.742496" calcext:value-type="float">
            <text:p>-0.742496</text:p>
          </table:table-cell>
          <table:table-cell office:value-type="float" office:value="-0.158642" calcext:value-type="float">
            <text:p>-0.158642</text:p>
          </table:table-cell>
          <table:table-cell office:value-type="float" office:value="0.079858" calcext:value-type="float">
            <text:p>0.079858</text:p>
          </table:table-cell>
          <table:table-cell office:value-type="float" office:value="0.72721" calcext:value-type="float">
            <text:p>0.72721</text:p>
          </table:table-cell>
          <table:table-cell office:value-type="float" office:value="-0.011102" calcext:value-type="float">
            <text:p>-0.011102</text:p>
          </table:table-cell>
          <table:table-cell office:value-type="float" office:value="0.795965" calcext:value-type="float">
            <text:p>0.795965</text:p>
          </table:table-cell>
          <table:table-cell office:value-type="float" office:value="0.039567" calcext:value-type="float">
            <text:p>0.039567</text:p>
          </table:table-cell>
          <table:table-cell office:value-type="float" office:value="0.148641" calcext:value-type="float">
            <text:p>0.148641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6449" calcext:value-type="float">
            <text:p>-1.916449</text:p>
          </table:table-cell>
          <table:table-cell office:value-type="float" office:value="-0.72491" calcext:value-type="float">
            <text:p>-0.72491</text:p>
          </table:table-cell>
          <table:table-cell office:value-type="float" office:value="-0.156091" calcext:value-type="float">
            <text:p>-0.156091</text:p>
          </table:table-cell>
          <table:table-cell office:value-type="float" office:value="0.131165" calcext:value-type="float">
            <text:p>0.131165</text:p>
          </table:table-cell>
          <table:table-cell office:value-type="float" office:value="0.670809" calcext:value-type="float">
            <text:p>0.670809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813552" calcext:value-type="float">
            <text:p>0.813552</text:p>
          </table:table-cell>
          <table:table-cell office:value-type="float" office:value="0.064584" calcext:value-type="float">
            <text:p>0.064584</text:p>
          </table:table-cell>
          <table:table-cell office:value-type="float" office:value="0.147716" calcext:value-type="float">
            <text:p>0.14771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21617" calcext:value-type="float">
            <text:p>-2.02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85" calcext:value-type="float">
            <text:p>0.606485</text:p>
          </table:table-cell>
          <table:table-cell office:value-type="float" office:value="0.878148" calcext:value-type="float">
            <text:p>0.878148</text:p>
          </table:table-cell>
          <table:table-cell office:value-type="float" office:value="0.104504" calcext:value-type="float">
            <text:p>0.104504</text:p>
          </table:table-cell>
          <table:table-cell office:value-type="float" office:value="1.589137" calcext:value-type="float">
            <text:p>1.589137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151611" calcext:value-type="float">
            <text:p>0.151611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21617" calcext:value-type="float">
            <text:p>-2.02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85" calcext:value-type="float">
            <text:p>0.606485</text:p>
          </table:table-cell>
          <table:table-cell office:value-type="float" office:value="0.781541" calcext:value-type="float">
            <text:p>0.781541</text:p>
          </table:table-cell>
          <table:table-cell office:value-type="float" office:value="0" calcext:value-type="float">
            <text:p>0</text:p>
          </table:table-cell>
          <table:table-cell office:value-type="float" office:value="1.388026" calcext:value-type="float">
            <text:p>1.388026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005515" calcext:value-type="float">
            <text:p>0.005515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21617" calcext:value-type="float">
            <text:p>-2.02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85" calcext:value-type="float">
            <text:p>0.606485</text:p>
          </table:table-cell>
          <table:table-cell office:value-type="float" office:value="0.710808" calcext:value-type="float">
            <text:p>0.710808</text:p>
          </table:table-cell>
          <table:table-cell office:value-type="float" office:value="0" calcext:value-type="float">
            <text:p>0</text:p>
          </table:table-cell>
          <table:table-cell office:value-type="float" office:value="1.317293" calcext:value-type="float">
            <text:p>1.317293</text:p>
          </table:table-cell>
          <table:table-cell office:value-type="float" office:value="0.017127" calcext:value-type="float">
            <text:p>0.017127</text:p>
          </table:table-cell>
          <table:table-cell office:value-type="float" office:value="0.008472" calcext:value-type="float">
            <text:p>0.008472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215" calcext:value-type="float">
            <text:p>1.6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645" calcext:value-type="float">
            <text:p>-0.507645</text:p>
          </table:table-cell>
          <table:table-cell office:value-type="float" office:value="0.484034" calcext:value-type="float">
            <text:p>0.484034</text:p>
          </table:table-cell>
          <table:table-cell office:value-type="float" office:value="-0.36542" calcext:value-type="float">
            <text:p>-0.36542</text:p>
          </table:table-cell>
          <table:table-cell office:value-type="float" office:value="-0.389032" calcext:value-type="float">
            <text:p>-0.389032</text:p>
          </table:table-cell>
          <table:table-cell office:value-type="float" office:value="-0.171973" calcext:value-type="float">
            <text:p>-0.171973</text:p>
          </table:table-cell>
          <table:table-cell office:value-type="float" office:value="0.10163" calcext:value-type="float">
            <text:p>0.1016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1198" calcext:value-type="float">
            <text:p>0.90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036" calcext:value-type="float">
            <text:p>-0.27036</text:p>
          </table:table-cell>
          <table:table-cell office:value-type="float" office:value="0.336767" calcext:value-type="float">
            <text:p>0.336767</text:p>
          </table:table-cell>
          <table:table-cell office:value-type="float" office:value="0.078628" calcext:value-type="float">
            <text:p>0.078628</text:p>
          </table:table-cell>
          <table:table-cell office:value-type="float" office:value="0.145035" calcext:value-type="float">
            <text:p>0.145035</text:p>
          </table:table-cell>
          <table:table-cell office:value-type="float" office:value="-0.090655" calcext:value-type="float">
            <text:p>-0.090655</text:p>
          </table:table-cell>
          <table:table-cell office:value-type="float" office:value="0.100594" calcext:value-type="float">
            <text:p>0.10059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703" calcext:value-type="float">
            <text:p>0.33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311" calcext:value-type="float">
            <text:p>-0.101311</text:p>
          </table:table-cell>
          <table:table-cell office:value-type="float" office:value="0.247118" calcext:value-type="float">
            <text:p>0.247118</text:p>
          </table:table-cell>
          <table:table-cell office:value-type="float" office:value="0.056808" calcext:value-type="float">
            <text:p>0.056808</text:p>
          </table:table-cell>
          <table:table-cell office:value-type="float" office:value="0.202615" calcext:value-type="float">
            <text:p>0.202615</text:p>
          </table:table-cell>
          <table:table-cell office:value-type="float" office:value="-0.033498" calcext:value-type="float">
            <text:p>-0.033498</text:p>
          </table:table-cell>
          <table:table-cell office:value-type="float" office:value="0.099193" calcext:value-type="float">
            <text:p>0.099193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07383" calcext:value-type="float">
            <text:p>0.207383</text:p>
          </table:table-cell>
          <table:table-cell office:value-type="float" office:value="0.033616" calcext:value-type="float">
            <text:p>0.033616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0" calcext:value-type="float">
            <text:p>0</text:p>
          </table:table-cell>
          <table:table-cell office:value-type="float" office:value="0.100458" calcext:value-type="float">
            <text:p>0.100458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2801" calcext:value-type="float">
            <text:p>0.142801</text:p>
          </table:table-cell>
          <table:table-cell office:value-type="float" office:value="0" calcext:value-type="float">
            <text:p>0</text:p>
          </table:table-cell>
          <table:table-cell office:value-type="float" office:value="0.142801" calcext:value-type="float">
            <text:p>0.142801</text:p>
          </table:table-cell>
          <table:table-cell office:value-type="float" office:value="0" calcext:value-type="float">
            <text:p>0</text:p>
          </table:table-cell>
          <table:table-cell office:value-type="float" office:value="0.100029" calcext:value-type="float">
            <text:p>0.100029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03233" calcext:value-type="float">
            <text:p>0.103233</text:p>
          </table:table-cell>
          <table:table-cell office:value-type="float" office:value="0" calcext:value-type="float">
            <text:p>0</text:p>
          </table:table-cell>
          <table:table-cell office:value-type="float" office:value="0.103233" calcext:value-type="float">
            <text:p>0.103233</text:p>
          </table:table-cell>
          <table:table-cell office:value-type="float" office:value="0" calcext:value-type="float">
            <text:p>0</text:p>
          </table:table-cell>
          <table:table-cell office:value-type="float" office:value="0.100399" calcext:value-type="float">
            <text:p>0.100399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8649" calcext:value-type="float">
            <text:p>0.038649</text:p>
          </table:table-cell>
          <table:table-cell office:value-type="float" office:value="0" calcext:value-type="float">
            <text:p>0</text:p>
          </table:table-cell>
          <table:table-cell office:value-type="float" office:value="0.038649" calcext:value-type="float">
            <text:p>0.038649</text:p>
          </table:table-cell>
          <table:table-cell office:value-type="float" office:value="0" calcext:value-type="float">
            <text:p>0</text:p>
          </table:table-cell>
          <table:table-cell office:value-type="float" office:value="0.099686" calcext:value-type="float">
            <text:p>0.09968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6785" calcext:value-type="float">
            <text:p>-0.26785</text:p>
          </table:table-cell>
          <table:table-cell office:value-type="float" office:value="0" calcext:value-type="float">
            <text:p>0</text:p>
          </table:table-cell>
          <table:table-cell office:value-type="float" office:value="-0.26785" calcext:value-type="float">
            <text:p>-0.26785</text:p>
          </table:table-cell>
          <table:table-cell office:value-type="float" office:value="0" calcext:value-type="float">
            <text:p>0</text:p>
          </table:table-cell>
          <table:table-cell office:value-type="float" office:value="0.099895" calcext:value-type="float">
            <text:p>0.099895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78999" calcext:value-type="float">
            <text:p>-0.278999</text:p>
          </table:table-cell>
          <table:table-cell office:value-type="float" office:value="0" calcext:value-type="float">
            <text:p>0</text:p>
          </table:table-cell>
          <table:table-cell office:value-type="float" office:value="-0.278999" calcext:value-type="float">
            <text:p>-0.278999</text:p>
          </table:table-cell>
          <table:table-cell office:value-type="float" office:value="0" calcext:value-type="float">
            <text:p>0</text:p>
          </table:table-cell>
          <table:table-cell office:value-type="float" office:value="0.100067" calcext:value-type="float">
            <text:p>0.10006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96126" calcext:value-type="float">
            <text:p>-0.296126</text:p>
          </table:table-cell>
          <table:table-cell office:value-type="float" office:value="0" calcext:value-type="float">
            <text:p>0</text:p>
          </table:table-cell>
          <table:table-cell office:value-type="float" office:value="-0.296126" calcext:value-type="float">
            <text:p>-0.296126</text:p>
          </table:table-cell>
          <table:table-cell office:value-type="float" office:value="0" calcext:value-type="float">
            <text:p>0</text:p>
          </table:table-cell>
          <table:table-cell office:value-type="float" office:value="0.099643" calcext:value-type="float">
            <text:p>0.099643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24153" calcext:value-type="float">
            <text:p>-0.124153</text:p>
          </table:table-cell>
          <table:table-cell office:value-type="float" office:value="0" calcext:value-type="float">
            <text:p>0</text:p>
          </table:table-cell>
          <table:table-cell office:value-type="float" office:value="-0.124153" calcext:value-type="float">
            <text:p>-0.124153</text:p>
          </table:table-cell>
          <table:table-cell office:value-type="float" office:value="0" calcext:value-type="float">
            <text:p>0</text:p>
          </table:table-cell>
          <table:table-cell office:value-type="float" office:value="0.100424" calcext:value-type="float">
            <text:p>0.100424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3498" calcext:value-type="float">
            <text:p>-0.033498</text:p>
          </table:table-cell>
          <table:table-cell office:value-type="float" office:value="0" calcext:value-type="float">
            <text:p>0</text:p>
          </table:table-cell>
          <table:table-cell office:value-type="float" office:value="-0.033498" calcext:value-type="float">
            <text:p>-0.033498</text:p>
          </table:table-cell>
          <table:table-cell office:value-type="float" office:value="0" calcext:value-type="float">
            <text:p>0</text:p>
          </table:table-cell>
          <table:table-cell office:value-type="float" office:value="0.100008" calcext:value-type="float">
            <text:p>0.100008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19" calcext:value-type="float">
            <text:p>0.099619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406" calcext:value-type="float">
            <text:p>0.100406</text:p>
          </table:table-cell>
          <table:table-cell/>
        </table:table-row>
      </table:table>
      <table:table table:name="left_front_wheel_stats" table:style-name="ta1">
        <table:shapes>
          <draw:frame draw:z-index="0" draw:style-name="gr1" draw:text-style-name="P1" svg:width="1034.73pt" svg:height="193.66pt" svg:x="773.91pt" svg:y="60.58pt">
            <draw:object draw:notify-on-update-of-ranges="left_front_wheel_stats.A2:left_front_wheel_stats.A153 left_front_wheel_stats.D1:left_front_wheel_stats.D1 left_front_wheel_stats.D2:left_front_wheel_stats.D153 left_front_wheel_stats.E1:left_front_wheel_stats.E1 left_front_wheel_stats.E2:left_front_wheel_stats.E153 left_front_wheel_stats.F1:left_front_wheel_stats.F1 left_front_wheel_stats.F2:left_front_wheel_stats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front_wheel_stats.A2:left_front_wheel_stats.A153 left_front_wheel_stats.G1:left_front_wheel_stats.G1 left_front_wheel_stats.G2:left_front_wheel_stats.G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84" calcext:value-type="float">
            <text:p>0.10018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2.752685" calcext:value-type="float">
            <text:p>-2.752685</text:p>
          </table:table-cell>
          <table:table-cell office:value-type="float" office:value="-0.450252" calcext:value-type="float">
            <text:p>-0.450252</text:p>
          </table:table-cell>
          <table:table-cell office:value-type="float" office:value="-0.526154" calcext:value-type="float">
            <text:p>-0.526154</text:p>
          </table:table-cell>
          <table:table-cell office:value-type="float" office:value="-0.394766" calcext:value-type="float">
            <text:p>-0.394766</text:p>
          </table:table-cell>
          <table:table-cell office:value-type="float" office:value="-0.077919" calcext:value-type="float">
            <text:p>-0.077919</text:p>
          </table:table-cell>
          <table:table-cell office:value-type="float" office:value="-0.998839" calcext:value-type="float">
            <text:p>-0.998839</text:p>
          </table:table-cell>
          <table:table-cell office:value-type="float" office:value="-0.394766" calcext:value-type="float">
            <text:p>-0.394766</text:p>
          </table:table-cell>
          <table:table-cell office:value-type="float" office:value="0.225086" calcext:value-type="float">
            <text:p>0.22508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3074" calcext:value-type="float">
            <text:p>-0.733074</text:p>
          </table:table-cell>
          <table:table-cell office:value-type="float" office:value="-2.794062" calcext:value-type="float">
            <text:p>-2.794062</text:p>
          </table:table-cell>
          <table:table-cell office:value-type="float" office:value="-0.456255" calcext:value-type="float">
            <text:p>-0.456255</text:p>
          </table:table-cell>
          <table:table-cell office:value-type="float" office:value="-0.408077" calcext:value-type="float">
            <text:p>-0.408077</text:p>
          </table:table-cell>
          <table:table-cell office:value-type="float" office:value="-0.652881" calcext:value-type="float">
            <text:p>-0.652881</text:p>
          </table:table-cell>
          <table:table-cell office:value-type="float" office:value="0.020742" calcext:value-type="float">
            <text:p>0.020742</text:p>
          </table:table-cell>
          <table:table-cell office:value-type="float" office:value="-1.040216" calcext:value-type="float">
            <text:p>-1.040216</text:p>
          </table:table-cell>
          <table:table-cell office:value-type="float" office:value="-0.258115" calcext:value-type="float">
            <text:p>-0.258115</text:p>
          </table:table-cell>
          <table:table-cell office:value-type="float" office:value="0.189755" calcext:value-type="float">
            <text:p>0.1897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33074" calcext:value-type="float">
            <text:p>-0.733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922" calcext:value-type="float">
            <text:p>0.219922</text:p>
          </table:table-cell>
          <table:table-cell office:value-type="float" office:value="-0.597333" calcext:value-type="float">
            <text:p>-0.597333</text:p>
          </table:table-cell>
          <table:table-cell office:value-type="float" office:value="0.27626" calcext:value-type="float">
            <text:p>0.27626</text:p>
          </table:table-cell>
          <table:table-cell office:value-type="float" office:value="-0.101151" calcext:value-type="float">
            <text:p>-0.101151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0.075774" calcext:value-type="float">
            <text:p>0.07577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33074" calcext:value-type="float">
            <text:p>-0.733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922" calcext:value-type="float">
            <text:p>0.219922</text:p>
          </table:table-cell>
          <table:table-cell office:value-type="float" office:value="-0.595046" calcext:value-type="float">
            <text:p>-0.595046</text:p>
          </table:table-cell>
          <table:table-cell office:value-type="float" office:value="0" calcext:value-type="float">
            <text:p>0</text:p>
          </table:table-cell>
          <table:table-cell office:value-type="float" office:value="-0.375124" calcext:value-type="float">
            <text:p>-0.375124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312" calcext:value-type="float">
            <text:p>0.0031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33074" calcext:value-type="float">
            <text:p>-0.733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922" calcext:value-type="float">
            <text:p>0.219922</text:p>
          </table:table-cell>
          <table:table-cell office:value-type="float" office:value="-0.591782" calcext:value-type="float">
            <text:p>-0.591782</text:p>
          </table:table-cell>
          <table:table-cell office:value-type="float" office:value="0" calcext:value-type="float">
            <text:p>0</text:p>
          </table:table-cell>
          <table:table-cell office:value-type="float" office:value="-0.371859" calcext:value-type="float">
            <text:p>-0.371859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4453" calcext:value-type="float">
            <text:p>0.00445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8668" calcext:value-type="float">
            <text:p>-0.508668</text:p>
          </table:table-cell>
          <table:table-cell office:value-type="float" office:value="-3.972271" calcext:value-type="float">
            <text:p>-3.972271</text:p>
          </table:table-cell>
          <table:table-cell office:value-type="float" office:value="-0.627173" calcext:value-type="float">
            <text:p>-0.627173</text:p>
          </table:table-cell>
          <table:table-cell office:value-type="float" office:value="-0.846982" calcext:value-type="float">
            <text:p>-0.846982</text:p>
          </table:table-cell>
          <table:table-cell office:value-type="float" office:value="-1.208687" calcext:value-type="float">
            <text:p>-1.208687</text:p>
          </table:table-cell>
          <table:table-cell office:value-type="float" office:value="-0.162757" calcext:value-type="float">
            <text:p>-0.162757</text:p>
          </table:table-cell>
          <table:table-cell office:value-type="float" office:value="-2.218425" calcext:value-type="float">
            <text:p>-2.218425</text:p>
          </table:table-cell>
          <table:table-cell office:value-type="float" office:value="-0.616905" calcext:value-type="float">
            <text:p>-0.616905</text:p>
          </table:table-cell>
          <table:table-cell office:value-type="float" office:value="0.218507" calcext:value-type="float">
            <text:p>0.21850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318" calcext:value-type="float">
            <text:p>-0.844318</text:p>
          </table:table-cell>
          <table:table-cell office:value-type="float" office:value="-3.263139" calcext:value-type="float">
            <text:p>-3.263139</text:p>
          </table:table-cell>
          <table:table-cell office:value-type="float" office:value="-0.524302" calcext:value-type="float">
            <text:p>-0.524302</text:p>
          </table:table-cell>
          <table:table-cell office:value-type="float" office:value="-0.272858" calcext:value-type="float">
            <text:p>-0.272858</text:p>
          </table:table-cell>
          <table:table-cell office:value-type="float" office:value="-1.35522" calcext:value-type="float">
            <text:p>-1.35522</text:p>
          </table:table-cell>
          <table:table-cell office:value-type="float" office:value="0.118786" calcext:value-type="float">
            <text:p>0.118786</text:p>
          </table:table-cell>
          <table:table-cell office:value-type="float" office:value="-1.509293" calcext:value-type="float">
            <text:p>-1.509293</text:p>
          </table:table-cell>
          <table:table-cell office:value-type="float" office:value="-0.146533" calcext:value-type="float">
            <text:p>-0.146533</text:p>
          </table:table-cell>
          <table:table-cell office:value-type="float" office:value="0.161109" calcext:value-type="float">
            <text:p>0.16110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79225" calcext:value-type="float">
            <text:p>-1.979225</text:p>
          </table:table-cell>
          <table:table-cell office:value-type="float" office:value="-2.938789" calcext:value-type="float">
            <text:p>-2.938789</text:p>
          </table:table-cell>
          <table:table-cell office:value-type="float" office:value="-0.477249" calcext:value-type="float">
            <text:p>-0.477249</text:p>
          </table:table-cell>
          <table:table-cell office:value-type="float" office:value="0.067614" calcext:value-type="float">
            <text:p>0.067614</text:p>
          </table:table-cell>
          <table:table-cell office:value-type="float" office:value="-1.31267" calcext:value-type="float">
            <text:p>-1.31267</text:p>
          </table:table-cell>
          <table:table-cell office:value-type="float" office:value="0.060114" calcext:value-type="float">
            <text:p>0.060114</text:p>
          </table:table-cell>
          <table:table-cell office:value-type="float" office:value="-1.184943" calcext:value-type="float">
            <text:p>-1.184943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.188794" calcext:value-type="float">
            <text:p>0.188794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2233" calcext:value-type="float">
            <text:p>-1.352233</text:p>
          </table:table-cell>
          <table:table-cell office:value-type="float" office:value="-3.26468" calcext:value-type="float">
            <text:p>-3.26468</text:p>
          </table:table-cell>
          <table:table-cell office:value-type="float" office:value="-0.524525" calcext:value-type="float">
            <text:p>-0.524525</text:p>
          </table:table-cell>
          <table:table-cell office:value-type="float" office:value="-0.104433" calcext:value-type="float">
            <text:p>-0.104433</text:p>
          </table:table-cell>
          <table:table-cell office:value-type="float" office:value="-1.37368" calcext:value-type="float">
            <text:p>-1.37368</text:p>
          </table:table-cell>
          <table:table-cell office:value-type="float" office:value="-0.032722" calcext:value-type="float">
            <text:p>-0.032722</text:p>
          </table:table-cell>
          <table:table-cell office:value-type="float" office:value="-1.510834" calcext:value-type="float">
            <text:p>-1.510834</text:p>
          </table:table-cell>
          <table:table-cell office:value-type="float" office:value="-0.06101" calcext:value-type="float">
            <text:p>-0.06101</text:p>
          </table:table-cell>
          <table:table-cell office:value-type="float" office:value="0.175261" calcext:value-type="float">
            <text:p>0.17526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4845" calcext:value-type="float">
            <text:p>-0.734845</text:p>
          </table:table-cell>
          <table:table-cell office:value-type="float" office:value="-3.502895" calcext:value-type="float">
            <text:p>-3.502895</text:p>
          </table:table-cell>
          <table:table-cell office:value-type="float" office:value="-0.559082" calcext:value-type="float">
            <text:p>-0.559082</text:p>
          </table:table-cell>
          <table:table-cell office:value-type="float" office:value="-0.223887" calcext:value-type="float">
            <text:p>-0.223887</text:p>
          </table:table-cell>
          <table:table-cell office:value-type="float" office:value="-1.502005" calcext:value-type="float">
            <text:p>-1.502005</text:p>
          </table:table-cell>
          <table:table-cell office:value-type="float" office:value="-0.023157" calcext:value-type="float">
            <text:p>-0.023157</text:p>
          </table:table-cell>
          <table:table-cell office:value-type="float" office:value="-1.749049" calcext:value-type="float">
            <text:p>-1.749049</text:p>
          </table:table-cell>
          <table:table-cell office:value-type="float" office:value="-0.128326" calcext:value-type="float">
            <text:p>-0.128326</text:p>
          </table:table-cell>
          <table:table-cell office:value-type="float" office:value="0.171951" calcext:value-type="float">
            <text:p>0.17195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6819" calcext:value-type="float">
            <text:p>-0.906819</text:p>
          </table:table-cell>
          <table:table-cell office:value-type="float" office:value="-3.25762" calcext:value-type="float">
            <text:p>-3.25762</text:p>
          </table:table-cell>
          <table:table-cell office:value-type="float" office:value="-0.523501" calcext:value-type="float">
            <text:p>-0.523501</text:p>
          </table:table-cell>
          <table:table-cell office:value-type="float" office:value="-0.254108" calcext:value-type="float">
            <text:p>-0.254108</text:p>
          </table:table-cell>
          <table:table-cell office:value-type="float" office:value="-1.243399" calcext:value-type="float">
            <text:p>-1.243399</text:p>
          </table:table-cell>
          <table:table-cell office:value-type="float" office:value="-0.006267" calcext:value-type="float">
            <text:p>-0.006267</text:p>
          </table:table-cell>
          <table:table-cell office:value-type="float" office:value="-1.503774" calcext:value-type="float">
            <text:p>-1.503774</text:p>
          </table:table-cell>
          <table:table-cell office:value-type="float" office:value="-0.13616" calcext:value-type="float">
            <text:p>-0.13616</text:p>
          </table:table-cell>
          <table:table-cell office:value-type="float" office:value="0.160751" calcext:value-type="float">
            <text:p>0.1607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5337" calcext:value-type="float">
            <text:p>-1.185337</text:p>
          </table:table-cell>
          <table:table-cell office:value-type="float" office:value="-3.004702" calcext:value-type="float">
            <text:p>-3.004702</text:p>
          </table:table-cell>
          <table:table-cell office:value-type="float" office:value="-0.486811" calcext:value-type="float">
            <text:p>-0.486811</text:p>
          </table:table-cell>
          <table:table-cell office:value-type="float" office:value="-0.188993" calcext:value-type="float">
            <text:p>-0.188993</text:p>
          </table:table-cell>
          <table:table-cell office:value-type="float" office:value="-1.076804" calcext:value-type="float">
            <text:p>-1.076804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-1.250856" calcext:value-type="float">
            <text:p>-1.250856</text:p>
          </table:table-cell>
          <table:table-cell office:value-type="float" office:value="-0.09152" calcext:value-type="float">
            <text:p>-0.09152</text:p>
          </table:table-cell>
          <table:table-cell office:value-type="float" office:value="0.145275" calcext:value-type="float">
            <text:p>0.14527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1665" calcext:value-type="float">
            <text:p>-1.071665</text:p>
          </table:table-cell>
          <table:table-cell office:value-type="float" office:value="-3.188789" calcext:value-type="float">
            <text:p>-3.188789</text:p>
          </table:table-cell>
          <table:table-cell office:value-type="float" office:value="-0.513516" calcext:value-type="float">
            <text:p>-0.513516</text:p>
          </table:table-cell>
          <table:table-cell office:value-type="float" office:value="-0.204654" calcext:value-type="float">
            <text:p>-0.204654</text:p>
          </table:table-cell>
          <table:table-cell office:value-type="float" office:value="-1.226506" calcext:value-type="float">
            <text:p>-1.226506</text:p>
          </table:table-cell>
          <table:table-cell office:value-type="float" office:value="-0.003783" calcext:value-type="float">
            <text:p>-0.003783</text:p>
          </table:table-cell>
          <table:table-cell office:value-type="float" office:value="-1.434943" calcext:value-type="float">
            <text:p>-1.434943</text:p>
          </table:table-cell>
          <table:table-cell office:value-type="float" office:value="-0.094154" calcext:value-type="float">
            <text:p>-0.094154</text:p>
          </table:table-cell>
          <table:table-cell office:value-type="float" office:value="0.138019" calcext:value-type="float">
            <text:p>0.138019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707" calcext:value-type="float">
            <text:p>-0.168707</text:p>
          </table:table-cell>
          <table:table-cell office:value-type="float" office:value="-3.461399" calcext:value-type="float">
            <text:p>-3.461399</text:p>
          </table:table-cell>
          <table:table-cell office:value-type="float" office:value="-0.553062" calcext:value-type="float">
            <text:p>-0.553062</text:p>
          </table:table-cell>
          <table:table-cell office:value-type="float" office:value="-0.306251" calcext:value-type="float">
            <text:p>-0.306251</text:p>
          </table:table-cell>
          <table:table-cell office:value-type="float" office:value="-1.378155" calcext:value-type="float">
            <text:p>-1.378155</text:p>
          </table:table-cell>
          <table:table-cell office:value-type="float" office:value="-0.023146" calcext:value-type="float">
            <text:p>-0.023146</text:p>
          </table:table-cell>
          <table:table-cell office:value-type="float" office:value="-1.707553" calcext:value-type="float">
            <text:p>-1.707553</text:p>
          </table:table-cell>
          <table:table-cell office:value-type="float" office:value="-0.149362" calcext:value-type="float">
            <text:p>-0.149362</text:p>
          </table:table-cell>
          <table:table-cell office:value-type="float" office:value="0.146313" calcext:value-type="float">
            <text:p>0.1463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34" calcext:value-type="float">
            <text:p>-0.112634</text:p>
          </table:table-cell>
          <table:table-cell office:value-type="float" office:value="-3.925235" calcext:value-type="float">
            <text:p>-3.925235</text:p>
          </table:table-cell>
          <table:table-cell office:value-type="float" office:value="-0.620349" calcext:value-type="float">
            <text:p>-0.620349</text:p>
          </table:table-cell>
          <table:table-cell office:value-type="float" office:value="-0.492364" calcext:value-type="float">
            <text:p>-0.492364</text:p>
          </table:table-cell>
          <table:table-cell office:value-type="float" office:value="-1.639587" calcext:value-type="float">
            <text:p>-1.639587</text:p>
          </table:table-cell>
          <table:table-cell office:value-type="float" office:value="-0.039438" calcext:value-type="float">
            <text:p>-0.039438</text:p>
          </table:table-cell>
          <table:table-cell office:value-type="float" office:value="-2.171388" calcext:value-type="float">
            <text:p>-2.171388</text:p>
          </table:table-cell>
          <table:table-cell office:value-type="float" office:value="-0.258167" calcext:value-type="float">
            <text:p>-0.258167</text:p>
          </table:table-cell>
          <table:table-cell office:value-type="float" office:value="0.157303" calcext:value-type="float">
            <text:p>0.157303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2282" calcext:value-type="float">
            <text:p>-0.452282</text:p>
          </table:table-cell>
          <table:table-cell office:value-type="float" office:value="-3.429491" calcext:value-type="float">
            <text:p>-3.429491</text:p>
          </table:table-cell>
          <table:table-cell office:value-type="float" office:value="-0.548434" calcext:value-type="float">
            <text:p>-0.548434</text:p>
          </table:table-cell>
          <table:table-cell office:value-type="float" office:value="-0.441568" calcext:value-type="float">
            <text:p>-0.441568</text:p>
          </table:table-cell>
          <table:table-cell office:value-type="float" office:value="-1.245273" calcext:value-type="float">
            <text:p>-1.245273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-1.675644" calcext:value-type="float">
            <text:p>-1.675644</text:p>
          </table:table-cell>
          <table:table-cell office:value-type="float" office:value="-0.222592" calcext:value-type="float">
            <text:p>-0.222592</text:p>
          </table:table-cell>
          <table:table-cell office:value-type="float" office:value="0.151228" calcext:value-type="float">
            <text:p>0.15122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136" calcext:value-type="float">
            <text:p>-0.732136</text:p>
          </table:table-cell>
          <table:table-cell office:value-type="float" office:value="-3.305658" calcext:value-type="float">
            <text:p>-3.305658</text:p>
          </table:table-cell>
          <table:table-cell office:value-type="float" office:value="-0.53047" calcext:value-type="float">
            <text:p>-0.53047</text:p>
          </table:table-cell>
          <table:table-cell office:value-type="float" office:value="-0.306513" calcext:value-type="float">
            <text:p>-0.306513</text:p>
          </table:table-cell>
          <table:table-cell office:value-type="float" office:value="-1.271867" calcext:value-type="float">
            <text:p>-1.271867</text:p>
          </table:table-cell>
          <table:table-cell office:value-type="float" office:value="0.026568" calcext:value-type="float">
            <text:p>0.026568</text:p>
          </table:table-cell>
          <table:table-cell office:value-type="float" office:value="-1.551812" calcext:value-type="float">
            <text:p>-1.551812</text:p>
          </table:table-cell>
          <table:table-cell office:value-type="float" office:value="-0.173127" calcext:value-type="float">
            <text:p>-0.173127</text:p>
          </table:table-cell>
          <table:table-cell office:value-type="float" office:value="0.169448" calcext:value-type="float">
            <text:p>0.16944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274" calcext:value-type="float">
            <text:p>-0.788274</text:p>
          </table:table-cell>
          <table:table-cell office:value-type="float" office:value="-3.487616" calcext:value-type="float">
            <text:p>-3.487616</text:p>
          </table:table-cell>
          <table:table-cell office:value-type="float" office:value="-0.556866" calcext:value-type="float">
            <text:p>-0.556866</text:p>
          </table:table-cell>
          <table:table-cell office:value-type="float" office:value="-0.272737" calcext:value-type="float">
            <text:p>-0.272737</text:p>
          </table:table-cell>
          <table:table-cell office:value-type="float" office:value="-1.46771" calcext:value-type="float">
            <text:p>-1.46771</text:p>
          </table:table-cell>
          <table:table-cell office:value-type="float" office:value="0.006677" calcext:value-type="float">
            <text:p>0.006677</text:p>
          </table:table-cell>
          <table:table-cell office:value-type="float" office:value="-1.73377" calcext:value-type="float">
            <text:p>-1.73377</text:p>
          </table:table-cell>
          <table:table-cell office:value-type="float" office:value="-0.153293" calcext:value-type="float">
            <text:p>-0.153293</text:p>
          </table:table-cell>
          <table:table-cell office:value-type="float" office:value="0.168616" calcext:value-type="float">
            <text:p>0.168616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9215" calcext:value-type="float">
            <text:p>-0.619215</text:p>
          </table:table-cell>
          <table:table-cell office:value-type="float" office:value="-3.751755" calcext:value-type="float">
            <text:p>-3.751755</text:p>
          </table:table-cell>
          <table:table-cell office:value-type="float" office:value="-0.595183" calcext:value-type="float">
            <text:p>-0.595183</text:p>
          </table:table-cell>
          <table:table-cell office:value-type="float" office:value="-0.373886" calcext:value-type="float">
            <text:p>-0.373886</text:p>
          </table:table-cell>
          <table:table-cell office:value-type="float" office:value="-1.60257" calcext:value-type="float">
            <text:p>-1.60257</text:p>
          </table:table-cell>
          <table:table-cell office:value-type="float" office:value="-0.021453" calcext:value-type="float">
            <text:p>-0.021453</text:p>
          </table:table-cell>
          <table:table-cell office:value-type="float" office:value="-1.997909" calcext:value-type="float">
            <text:p>-1.997909</text:p>
          </table:table-cell>
          <table:table-cell office:value-type="float" office:value="-0.19587" calcext:value-type="float">
            <text:p>-0.19587</text:p>
          </table:table-cell>
          <table:table-cell office:value-type="float" office:value="0.157163" calcext:value-type="float">
            <text:p>0.15716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691" calcext:value-type="float">
            <text:p>-0.788691</text:p>
          </table:table-cell>
          <table:table-cell office:value-type="float" office:value="-3.6626" calcext:value-type="float">
            <text:p>-3.6626</text:p>
          </table:table-cell>
          <table:table-cell office:value-type="float" office:value="-0.58225" calcext:value-type="float">
            <text:p>-0.58225</text:p>
          </table:table-cell>
          <table:table-cell office:value-type="float" office:value="-0.289546" calcext:value-type="float">
            <text:p>-0.289546</text:p>
          </table:table-cell>
          <table:table-cell office:value-type="float" office:value="-1.635984" calcext:value-type="float">
            <text:p>-1.635984</text:p>
          </table:table-cell>
          <table:table-cell office:value-type="float" office:value="0.016776" calcext:value-type="float">
            <text:p>0.016776</text:p>
          </table:table-cell>
          <table:table-cell office:value-type="float" office:value="-1.908754" calcext:value-type="float">
            <text:p>-1.908754</text:p>
          </table:table-cell>
          <table:table-cell office:value-type="float" office:value="-0.16174" calcext:value-type="float">
            <text:p>-0.16174</text:p>
          </table:table-cell>
          <table:table-cell office:value-type="float" office:value="0.167579" calcext:value-type="float">
            <text:p>0.16757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6109" calcext:value-type="float">
            <text:p>-1.356109</text:p>
          </table:table-cell>
          <table:table-cell office:value-type="float" office:value="-3.503227" calcext:value-type="float">
            <text:p>-3.503227</text:p>
          </table:table-cell>
          <table:table-cell office:value-type="float" office:value="-0.55913" calcext:value-type="float">
            <text:p>-0.55913</text:p>
          </table:table-cell>
          <table:table-cell office:value-type="float" office:value="-0.18818" calcext:value-type="float">
            <text:p>-0.18818</text:p>
          </table:table-cell>
          <table:table-cell office:value-type="float" office:value="-1.58584" calcext:value-type="float">
            <text:p>-1.5858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-1.74938" calcext:value-type="float">
            <text:p>-1.74938</text:p>
          </table:table-cell>
          <table:table-cell office:value-type="float" office:value="-0.086017" calcext:value-type="float">
            <text:p>-0.086017</text:p>
          </table:table-cell>
          <table:table-cell office:value-type="float" office:value="0.137129" calcext:value-type="float">
            <text:p>0.137129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836" calcext:value-type="float">
            <text:p>-1.124836</text:p>
          </table:table-cell>
          <table:table-cell office:value-type="float" office:value="-3.399585" calcext:value-type="float">
            <text:p>-3.399585</text:p>
          </table:table-cell>
          <table:table-cell office:value-type="float" office:value="-0.544095" calcext:value-type="float">
            <text:p>-0.544095</text:p>
          </table:table-cell>
          <table:table-cell office:value-type="float" office:value="-0.119321" calcext:value-type="float">
            <text:p>-0.119321</text:p>
          </table:table-cell>
          <table:table-cell office:value-type="float" office:value="-1.544582" calcext:value-type="float">
            <text:p>-1.544582</text:p>
          </table:table-cell>
          <table:table-cell office:value-type="float" office:value="0.018164" calcext:value-type="float">
            <text:p>0.018164</text:p>
          </table:table-cell>
          <table:table-cell office:value-type="float" office:value="-1.645739" calcext:value-type="float">
            <text:p>-1.645739</text:p>
          </table:table-cell>
          <table:table-cell office:value-type="float" office:value="-0.050261" calcext:value-type="float">
            <text:p>-0.050261</text:p>
          </table:table-cell>
          <table:table-cell office:value-type="float" office:value="0.126368" calcext:value-type="float">
            <text:p>0.1263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896" calcext:value-type="float">
            <text:p>-0.846896</text:p>
          </table:table-cell>
          <table:table-cell office:value-type="float" office:value="-3.632973" calcext:value-type="float">
            <text:p>-3.632973</text:p>
          </table:table-cell>
          <table:table-cell office:value-type="float" office:value="-0.577952" calcext:value-type="float">
            <text:p>-0.577952</text:p>
          </table:table-cell>
          <table:table-cell office:value-type="float" office:value="-0.272085" calcext:value-type="float">
            <text:p>-0.272085</text:p>
          </table:table-cell>
          <table:table-cell office:value-type="float" office:value="-1.567641" calcext:value-type="float">
            <text:p>-1.567641</text:p>
          </table:table-cell>
          <table:table-cell office:value-type="float" office:value="-0.039401" calcext:value-type="float">
            <text:p>-0.039401</text:p>
          </table:table-cell>
          <table:table-cell office:value-type="float" office:value="-1.879127" calcext:value-type="float">
            <text:p>-1.879127</text:p>
          </table:table-cell>
          <table:table-cell office:value-type="float" office:value="-0.117213" calcext:value-type="float">
            <text:p>-0.117213</text:p>
          </table:table-cell>
          <table:table-cell office:value-type="float" office:value="0.129239" calcext:value-type="float">
            <text:p>0.129239</text:p>
          </table:table-cell>
          <table:table-cell>
            <draw:frame table:end-cell-address="left_front_wheel_stats.AB32" table:end-x="25.85pt" table:end-y="12.25pt" draw:z-index="2" draw:style-name="gr1" draw:text-style-name="P1" svg:width="918.2pt" svg:height="88.81pt" svg:x="3.66pt" svg:y="0.28pt">
              <draw:object draw:notify-on-update-of-ranges="left_front_wheel_stats.A2:left_front_wheel_stats.A153 left_front_wheel_stats.H1:left_front_wheel_stats.H1 left_front_wheel_stats.H2:left_front_wheel_stats.H153 left_front_wheel_stats.I1:left_front_wheel_stats.I1 left_front_wheel_stats.I2:left_front_wheel_stats.I1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454" calcext:value-type="float">
            <text:p>-0.337454</text:p>
          </table:table-cell>
          <table:table-cell office:value-type="float" office:value="-3.721218" calcext:value-type="float">
            <text:p>-3.721218</text:p>
          </table:table-cell>
          <table:table-cell office:value-type="float" office:value="-0.590753" calcext:value-type="float">
            <text:p>-0.590753</text:p>
          </table:table-cell>
          <table:table-cell office:value-type="float" office:value="-0.357128" calcext:value-type="float">
            <text:p>-0.357128</text:p>
          </table:table-cell>
          <table:table-cell office:value-type="float" office:value="-1.590668" calcext:value-type="float">
            <text:p>-1.590668</text:p>
          </table:table-cell>
          <table:table-cell office:value-type="float" office:value="-0.019575" calcext:value-type="float">
            <text:p>-0.019575</text:p>
          </table:table-cell>
          <table:table-cell office:value-type="float" office:value="-1.967372" calcext:value-type="float">
            <text:p>-1.967372</text:p>
          </table:table-cell>
          <table:table-cell office:value-type="float" office:value="-0.172389" calcext:value-type="float">
            <text:p>-0.172389</text:p>
          </table:table-cell>
          <table:table-cell office:value-type="float" office:value="0.144813" calcext:value-type="float">
            <text:p>0.14481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865" calcext:value-type="float">
            <text:p>-0.337865</text:p>
          </table:table-cell>
          <table:table-cell office:value-type="float" office:value="-3.736799" calcext:value-type="float">
            <text:p>-3.736799</text:p>
          </table:table-cell>
          <table:table-cell office:value-type="float" office:value="-0.593014" calcext:value-type="float">
            <text:p>-0.593014</text:p>
          </table:table-cell>
          <table:table-cell office:value-type="float" office:value="-0.424794" calcext:value-type="float">
            <text:p>-0.424794</text:p>
          </table:table-cell>
          <table:table-cell office:value-type="float" office:value="-1.542985" calcext:value-type="float">
            <text:p>-1.542985</text:p>
          </table:table-cell>
          <table:table-cell office:value-type="float" office:value="-0.015174" calcext:value-type="float">
            <text:p>-0.015174</text:p>
          </table:table-cell>
          <table:table-cell office:value-type="float" office:value="-1.982953" calcext:value-type="float">
            <text:p>-1.982953</text:p>
          </table:table-cell>
          <table:table-cell office:value-type="float" office:value="-0.210484" calcext:value-type="float">
            <text:p>-0.210484</text:p>
          </table:table-cell>
          <table:table-cell office:value-type="float" office:value="0.148649" calcext:value-type="float">
            <text:p>0.148649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113" calcext:value-type="float">
            <text:p>-0.507113</text:p>
          </table:table-cell>
          <table:table-cell office:value-type="float" office:value="-3.695631" calcext:value-type="float">
            <text:p>-3.695631</text:p>
          </table:table-cell>
          <table:table-cell office:value-type="float" office:value="-0.587042" calcext:value-type="float">
            <text:p>-0.587042</text:p>
          </table:table-cell>
          <table:table-cell office:value-type="float" office:value="-0.407771" calcext:value-type="float">
            <text:p>-0.407771</text:p>
          </table:table-cell>
          <table:table-cell office:value-type="float" office:value="-1.537566" calcext:value-type="float">
            <text:p>-1.537566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-1.941785" calcext:value-type="float">
            <text:p>-1.941785</text:p>
          </table:table-cell>
          <table:table-cell office:value-type="float" office:value="-0.217172" calcext:value-type="float">
            <text:p>-0.217172</text:p>
          </table:table-cell>
          <table:table-cell office:value-type="float" office:value="0.159775" calcext:value-type="float">
            <text:p>0.15977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3375" calcext:value-type="float">
            <text:p>-0.733375</text:p>
          </table:table-cell>
          <table:table-cell office:value-type="float" office:value="-3.567549" calcext:value-type="float">
            <text:p>-3.567549</text:p>
          </table:table-cell>
          <table:table-cell office:value-type="float" office:value="-0.568461" calcext:value-type="float">
            <text:p>-0.568461</text:p>
          </table:table-cell>
          <table:table-cell office:value-type="float" office:value="-0.306141" calcext:value-type="float">
            <text:p>-0.306141</text:p>
          </table:table-cell>
          <table:table-cell office:value-type="float" office:value="-1.528618" calcext:value-type="float">
            <text:p>-1.528618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-1.813702" calcext:value-type="float">
            <text:p>-1.813702</text:p>
          </table:table-cell>
          <table:table-cell office:value-type="float" office:value="-0.164179" calcext:value-type="float">
            <text:p>-0.164179</text:p>
          </table:table-cell>
          <table:table-cell office:value-type="float" office:value="0.160885" calcext:value-type="float">
            <text:p>0.16088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96" calcext:value-type="float">
            <text:p>-0.45096</text:p>
          </table:table-cell>
          <table:table-cell office:value-type="float" office:value="-3.70822" calcext:value-type="float">
            <text:p>-3.70822</text:p>
          </table:table-cell>
          <table:table-cell office:value-type="float" office:value="-0.588868" calcext:value-type="float">
            <text:p>-0.588868</text:p>
          </table:table-cell>
          <table:table-cell office:value-type="float" office:value="-0.374008" calcext:value-type="float">
            <text:p>-0.374008</text:p>
          </table:table-cell>
          <table:table-cell office:value-type="float" office:value="-1.565539" calcext:value-type="float">
            <text:p>-1.565539</text:p>
          </table:table-cell>
          <table:table-cell office:value-type="float" office:value="-0.014827" calcext:value-type="float">
            <text:p>-0.014827</text:p>
          </table:table-cell>
          <table:table-cell office:value-type="float" office:value="-1.954374" calcext:value-type="float">
            <text:p>-1.954374</text:p>
          </table:table-cell>
          <table:table-cell office:value-type="float" office:value="-0.190214" calcext:value-type="float">
            <text:p>-0.190214</text:p>
          </table:table-cell>
          <table:table-cell office:value-type="float" office:value="0.152575" calcext:value-type="float">
            <text:p>0.15257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1403" calcext:value-type="float">
            <text:p>-0.451403</text:p>
          </table:table-cell>
          <table:table-cell office:value-type="float" office:value="-3.723359" calcext:value-type="float">
            <text:p>-3.723359</text:p>
          </table:table-cell>
          <table:table-cell office:value-type="float" office:value="-0.591064" calcext:value-type="float">
            <text:p>-0.591064</text:p>
          </table:table-cell>
          <table:table-cell office:value-type="float" office:value="-0.390733" calcext:value-type="float">
            <text:p>-0.390733</text:p>
          </table:table-cell>
          <table:table-cell office:value-type="float" office:value="-1.575248" calcext:value-type="float">
            <text:p>-1.575248</text:p>
          </table:table-cell>
          <table:table-cell office:value-type="float" office:value="-0.003532" calcext:value-type="float">
            <text:p>-0.003532</text:p>
          </table:table-cell>
          <table:table-cell office:value-type="float" office:value="-1.969513" calcext:value-type="float">
            <text:p>-1.969513</text:p>
          </table:table-cell>
          <table:table-cell office:value-type="float" office:value="-0.205579" calcext:value-type="float">
            <text:p>-0.205579</text:p>
          </table:table-cell>
          <table:table-cell office:value-type="float" office:value="0.157841" calcext:value-type="float">
            <text:p>0.15784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172" calcext:value-type="float">
            <text:p>-0.73172</text:p>
          </table:table-cell>
          <table:table-cell office:value-type="float" office:value="-3.684499" calcext:value-type="float">
            <text:p>-3.684499</text:p>
          </table:table-cell>
          <table:table-cell office:value-type="float" office:value="-0.585427" calcext:value-type="float">
            <text:p>-0.585427</text:p>
          </table:table-cell>
          <table:table-cell office:value-type="float" office:value="-0.357147" calcext:value-type="float">
            <text:p>-0.357147</text:p>
          </table:table-cell>
          <table:table-cell office:value-type="float" office:value="-1.581442" calcext:value-type="float">
            <text:p>-1.581442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-1.930653" calcext:value-type="float">
            <text:p>-1.930653</text:p>
          </table:table-cell>
          <table:table-cell office:value-type="float" office:value="-0.167934" calcext:value-type="float">
            <text:p>-0.167934</text:p>
          </table:table-cell>
          <table:table-cell office:value-type="float" office:value="0.141063" calcext:value-type="float">
            <text:p>0.14106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839" calcext:value-type="float">
            <text:p>-0.845839</text:p>
          </table:table-cell>
          <table:table-cell office:value-type="float" office:value="-3.625939" calcext:value-type="float">
            <text:p>-3.625939</text:p>
          </table:table-cell>
          <table:table-cell office:value-type="float" office:value="-0.576932" calcext:value-type="float">
            <text:p>-0.576932</text:p>
          </table:table-cell>
          <table:table-cell office:value-type="float" office:value="-0.272402" calcext:value-type="float">
            <text:p>-0.272402</text:p>
          </table:table-cell>
          <table:table-cell office:value-type="float" office:value="-1.620241" calcext:value-type="float">
            <text:p>-1.620241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-1.872093" calcext:value-type="float">
            <text:p>-1.872093</text:p>
          </table:table-cell>
          <table:table-cell office:value-type="float" office:value="-0.124816" calcext:value-type="float">
            <text:p>-0.124816</text:p>
          </table:table-cell>
          <table:table-cell office:value-type="float" office:value="0.137461" calcext:value-type="float">
            <text:p>0.1374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038" calcext:value-type="float">
            <text:p>-1.072038</text:p>
          </table:table-cell>
          <table:table-cell office:value-type="float" office:value="-3.611727" calcext:value-type="float">
            <text:p>-3.611727</text:p>
          </table:table-cell>
          <table:table-cell office:value-type="float" office:value="-0.57487" calcext:value-type="float">
            <text:p>-0.57487</text:p>
          </table:table-cell>
          <table:table-cell office:value-type="float" office:value="-0.205156" calcext:value-type="float">
            <text:p>-0.205156</text:p>
          </table:table-cell>
          <table:table-cell office:value-type="float" office:value="-1.668313" calcext:value-type="float">
            <text:p>-1.668313</text:p>
          </table:table-cell>
          <table:table-cell office:value-type="float" office:value="0.015589" calcext:value-type="float">
            <text:p>0.015589</text:p>
          </table:table-cell>
          <table:table-cell office:value-type="float" office:value="-1.857881" calcext:value-type="float">
            <text:p>-1.857881</text:p>
          </table:table-cell>
          <table:table-cell office:value-type="float" office:value="-0.098334" calcext:value-type="float">
            <text:p>-0.098334</text:p>
          </table:table-cell>
          <table:table-cell office:value-type="float" office:value="0.143793" calcext:value-type="float">
            <text:p>0.143793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548" calcext:value-type="float">
            <text:p>-1.183548</text:p>
          </table:table-cell>
          <table:table-cell office:value-type="float" office:value="-3.55009" calcext:value-type="float">
            <text:p>-3.55009</text:p>
          </table:table-cell>
          <table:table-cell office:value-type="float" office:value="-0.565928" calcext:value-type="float">
            <text:p>-0.565928</text:p>
          </table:table-cell>
          <table:table-cell office:value-type="float" office:value="-0.171089" calcext:value-type="float">
            <text:p>-0.171089</text:p>
          </table:table-cell>
          <table:table-cell office:value-type="float" office:value="-1.633056" calcext:value-type="float">
            <text:p>-1.633056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-1.796243" calcext:value-type="float">
            <text:p>-1.796243</text:p>
          </table:table-cell>
          <table:table-cell office:value-type="float" office:value="-0.081956" calcext:value-type="float">
            <text:p>-0.081956</text:p>
          </table:table-cell>
          <table:table-cell office:value-type="float" office:value="0.143707" calcext:value-type="float">
            <text:p>0.143707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925" calcext:value-type="float">
            <text:p>-1.014925</text:p>
          </table:table-cell>
          <table:table-cell office:value-type="float" office:value="-3.530095" calcext:value-type="float">
            <text:p>-3.530095</text:p>
          </table:table-cell>
          <table:table-cell office:value-type="float" office:value="-0.563028" calcext:value-type="float">
            <text:p>-0.563028</text:p>
          </table:table-cell>
          <table:table-cell office:value-type="float" office:value="-0.205387" calcext:value-type="float">
            <text:p>-0.205387</text:p>
          </table:table-cell>
          <table:table-cell office:value-type="float" office:value="-1.56323" calcext:value-type="float">
            <text:p>-1.56323</text:p>
          </table:table-cell>
          <table:table-cell office:value-type="float" office:value="-0.007631" calcext:value-type="float">
            <text:p>-0.007631</text:p>
          </table:table-cell>
          <table:table-cell office:value-type="float" office:value="-1.776249" calcext:value-type="float">
            <text:p>-1.776249</text:p>
          </table:table-cell>
          <table:table-cell office:value-type="float" office:value="-0.102563" calcext:value-type="float">
            <text:p>-0.102563</text:p>
          </table:table-cell>
          <table:table-cell office:value-type="float" office:value="0.14981" calcext:value-type="float">
            <text:p>0.1498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898" calcext:value-type="float">
            <text:p>-0.845898</text:p>
          </table:table-cell>
          <table:table-cell office:value-type="float" office:value="-3.427256" calcext:value-type="float">
            <text:p>-3.427256</text:p>
          </table:table-cell>
          <table:table-cell office:value-type="float" office:value="-0.548109" calcext:value-type="float">
            <text:p>-0.548109</text:p>
          </table:table-cell>
          <table:table-cell office:value-type="float" office:value="-0.221676" calcext:value-type="float">
            <text:p>-0.221676</text:p>
          </table:table-cell>
          <table:table-cell office:value-type="float" office:value="-1.447499" calcext:value-type="float">
            <text:p>-1.447499</text:p>
          </table:table-cell>
          <table:table-cell office:value-type="float" office:value="-0.004234" calcext:value-type="float">
            <text:p>-0.004234</text:p>
          </table:table-cell>
          <table:table-cell office:value-type="float" office:value="-1.67341" calcext:value-type="float">
            <text:p>-1.67341</text:p>
          </table:table-cell>
          <table:table-cell office:value-type="float" office:value="-0.094753" calcext:value-type="float">
            <text:p>-0.094753</text:p>
          </table:table-cell>
          <table:table-cell office:value-type="float" office:value="0.128231" calcext:value-type="float">
            <text:p>0.12823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0042" calcext:value-type="float">
            <text:p>-0.730042</text:p>
          </table:table-cell>
          <table:table-cell office:value-type="float" office:value="-3.463598" calcext:value-type="float">
            <text:p>-3.463598</text:p>
          </table:table-cell>
          <table:table-cell office:value-type="float" office:value="-0.553381" calcext:value-type="float">
            <text:p>-0.553381</text:p>
          </table:table-cell>
          <table:table-cell office:value-type="float" office:value="-0.307141" calcext:value-type="float">
            <text:p>-0.307141</text:p>
          </table:table-cell>
          <table:table-cell office:value-type="float" office:value="-1.383579" calcext:value-type="float">
            <text:p>-1.383579</text:p>
          </table:table-cell>
          <table:table-cell office:value-type="float" office:value="-0.019032" calcext:value-type="float">
            <text:p>-0.019032</text:p>
          </table:table-cell>
          <table:table-cell office:value-type="float" office:value="-1.709752" calcext:value-type="float">
            <text:p>-1.709752</text:p>
          </table:table-cell>
          <table:table-cell office:value-type="float" office:value="-0.153252" calcext:value-type="float">
            <text:p>-0.153252</text:p>
          </table:table-cell>
          <table:table-cell office:value-type="float" office:value="0.149689" calcext:value-type="float">
            <text:p>0.14968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168" calcext:value-type="float">
            <text:p>-0.169168</text:p>
          </table:table-cell>
          <table:table-cell office:value-type="float" office:value="-3.533897" calcext:value-type="float">
            <text:p>-3.533897</text:p>
          </table:table-cell>
          <table:table-cell office:value-type="float" office:value="-0.563579" calcext:value-type="float">
            <text:p>-0.563579</text:p>
          </table:table-cell>
          <table:table-cell office:value-type="float" office:value="-0.373871" calcext:value-type="float">
            <text:p>-0.373871</text:p>
          </table:table-cell>
          <table:table-cell office:value-type="float" office:value="-1.389924" calcext:value-type="float">
            <text:p>-1.389924</text:p>
          </table:table-cell>
          <table:table-cell office:value-type="float" office:value="-0.016256" calcext:value-type="float">
            <text:p>-0.016256</text:p>
          </table:table-cell>
          <table:table-cell office:value-type="float" office:value="-1.780051" calcext:value-type="float">
            <text:p>-1.780051</text:p>
          </table:table-cell>
          <table:table-cell office:value-type="float" office:value="-0.170524" calcext:value-type="float">
            <text:p>-0.170524</text:p>
          </table:table-cell>
          <table:table-cell office:value-type="float" office:value="0.136831" calcext:value-type="float">
            <text:p>0.13683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801" calcext:value-type="float">
            <text:p>-0.168801</text:p>
          </table:table-cell>
          <table:table-cell office:value-type="float" office:value="-3.68008" calcext:value-type="float">
            <text:p>-3.68008</text:p>
          </table:table-cell>
          <table:table-cell office:value-type="float" office:value="-0.584786" calcext:value-type="float">
            <text:p>-0.584786</text:p>
          </table:table-cell>
          <table:table-cell office:value-type="float" office:value="-0.475514" calcext:value-type="float">
            <text:p>-0.475514</text:p>
          </table:table-cell>
          <table:table-cell office:value-type="float" office:value="-1.427103" calcext:value-type="float">
            <text:p>-1.427103</text:p>
          </table:table-cell>
          <table:table-cell office:value-type="float" office:value="-0.023617" calcext:value-type="float">
            <text:p>-0.023617</text:p>
          </table:table-cell>
          <table:table-cell office:value-type="float" office:value="-1.926234" calcext:value-type="float">
            <text:p>-1.926234</text:p>
          </table:table-cell>
          <table:table-cell office:value-type="float" office:value="-0.227394" calcext:value-type="float">
            <text:p>-0.227394</text:p>
          </table:table-cell>
          <table:table-cell office:value-type="float" office:value="0.143462" calcext:value-type="float">
            <text:p>0.143462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2126" calcext:value-type="float">
            <text:p>-0.562126</text:p>
          </table:table-cell>
          <table:table-cell office:value-type="float" office:value="-3.616161" calcext:value-type="float">
            <text:p>-3.616161</text:p>
          </table:table-cell>
          <table:table-cell office:value-type="float" office:value="-0.575513" calcext:value-type="float">
            <text:p>-0.575513</text:p>
          </table:table-cell>
          <table:table-cell office:value-type="float" office:value="-0.441458" calcext:value-type="float">
            <text:p>-0.441458</text:p>
          </table:table-cell>
          <table:table-cell office:value-type="float" office:value="-1.428911" calcext:value-type="float">
            <text:p>-1.428911</text:p>
          </table:table-cell>
          <table:table-cell office:value-type="float" office:value="0.008055" calcext:value-type="float">
            <text:p>0.008055</text:p>
          </table:table-cell>
          <table:table-cell office:value-type="float" office:value="-1.862315" calcext:value-type="float">
            <text:p>-1.862315</text:p>
          </table:table-cell>
          <table:table-cell office:value-type="float" office:value="-0.207387" calcext:value-type="float">
            <text:p>-0.207387</text:p>
          </table:table-cell>
          <table:table-cell office:value-type="float" office:value="0.140933" calcext:value-type="float">
            <text:p>0.140933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159" calcext:value-type="float">
            <text:p>-0.677159</text:p>
          </table:table-cell>
          <table:table-cell office:value-type="float" office:value="-3.523175" calcext:value-type="float">
            <text:p>-3.523175</text:p>
          </table:table-cell>
          <table:table-cell office:value-type="float" office:value="-0.562024" calcext:value-type="float">
            <text:p>-0.562024</text:p>
          </table:table-cell>
          <table:table-cell office:value-type="float" office:value="-0.357516" calcext:value-type="float">
            <text:p>-0.357516</text:p>
          </table:table-cell>
          <table:table-cell office:value-type="float" office:value="-1.431381" calcext:value-type="float">
            <text:p>-1.431381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-1.769329" calcext:value-type="float">
            <text:p>-1.769329</text:p>
          </table:table-cell>
          <table:table-cell office:value-type="float" office:value="-0.170404" calcext:value-type="float">
            <text:p>-0.170404</text:p>
          </table:table-cell>
          <table:table-cell office:value-type="float" office:value="0.14299" calcext:value-type="float">
            <text:p>0.14299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491" calcext:value-type="float">
            <text:p>-0.450491</text:p>
          </table:table-cell>
          <table:table-cell office:value-type="float" office:value="-3.633542" calcext:value-type="float">
            <text:p>-3.633542</text:p>
          </table:table-cell>
          <table:table-cell office:value-type="float" office:value="-0.578034" calcext:value-type="float">
            <text:p>-0.578034</text:p>
          </table:table-cell>
          <table:table-cell office:value-type="float" office:value="-0.391007" calcext:value-type="float">
            <text:p>-0.391007</text:p>
          </table:table-cell>
          <table:table-cell office:value-type="float" office:value="-1.480315" calcext:value-type="float">
            <text:p>-1.480315</text:p>
          </table:table-cell>
          <table:table-cell office:value-type="float" office:value="-0.008374" calcext:value-type="float">
            <text:p>-0.008374</text:p>
          </table:table-cell>
          <table:table-cell office:value-type="float" office:value="-1.879696" calcext:value-type="float">
            <text:p>-1.879696</text:p>
          </table:table-cell>
          <table:table-cell office:value-type="float" office:value="-0.173749" calcext:value-type="float">
            <text:p>-0.173749</text:p>
          </table:table-cell>
          <table:table-cell office:value-type="float" office:value="0.133309" calcext:value-type="float">
            <text:p>0.133309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-3.852253" calcext:value-type="float">
            <text:p>-3.852253</text:p>
          </table:table-cell>
          <table:table-cell office:value-type="float" office:value="-0.609762" calcext:value-type="float">
            <text:p>-0.609762</text:p>
          </table:table-cell>
          <table:table-cell office:value-type="float" office:value="-0.475482" calcext:value-type="float">
            <text:p>-0.475482</text:p>
          </table:table-cell>
          <table:table-cell office:value-type="float" office:value="-1.602705" calcext:value-type="float">
            <text:p>-1.602705</text:p>
          </table:table-cell>
          <table:table-cell office:value-type="float" office:value="-0.02022" calcext:value-type="float">
            <text:p>-0.02022</text:p>
          </table:table-cell>
          <table:table-cell office:value-type="float" office:value="-2.098407" calcext:value-type="float">
            <text:p>-2.098407</text:p>
          </table:table-cell>
          <table:table-cell office:value-type="float" office:value="-0.220724" calcext:value-type="float">
            <text:p>-0.220724</text:p>
          </table:table-cell>
          <table:table-cell office:value-type="float" office:value="0.139263" calcext:value-type="float">
            <text:p>0.139263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849" calcext:value-type="float">
            <text:p>-0.225849</text:p>
          </table:table-cell>
          <table:table-cell office:value-type="float" office:value="-3.947286" calcext:value-type="float">
            <text:p>-3.947286</text:p>
          </table:table-cell>
          <table:table-cell office:value-type="float" office:value="-0.623548" calcext:value-type="float">
            <text:p>-0.623548</text:p>
          </table:table-cell>
          <table:table-cell office:value-type="float" office:value="-0.458399" calcext:value-type="float">
            <text:p>-0.458399</text:p>
          </table:table-cell>
          <table:table-cell office:value-type="float" office:value="-1.739026" calcext:value-type="float">
            <text:p>-1.739026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-2.19344" calcext:value-type="float">
            <text:p>-2.19344</text:p>
          </table:table-cell>
          <table:table-cell office:value-type="float" office:value="-0.218277" calcext:value-type="float">
            <text:p>-0.218277</text:p>
          </table:table-cell>
          <table:table-cell office:value-type="float" office:value="0.142852" calcext:value-type="float">
            <text:p>0.142852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9159" calcext:value-type="float">
            <text:p>-0.899159</text:p>
          </table:table-cell>
          <table:table-cell office:value-type="float" office:value="-3.928069" calcext:value-type="float">
            <text:p>-3.928069</text:p>
          </table:table-cell>
          <table:table-cell office:value-type="float" office:value="-0.62076" calcext:value-type="float">
            <text:p>-0.62076</text:p>
          </table:table-cell>
          <table:table-cell office:value-type="float" office:value="-0.357199" calcext:value-type="float">
            <text:p>-0.357199</text:p>
          </table:table-cell>
          <table:table-cell office:value-type="float" office:value="-1.837047" calcext:value-type="float">
            <text:p>-1.837047</text:p>
          </table:table-cell>
          <table:table-cell office:value-type="float" office:value="0.020024" calcext:value-type="float">
            <text:p>0.020024</text:p>
          </table:table-cell>
          <table:table-cell office:value-type="float" office:value="-2.174223" calcext:value-type="float">
            <text:p>-2.174223</text:p>
          </table:table-cell>
          <table:table-cell office:value-type="float" office:value="-0.200584" calcext:value-type="float">
            <text:p>-0.200584</text:p>
          </table:table-cell>
          <table:table-cell office:value-type="float" office:value="0.168464" calcext:value-type="float">
            <text:p>0.16846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6646" calcext:value-type="float">
            <text:p>-1.126646</text:p>
          </table:table-cell>
          <table:table-cell office:value-type="float" office:value="-3.739085" calcext:value-type="float">
            <text:p>-3.739085</text:p>
          </table:table-cell>
          <table:table-cell office:value-type="float" office:value="-0.593345" calcext:value-type="float">
            <text:p>-0.593345</text:p>
          </table:table-cell>
          <table:table-cell office:value-type="float" office:value="-0.18816" calcext:value-type="float">
            <text:p>-0.18816</text:p>
          </table:table-cell>
          <table:table-cell office:value-type="float" office:value="-1.835142" calcext:value-type="float">
            <text:p>-1.835142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-1.985239" calcext:value-type="float">
            <text:p>-1.985239</text:p>
          </table:table-cell>
          <table:table-cell office:value-type="float" office:value="-0.092847" calcext:value-type="float">
            <text:p>-0.092847</text:p>
          </table:table-cell>
          <table:table-cell office:value-type="float" office:value="0.148034" calcext:value-type="float">
            <text:p>0.148034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517" calcext:value-type="float">
            <text:p>-1.18517</text:p>
          </table:table-cell>
          <table:table-cell office:value-type="float" office:value="-3.713465" calcext:value-type="float">
            <text:p>-3.713465</text:p>
          </table:table-cell>
          <table:table-cell office:value-type="float" office:value="-0.589629" calcext:value-type="float">
            <text:p>-0.589629</text:p>
          </table:table-cell>
          <table:table-cell office:value-type="float" office:value="-0.187463" calcext:value-type="float">
            <text:p>-0.187463</text:p>
          </table:table-cell>
          <table:table-cell office:value-type="float" office:value="-1.772317" calcext:value-type="float">
            <text:p>-1.77231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-1.959619" calcext:value-type="float">
            <text:p>-1.959619</text:p>
          </table:table-cell>
          <table:table-cell office:value-type="float" office:value="-0.090428" calcext:value-type="float">
            <text:p>-0.090428</text:p>
          </table:table-cell>
          <table:table-cell office:value-type="float" office:value="0.144713" calcext:value-type="float">
            <text:p>0.144713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2568" calcext:value-type="float">
            <text:p>-1.292568</text:p>
          </table:table-cell>
          <table:table-cell office:value-type="float" office:value="-3.548955" calcext:value-type="float">
            <text:p>-3.548955</text:p>
          </table:table-cell>
          <table:table-cell office:value-type="float" office:value="-0.565764" calcext:value-type="float">
            <text:p>-0.565764</text:p>
          </table:table-cell>
          <table:table-cell office:value-type="float" office:value="-0.138383" calcext:value-type="float">
            <text:p>-0.138383</text:p>
          </table:table-cell>
          <table:table-cell office:value-type="float" office:value="-1.668105" calcext:value-type="float">
            <text:p>-1.668105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-1.795109" calcext:value-type="float">
            <text:p>-1.795109</text:p>
          </table:table-cell>
          <table:table-cell office:value-type="float" office:value="-0.066312" calcext:value-type="float">
            <text:p>-0.066312</text:p>
          </table:table-cell>
          <table:table-cell office:value-type="float" office:value="0.143757" calcext:value-type="float">
            <text:p>0.143757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3295" calcext:value-type="float">
            <text:p>-0.733295</text:p>
          </table:table-cell>
          <table:table-cell office:value-type="float" office:value="-3.62823" calcext:value-type="float">
            <text:p>-3.62823</text:p>
          </table:table-cell>
          <table:table-cell office:value-type="float" office:value="-0.577264" calcext:value-type="float">
            <text:p>-0.577264</text:p>
          </table:table-cell>
          <table:table-cell office:value-type="float" office:value="-0.272476" calcext:value-type="float">
            <text:p>-0.272476</text:p>
          </table:table-cell>
          <table:table-cell office:value-type="float" office:value="-1.57067" calcext:value-type="float">
            <text:p>-1.57067</text:p>
          </table:table-cell>
          <table:table-cell office:value-type="float" office:value="-0.031238" calcext:value-type="float">
            <text:p>-0.031238</text:p>
          </table:table-cell>
          <table:table-cell office:value-type="float" office:value="-1.874384" calcext:value-type="float">
            <text:p>-1.874384</text:p>
          </table:table-cell>
          <table:table-cell office:value-type="float" office:value="-0.129958" calcext:value-type="float">
            <text:p>-0.129958</text:p>
          </table:table-cell>
          <table:table-cell office:value-type="float" office:value="0.143086" calcext:value-type="float">
            <text:p>0.143086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992" calcext:value-type="float">
            <text:p>-0.844992</text:p>
          </table:table-cell>
          <table:table-cell office:value-type="float" office:value="-3.532098" calcext:value-type="float">
            <text:p>-3.532098</text:p>
          </table:table-cell>
          <table:table-cell office:value-type="float" office:value="-0.563319" calcext:value-type="float">
            <text:p>-0.563319</text:p>
          </table:table-cell>
          <table:table-cell office:value-type="float" office:value="-0.272656" calcext:value-type="float">
            <text:p>-0.272656</text:p>
          </table:table-cell>
          <table:table-cell office:value-type="float" office:value="-1.505558" calcext:value-type="float">
            <text:p>-1.505558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1.778252" calcext:value-type="float">
            <text:p>-1.778252</text:p>
          </table:table-cell>
          <table:table-cell office:value-type="float" office:value="-0.142275" calcext:value-type="float">
            <text:p>-0.142275</text:p>
          </table:table-cell>
          <table:table-cell office:value-type="float" office:value="0.156543" calcext:value-type="float">
            <text:p>0.156543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8703" calcext:value-type="float">
            <text:p>-0.618703</text:p>
          </table:table-cell>
          <table:table-cell office:value-type="float" office:value="-3.498385" calcext:value-type="float">
            <text:p>-3.498385</text:p>
          </table:table-cell>
          <table:table-cell office:value-type="float" office:value="-0.558428" calcext:value-type="float">
            <text:p>-0.558428</text:p>
          </table:table-cell>
          <table:table-cell office:value-type="float" office:value="-0.272686" calcext:value-type="float">
            <text:p>-0.272686</text:p>
          </table:table-cell>
          <table:table-cell office:value-type="float" office:value="-1.471846" calcext:value-type="float">
            <text:p>-1.47184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1.744539" calcext:value-type="float">
            <text:p>-1.744539</text:p>
          </table:table-cell>
          <table:table-cell office:value-type="float" office:value="-0.136692" calcext:value-type="float">
            <text:p>-0.136692</text:p>
          </table:table-cell>
          <table:table-cell office:value-type="float" office:value="0.150384" calcext:value-type="float">
            <text:p>0.15038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21693" calcext:value-type="float">
            <text:p>-0.621693</text:p>
          </table:table-cell>
          <table:table-cell office:value-type="float" office:value="-3.573634" calcext:value-type="float">
            <text:p>-3.573634</text:p>
          </table:table-cell>
          <table:table-cell office:value-type="float" office:value="-0.569344" calcext:value-type="float">
            <text:p>-0.569344</text:p>
          </table:table-cell>
          <table:table-cell office:value-type="float" office:value="-0.339646" calcext:value-type="float">
            <text:p>-0.339646</text:p>
          </table:table-cell>
          <table:table-cell office:value-type="float" office:value="-1.465001" calcext:value-type="float">
            <text:p>-1.465001</text:p>
          </table:table-cell>
          <table:table-cell office:value-type="float" office:value="-0.01514" calcext:value-type="float">
            <text:p>-0.01514</text:p>
          </table:table-cell>
          <table:table-cell office:value-type="float" office:value="-1.819788" calcext:value-type="float">
            <text:p>-1.819788</text:p>
          </table:table-cell>
          <table:table-cell office:value-type="float" office:value="-0.166904" calcext:value-type="float">
            <text:p>-0.166904</text:p>
          </table:table-cell>
          <table:table-cell office:value-type="float" office:value="0.147422" calcext:value-type="float">
            <text:p>0.14742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911" calcext:value-type="float">
            <text:p>-0.788911</text:p>
          </table:table-cell>
          <table:table-cell office:value-type="float" office:value="-3.395452" calcext:value-type="float">
            <text:p>-3.395452</text:p>
          </table:table-cell>
          <table:table-cell office:value-type="float" office:value="-0.543496" calcext:value-type="float">
            <text:p>-0.543496</text:p>
          </table:table-cell>
          <table:table-cell office:value-type="float" office:value="-0.272407" calcext:value-type="float">
            <text:p>-0.272407</text:p>
          </table:table-cell>
          <table:table-cell office:value-type="float" office:value="-1.383787" calcext:value-type="float">
            <text:p>-1.383787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-1.641606" calcext:value-type="float">
            <text:p>-1.641606</text:p>
          </table:table-cell>
          <table:table-cell office:value-type="float" office:value="-0.13951" calcext:value-type="float">
            <text:p>-0.13951</text:p>
          </table:table-cell>
          <table:table-cell office:value-type="float" office:value="0.153641" calcext:value-type="float">
            <text:p>0.15364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7944" calcext:value-type="float">
            <text:p>-0.787944</text:p>
          </table:table-cell>
          <table:table-cell office:value-type="float" office:value="-3.358571" calcext:value-type="float">
            <text:p>-3.358571</text:p>
          </table:table-cell>
          <table:table-cell office:value-type="float" office:value="-0.538146" calcext:value-type="float">
            <text:p>-0.538146</text:p>
          </table:table-cell>
          <table:table-cell office:value-type="float" office:value="-0.289771" calcext:value-type="float">
            <text:p>-0.289771</text:p>
          </table:table-cell>
          <table:table-cell office:value-type="float" office:value="-1.311115" calcext:value-type="float">
            <text:p>-1.311115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-1.604725" calcext:value-type="float">
            <text:p>-1.604725</text:p>
          </table:table-cell>
          <table:table-cell office:value-type="float" office:value="-0.145605" calcext:value-type="float">
            <text:p>-0.145605</text:p>
          </table:table-cell>
          <table:table-cell office:value-type="float" office:value="0.150745" calcext:value-type="float">
            <text:p>0.15074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91317" calcext:value-type="float">
            <text:p>-0.791317</text:p>
          </table:table-cell>
          <table:table-cell office:value-type="float" office:value="-3.239135" calcext:value-type="float">
            <text:p>-3.239135</text:p>
          </table:table-cell>
          <table:table-cell office:value-type="float" office:value="-0.52082" calcext:value-type="float">
            <text:p>-0.52082</text:p>
          </table:table-cell>
          <table:table-cell office:value-type="float" office:value="-0.256239" calcext:value-type="float">
            <text:p>-0.256239</text:p>
          </table:table-cell>
          <table:table-cell office:value-type="float" office:value="-1.236621" calcext:value-type="float">
            <text:p>-1.236621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-1.485289" calcext:value-type="float">
            <text:p>-1.485289</text:p>
          </table:table-cell>
          <table:table-cell office:value-type="float" office:value="-0.12609" calcext:value-type="float">
            <text:p>-0.12609</text:p>
          </table:table-cell>
          <table:table-cell office:value-type="float" office:value="0.147624" calcext:value-type="float">
            <text:p>0.14762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307" calcext:value-type="float">
            <text:p>-0.676307</text:p>
          </table:table-cell>
          <table:table-cell office:value-type="float" office:value="-3.395486" calcext:value-type="float">
            <text:p>-3.395486</text:p>
          </table:table-cell>
          <table:table-cell office:value-type="float" office:value="-0.543501" calcext:value-type="float">
            <text:p>-0.543501</text:p>
          </table:table-cell>
          <table:table-cell office:value-type="float" office:value="-0.323262" calcext:value-type="float">
            <text:p>-0.323262</text:p>
          </table:table-cell>
          <table:table-cell office:value-type="float" office:value="-1.303287" calcext:value-type="float">
            <text:p>-1.303287</text:p>
          </table:table-cell>
          <table:table-cell office:value-type="float" office:value="-0.015092" calcext:value-type="float">
            <text:p>-0.015092</text:p>
          </table:table-cell>
          <table:table-cell office:value-type="float" office:value="-1.64164" calcext:value-type="float">
            <text:p>-1.64164</text:p>
          </table:table-cell>
          <table:table-cell office:value-type="float" office:value="-0.159513" calcext:value-type="float">
            <text:p>-0.159513</text:p>
          </table:table-cell>
          <table:table-cell office:value-type="float" office:value="0.148034" calcext:value-type="float">
            <text:p>0.148034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2429" calcext:value-type="float">
            <text:p>-0.282429</text:p>
          </table:table-cell>
          <table:table-cell office:value-type="float" office:value="-3.533021" calcext:value-type="float">
            <text:p>-3.533021</text:p>
          </table:table-cell>
          <table:table-cell office:value-type="float" office:value="-0.563452" calcext:value-type="float">
            <text:p>-0.563452</text:p>
          </table:table-cell>
          <table:table-cell office:value-type="float" office:value="-0.374365" calcext:value-type="float">
            <text:p>-0.374365</text:p>
          </table:table-cell>
          <table:table-cell office:value-type="float" office:value="-1.393011" calcext:value-type="float">
            <text:p>-1.393011</text:p>
          </table:table-cell>
          <table:table-cell office:value-type="float" office:value="-0.011799" calcext:value-type="float">
            <text:p>-0.011799</text:p>
          </table:table-cell>
          <table:table-cell office:value-type="float" office:value="-1.779175" calcext:value-type="float">
            <text:p>-1.779175</text:p>
          </table:table-cell>
          <table:table-cell office:value-type="float" office:value="-0.180152" calcext:value-type="float">
            <text:p>-0.180152</text:p>
          </table:table-cell>
          <table:table-cell office:value-type="float" office:value="0.144366" calcext:value-type="float">
            <text:p>0.14436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1172" calcext:value-type="float">
            <text:p>-0.451172</text:p>
          </table:table-cell>
          <table:table-cell office:value-type="float" office:value="-3.673048" calcext:value-type="float">
            <text:p>-3.673048</text:p>
          </table:table-cell>
          <table:table-cell office:value-type="float" office:value="-0.583765" calcext:value-type="float">
            <text:p>-0.583765</text:p>
          </table:table-cell>
          <table:table-cell office:value-type="float" office:value="-0.390802" calcext:value-type="float">
            <text:p>-0.390802</text:p>
          </table:table-cell>
          <table:table-cell office:value-type="float" office:value="-1.524797" calcext:value-type="float">
            <text:p>-1.524797</text:p>
          </table:table-cell>
          <table:table-cell office:value-type="float" office:value="-0.003603" calcext:value-type="float">
            <text:p>-0.003603</text:p>
          </table:table-cell>
          <table:table-cell office:value-type="float" office:value="-1.919202" calcext:value-type="float">
            <text:p>-1.919202</text:p>
          </table:table-cell>
          <table:table-cell office:value-type="float" office:value="-0.198098" calcext:value-type="float">
            <text:p>-0.198098</text:p>
          </table:table-cell>
          <table:table-cell office:value-type="float" office:value="0.15207" calcext:value-type="float">
            <text:p>0.15207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379" calcext:value-type="float">
            <text:p>-0.676379</text:p>
          </table:table-cell>
          <table:table-cell office:value-type="float" office:value="-3.641048" calcext:value-type="float">
            <text:p>-3.641048</text:p>
          </table:table-cell>
          <table:table-cell office:value-type="float" office:value="-0.579123" calcext:value-type="float">
            <text:p>-0.579123</text:p>
          </table:table-cell>
          <table:table-cell office:value-type="float" office:value="-0.340295" calcext:value-type="float">
            <text:p>-0.340295</text:p>
          </table:table-cell>
          <table:table-cell office:value-type="float" office:value="-1.558571" calcext:value-type="float">
            <text:p>-1.558571</text:p>
          </table:table-cell>
          <table:table-cell office:value-type="float" office:value="0.011664" calcext:value-type="float">
            <text:p>0.011664</text:p>
          </table:table-cell>
          <table:table-cell office:value-type="float" office:value="-1.887202" calcext:value-type="float">
            <text:p>-1.887202</text:p>
          </table:table-cell>
          <table:table-cell office:value-type="float" office:value="-0.163733" calcext:value-type="float">
            <text:p>-0.163733</text:p>
          </table:table-cell>
          <table:table-cell office:value-type="float" office:value="0.144345" calcext:value-type="float">
            <text:p>0.14434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615" calcext:value-type="float">
            <text:p>-0.901615</text:p>
          </table:table-cell>
          <table:table-cell office:value-type="float" office:value="-3.531452" calcext:value-type="float">
            <text:p>-3.531452</text:p>
          </table:table-cell>
          <table:table-cell office:value-type="float" office:value="-0.563225" calcext:value-type="float">
            <text:p>-0.563225</text:p>
          </table:table-cell>
          <table:table-cell office:value-type="float" office:value="-0.255669" calcext:value-type="float">
            <text:p>-0.255669</text:p>
          </table:table-cell>
          <table:table-cell office:value-type="float" office:value="-1.541186" calcext:value-type="float">
            <text:p>-1.541186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-1.777606" calcext:value-type="float">
            <text:p>-1.777606</text:p>
          </table:table-cell>
          <table:table-cell office:value-type="float" office:value="-0.124889" calcext:value-type="float">
            <text:p>-0.124889</text:p>
          </table:table-cell>
          <table:table-cell office:value-type="float" office:value="0.146544" calcext:value-type="float">
            <text:p>0.146544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055" calcext:value-type="float">
            <text:p>-0.901055</text:p>
          </table:table-cell>
          <table:table-cell office:value-type="float" office:value="-3.510326" calcext:value-type="float">
            <text:p>-3.510326</text:p>
          </table:table-cell>
          <table:table-cell office:value-type="float" office:value="-0.56016" calcext:value-type="float">
            <text:p>-0.56016</text:p>
          </table:table-cell>
          <table:table-cell office:value-type="float" office:value="-0.23904" calcext:value-type="float">
            <text:p>-0.23904</text:p>
          </table:table-cell>
          <table:table-cell office:value-type="float" office:value="-1.521224" calcext:value-type="float">
            <text:p>-1.521224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-1.75648" calcext:value-type="float">
            <text:p>-1.75648</text:p>
          </table:table-cell>
          <table:table-cell office:value-type="float" office:value="-0.11673" calcext:value-type="float">
            <text:p>-0.11673</text:p>
          </table:table-cell>
          <table:table-cell office:value-type="float" office:value="0.146499" calcext:value-type="float">
            <text:p>0.146499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907" calcext:value-type="float">
            <text:p>-0.732907</text:p>
          </table:table-cell>
          <table:table-cell office:value-type="float" office:value="-3.587077" calcext:value-type="float">
            <text:p>-3.587077</text:p>
          </table:table-cell>
          <table:table-cell office:value-type="float" office:value="-0.571294" calcext:value-type="float">
            <text:p>-0.571294</text:p>
          </table:table-cell>
          <table:table-cell office:value-type="float" office:value="-0.306282" calcext:value-type="float">
            <text:p>-0.306282</text:p>
          </table:table-cell>
          <table:table-cell office:value-type="float" office:value="-1.512481" calcext:value-type="float">
            <text:p>-1.512481</text:p>
          </table:table-cell>
          <table:table-cell office:value-type="float" office:value="-0.014468" calcext:value-type="float">
            <text:p>-0.014468</text:p>
          </table:table-cell>
          <table:table-cell office:value-type="float" office:value="-1.833231" calcext:value-type="float">
            <text:p>-1.833231</text:p>
          </table:table-cell>
          <table:table-cell office:value-type="float" office:value="-0.158162" calcext:value-type="float">
            <text:p>-0.158162</text:p>
          </table:table-cell>
          <table:table-cell office:value-type="float" office:value="0.154918" calcext:value-type="float">
            <text:p>0.15491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93" calcext:value-type="float">
            <text:p>-0.50793</text:p>
          </table:table-cell>
          <table:table-cell office:value-type="float" office:value="-3.633833" calcext:value-type="float">
            <text:p>-3.633833</text:p>
          </table:table-cell>
          <table:table-cell office:value-type="float" office:value="-0.578077" calcext:value-type="float">
            <text:p>-0.578077</text:p>
          </table:table-cell>
          <table:table-cell office:value-type="float" office:value="-0.340619" calcext:value-type="float">
            <text:p>-0.340619</text:p>
          </table:table-cell>
          <table:table-cell office:value-type="float" office:value="-1.531153" calcext:value-type="float">
            <text:p>-1.531153</text:p>
          </table:table-cell>
          <table:table-cell office:value-type="float" office:value="-0.008216" calcext:value-type="float">
            <text:p>-0.008216</text:p>
          </table:table-cell>
          <table:table-cell office:value-type="float" office:value="-1.879987" calcext:value-type="float">
            <text:p>-1.879987</text:p>
          </table:table-cell>
          <table:table-cell office:value-type="float" office:value="-0.158181" calcext:value-type="float">
            <text:p>-0.158181</text:p>
          </table:table-cell>
          <table:table-cell office:value-type="float" office:value="0.139318" calcext:value-type="float">
            <text:p>0.13931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549" calcext:value-type="float">
            <text:p>-0.676549</text:p>
          </table:table-cell>
          <table:table-cell office:value-type="float" office:value="-3.709627" calcext:value-type="float">
            <text:p>-3.709627</text:p>
          </table:table-cell>
          <table:table-cell office:value-type="float" office:value="-0.589072" calcext:value-type="float">
            <text:p>-0.589072</text:p>
          </table:table-cell>
          <table:table-cell office:value-type="float" office:value="-0.373775" calcext:value-type="float">
            <text:p>-0.373775</text:p>
          </table:table-cell>
          <table:table-cell office:value-type="float" office:value="-1.574728" calcext:value-type="float">
            <text:p>-1.574728</text:p>
          </table:table-cell>
          <table:table-cell office:value-type="float" office:value="-0.007279" calcext:value-type="float">
            <text:p>-0.007279</text:p>
          </table:table-cell>
          <table:table-cell office:value-type="float" office:value="-1.955781" calcext:value-type="float">
            <text:p>-1.955781</text:p>
          </table:table-cell>
          <table:table-cell office:value-type="float" office:value="-0.18918" calcext:value-type="float">
            <text:p>-0.18918</text:p>
          </table:table-cell>
          <table:table-cell office:value-type="float" office:value="0.15184" calcext:value-type="float">
            <text:p>0.15184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6515" calcext:value-type="float">
            <text:p>-0.506515</text:p>
          </table:table-cell>
          <table:table-cell office:value-type="float" office:value="-3.710409" calcext:value-type="float">
            <text:p>-3.710409</text:p>
          </table:table-cell>
          <table:table-cell office:value-type="float" office:value="-0.589185" calcext:value-type="float">
            <text:p>-0.589185</text:p>
          </table:table-cell>
          <table:table-cell office:value-type="float" office:value="-0.340339" calcext:value-type="float">
            <text:p>-0.340339</text:p>
          </table:table-cell>
          <table:table-cell office:value-type="float" office:value="-1.623456" calcext:value-type="float">
            <text:p>-1.623456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-1.956563" calcext:value-type="float">
            <text:p>-1.956563</text:p>
          </table:table-cell>
          <table:table-cell office:value-type="float" office:value="-0.174819" calcext:value-type="float">
            <text:p>-0.174819</text:p>
          </table:table-cell>
          <table:table-cell office:value-type="float" office:value="0.154098" calcext:value-type="float">
            <text:p>0.154098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9289" calcext:value-type="float">
            <text:p>-0.339289</text:p>
          </table:table-cell>
          <table:table-cell office:value-type="float" office:value="-3.88356" calcext:value-type="float">
            <text:p>-3.88356</text:p>
          </table:table-cell>
          <table:table-cell office:value-type="float" office:value="-0.614304" calcext:value-type="float">
            <text:p>-0.614304</text:p>
          </table:table-cell>
          <table:table-cell office:value-type="float" office:value="-0.424367" calcext:value-type="float">
            <text:p>-0.424367</text:p>
          </table:table-cell>
          <table:table-cell office:value-type="float" office:value="-1.687634" calcext:value-type="float">
            <text:p>-1.687634</text:p>
          </table:table-cell>
          <table:table-cell office:value-type="float" office:value="-0.017712" calcext:value-type="float">
            <text:p>-0.017712</text:p>
          </table:table-cell>
          <table:table-cell office:value-type="float" office:value="-2.129714" calcext:value-type="float">
            <text:p>-2.129714</text:p>
          </table:table-cell>
          <table:table-cell office:value-type="float" office:value="-0.223691" calcext:value-type="float">
            <text:p>-0.223691</text:p>
          </table:table-cell>
          <table:table-cell office:value-type="float" office:value="0.158135" calcext:value-type="float">
            <text:p>0.15813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1691" calcext:value-type="float">
            <text:p>-0.61691</text:p>
          </table:table-cell>
          <table:table-cell office:value-type="float" office:value="-3.835796" calcext:value-type="float">
            <text:p>-3.835796</text:p>
          </table:table-cell>
          <table:table-cell office:value-type="float" office:value="-0.607375" calcext:value-type="float">
            <text:p>-0.607375</text:p>
          </table:table-cell>
          <table:table-cell office:value-type="float" office:value="-0.390867" calcext:value-type="float">
            <text:p>-0.390867</text:p>
          </table:table-cell>
          <table:table-cell office:value-type="float" office:value="-1.698692" calcext:value-type="float">
            <text:p>-1.698692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-2.08195" calcext:value-type="float">
            <text:p>-2.08195</text:p>
          </table:table-cell>
          <table:table-cell office:value-type="float" office:value="-0.19121" calcext:value-type="float">
            <text:p>-0.19121</text:p>
          </table:table-cell>
          <table:table-cell office:value-type="float" office:value="0.146758" calcext:value-type="float">
            <text:p>0.146758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6037" calcext:value-type="float">
            <text:p>-0.906037</text:p>
          </table:table-cell>
          <table:table-cell office:value-type="float" office:value="-3.617015" calcext:value-type="float">
            <text:p>-3.617015</text:p>
          </table:table-cell>
          <table:table-cell office:value-type="float" office:value="-0.575637" calcext:value-type="float">
            <text:p>-0.575637</text:p>
          </table:table-cell>
          <table:table-cell office:value-type="float" office:value="-0.254343" calcext:value-type="float">
            <text:p>-0.254343</text:p>
          </table:table-cell>
          <table:table-cell office:value-type="float" office:value="-1.637092" calcext:value-type="float">
            <text:p>-1.637092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-1.863169" calcext:value-type="float">
            <text:p>-1.863169</text:p>
          </table:table-cell>
          <table:table-cell office:value-type="float" office:value="-0.136497" calcext:value-type="float">
            <text:p>-0.136497</text:p>
          </table:table-cell>
          <table:table-cell office:value-type="float" office:value="0.161" calcext:value-type="float">
            <text:p>0.16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283" calcext:value-type="float">
            <text:p>-0.732283</text:p>
          </table:table-cell>
          <table:table-cell office:value-type="float" office:value="-3.54987" calcext:value-type="float">
            <text:p>-3.54987</text:p>
          </table:table-cell>
          <table:table-cell office:value-type="float" office:value="-0.565897" calcext:value-type="float">
            <text:p>-0.565897</text:p>
          </table:table-cell>
          <table:table-cell office:value-type="float" office:value="-0.222106" calcext:value-type="float">
            <text:p>-0.222106</text:p>
          </table:table-cell>
          <table:table-cell office:value-type="float" office:value="-1.581289" calcext:value-type="float">
            <text:p>-1.581289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-1.796024" calcext:value-type="float">
            <text:p>-1.796024</text:p>
          </table:table-cell>
          <table:table-cell office:value-type="float" office:value="-0.10793" calcext:value-type="float">
            <text:p>-0.10793</text:p>
          </table:table-cell>
          <table:table-cell office:value-type="float" office:value="0.145782" calcext:value-type="float">
            <text:p>0.145782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16" calcext:value-type="float">
            <text:p>-0.33816</text:p>
          </table:table-cell>
          <table:table-cell office:value-type="float" office:value="-3.894329" calcext:value-type="float">
            <text:p>-3.894329</text:p>
          </table:table-cell>
          <table:table-cell office:value-type="float" office:value="-0.615866" calcext:value-type="float">
            <text:p>-0.615866</text:p>
          </table:table-cell>
          <table:table-cell office:value-type="float" office:value="-0.424706" calcext:value-type="float">
            <text:p>-0.424706</text:p>
          </table:table-cell>
          <table:table-cell office:value-type="float" office:value="-1.671285" calcext:value-type="float">
            <text:p>-1.671285</text:p>
          </table:table-cell>
          <table:table-cell office:value-type="float" office:value="-0.044492" calcext:value-type="float">
            <text:p>-0.044492</text:p>
          </table:table-cell>
          <table:table-cell office:value-type="float" office:value="-2.140483" calcext:value-type="float">
            <text:p>-2.140483</text:p>
          </table:table-cell>
          <table:table-cell office:value-type="float" office:value="-0.214886" calcext:value-type="float">
            <text:p>-0.214886</text:p>
          </table:table-cell>
          <table:table-cell office:value-type="float" office:value="0.151789" calcext:value-type="float">
            <text:p>0.151789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225" calcext:value-type="float">
            <text:p>-0.337225</text:p>
          </table:table-cell>
          <table:table-cell office:value-type="float" office:value="-3.982061" calcext:value-type="float">
            <text:p>-3.982061</text:p>
          </table:table-cell>
          <table:table-cell office:value-type="float" office:value="-0.628593" calcext:value-type="float">
            <text:p>-0.628593</text:p>
          </table:table-cell>
          <table:table-cell office:value-type="float" office:value="-0.441553" calcext:value-type="float">
            <text:p>-0.441553</text:p>
          </table:table-cell>
          <table:table-cell office:value-type="float" office:value="-1.783044" calcext:value-type="float">
            <text:p>-1.783044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2.228215" calcext:value-type="float">
            <text:p>-2.228215</text:p>
          </table:table-cell>
          <table:table-cell office:value-type="float" office:value="-0.228489" calcext:value-type="float">
            <text:p>-0.228489</text:p>
          </table:table-cell>
          <table:table-cell office:value-type="float" office:value="0.15524" calcext:value-type="float">
            <text:p>0.1552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7225" calcext:value-type="float">
            <text:p>-0.337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168" calcext:value-type="float">
            <text:p>0.101168</text:p>
          </table:table-cell>
          <table:table-cell office:value-type="float" office:value="-1.602365" calcext:value-type="float">
            <text:p>-1.602365</text:p>
          </table:table-cell>
          <table:table-cell office:value-type="float" office:value="0.270932" calcext:value-type="float">
            <text:p>0.270932</text:p>
          </table:table-cell>
          <table:table-cell office:value-type="float" office:value="-1.230265" calcext:value-type="float">
            <text:p>-1.230265</text:p>
          </table:table-cell>
          <table:table-cell office:value-type="float" office:value="0.022517" calcext:value-type="float">
            <text:p>0.022517</text:p>
          </table:table-cell>
          <table:table-cell office:value-type="float" office:value="0.066772" calcext:value-type="float">
            <text:p>0.066772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7225" calcext:value-type="float">
            <text:p>-0.337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168" calcext:value-type="float">
            <text:p>0.101168</text:p>
          </table:table-cell>
          <table:table-cell office:value-type="float" office:value="-1.44316" calcext:value-type="float">
            <text:p>-1.44316</text:p>
          </table:table-cell>
          <table:table-cell office:value-type="float" office:value="0" calcext:value-type="float">
            <text:p>0</text:p>
          </table:table-cell>
          <table:table-cell office:value-type="float" office:value="-1.341993" calcext:value-type="float">
            <text:p>-1.341993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3035" calcext:value-type="float">
            <text:p>0.00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671" calcext:value-type="float">
            <text:p>0.507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2301" calcext:value-type="float">
            <text:p>-0.152301</text:p>
          </table:table-cell>
          <table:table-cell office:value-type="float" office:value="-1.298853" calcext:value-type="float">
            <text:p>-1.298853</text:p>
          </table:table-cell>
          <table:table-cell office:value-type="float" office:value="-0.095588" calcext:value-type="float">
            <text:p>-0.095588</text:p>
          </table:table-cell>
          <table:table-cell office:value-type="float" office:value="-1.546743" calcext:value-type="float">
            <text:p>-1.546743</text:p>
          </table:table-cell>
          <table:table-cell office:value-type="float" office:value="-0.044872" calcext:value-type="float">
            <text:p>-0.044872</text:p>
          </table:table-cell>
          <table:table-cell office:value-type="float" office:value="0.088389" calcext:value-type="float">
            <text:p>0.088389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5567" calcext:value-type="float">
            <text:p>0.95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667" calcext:value-type="float">
            <text:p>-0.28667</text:p>
          </table:table-cell>
          <table:table-cell office:value-type="float" office:value="-1.219951" calcext:value-type="float">
            <text:p>-1.219951</text:p>
          </table:table-cell>
          <table:table-cell office:value-type="float" office:value="-0.044621" calcext:value-type="float">
            <text:p>-0.044621</text:p>
          </table:table-cell>
          <table:table-cell office:value-type="float" office:value="-1.551243" calcext:value-type="float">
            <text:p>-1.551243</text:p>
          </table:table-cell>
          <table:table-cell office:value-type="float" office:value="-0.095917" calcext:value-type="float">
            <text:p>-0.095917</text:p>
          </table:table-cell>
          <table:table-cell office:value-type="float" office:value="0.100377" calcext:value-type="float">
            <text:p>0.1003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3994" calcext:value-type="float">
            <text:p>0.56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198" calcext:value-type="float">
            <text:p>-0.169198</text:p>
          </table:table-cell>
          <table:table-cell office:value-type="float" office:value="-1.052579" calcext:value-type="float">
            <text:p>-1.052579</text:p>
          </table:table-cell>
          <table:table-cell office:value-type="float" office:value="0.039213" calcext:value-type="float">
            <text:p>0.039213</text:p>
          </table:table-cell>
          <table:table-cell office:value-type="float" office:value="-1.182564" calcext:value-type="float">
            <text:p>-1.182564</text:p>
          </table:table-cell>
          <table:table-cell office:value-type="float" office:value="-0.056319" calcext:value-type="float">
            <text:p>-0.056319</text:p>
          </table:table-cell>
          <table:table-cell office:value-type="float" office:value="0.099857" calcext:value-type="float">
            <text:p>0.099857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745" calcext:value-type="float">
            <text:p>0.11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823" calcext:value-type="float">
            <text:p>-0.033823</text:p>
          </table:table-cell>
          <table:table-cell office:value-type="float" office:value="-0.872644" calcext:value-type="float">
            <text:p>-0.872644</text:p>
          </table:table-cell>
          <table:table-cell office:value-type="float" office:value="0.045124" calcext:value-type="float">
            <text:p>0.045124</text:p>
          </table:table-cell>
          <table:table-cell office:value-type="float" office:value="-0.861344" calcext:value-type="float">
            <text:p>-0.861344</text:p>
          </table:table-cell>
          <table:table-cell office:value-type="float" office:value="-0.011275" calcext:value-type="float">
            <text:p>-0.011275</text:p>
          </table:table-cell>
          <table:table-cell office:value-type="float" office:value="0.100003" calcext:value-type="float">
            <text:p>0.100003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736147" calcext:value-type="float">
            <text:p>-0.736147</text:p>
          </table:table-cell>
          <table:table-cell office:value-type="float" office:value="0.011265" calcext:value-type="float">
            <text:p>0.011265</text:p>
          </table:table-cell>
          <table:table-cell office:value-type="float" office:value="-0.724882" calcext:value-type="float">
            <text:p>-0.724882</text:p>
          </table:table-cell>
          <table:table-cell office:value-type="float" office:value="0" calcext:value-type="float">
            <text:p>0</text:p>
          </table:table-cell>
          <table:table-cell office:value-type="float" office:value="0.10008" calcext:value-type="float">
            <text:p>0.1000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28217" calcext:value-type="float">
            <text:p>-0.628217</text:p>
          </table:table-cell>
          <table:table-cell office:value-type="float" office:value="0" calcext:value-type="float">
            <text:p>0</text:p>
          </table:table-cell>
          <table:table-cell office:value-type="float" office:value="-0.628217" calcext:value-type="float">
            <text:p>-0.628217</text:p>
          </table:table-cell>
          <table:table-cell office:value-type="float" office:value="0" calcext:value-type="float">
            <text:p>0</text:p>
          </table:table-cell>
          <table:table-cell office:value-type="float" office:value="0.099605" calcext:value-type="float">
            <text:p>0.09960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13331" calcext:value-type="float">
            <text:p>-0.413331</text:p>
          </table:table-cell>
          <table:table-cell office:value-type="float" office:value="0" calcext:value-type="float">
            <text:p>0</text:p>
          </table:table-cell>
          <table:table-cell office:value-type="float" office:value="-0.413331" calcext:value-type="float">
            <text:p>-0.413331</text:p>
          </table:table-cell>
          <table:table-cell office:value-type="float" office:value="0" calcext:value-type="float">
            <text:p>0</text:p>
          </table:table-cell>
          <table:table-cell office:value-type="float" office:value="0.100551" calcext:value-type="float">
            <text:p>0.10055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4842" calcext:value-type="float">
            <text:p>-0.184842</text:p>
          </table:table-cell>
          <table:table-cell office:value-type="float" office:value="0" calcext:value-type="float">
            <text:p>0</text:p>
          </table:table-cell>
          <table:table-cell office:value-type="float" office:value="-0.184842" calcext:value-type="float">
            <text:p>-0.184842</text:p>
          </table:table-cell>
          <table:table-cell office:value-type="float" office:value="0" calcext:value-type="float">
            <text:p>0</text:p>
          </table:table-cell>
          <table:table-cell office:value-type="float" office:value="0.099746" calcext:value-type="float">
            <text:p>0.099746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7359" calcext:value-type="float">
            <text:p>-0.207359</text:p>
          </table:table-cell>
          <table:table-cell office:value-type="float" office:value="0" calcext:value-type="float">
            <text:p>0</text:p>
          </table:table-cell>
          <table:table-cell office:value-type="float" office:value="-0.207359" calcext:value-type="float">
            <text:p>-0.207359</text:p>
          </table:table-cell>
          <table:table-cell office:value-type="float" office:value="0" calcext:value-type="float">
            <text:p>0</text:p>
          </table:table-cell>
          <table:table-cell office:value-type="float" office:value="0.100221" calcext:value-type="float">
            <text:p>0.100221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8383" calcext:value-type="float">
            <text:p>-0.208383</text:p>
          </table:table-cell>
          <table:table-cell office:value-type="float" office:value="0" calcext:value-type="float">
            <text:p>0</text:p>
          </table:table-cell>
          <table:table-cell office:value-type="float" office:value="-0.208383" calcext:value-type="float">
            <text:p>-0.208383</text:p>
          </table:table-cell>
          <table:table-cell office:value-type="float" office:value="0" calcext:value-type="float">
            <text:p>0</text:p>
          </table:table-cell>
          <table:table-cell office:value-type="float" office:value="0.099814" calcext:value-type="float">
            <text:p>0.099814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6351" calcext:value-type="float">
            <text:p>-0.16351</text:p>
          </table:table-cell>
          <table:table-cell office:value-type="float" office:value="0" calcext:value-type="float">
            <text:p>0</text:p>
          </table:table-cell>
          <table:table-cell office:value-type="float" office:value="-0.16351" calcext:value-type="float">
            <text:p>-0.16351</text:p>
          </table:table-cell>
          <table:table-cell office:value-type="float" office:value="0" calcext:value-type="float">
            <text:p>0</text:p>
          </table:table-cell>
          <table:table-cell office:value-type="float" office:value="0.099908" calcext:value-type="float">
            <text:p>0.099908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7593" calcext:value-type="float">
            <text:p>-0.067593</text:p>
          </table:table-cell>
          <table:table-cell office:value-type="float" office:value="0" calcext:value-type="float">
            <text:p>0</text:p>
          </table:table-cell>
          <table:table-cell office:value-type="float" office:value="-0.067593" calcext:value-type="float">
            <text:p>-0.067593</text:p>
          </table:table-cell>
          <table:table-cell office:value-type="float" office:value="0" calcext:value-type="float">
            <text:p>0</text:p>
          </table:table-cell>
          <table:table-cell office:value-type="float" office:value="0.100666" calcext:value-type="float">
            <text:p>0.100666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1275" calcext:value-type="float">
            <text:p>-0.011275</text:p>
          </table:table-cell>
          <table:table-cell office:value-type="float" office:value="0" calcext:value-type="float">
            <text:p>0</text:p>
          </table:table-cell>
          <table:table-cell office:value-type="float" office:value="-0.011275" calcext:value-type="float">
            <text:p>-0.011275</text:p>
          </table:table-cell>
          <table:table-cell office:value-type="float" office:value="0" calcext:value-type="float">
            <text:p>0</text:p>
          </table:table-cell>
          <table:table-cell office:value-type="float" office:value="0.099357" calcext:value-type="float">
            <text:p>0.099357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09" calcext:value-type="float">
            <text:p>0.10010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9" calcext:value-type="float">
            <text:p>0.10001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53" calcext:value-type="float">
            <text:p>0.099953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76" calcext:value-type="float">
            <text:p>0.099776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79" calcext:value-type="float">
            <text:p>0.099879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" calcext:value-type="float">
            <text:p>0</text:p>
          </table:table-cell>
          <table:table-cell office:value-type="float" office:value="-2.408334" calcext:value-type="float">
            <text:p>-2.408334</text:p>
          </table:table-cell>
          <table:table-cell office:value-type="float" office:value="-0.400299" calcext:value-type="float">
            <text:p>-0.400299</text:p>
          </table:table-cell>
          <table:table-cell office:value-type="float" office:value="-0.461538" calcext:value-type="float">
            <text:p>-0.461538</text:p>
          </table:table-cell>
          <table:table-cell office:value-type="float" office:value="-0.338389" calcext:value-type="float">
            <text:p>-0.338389</text:p>
          </table:table-cell>
          <table:table-cell office:value-type="float" office:value="-0.069945" calcext:value-type="float">
            <text:p>-0.069945</text:p>
          </table:table-cell>
          <table:table-cell office:value-type="float" office:value="-0.869872" calcext:value-type="float">
            <text:p>-0.869872</text:p>
          </table:table-cell>
          <table:table-cell office:value-type="float" office:value="-0.338389" calcext:value-type="float">
            <text:p>-0.338389</text:p>
          </table:table-cell>
          <table:table-cell office:value-type="float" office:value="0.219953" calcext:value-type="float">
            <text:p>0.21995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241841" calcext:value-type="float">
            <text:p>-1.241841</text:p>
          </table:table-cell>
          <table:table-cell office:value-type="float" office:value="-1.95149" calcext:value-type="float">
            <text:p>-1.95149</text:p>
          </table:table-cell>
          <table:table-cell office:value-type="float" office:value="-0.334026" calcext:value-type="float">
            <text:p>-0.334026</text:p>
          </table:table-cell>
          <table:table-cell office:value-type="float" office:value="-0.088986" calcext:value-type="float">
            <text:p>-0.088986</text:p>
          </table:table-cell>
          <table:table-cell office:value-type="float" office:value="-0.39233" calcext:value-type="float">
            <text:p>-0.39233</text:p>
          </table:table-cell>
          <table:table-cell office:value-type="float" office:value="0.068288" calcext:value-type="float">
            <text:p>0.068288</text:p>
          </table:table-cell>
          <table:table-cell office:value-type="float" office:value="-0.413028" calcext:value-type="float">
            <text:p>-0.413028</text:p>
          </table:table-cell>
          <table:table-cell office:value-type="float" office:value="-0.053941" calcext:value-type="float">
            <text:p>-0.053941</text:p>
          </table:table-cell>
          <table:table-cell office:value-type="float" office:value="0.181853" calcext:value-type="float">
            <text:p>0.181853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580138" calcext:value-type="float">
            <text:p>-3.580138</text:p>
          </table:table-cell>
          <table:table-cell office:value-type="float" office:value="-1.051921" calcext:value-type="float">
            <text:p>-1.051921</text:p>
          </table:table-cell>
          <table:table-cell office:value-type="float" office:value="-0.203529" calcext:value-type="float">
            <text:p>-0.203529</text:p>
          </table:table-cell>
          <table:table-cell office:value-type="float" office:value="0.492305" calcext:value-type="float">
            <text:p>0.492305</text:p>
          </table:table-cell>
          <table:table-cell office:value-type="float" office:value="-0.124472" calcext:value-type="float">
            <text:p>-0.124472</text:p>
          </table:table-cell>
          <table:table-cell office:value-type="float" office:value="0.118708" calcext:value-type="float">
            <text:p>0.118708</text:p>
          </table:table-cell>
          <table:table-cell office:value-type="float" office:value="0.48654" calcext:value-type="float">
            <text:p>0.48654</text:p>
          </table:table-cell>
          <table:table-cell office:value-type="float" office:value="0.267858" calcext:value-type="float">
            <text:p>0.267858</text:p>
          </table:table-cell>
          <table:table-cell office:value-type="float" office:value="0.163227" calcext:value-type="float">
            <text:p>0.16322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723895" calcext:value-type="float">
            <text:p>-3.723895</text:p>
          </table:table-cell>
          <table:table-cell office:value-type="float" office:value="-0.644511" calcext:value-type="float">
            <text:p>-0.644511</text:p>
          </table:table-cell>
          <table:table-cell office:value-type="float" office:value="-0.144428" calcext:value-type="float">
            <text:p>-0.144428</text:p>
          </table:table-cell>
          <table:table-cell office:value-type="float" office:value="0.65563" calcext:value-type="float">
            <text:p>0.65563</text:p>
          </table:table-cell>
          <table:table-cell office:value-type="float" office:value="0.201861" calcext:value-type="float">
            <text:p>0.201861</text:p>
          </table:table-cell>
          <table:table-cell office:value-type="float" office:value="0.036459" calcext:value-type="float">
            <text:p>0.036459</text:p>
          </table:table-cell>
          <table:table-cell office:value-type="float" office:value="0.893951" calcext:value-type="float">
            <text:p>0.893951</text:p>
          </table:table-cell>
          <table:table-cell office:value-type="float" office:value="0.326333" calcext:value-type="float">
            <text:p>0.326333</text:p>
          </table:table-cell>
          <table:table-cell office:value-type="float" office:value="0.149322" calcext:value-type="float">
            <text:p>0.149322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875304" calcext:value-type="float">
            <text:p>-2.875304</text:p>
          </table:table-cell>
          <table:table-cell office:value-type="float" office:value="-0.520951" calcext:value-type="float">
            <text:p>-0.520951</text:p>
          </table:table-cell>
          <table:table-cell office:value-type="float" office:value="-0.126504" calcext:value-type="float">
            <text:p>-0.126504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487714" calcext:value-type="float">
            <text:p>0.487714</text:p>
          </table:table-cell>
          <table:table-cell office:value-type="float" office:value="-0.02223" calcext:value-type="float">
            <text:p>-0.02223</text:p>
          </table:table-cell>
          <table:table-cell office:value-type="float" office:value="1.01751" calcext:value-type="float">
            <text:p>1.01751</text:p>
          </table:table-cell>
          <table:table-cell office:value-type="float" office:value="0.285852" calcext:value-type="float">
            <text:p>0.285852</text:p>
          </table:table-cell>
          <table:table-cell office:value-type="float" office:value="0.155347" calcext:value-type="float">
            <text:p>0.15534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92008" calcext:value-type="float">
            <text:p>-2.092008</text:p>
          </table:table-cell>
          <table:table-cell office:value-type="float" office:value="-0.663823" calcext:value-type="float">
            <text:p>-0.663823</text:p>
          </table:table-cell>
          <table:table-cell office:value-type="float" office:value="-0.147229" calcext:value-type="float">
            <text:p>-0.147229</text:p>
          </table:table-cell>
          <table:table-cell office:value-type="float" office:value="0.296575" calcext:value-type="float">
            <text:p>0.296575</text:p>
          </table:table-cell>
          <table:table-cell office:value-type="float" office:value="0.635156" calcext:value-type="float">
            <text:p>0.635156</text:p>
          </table:table-cell>
          <table:table-cell office:value-type="float" office:value="-0.057093" calcext:value-type="float">
            <text:p>-0.057093</text:p>
          </table:table-cell>
          <table:table-cell office:value-type="float" office:value="0.874638" calcext:value-type="float">
            <text:p>0.874638</text:p>
          </table:table-cell>
          <table:table-cell office:value-type="float" office:value="0.147442" calcext:value-type="float">
            <text:p>0.147442</text:p>
          </table:table-cell>
          <table:table-cell office:value-type="float" office:value="0.149145" calcext:value-type="float">
            <text:p>0.149145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4812" calcext:value-type="float">
            <text:p>-1.974812</text:p>
          </table:table-cell>
          <table:table-cell office:value-type="float" office:value="-0.686667" calcext:value-type="float">
            <text:p>-0.686667</text:p>
          </table:table-cell>
          <table:table-cell office:value-type="float" office:value="-0.150543" calcext:value-type="float">
            <text:p>-0.150543</text:p>
          </table:table-cell>
          <table:table-cell office:value-type="float" office:value="0.166064" calcext:value-type="float">
            <text:p>0.166064</text:p>
          </table:table-cell>
          <table:table-cell office:value-type="float" office:value="0.715648" calcext:value-type="float">
            <text:p>0.715648</text:p>
          </table:table-cell>
          <table:table-cell office:value-type="float" office:value="-0.029918" calcext:value-type="float">
            <text:p>-0.029918</text:p>
          </table:table-cell>
          <table:table-cell office:value-type="float" office:value="0.851795" calcext:value-type="float">
            <text:p>0.851795</text:p>
          </table:table-cell>
          <table:table-cell office:value-type="float" office:value="0.080492" calcext:value-type="float">
            <text:p>0.080492</text:p>
          </table:table-cell>
          <table:table-cell office:value-type="float" office:value="0.145412" calcext:value-type="float">
            <text:p>0.14541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0671" calcext:value-type="float">
            <text:p>-2.020671</text:p>
          </table:table-cell>
          <table:table-cell office:value-type="float" office:value="-0.607612" calcext:value-type="float">
            <text:p>-0.607612</text:p>
          </table:table-cell>
          <table:table-cell office:value-type="float" office:value="-0.139075" calcext:value-type="float">
            <text:p>-0.139075</text:p>
          </table:table-cell>
          <table:table-cell office:value-type="float" office:value="0.146923" calcext:value-type="float">
            <text:p>0.146923</text:p>
          </table:table-cell>
          <table:table-cell office:value-type="float" office:value="0.788231" calcext:value-type="float">
            <text:p>0.788231</text:p>
          </table:table-cell>
          <table:table-cell office:value-type="float" office:value="-0.004305" calcext:value-type="float">
            <text:p>-0.004305</text:p>
          </table:table-cell>
          <table:table-cell office:value-type="float" office:value="0.930849" calcext:value-type="float">
            <text:p>0.930849</text:p>
          </table:table-cell>
          <table:table-cell office:value-type="float" office:value="0.072583" calcext:value-type="float">
            <text:p>0.072583</text:p>
          </table:table-cell>
          <table:table-cell office:value-type="float" office:value="0.148207" calcext:value-type="float">
            <text:p>0.148207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5274" calcext:value-type="float">
            <text:p>-2.085274</text:p>
          </table:table-cell>
          <table:table-cell office:value-type="float" office:value="-0.529455" calcext:value-type="float">
            <text:p>-0.529455</text:p>
          </table:table-cell>
          <table:table-cell office:value-type="float" office:value="-0.127737" calcext:value-type="float">
            <text:p>-0.127737</text:p>
          </table:table-cell>
          <table:table-cell office:value-type="float" office:value="0.144663" calcext:value-type="float">
            <text:p>0.144663</text:p>
          </table:table-cell>
          <table:table-cell office:value-type="float" office:value="0.864818" calcext:value-type="float">
            <text:p>0.864818</text:p>
          </table:table-cell>
          <table:table-cell office:value-type="float" office:value="-0.000474" calcext:value-type="float">
            <text:p>-0.000474</text:p>
          </table:table-cell>
          <table:table-cell office:value-type="float" office:value="1.009007" calcext:value-type="float">
            <text:p>1.009007</text:p>
          </table:table-cell>
          <table:table-cell office:value-type="float" office:value="0.076587" calcext:value-type="float">
            <text:p>0.076587</text:p>
          </table:table-cell>
          <table:table-cell office:value-type="float" office:value="0.158825" calcext:value-type="float">
            <text:p>0.158825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3316" calcext:value-type="float">
            <text:p>-1.853316</text:p>
          </table:table-cell>
          <table:table-cell office:value-type="float" office:value="-0.391286" calcext:value-type="float">
            <text:p>-0.391286</text:p>
          </table:table-cell>
          <table:table-cell office:value-type="float" office:value="-0.107694" calcext:value-type="float">
            <text:p>-0.107694</text:p>
          </table:table-cell>
          <table:table-cell office:value-type="float" office:value="0.182045" calcext:value-type="float">
            <text:p>0.182045</text:p>
          </table:table-cell>
          <table:table-cell office:value-type="float" office:value="0.95692" calcext:value-type="float">
            <text:p>0.95692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1.147175" calcext:value-type="float">
            <text:p>1.147175</text:p>
          </table:table-cell>
          <table:table-cell office:value-type="float" office:value="0.092102" calcext:value-type="float">
            <text:p>0.092102</text:p>
          </table:table-cell>
          <table:table-cell office:value-type="float" office:value="0.151778" calcext:value-type="float">
            <text:p>0.151778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1215" calcext:value-type="float">
            <text:p>-1.861215</text:p>
          </table:table-cell>
          <table:table-cell office:value-type="float" office:value="-0.113991" calcext:value-type="float">
            <text:p>-0.113991</text:p>
          </table:table-cell>
          <table:table-cell office:value-type="float" office:value="-0.1" calcext:value-type="float">
            <text:p>-0.1</text:p>
          </table:table-cell>
          <table:table-cell office:value-type="float" office:value="0.096826" calcext:value-type="float">
            <text:p>0.096826</text:p>
          </table:table-cell>
          <table:table-cell office:value-type="float" office:value="1.345802" calcext:value-type="float">
            <text:p>1.345802</text:p>
          </table:table-cell>
          <table:table-cell office:value-type="float" office:value="-0.018157" calcext:value-type="float">
            <text:p>-0.018157</text:p>
          </table:table-cell>
          <table:table-cell office:value-type="float" office:value="1.424471" calcext:value-type="float">
            <text:p>1.424471</text:p>
          </table:table-cell>
          <table:table-cell office:value-type="float" office:value="0.050493" calcext:value-type="float">
            <text:p>0.050493</text:p>
          </table:table-cell>
          <table:table-cell office:value-type="float" office:value="0.156446" calcext:value-type="float">
            <text:p>0.156446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1156" calcext:value-type="float">
            <text:p>-1.801156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.27411" calcext:value-type="float">
            <text:p>-0.27411</text:p>
          </table:table-cell>
          <table:table-cell office:value-type="float" office:value="0.096906" calcext:value-type="float">
            <text:p>0.096906</text:p>
          </table:table-cell>
          <table:table-cell office:value-type="float" office:value="1.449355" calcext:value-type="float">
            <text:p>1.44935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1.546278" calcext:value-type="float">
            <text:p>1.546278</text:p>
          </table:table-cell>
          <table:table-cell office:value-type="float" office:value="0.049611" calcext:value-type="float">
            <text:p>0.049611</text:p>
          </table:table-cell>
          <table:table-cell office:value-type="float" office:value="0.153586" calcext:value-type="float">
            <text:p>0.153586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5854" calcext:value-type="float">
            <text:p>-1.975854</text:p>
          </table:table-cell>
          <table:table-cell office:value-type="float" office:value="-0.149346" calcext:value-type="float">
            <text:p>-0.149346</text:p>
          </table:table-cell>
          <table:table-cell office:value-type="float" office:value="-0.1" calcext:value-type="float">
            <text:p>-0.1</text:p>
          </table:table-cell>
          <table:table-cell office:value-type="float" office:value="0.131218" calcext:value-type="float">
            <text:p>0.131218</text:p>
          </table:table-cell>
          <table:table-cell office:value-type="float" office:value="1.250665" calcext:value-type="float">
            <text:p>1.250665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1.389115" calcext:value-type="float">
            <text:p>1.389115</text:p>
          </table:table-cell>
          <table:table-cell office:value-type="float" office:value="0.069168" calcext:value-type="float">
            <text:p>0.069168</text:p>
          </table:table-cell>
          <table:table-cell office:value-type="float" office:value="0.158137" calcext:value-type="float">
            <text:p>0.158137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756" calcext:value-type="float">
            <text:p>-1.96756</text:p>
          </table:table-cell>
          <table:table-cell office:value-type="float" office:value="-0.181275" calcext:value-type="float">
            <text:p>-0.181275</text:p>
          </table:table-cell>
          <table:table-cell office:value-type="float" office:value="-0.1" calcext:value-type="float">
            <text:p>-0.1</text:p>
          </table:table-cell>
          <table:table-cell office:value-type="float" office:value="0.266319" calcext:value-type="float">
            <text:p>0.266319</text:p>
          </table:table-cell>
          <table:table-cell office:value-type="float" office:value="1.061782" calcext:value-type="float">
            <text:p>1.061782</text:p>
          </table:table-cell>
          <table:table-cell office:value-type="float" office:value="0.029085" calcext:value-type="float">
            <text:p>0.029085</text:p>
          </table:table-cell>
          <table:table-cell office:value-type="float" office:value="1.357186" calcext:value-type="float">
            <text:p>1.357186</text:p>
          </table:table-cell>
          <table:table-cell office:value-type="float" office:value="0.137451" calcext:value-type="float">
            <text:p>0.137451</text:p>
          </table:table-cell>
          <table:table-cell office:value-type="float" office:value="0.154834" calcext:value-type="float">
            <text:p>0.154834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8279" calcext:value-type="float">
            <text:p>-1.858279</text:p>
          </table:table-cell>
          <table:table-cell office:value-type="float" office:value="-0.654194" calcext:value-type="float">
            <text:p>-0.654194</text:p>
          </table:table-cell>
          <table:table-cell office:value-type="float" office:value="-0.145833" calcext:value-type="float">
            <text:p>-0.145833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0.825192" calcext:value-type="float">
            <text:p>0.825192</text:p>
          </table:table-cell>
          <table:table-cell office:value-type="float" office:value="-0.03687" calcext:value-type="float">
            <text:p>-0.03687</text:p>
          </table:table-cell>
          <table:table-cell office:value-type="float" office:value="0.884267" calcext:value-type="float">
            <text:p>0.884267</text:p>
          </table:table-cell>
          <table:table-cell office:value-type="float" office:value="0.049262" calcext:value-type="float">
            <text:p>0.049262</text:p>
          </table:table-cell>
          <table:table-cell office:value-type="float" office:value="0.154032" calcext:value-type="float">
            <text:p>0.154032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2672" calcext:value-type="float">
            <text:p>-1.862672</text:p>
          </table:table-cell>
          <table:table-cell office:value-type="float" office:value="-0.831475" calcext:value-type="float">
            <text:p>-0.831475</text:p>
          </table:table-cell>
          <table:table-cell office:value-type="float" office:value="-0.17155" calcext:value-type="float">
            <text:p>-0.17155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692533" calcext:value-type="float">
            <text:p>0.692533</text:p>
          </table:table-cell>
          <table:table-cell office:value-type="float" office:value="-0.014609" calcext:value-type="float">
            <text:p>-0.014609</text:p>
          </table:table-cell>
          <table:table-cell office:value-type="float" office:value="0.706987" calcext:value-type="float">
            <text:p>0.706987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0.152609" calcext:value-type="float">
            <text:p>0.1526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0637" calcext:value-type="float">
            <text:p>-1.860637</text:p>
          </table:table-cell>
          <table:table-cell office:value-type="float" office:value="-0.767008" calcext:value-type="float">
            <text:p>-0.767008</text:p>
          </table:table-cell>
          <table:table-cell office:value-type="float" office:value="-0.162198" calcext:value-type="float">
            <text:p>-0.162198</text:p>
          </table:table-cell>
          <table:table-cell office:value-type="float" office:value="0.096653" calcext:value-type="float">
            <text:p>0.096653</text:p>
          </table:table-cell>
          <table:table-cell office:value-type="float" office:value="0.659509" calcext:value-type="float">
            <text:p>0.659509</text:p>
          </table:table-cell>
          <table:table-cell office:value-type="float" office:value="0.015292" calcext:value-type="float">
            <text:p>0.015292</text:p>
          </table:table-cell>
          <table:table-cell office:value-type="float" office:value="0.771454" calcext:value-type="float">
            <text:p>0.771454</text:p>
          </table:table-cell>
          <table:table-cell office:value-type="float" office:value="0.047468" calcext:value-type="float">
            <text:p>0.047468</text:p>
          </table:table-cell>
          <table:table-cell office:value-type="float" office:value="0.147336" calcext:value-type="float">
            <text:p>0.147336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419509" calcext:value-type="float">
            <text:p>-2.419509</text:p>
          </table:table-cell>
          <table:table-cell office:value-type="float" office:value="-0.660204" calcext:value-type="float">
            <text:p>-0.660204</text:p>
          </table:table-cell>
          <table:table-cell office:value-type="float" office:value="-0.146704" calcext:value-type="float">
            <text:p>-0.146704</text:p>
          </table:table-cell>
          <table:table-cell office:value-type="float" office:value="0.182007" calcext:value-type="float">
            <text:p>0.182007</text:p>
          </table:table-cell>
          <table:table-cell office:value-type="float" office:value="0.67711" calcext:value-type="float">
            <text:p>0.67711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0.878257" calcext:value-type="float">
            <text:p>0.878257</text:p>
          </table:table-cell>
          <table:table-cell office:value-type="float" office:value="0.090184" calcext:value-type="float">
            <text:p>0.090184</text:p>
          </table:table-cell>
          <table:table-cell office:value-type="float" office:value="0.14865" calcext:value-type="float">
            <text:p>0.14865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423357" calcext:value-type="float">
            <text:p>-2.423357</text:p>
          </table:table-cell>
          <table:table-cell office:value-type="float" office:value="-0.52012" calcext:value-type="float">
            <text:p>-0.52012</text:p>
          </table:table-cell>
          <table:table-cell office:value-type="float" office:value="-0.126383" calcext:value-type="float">
            <text:p>-0.126383</text:p>
          </table:table-cell>
          <table:table-cell office:value-type="float" office:value="0.265469" calcext:value-type="float">
            <text:p>0.265469</text:p>
          </table:table-cell>
          <table:table-cell office:value-type="float" office:value="0.734498" calcext:value-type="float">
            <text:p>0.734498</text:p>
          </table:table-cell>
          <table:table-cell office:value-type="float" office:value="0.018375" calcext:value-type="float">
            <text:p>0.018375</text:p>
          </table:table-cell>
          <table:table-cell office:value-type="float" office:value="1.018341" calcext:value-type="float">
            <text:p>1.018341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0.151401" calcext:value-type="float">
            <text:p>0.15140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1692" calcext:value-type="float">
            <text:p>-2.251692</text:p>
          </table:table-cell>
          <table:table-cell office:value-type="float" office:value="-0.527202" calcext:value-type="float">
            <text:p>-0.527202</text:p>
          </table:table-cell>
          <table:table-cell office:value-type="float" office:value="-0.12741" calcext:value-type="float">
            <text:p>-0.12741</text:p>
          </table:table-cell>
          <table:table-cell office:value-type="float" office:value="0.247871" calcext:value-type="float">
            <text:p>0.247871</text:p>
          </table:table-cell>
          <table:table-cell office:value-type="float" office:value="0.767269" calcext:value-type="float">
            <text:p>0.767269</text:p>
          </table:table-cell>
          <table:table-cell office:value-type="float" office:value="-0.003881" calcext:value-type="float">
            <text:p>-0.003881</text:p>
          </table:table-cell>
          <table:table-cell office:value-type="float" office:value="1.011259" calcext:value-type="float">
            <text:p>1.011259</text:p>
          </table:table-cell>
          <table:table-cell office:value-type="float" office:value="0.124873" calcext:value-type="float">
            <text:p>0.124873</text:p>
          </table:table-cell>
          <table:table-cell office:value-type="float" office:value="0.151135" calcext:value-type="float">
            <text:p>0.151135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5567" calcext:value-type="float">
            <text:p>-2.085567</text:p>
          </table:table-cell>
          <table:table-cell office:value-type="float" office:value="-0.587047" calcext:value-type="float">
            <text:p>-0.587047</text:p>
          </table:table-cell>
          <table:table-cell office:value-type="float" office:value="-0.136092" calcext:value-type="float">
            <text:p>-0.136092</text:p>
          </table:table-cell>
          <table:table-cell office:value-type="float" office:value="0.164132" calcext:value-type="float">
            <text:p>0.164132</text:p>
          </table:table-cell>
          <table:table-cell office:value-type="float" office:value="0.80466" calcext:value-type="float">
            <text:p>0.80466</text:p>
          </table:table-cell>
          <table:table-cell office:value-type="float" office:value="-0.017377" calcext:value-type="float">
            <text:p>-0.017377</text:p>
          </table:table-cell>
          <table:table-cell office:value-type="float" office:value="0.951415" calcext:value-type="float">
            <text:p>0.951415</text:p>
          </table:table-cell>
          <table:table-cell office:value-type="float" office:value="0.087884" calcext:value-type="float">
            <text:p>0.087884</text:p>
          </table:table-cell>
          <table:table-cell office:value-type="float" office:value="0.160635" calcext:value-type="float">
            <text:p>0.160635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4752" calcext:value-type="float">
            <text:p>-2.084752</text:p>
          </table:table-cell>
          <table:table-cell office:value-type="float" office:value="-0.565211" calcext:value-type="float">
            <text:p>-0.565211</text:p>
          </table:table-cell>
          <table:table-cell office:value-type="float" office:value="-0.132924" calcext:value-type="float">
            <text:p>-0.132924</text:p>
          </table:table-cell>
          <table:table-cell office:value-type="float" office:value="0.146736" calcext:value-type="float">
            <text:p>0.146736</text:p>
          </table:table-cell>
          <table:table-cell office:value-type="float" office:value="0.830284" calcext:value-type="float">
            <text:p>0.830284</text:p>
          </table:table-cell>
          <table:table-cell office:value-type="float" office:value="-0.00377" calcext:value-type="float">
            <text:p>-0.00377</text:p>
          </table:table-cell>
          <table:table-cell office:value-type="float" office:value="0.97325" calcext:value-type="float">
            <text:p>0.97325</text:p>
          </table:table-cell>
          <table:table-cell office:value-type="float" office:value="0.075235" calcext:value-type="float">
            <text:p>0.075235</text:p>
          </table:table-cell>
          <table:table-cell office:value-type="float" office:value="0.153818" calcext:value-type="float">
            <text:p>0.153818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1924" calcext:value-type="float">
            <text:p>-2.031924</text:p>
          </table:table-cell>
          <table:table-cell office:value-type="float" office:value="-0.556837" calcext:value-type="float">
            <text:p>-0.556837</text:p>
          </table:table-cell>
          <table:table-cell office:value-type="float" office:value="-0.131709" calcext:value-type="float">
            <text:p>-0.131709</text:p>
          </table:table-cell>
          <table:table-cell office:value-type="float" office:value="0.146054" calcext:value-type="float">
            <text:p>0.146054</text:p>
          </table:table-cell>
          <table:table-cell office:value-type="float" office:value="0.835719" calcext:value-type="float">
            <text:p>0.835719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0.981625" calcext:value-type="float">
            <text:p>0.981625</text:p>
          </table:table-cell>
          <table:table-cell office:value-type="float" office:value="0.074603" calcext:value-type="float">
            <text:p>0.074603</text:p>
          </table:table-cell>
          <table:table-cell office:value-type="float" office:value="0.153238" calcext:value-type="float">
            <text:p>0.153238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8595" calcext:value-type="float">
            <text:p>-2.088595</text:p>
          </table:table-cell>
          <table:table-cell office:value-type="float" office:value="-0.61764" calcext:value-type="float">
            <text:p>-0.61764</text:p>
          </table:table-cell>
          <table:table-cell office:value-type="float" office:value="-0.14053" calcext:value-type="float">
            <text:p>-0.14053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0.772342" calcext:value-type="float">
            <text:p>0.772342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920822" calcext:value-type="float">
            <text:p>0.920822</text:p>
          </table:table-cell>
          <table:table-cell office:value-type="float" office:value="0.074074" calcext:value-type="float">
            <text:p>0.074074</text:p>
          </table:table-cell>
          <table:table-cell office:value-type="float" office:value="0.15011" calcext:value-type="float">
            <text:p>0.15011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386" calcext:value-type="float">
            <text:p>-1.97386</text:p>
          </table:table-cell>
          <table:table-cell office:value-type="float" office:value="-0.565337" calcext:value-type="float">
            <text:p>-0.565337</text:p>
          </table:table-cell>
          <table:table-cell office:value-type="float" office:value="-0.132943" calcext:value-type="float">
            <text:p>-0.132943</text:p>
          </table:table-cell>
          <table:table-cell office:value-type="float" office:value="0.164063" calcext:value-type="float">
            <text:p>0.164063</text:p>
          </table:table-cell>
          <table:table-cell office:value-type="float" office:value="0.805518" calcext:value-type="float">
            <text:p>0.805518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973124" calcext:value-type="float">
            <text:p>0.973124</text:p>
          </table:table-cell>
          <table:table-cell office:value-type="float" office:value="0.082437" calcext:value-type="float">
            <text:p>0.082437</text:p>
          </table:table-cell>
          <table:table-cell office:value-type="float" office:value="0.150742" calcext:value-type="float">
            <text:p>0.15074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4194" calcext:value-type="float">
            <text:p>-1.974194</text:p>
          </table:table-cell>
          <table:table-cell office:value-type="float" office:value="-0.560536" calcext:value-type="float">
            <text:p>-0.560536</text:p>
          </table:table-cell>
          <table:table-cell office:value-type="float" office:value="-0.132246" calcext:value-type="float">
            <text:p>-0.132246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854873" calcext:value-type="float">
            <text:p>0.854873</text:p>
          </table:table-cell>
          <table:table-cell office:value-type="float" office:value="-0.007568" calcext:value-type="float">
            <text:p>-0.007568</text:p>
          </table:table-cell>
          <table:table-cell office:value-type="float" office:value="0.977925" calcext:value-type="float">
            <text:p>0.977925</text:p>
          </table:table-cell>
          <table:table-cell office:value-type="float" office:value="0.064139" calcext:value-type="float">
            <text:p>0.064139</text:p>
          </table:table-cell>
          <table:table-cell office:value-type="float" office:value="0.147312" calcext:value-type="float">
            <text:p>0.147312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5141" calcext:value-type="float">
            <text:p>-1.75141</text:p>
          </table:table-cell>
          <table:table-cell office:value-type="float" office:value="-0.624601" calcext:value-type="float">
            <text:p>-0.624601</text:p>
          </table:table-cell>
          <table:table-cell office:value-type="float" office:value="-0.14154" calcext:value-type="float">
            <text:p>-0.14154</text:p>
          </table:table-cell>
          <table:table-cell office:value-type="float" office:value="0.078152" calcext:value-type="float">
            <text:p>0.078152</text:p>
          </table:table-cell>
          <table:table-cell office:value-type="float" office:value="0.847167" calcext:value-type="float">
            <text:p>0.847167</text:p>
          </table:table-cell>
          <table:table-cell office:value-type="float" office:value="-0.011458" calcext:value-type="float">
            <text:p>-0.011458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039762" calcext:value-type="float">
            <text:p>0.039762</text:p>
          </table:table-cell>
          <table:table-cell office:value-type="float" office:value="0.152634" calcext:value-type="float">
            <text:p>0.152634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43687" calcext:value-type="float">
            <text:p>-1.743687</text:p>
          </table:table-cell>
          <table:table-cell office:value-type="float" office:value="-0.691296" calcext:value-type="float">
            <text:p>-0.691296</text:p>
          </table:table-cell>
          <table:table-cell office:value-type="float" office:value="-0.151215" calcext:value-type="float">
            <text:p>-0.151215</text:p>
          </table:table-cell>
          <table:table-cell office:value-type="float" office:value="0.061568" calcext:value-type="float">
            <text:p>0.061568</text:p>
          </table:table-cell>
          <table:table-cell office:value-type="float" office:value="0.789128" calcext:value-type="float">
            <text:p>0.789128</text:p>
          </table:table-cell>
          <table:table-cell office:value-type="float" office:value="-0.003529" calcext:value-type="float">
            <text:p>-0.003529</text:p>
          </table:table-cell>
          <table:table-cell office:value-type="float" office:value="0.847166" calcext:value-type="float">
            <text:p>0.847166</text:p>
          </table:table-cell>
          <table:table-cell office:value-type="float" office:value="0.032145" calcext:value-type="float">
            <text:p>0.032145</text:p>
          </table:table-cell>
          <table:table-cell office:value-type="float" office:value="0.156632" calcext:value-type="float">
            <text:p>0.156632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9269" calcext:value-type="float">
            <text:p>-1.969269</text:p>
          </table:table-cell>
          <table:table-cell office:value-type="float" office:value="-0.790179" calcext:value-type="float">
            <text:p>-0.790179</text:p>
          </table:table-cell>
          <table:table-cell office:value-type="float" office:value="-0.165559" calcext:value-type="float">
            <text:p>-0.165559</text:p>
          </table:table-cell>
          <table:table-cell office:value-type="float" office:value="0.062399" calcext:value-type="float">
            <text:p>0.062399</text:p>
          </table:table-cell>
          <table:table-cell office:value-type="float" office:value="0.685695" calcext:value-type="float">
            <text:p>0.68569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748283" calcext:value-type="float">
            <text:p>0.748283</text:p>
          </table:table-cell>
          <table:table-cell office:value-type="float" office:value="0.030541" calcext:value-type="float">
            <text:p>0.030541</text:p>
          </table:table-cell>
          <table:table-cell office:value-type="float" office:value="0.146834" calcext:value-type="float">
            <text:p>0.146834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4202" calcext:value-type="float">
            <text:p>-2.034202</text:p>
          </table:table-cell>
          <table:table-cell office:value-type="float" office:value="-0.769083" calcext:value-type="float">
            <text:p>-0.769083</text:p>
          </table:table-cell>
          <table:table-cell office:value-type="float" office:value="-0.162499" calcext:value-type="float">
            <text:p>-0.162499</text:p>
          </table:table-cell>
          <table:table-cell office:value-type="float" office:value="0.129242" calcext:value-type="float">
            <text:p>0.129242</text:p>
          </table:table-cell>
          <table:table-cell office:value-type="float" office:value="0.625235" calcext:value-type="float">
            <text:p>0.625235</text:p>
          </table:table-cell>
          <table:table-cell office:value-type="float" office:value="0.014902" calcext:value-type="float">
            <text:p>0.014902</text:p>
          </table:table-cell>
          <table:table-cell office:value-type="float" office:value="0.769379" calcext:value-type="float">
            <text:p>0.769379</text:p>
          </table:table-cell>
          <table:table-cell office:value-type="float" office:value="0.064413" calcext:value-type="float">
            <text:p>0.064413</text:p>
          </table:table-cell>
          <table:table-cell office:value-type="float" office:value="0.149518" calcext:value-type="float">
            <text:p>0.149518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89819" calcext:value-type="float">
            <text:p>-2.189819</text:p>
          </table:table-cell>
          <table:table-cell office:value-type="float" office:value="-0.687655" calcext:value-type="float">
            <text:p>-0.687655</text:p>
          </table:table-cell>
          <table:table-cell office:value-type="float" office:value="-0.150687" calcext:value-type="float">
            <text:p>-0.150687</text:p>
          </table:table-cell>
          <table:table-cell office:value-type="float" office:value="0.196715" calcext:value-type="float">
            <text:p>0.196715</text:p>
          </table:table-cell>
          <table:table-cell office:value-type="float" office:value="0.63968" calcext:value-type="float">
            <text:p>0.63968</text:p>
          </table:table-cell>
          <table:table-cell office:value-type="float" office:value="0.014412" calcext:value-type="float">
            <text:p>0.014412</text:p>
          </table:table-cell>
          <table:table-cell office:value-type="float" office:value="0.850806" calcext:value-type="float">
            <text:p>0.850806</text:p>
          </table:table-cell>
          <table:table-cell office:value-type="float" office:value="0.10233" calcext:value-type="float">
            <text:p>0.10233</text:p>
          </table:table-cell>
          <table:table-cell office:value-type="float" office:value="0.156058" calcext:value-type="float">
            <text:p>0.156058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8033" calcext:value-type="float">
            <text:p>-2.258033</text:p>
          </table:table-cell>
          <table:table-cell office:value-type="float" office:value="-0.642618" calcext:value-type="float">
            <text:p>-0.642618</text:p>
          </table:table-cell>
          <table:table-cell office:value-type="float" office:value="-0.144153" calcext:value-type="float">
            <text:p>-0.144153</text:p>
          </table:table-cell>
          <table:table-cell office:value-type="float" office:value="0.215871" calcext:value-type="float">
            <text:p>0.215871</text:p>
          </table:table-cell>
          <table:table-cell office:value-type="float" office:value="0.675848" calcext:value-type="float">
            <text:p>0.675848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895844" calcext:value-type="float">
            <text:p>0.895844</text:p>
          </table:table-cell>
          <table:table-cell office:value-type="float" office:value="0.111403" calcext:value-type="float">
            <text:p>0.111403</text:p>
          </table:table-cell>
          <table:table-cell office:value-type="float" office:value="0.154819" calcext:value-type="float">
            <text:p>0.154819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10642" calcext:value-type="float">
            <text:p>-2.310642</text:p>
          </table:table-cell>
          <table:table-cell office:value-type="float" office:value="-0.550996" calcext:value-type="float">
            <text:p>-0.550996</text:p>
          </table:table-cell>
          <table:table-cell office:value-type="float" office:value="-0.130862" calcext:value-type="float">
            <text:p>-0.130862</text:p>
          </table:table-cell>
          <table:table-cell office:value-type="float" office:value="0.249307" calcext:value-type="float">
            <text:p>0.249307</text:p>
          </table:table-cell>
          <table:table-cell office:value-type="float" office:value="0.731022" calcext:value-type="float">
            <text:p>0.731022</text:p>
          </table:table-cell>
          <table:table-cell office:value-type="float" office:value="0.007137" calcext:value-type="float">
            <text:p>0.007137</text:p>
          </table:table-cell>
          <table:table-cell office:value-type="float" office:value="0.987466" calcext:value-type="float">
            <text:p>0.987466</text:p>
          </table:table-cell>
          <table:table-cell office:value-type="float" office:value="0.129777" calcext:value-type="float">
            <text:p>0.129777</text:p>
          </table:table-cell>
          <table:table-cell office:value-type="float" office:value="0.156165" calcext:value-type="float">
            <text:p>0.15616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7262" calcext:value-type="float">
            <text:p>-2.257262</text:p>
          </table:table-cell>
          <table:table-cell office:value-type="float" office:value="-0.55521" calcext:value-type="float">
            <text:p>-0.55521</text:p>
          </table:table-cell>
          <table:table-cell office:value-type="float" office:value="-0.131473" calcext:value-type="float">
            <text:p>-0.131473</text:p>
          </table:table-cell>
          <table:table-cell office:value-type="float" office:value="0.21564" calcext:value-type="float">
            <text:p>0.21564</text:p>
          </table:table-cell>
          <table:table-cell office:value-type="float" office:value="0.774475" calcext:value-type="float">
            <text:p>0.774475</text:p>
          </table:table-cell>
          <table:table-cell office:value-type="float" office:value="-0.006864" calcext:value-type="float">
            <text:p>-0.006864</text:p>
          </table:table-cell>
          <table:table-cell office:value-type="float" office:value="0.983252" calcext:value-type="float">
            <text:p>0.983252</text:p>
          </table:table-cell>
          <table:table-cell office:value-type="float" office:value="0.117527" calcext:value-type="float">
            <text:p>0.117527</text:p>
          </table:table-cell>
          <table:table-cell office:value-type="float" office:value="0.163505" calcext:value-type="float">
            <text:p>0.163505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3283" calcext:value-type="float">
            <text:p>-2.143283</text:p>
          </table:table-cell>
          <table:table-cell office:value-type="float" office:value="-0.523508" calcext:value-type="float">
            <text:p>-0.523508</text:p>
          </table:table-cell>
          <table:table-cell office:value-type="float" office:value="-0.126875" calcext:value-type="float">
            <text:p>-0.126875</text:p>
          </table:table-cell>
          <table:table-cell office:value-type="float" office:value="0.215186" calcext:value-type="float">
            <text:p>0.215186</text:p>
          </table:table-cell>
          <table:table-cell office:value-type="float" office:value="0.799868" calcext:value-type="float">
            <text:p>0.799868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1.014953" calcext:value-type="float">
            <text:p>1.014953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15033" calcext:value-type="float">
            <text:p>0.1503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3044" calcext:value-type="float">
            <text:p>-2.083044</text:p>
          </table:table-cell>
          <table:table-cell office:value-type="float" office:value="-0.57148" calcext:value-type="float">
            <text:p>-0.57148</text:p>
          </table:table-cell>
          <table:table-cell office:value-type="float" office:value="-0.133834" calcext:value-type="float">
            <text:p>-0.133834</text:p>
          </table:table-cell>
          <table:table-cell office:value-type="float" office:value="0.163375" calcext:value-type="float">
            <text:p>0.163375</text:p>
          </table:table-cell>
          <table:table-cell office:value-type="float" office:value="0.81541" calcext:value-type="float">
            <text:p>0.81541</text:p>
          </table:table-cell>
          <table:table-cell office:value-type="float" office:value="-0.011803" calcext:value-type="float">
            <text:p>-0.011803</text:p>
          </table:table-cell>
          <table:table-cell office:value-type="float" office:value="0.966981" calcext:value-type="float">
            <text:p>0.966981</text:p>
          </table:table-cell>
          <table:table-cell office:value-type="float" office:value="0.079682" calcext:value-type="float">
            <text:p>0.079682</text:p>
          </table:table-cell>
          <table:table-cell office:value-type="float" office:value="0.146317" calcext:value-type="float">
            <text:p>0.146317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7436" calcext:value-type="float">
            <text:p>-2.027436</text:p>
          </table:table-cell>
          <table:table-cell office:value-type="float" office:value="-0.576743" calcext:value-type="float">
            <text:p>-0.576743</text:p>
          </table:table-cell>
          <table:table-cell office:value-type="float" office:value="-0.134597" calcext:value-type="float">
            <text:p>-0.134597</text:p>
          </table:table-cell>
          <table:table-cell office:value-type="float" office:value="0.130662" calcext:value-type="float">
            <text:p>0.130662</text:p>
          </table:table-cell>
          <table:table-cell office:value-type="float" office:value="0.838601" calcext:value-type="float">
            <text:p>0.838601</text:p>
          </table:table-cell>
          <table:table-cell office:value-type="float" office:value="-0.007544" calcext:value-type="float">
            <text:p>-0.007544</text:p>
          </table:table-cell>
          <table:table-cell office:value-type="float" office:value="0.961719" calcext:value-type="float">
            <text:p>0.961719</text:p>
          </table:table-cell>
          <table:table-cell office:value-type="float" office:value="0.062953" calcext:value-type="float">
            <text:p>0.062953</text:p>
          </table:table-cell>
          <table:table-cell office:value-type="float" office:value="0.14454" calcext:value-type="float">
            <text:p>0.14454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6348" calcext:value-type="float">
            <text:p>-1.916348</text:p>
          </table:table-cell>
          <table:table-cell office:value-type="float" office:value="-0.565941" calcext:value-type="float">
            <text:p>-0.565941</text:p>
          </table:table-cell>
          <table:table-cell office:value-type="float" office:value="-0.13303" calcext:value-type="float">
            <text:p>-0.13303</text:p>
          </table:table-cell>
          <table:table-cell office:value-type="float" office:value="0.113366" calcext:value-type="float">
            <text:p>0.113366</text:p>
          </table:table-cell>
          <table:table-cell office:value-type="float" office:value="0.863007" calcext:value-type="float">
            <text:p>0.863007</text:p>
          </table:table-cell>
          <table:table-cell office:value-type="float" office:value="-0.003853" calcext:value-type="float">
            <text:p>-0.003853</text:p>
          </table:table-cell>
          <table:table-cell office:value-type="float" office:value="0.97252" calcext:value-type="float">
            <text:p>0.97252</text:p>
          </table:table-cell>
          <table:table-cell office:value-type="float" office:value="0.056551" calcext:value-type="float">
            <text:p>0.056551</text:p>
          </table:table-cell>
          <table:table-cell office:value-type="float" office:value="0.14965" calcext:value-type="float">
            <text:p>0.14965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094" calcext:value-type="float">
            <text:p>-1.9094</text:p>
          </table:table-cell>
          <table:table-cell office:value-type="float" office:value="-0.478814" calcext:value-type="float">
            <text:p>-0.478814</text:p>
          </table:table-cell>
          <table:table-cell office:value-type="float" office:value="-0.120391" calcext:value-type="float">
            <text:p>-0.120391</text:p>
          </table:table-cell>
          <table:table-cell office:value-type="float" office:value="0.146717" calcext:value-type="float">
            <text:p>0.146717</text:p>
          </table:table-cell>
          <table:table-cell office:value-type="float" office:value="0.905485" calcext:value-type="float">
            <text:p>0.905485</text:p>
          </table:table-cell>
          <table:table-cell office:value-type="float" office:value="0.007446" calcext:value-type="float">
            <text:p>0.007446</text:p>
          </table:table-cell>
          <table:table-cell office:value-type="float" office:value="1.059647" calcext:value-type="float">
            <text:p>1.059647</text:p>
          </table:table-cell>
          <table:table-cell office:value-type="float" office:value="0.073019" calcext:value-type="float">
            <text:p>0.073019</text:p>
          </table:table-cell>
          <table:table-cell office:value-type="float" office:value="0.149306" calcext:value-type="float">
            <text:p>0.149306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7216" calcext:value-type="float">
            <text:p>-1.867216</text:p>
          </table:table-cell>
          <table:table-cell office:value-type="float" office:value="-0.561732" calcext:value-type="float">
            <text:p>-0.561732</text:p>
          </table:table-cell>
          <table:table-cell office:value-type="float" office:value="-0.132419" calcext:value-type="float">
            <text:p>-0.132419</text:p>
          </table:table-cell>
          <table:table-cell office:value-type="float" office:value="0.098626" calcext:value-type="float">
            <text:p>0.098626</text:p>
          </table:table-cell>
          <table:table-cell office:value-type="float" office:value="0.88908" calcext:value-type="float">
            <text:p>0.88908</text:p>
          </table:table-cell>
          <table:table-cell office:value-type="float" office:value="-0.010977" calcext:value-type="float">
            <text:p>-0.010977</text:p>
          </table:table-cell>
          <table:table-cell office:value-type="float" office:value="0.97673" calcext:value-type="float">
            <text:p>0.97673</text:p>
          </table:table-cell>
          <table:table-cell office:value-type="float" office:value="0.048009" calcext:value-type="float">
            <text:p>0.048009</text:p>
          </table:table-cell>
          <table:table-cell office:value-type="float" office:value="0.146033" calcext:value-type="float">
            <text:p>0.1460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4394" calcext:value-type="float">
            <text:p>-1.914394</text:p>
          </table:table-cell>
          <table:table-cell office:value-type="float" office:value="-0.609061" calcext:value-type="float">
            <text:p>-0.609061</text:p>
          </table:table-cell>
          <table:table-cell office:value-type="float" office:value="-0.139285" calcext:value-type="float">
            <text:p>-0.13928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834474" calcext:value-type="float">
            <text:p>0.834474</text:p>
          </table:table-cell>
          <table:table-cell office:value-type="float" office:value="-0.000674" calcext:value-type="float">
            <text:p>-0.000674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047723" calcext:value-type="float">
            <text:p>0.047723</text:p>
          </table:table-cell>
          <table:table-cell office:value-type="float" office:value="0.149758" calcext:value-type="float">
            <text:p>0.149758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105" calcext:value-type="float">
            <text:p>-1.86105</text:p>
          </table:table-cell>
          <table:table-cell office:value-type="float" office:value="-0.670398" calcext:value-type="float">
            <text:p>-0.670398</text:p>
          </table:table-cell>
          <table:table-cell office:value-type="float" office:value="-0.148183" calcext:value-type="float">
            <text:p>-0.148183</text:p>
          </table:table-cell>
          <table:table-cell office:value-type="float" office:value="0.096777" calcext:value-type="float">
            <text:p>0.096777</text:p>
          </table:table-cell>
          <table:table-cell office:value-type="float" office:value="0.771023" calcext:value-type="float">
            <text:p>0.771023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868064" calcext:value-type="float">
            <text:p>0.868064</text:p>
          </table:table-cell>
          <table:table-cell office:value-type="float" office:value="0.047953" calcext:value-type="float">
            <text:p>0.047953</text:p>
          </table:table-cell>
          <table:table-cell office:value-type="float" office:value="0.148651" calcext:value-type="float">
            <text:p>0.148651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1913" calcext:value-type="float">
            <text:p>-2.141913</text:p>
          </table:table-cell>
          <table:table-cell office:value-type="float" office:value="-0.751887" calcext:value-type="float">
            <text:p>-0.751887</text:p>
          </table:table-cell>
          <table:table-cell office:value-type="float" office:value="-0.160005" calcext:value-type="float">
            <text:p>-0.160005</text:p>
          </table:table-cell>
          <table:table-cell office:value-type="float" office:value="0.097297" calcext:value-type="float">
            <text:p>0.097297</text:p>
          </table:table-cell>
          <table:table-cell office:value-type="float" office:value="0.689161" calcext:value-type="float">
            <text:p>0.68916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0.047914" calcext:value-type="float">
            <text:p>0.047914</text:p>
          </table:table-cell>
          <table:table-cell office:value-type="float" office:value="0.147736" calcext:value-type="float">
            <text:p>0.1477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7773" calcext:value-type="float">
            <text:p>-2.07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332" calcext:value-type="float">
            <text:p>0.623332</text:p>
          </table:table-cell>
          <table:table-cell office:value-type="float" office:value="0.886176" calcext:value-type="float">
            <text:p>0.886176</text:p>
          </table:table-cell>
          <table:table-cell office:value-type="float" office:value="0.115827" calcext:value-type="float">
            <text:p>0.115827</text:p>
          </table:table-cell>
          <table:table-cell office:value-type="float" office:value="1.625336" calcext:value-type="float">
            <text:p>1.625336</text:p>
          </table:table-cell>
          <table:table-cell office:value-type="float" office:value="0.314543" calcext:value-type="float">
            <text:p>0.314543</text:p>
          </table:table-cell>
          <table:table-cell office:value-type="float" office:value="0.151385" calcext:value-type="float">
            <text:p>0.151385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7773" calcext:value-type="float">
            <text:p>-2.07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332" calcext:value-type="float">
            <text:p>0.623332</text:p>
          </table:table-cell>
          <table:table-cell office:value-type="float" office:value="0.790034" calcext:value-type="float">
            <text:p>0.790034</text:p>
          </table:table-cell>
          <table:table-cell office:value-type="float" office:value="0" calcext:value-type="float">
            <text:p>0</text:p>
          </table:table-cell>
          <table:table-cell office:value-type="float" office:value="1.413366" calcext:value-type="float">
            <text:p>1.413366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.005625" calcext:value-type="float">
            <text:p>0.005625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7773" calcext:value-type="float">
            <text:p>-2.07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332" calcext:value-type="float">
            <text:p>0.623332</text:p>
          </table:table-cell>
          <table:table-cell office:value-type="float" office:value="0.728223" calcext:value-type="float">
            <text:p>0.728223</text:p>
          </table:table-cell>
          <table:table-cell office:value-type="float" office:value="0" calcext:value-type="float">
            <text:p>0</text:p>
          </table:table-cell>
          <table:table-cell office:value-type="float" office:value="1.351555" calcext:value-type="float">
            <text:p>1.351555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08601" calcext:value-type="float">
            <text:p>0.008601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48555" calcext:value-type="float">
            <text:p>1.748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567" calcext:value-type="float">
            <text:p>-0.524567</text:p>
          </table:table-cell>
          <table:table-cell office:value-type="float" office:value="0.487747" calcext:value-type="float">
            <text:p>0.487747</text:p>
          </table:table-cell>
          <table:table-cell office:value-type="float" office:value="-0.376882" calcext:value-type="float">
            <text:p>-0.376882</text:p>
          </table:table-cell>
          <table:table-cell office:value-type="float" office:value="-0.413702" calcext:value-type="float">
            <text:p>-0.413702</text:p>
          </table:table-cell>
          <table:table-cell office:value-type="float" office:value="-0.177524" calcext:value-type="float">
            <text:p>-0.177524</text:p>
          </table:table-cell>
          <table:table-cell office:value-type="float" office:value="0.101526" calcext:value-type="float">
            <text:p>0.101526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7523" calcext:value-type="float">
            <text:p>0.957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7257" calcext:value-type="float">
            <text:p>-0.287257</text:p>
          </table:table-cell>
          <table:table-cell office:value-type="float" office:value="0.334904" calcext:value-type="float">
            <text:p>0.334904</text:p>
          </table:table-cell>
          <table:table-cell office:value-type="float" office:value="0.07866" calcext:value-type="float">
            <text:p>0.07866</text:p>
          </table:table-cell>
          <table:table-cell office:value-type="float" office:value="0.126306" calcext:value-type="float">
            <text:p>0.126306</text:p>
          </table:table-cell>
          <table:table-cell office:value-type="float" office:value="-0.096292" calcext:value-type="float">
            <text:p>-0.096292</text:p>
          </table:table-cell>
          <table:table-cell office:value-type="float" office:value="0.100564" calcext:value-type="float">
            <text:p>0.10056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703" calcext:value-type="float">
            <text:p>0.33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311" calcext:value-type="float">
            <text:p>-0.101311</text:p>
          </table:table-cell>
          <table:table-cell office:value-type="float" office:value="0.228382" calcext:value-type="float">
            <text:p>0.228382</text:p>
          </table:table-cell>
          <table:table-cell office:value-type="float" office:value="0.062477" calcext:value-type="float">
            <text:p>0.062477</text:p>
          </table:table-cell>
          <table:table-cell office:value-type="float" office:value="0.189547" calcext:value-type="float">
            <text:p>0.189547</text:p>
          </table:table-cell>
          <table:table-cell office:value-type="float" office:value="-0.033503" calcext:value-type="float">
            <text:p>-0.033503</text:p>
          </table:table-cell>
          <table:table-cell office:value-type="float" office:value="0.099208" calcext:value-type="float">
            <text:p>0.099208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0373" calcext:value-type="float">
            <text:p>0.180373</text:p>
          </table:table-cell>
          <table:table-cell office:value-type="float" office:value="0.033635" calcext:value-type="float">
            <text:p>0.033635</text:p>
          </table:table-cell>
          <table:table-cell office:value-type="float" office:value="0.214008" calcext:value-type="float">
            <text:p>0.214008</text:p>
          </table:table-cell>
          <table:table-cell office:value-type="float" office:value="0" calcext:value-type="float">
            <text:p>0</text:p>
          </table:table-cell>
          <table:table-cell office:value-type="float" office:value="0.100402" calcext:value-type="float">
            <text:p>0.10040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265" calcext:value-type="float">
            <text:p>0.13265</text:p>
          </table:table-cell>
          <table:table-cell office:value-type="float" office:value="0" calcext:value-type="float">
            <text:p>0</text:p>
          </table:table-cell>
          <table:table-cell office:value-type="float" office:value="0.13265" calcext:value-type="float">
            <text:p>0.13265</text:p>
          </table:table-cell>
          <table:table-cell office:value-type="float" office:value="0" calcext:value-type="float">
            <text:p>0</text:p>
          </table:table-cell>
          <table:table-cell office:value-type="float" office:value="0.100013" calcext:value-type="float">
            <text:p>0.10001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4696" calcext:value-type="float">
            <text:p>0.084696</text:p>
          </table:table-cell>
          <table:table-cell office:value-type="float" office:value="0" calcext:value-type="float">
            <text:p>0</text:p>
          </table:table-cell>
          <table:table-cell office:value-type="float" office:value="0.084696" calcext:value-type="float">
            <text:p>0.084696</text:p>
          </table:table-cell>
          <table:table-cell office:value-type="float" office:value="0" calcext:value-type="float">
            <text:p>0</text:p>
          </table:table-cell>
          <table:table-cell office:value-type="float" office:value="0.100462" calcext:value-type="float">
            <text:p>0.100462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6782" calcext:value-type="float">
            <text:p>0.036782</text:p>
          </table:table-cell>
          <table:table-cell office:value-type="float" office:value="0" calcext:value-type="float">
            <text:p>0</text:p>
          </table:table-cell>
          <table:table-cell office:value-type="float" office:value="0.036782" calcext:value-type="float">
            <text:p>0.036782</text:p>
          </table:table-cell>
          <table:table-cell office:value-type="float" office:value="0" calcext:value-type="float">
            <text:p>0</text:p>
          </table:table-cell>
          <table:table-cell office:value-type="float" office:value="0.09971" calcext:value-type="float">
            <text:p>0.09971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77761" calcext:value-type="float">
            <text:p>-0.277761</text:p>
          </table:table-cell>
          <table:table-cell office:value-type="float" office:value="0" calcext:value-type="float">
            <text:p>0</text:p>
          </table:table-cell>
          <table:table-cell office:value-type="float" office:value="-0.277761" calcext:value-type="float">
            <text:p>-0.277761</text:p>
          </table:table-cell>
          <table:table-cell office:value-type="float" office:value="0" calcext:value-type="float">
            <text:p>0</text:p>
          </table:table-cell>
          <table:table-cell office:value-type="float" office:value="0.099807" calcext:value-type="float">
            <text:p>0.09980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89448" calcext:value-type="float">
            <text:p>-0.289448</text:p>
          </table:table-cell>
          <table:table-cell office:value-type="float" office:value="0" calcext:value-type="float">
            <text:p>0</text:p>
          </table:table-cell>
          <table:table-cell office:value-type="float" office:value="-0.289448" calcext:value-type="float">
            <text:p>-0.289448</text:p>
          </table:table-cell>
          <table:table-cell office:value-type="float" office:value="0" calcext:value-type="float">
            <text:p>0</text:p>
          </table:table-cell>
          <table:table-cell office:value-type="float" office:value="0.100114" calcext:value-type="float">
            <text:p>0.100114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07319" calcext:value-type="float">
            <text:p>-0.307319</text:p>
          </table:table-cell>
          <table:table-cell office:value-type="float" office:value="0" calcext:value-type="float">
            <text:p>0</text:p>
          </table:table-cell>
          <table:table-cell office:value-type="float" office:value="-0.307319" calcext:value-type="float">
            <text:p>-0.307319</text:p>
          </table:table-cell>
          <table:table-cell office:value-type="float" office:value="0" calcext:value-type="float">
            <text:p>0</text:p>
          </table:table-cell>
          <table:table-cell office:value-type="float" office:value="0.099696" calcext:value-type="float">
            <text:p>0.099696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29795" calcext:value-type="float">
            <text:p>-0.129795</text:p>
          </table:table-cell>
          <table:table-cell office:value-type="float" office:value="0" calcext:value-type="float">
            <text:p>0</text:p>
          </table:table-cell>
          <table:table-cell office:value-type="float" office:value="-0.129795" calcext:value-type="float">
            <text:p>-0.129795</text:p>
          </table:table-cell>
          <table:table-cell office:value-type="float" office:value="0" calcext:value-type="float">
            <text:p>0</text:p>
          </table:table-cell>
          <table:table-cell office:value-type="float" office:value="0.100409" calcext:value-type="float">
            <text:p>0.10040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3503" calcext:value-type="float">
            <text:p>-0.033503</text:p>
          </table:table-cell>
          <table:table-cell office:value-type="float" office:value="0" calcext:value-type="float">
            <text:p>0</text:p>
          </table:table-cell>
          <table:table-cell office:value-type="float" office:value="-0.033503" calcext:value-type="float">
            <text:p>-0.033503</text:p>
          </table:table-cell>
          <table:table-cell office:value-type="float" office:value="0" calcext:value-type="float">
            <text:p>0</text:p>
          </table:table-cell>
          <table:table-cell office:value-type="float" office:value="0.100011" calcext:value-type="float">
            <text:p>0.10001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47" calcext:value-type="float">
            <text:p>0.09964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13" calcext:value-type="float">
            <text:p>0.100213</text:p>
          </table:table-cell>
          <table:table-cell/>
        </table:table-row>
      </table:table>
      <table:table table:name="right_back_wheel_stats" table:style-name="ta1">
        <table:shapes>
          <draw:frame draw:z-index="0" draw:style-name="gr1" draw:text-style-name="P1" svg:width="1034.73pt" svg:height="193.66pt" svg:x="773.91pt" svg:y="60.58pt">
            <draw:object draw:notify-on-update-of-ranges="right_back_wheel_stats.A2:right_back_wheel_stats.A155 right_back_wheel_stats.D1:right_back_wheel_stats.D1 right_back_wheel_stats.D2:right_back_wheel_stats.D155 right_back_wheel_stats.E1:right_back_wheel_stats.E1 right_back_wheel_stats.E2:right_back_wheel_stats.E155 right_back_wheel_stats.F1:right_back_wheel_stats.F1 right_back_wheel_stats.F2:right_back_wheel_stats.F1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back_wheel_stats.A2:right_back_wheel_stats.A155 right_back_wheel_stats.G1:right_back_wheel_stats.G1 right_back_wheel_stats.G2:right_back_wheel_stats.G1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36" calcext:value-type="float">
            <text:p>0.0997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6" calcext:value-type="float">
            <text:p>0.100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2.630769" calcext:value-type="float">
            <text:p>2.630769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526154" calcext:value-type="float">
            <text:p>0.526154</text:p>
          </table:table-cell>
          <table:table-cell office:value-type="float" office:value="0.175214" calcext:value-type="float">
            <text:p>0.175214</text:p>
          </table:table-cell>
          <table:table-cell office:value-type="float" office:value="0.175555" calcext:value-type="float">
            <text:p>0.175555</text:p>
          </table:table-cell>
          <table:table-cell office:value-type="float" office:value="0.876923" calcext:value-type="float">
            <text:p>0.876923</text:p>
          </table:table-cell>
          <table:table-cell office:value-type="float" office:value="0.175214" calcext:value-type="float">
            <text:p>0.175214</text:p>
          </table:table-cell>
          <table:table-cell office:value-type="float" office:value="0.099903" calcext:value-type="float">
            <text:p>0.0999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1726" calcext:value-type="float">
            <text:p>1.911726</text:p>
          </table:table-cell>
          <table:table-cell office:value-type="float" office:value="2.692388" calcext:value-type="float">
            <text:p>2.692388</text:p>
          </table:table-cell>
          <table:table-cell office:value-type="float" office:value="0.441505" calcext:value-type="float">
            <text:p>0.441505</text:p>
          </table:table-cell>
          <table:table-cell office:value-type="float" office:value="0.458426" calcext:value-type="float">
            <text:p>0.458426</text:p>
          </table:table-cell>
          <table:table-cell office:value-type="float" office:value="0.491039" calcext:value-type="float">
            <text:p>0.491039</text:p>
          </table:table-cell>
          <table:table-cell office:value-type="float" office:value="-0.010923" calcext:value-type="float">
            <text:p>-0.010923</text:p>
          </table:table-cell>
          <table:table-cell office:value-type="float" office:value="0.938542" calcext:value-type="float">
            <text:p>0.938542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20668" calcext:value-type="float">
            <text:p>0.206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004" calcext:value-type="float">
            <text:p>2.31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3601" calcext:value-type="float">
            <text:p>-0.693601</text:p>
          </table:table-cell>
          <table:table-cell office:value-type="float" office:value="0.063774" calcext:value-type="float">
            <text:p>0.063774</text:p>
          </table:table-cell>
          <table:table-cell office:value-type="float" office:value="-0.207794" calcext:value-type="float">
            <text:p>-0.207794</text:p>
          </table:table-cell>
          <table:table-cell office:value-type="float" office:value="-0.837621" calcext:value-type="float">
            <text:p>-0.837621</text:p>
          </table:table-cell>
          <table:table-cell office:value-type="float" office:value="-0.427265" calcext:value-type="float">
            <text:p>-0.427265</text:p>
          </table:table-cell>
          <table:table-cell office:value-type="float" office:value="0.184803" calcext:value-type="float">
            <text:p>0.18480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004" calcext:value-type="float">
            <text:p>2.31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3601" calcext:value-type="float">
            <text:p>-0.693601</text:p>
          </table:table-cell>
          <table:table-cell office:value-type="float" office:value="0.056771" calcext:value-type="float">
            <text:p>0.056771</text:p>
          </table:table-cell>
          <table:table-cell office:value-type="float" office:value="0" calcext:value-type="float">
            <text:p>0</text:p>
          </table:table-cell>
          <table:table-cell office:value-type="float" office:value="-0.636831" calcext:value-type="float">
            <text:p>-0.636831</text:p>
          </table:table-cell>
          <table:table-cell office:value-type="float" office:value="-0.007003" calcext:value-type="float">
            <text:p>-0.007003</text:p>
          </table:table-cell>
          <table:table-cell office:value-type="float" office:value="0.003029" calcext:value-type="float">
            <text:p>0.0030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004" calcext:value-type="float">
            <text:p>2.31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3601" calcext:value-type="float">
            <text:p>-0.693601</text:p>
          </table:table-cell>
          <table:table-cell office:value-type="float" office:value="0.046011" calcext:value-type="float">
            <text:p>0.046011</text:p>
          </table:table-cell>
          <table:table-cell office:value-type="float" office:value="0" calcext:value-type="float">
            <text:p>0</text:p>
          </table:table-cell>
          <table:table-cell office:value-type="float" office:value="-0.647591" calcext:value-type="float">
            <text:p>-0.647591</text:p>
          </table:table-cell>
          <table:table-cell office:value-type="float" office:value="-0.01076" calcext:value-type="float">
            <text:p>-0.01076</text:p>
          </table:table-cell>
          <table:table-cell office:value-type="float" office:value="0.004654" calcext:value-type="float">
            <text:p>0.0046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856" calcext:value-type="float">
            <text:p>0.562856</text:p>
          </table:table-cell>
          <table:table-cell office:value-type="float" office:value="2.314747" calcext:value-type="float">
            <text:p>2.314747</text:p>
          </table:table-cell>
          <table:table-cell office:value-type="float" office:value="0.386722" calcext:value-type="float">
            <text:p>0.386722</text:p>
          </table:table-cell>
          <table:table-cell office:value-type="float" office:value="0.171168" calcext:value-type="float">
            <text:p>0.171168</text:p>
          </table:table-cell>
          <table:table-cell office:value-type="float" office:value="0.103463" calcext:value-type="float">
            <text:p>0.103463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560901" calcext:value-type="float">
            <text:p>0.560901</text:p>
          </table:table-cell>
          <table:table-cell office:value-type="float" office:value="0.057452" calcext:value-type="float">
            <text:p>0.057452</text:p>
          </table:table-cell>
          <table:table-cell office:value-type="float" office:value="0.100694" calcext:value-type="float">
            <text:p>0.10069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4924" calcext:value-type="float">
            <text:p>1.744924</text:p>
          </table:table-cell>
          <table:table-cell office:value-type="float" office:value="2.440335" calcext:value-type="float">
            <text:p>2.440335</text:p>
          </table:table-cell>
          <table:table-cell office:value-type="float" office:value="0.404941" calcext:value-type="float">
            <text:p>0.404941</text:p>
          </table:table-cell>
          <table:table-cell office:value-type="float" office:value="0.339642" calcext:value-type="float">
            <text:p>0.339642</text:p>
          </table:table-cell>
          <table:table-cell office:value-type="float" office:value="0.317084" calcext:value-type="float">
            <text:p>0.317084</text:p>
          </table:table-cell>
          <table:table-cell office:value-type="float" office:value="0.029762" calcext:value-type="float">
            <text:p>0.029762</text:p>
          </table:table-cell>
          <table:table-cell office:value-type="float" office:value="0.686488" calcext:value-type="float">
            <text:p>0.686488</text:p>
          </table:table-cell>
          <table:table-cell office:value-type="float" office:value="0.213621" calcext:value-type="float">
            <text:p>0.213621</text:p>
          </table:table-cell>
          <table:table-cell office:value-type="float" office:value="0.188688" calcext:value-type="float">
            <text:p>0.1886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9929" calcext:value-type="float">
            <text:p>1.639929</text:p>
          </table:table-cell>
          <table:table-cell office:value-type="float" office:value="2.006821" calcext:value-type="float">
            <text:p>2.006821</text:p>
          </table:table-cell>
          <table:table-cell office:value-type="float" office:value="0.342053" calcext:value-type="float">
            <text:p>0.342053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318552" calcext:value-type="float">
            <text:p>0.318552</text:p>
          </table:table-cell>
          <table:table-cell office:value-type="float" office:value="-0.068254" calcext:value-type="float">
            <text:p>-0.068254</text:p>
          </table:table-cell>
          <table:table-cell office:value-type="float" office:value="0.252975" calcext:value-type="float">
            <text:p>0.252975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164564" calcext:value-type="float">
            <text:p>0.1645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131" calcext:value-type="float">
            <text:p>1.012131</text:p>
          </table:table-cell>
          <table:table-cell office:value-type="float" office:value="2.13348" calcext:value-type="float">
            <text:p>2.13348</text:p>
          </table:table-cell>
          <table:table-cell office:value-type="float" office:value="0.360427" calcext:value-type="float">
            <text:p>0.360427</text:p>
          </table:table-cell>
          <table:table-cell office:value-type="float" office:value="0.034175" calcext:value-type="float">
            <text:p>0.034175</text:p>
          </table:table-cell>
          <table:table-cell office:value-type="float" office:value="0.33984" calcext:value-type="float">
            <text:p>0.33984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0.379634" calcext:value-type="float">
            <text:p>0.379634</text:p>
          </table:table-cell>
          <table:table-cell office:value-type="float" office:value="0.021288" calcext:value-type="float">
            <text:p>0.021288</text:p>
          </table:table-cell>
          <table:table-cell office:value-type="float" office:value="0.186874" calcext:value-type="float">
            <text:p>0.18687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1951" calcext:value-type="float">
            <text:p>0.111951</text:p>
          </table:table-cell>
          <table:table-cell office:value-type="float" office:value="2.907408" calcext:value-type="float">
            <text:p>2.907408</text:p>
          </table:table-cell>
          <table:table-cell office:value-type="float" office:value="0.472697" calcext:value-type="float">
            <text:p>0.472697</text:p>
          </table:table-cell>
          <table:table-cell office:value-type="float" office:value="0.458542" calcext:value-type="float">
            <text:p>0.458542</text:p>
          </table:table-cell>
          <table:table-cell office:value-type="float" office:value="0.617014" calcext:value-type="float">
            <text:p>0.617014</text:p>
          </table:table-cell>
          <table:table-cell office:value-type="float" office:value="0.078006" calcext:value-type="float">
            <text:p>0.078006</text:p>
          </table:table-cell>
          <table:table-cell office:value-type="float" office:value="1.153562" calcext:value-type="float">
            <text:p>1.153562</text:p>
          </table:table-cell>
          <table:table-cell office:value-type="float" office:value="0.277173" calcext:value-type="float">
            <text:p>0.277173</text:p>
          </table:table-cell>
          <table:table-cell office:value-type="float" office:value="0.18134" calcext:value-type="float">
            <text:p>0.181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10086" calcext:value-type="float">
            <text:p>0.510086</text:p>
          </table:table-cell>
          <table:table-cell office:value-type="float" office:value="2.895868" calcext:value-type="float">
            <text:p>2.895868</text:p>
          </table:table-cell>
          <table:table-cell office:value-type="float" office:value="0.471023" calcext:value-type="float">
            <text:p>0.471023</text:p>
          </table:table-cell>
          <table:table-cell office:value-type="float" office:value="0.458322" calcext:value-type="float">
            <text:p>0.458322</text:p>
          </table:table-cell>
          <table:table-cell office:value-type="float" office:value="0.683746" calcext:value-type="float">
            <text:p>0.683746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1.142022" calcext:value-type="float">
            <text:p>1.142022</text:p>
          </table:table-cell>
          <table:table-cell office:value-type="float" office:value="0.241947" calcext:value-type="float">
            <text:p>0.241947</text:p>
          </table:table-cell>
          <table:table-cell office:value-type="float" office:value="0.158369" calcext:value-type="float">
            <text:p>0.15836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1484" calcext:value-type="float">
            <text:p>1.011484</text:p>
          </table:table-cell>
          <table:table-cell office:value-type="float" office:value="2.671413" calcext:value-type="float">
            <text:p>2.671413</text:p>
          </table:table-cell>
          <table:table-cell office:value-type="float" office:value="0.438462" calcext:value-type="float">
            <text:p>0.438462</text:p>
          </table:table-cell>
          <table:table-cell office:value-type="float" office:value="0.373128" calcext:value-type="float">
            <text:p>0.373128</text:p>
          </table:table-cell>
          <table:table-cell office:value-type="float" office:value="0.562583" calcext:value-type="float">
            <text:p>0.562583</text:p>
          </table:table-cell>
          <table:table-cell office:value-type="float" office:value="-0.018144" calcext:value-type="float">
            <text:p>-0.018144</text:p>
          </table:table-cell>
          <table:table-cell office:value-type="float" office:value="0.917567" calcext:value-type="float">
            <text:p>0.917567</text:p>
          </table:table-cell>
          <table:table-cell office:value-type="float" office:value="0.194662" calcext:value-type="float">
            <text:p>0.194662</text:p>
          </table:table-cell>
          <table:table-cell office:value-type="float" office:value="0.156511" calcext:value-type="float">
            <text:p>0.1565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295" calcext:value-type="float">
            <text:p>1.579295</text:p>
          </table:table-cell>
          <table:table-cell office:value-type="float" office:value="2.836512" calcext:value-type="float">
            <text:p>2.836512</text:p>
          </table:table-cell>
          <table:table-cell office:value-type="float" office:value="0.462413" calcext:value-type="float">
            <text:p>0.462413</text:p>
          </table:table-cell>
          <table:table-cell office:value-type="float" office:value="0.102819" calcext:value-type="float">
            <text:p>0.102819</text:p>
          </table:table-cell>
          <table:table-cell office:value-type="float" office:value="1.040643" calcext:value-type="float">
            <text:p>1.040643</text:p>
          </table:table-cell>
          <table:table-cell office:value-type="float" office:value="-0.060796" calcext:value-type="float">
            <text:p>-0.060796</text:p>
          </table:table-cell>
          <table:table-cell office:value-type="float" office:value="1.082666" calcext:value-type="float">
            <text:p>1.082666</text:p>
          </table:table-cell>
          <table:table-cell office:value-type="float" office:value="0.050794" calcext:value-type="float">
            <text:p>0.050794</text:p>
          </table:table-cell>
          <table:table-cell office:value-type="float" office:value="0.148205" calcext:value-type="float">
            <text:p>0.1482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2401" calcext:value-type="float">
            <text:p>1.522401</text:p>
          </table:table-cell>
          <table:table-cell office:value-type="float" office:value="2.863407" calcext:value-type="float">
            <text:p>2.863407</text:p>
          </table:table-cell>
          <table:table-cell office:value-type="float" office:value="0.466314" calcext:value-type="float">
            <text:p>0.466314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1.070207" calcext:value-type="float">
            <text:p>1.070207</text:p>
          </table:table-cell>
          <table:table-cell office:value-type="float" office:value="-0.013012" calcext:value-type="float">
            <text:p>-0.013012</text:p>
          </table:table-cell>
          <table:table-cell office:value-type="float" office:value="1.109561" calcext:value-type="float">
            <text:p>1.109561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0.129251" calcext:value-type="float">
            <text:p>0.1292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6879" calcext:value-type="float">
            <text:p>1.576879</text:p>
          </table:table-cell>
          <table:table-cell office:value-type="float" office:value="2.945765" calcext:value-type="float">
            <text:p>2.945765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070646" calcext:value-type="float">
            <text:p>0.070646</text:p>
          </table:table-cell>
          <table:table-cell office:value-type="float" office:value="1.117326" calcext:value-type="float">
            <text:p>1.117326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1.191919" calcext:value-type="float">
            <text:p>1.191919</text:p>
          </table:table-cell>
          <table:table-cell office:value-type="float" office:value="0.036359" calcext:value-type="float">
            <text:p>0.036359</text:p>
          </table:table-cell>
          <table:table-cell office:value-type="float" office:value="0.154397" calcext:value-type="float">
            <text:p>0.15439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2554" calcext:value-type="float">
            <text:p>1.522554</text:p>
          </table:table-cell>
          <table:table-cell office:value-type="float" office:value="2.891333" calcext:value-type="float">
            <text:p>2.891333</text:p>
          </table:table-cell>
          <table:table-cell office:value-type="float" office:value="0.470365" calcext:value-type="float">
            <text:p>0.470365</text:p>
          </table:table-cell>
          <table:table-cell office:value-type="float" office:value="0.05309" calcext:value-type="float">
            <text:p>0.05309</text:p>
          </table:table-cell>
          <table:table-cell office:value-type="float" office:value="1.088069" calcext:value-type="float">
            <text:p>1.088069</text:p>
          </table:table-cell>
          <table:table-cell office:value-type="float" office:value="-0.003673" calcext:value-type="float">
            <text:p>-0.003673</text:p>
          </table:table-cell>
          <table:table-cell office:value-type="float" office:value="1.137487" calcext:value-type="float">
            <text:p>1.137487</text:p>
          </table:table-cell>
          <table:table-cell office:value-type="float" office:value="0.028196" calcext:value-type="float">
            <text:p>0.028196</text:p>
          </table:table-cell>
          <table:table-cell office:value-type="float" office:value="0.159328" calcext:value-type="float">
            <text:p>0.1593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5864" calcext:value-type="float">
            <text:p>1.745864</text:p>
          </table:table-cell>
          <table:table-cell office:value-type="float" office:value="2.707322" calcext:value-type="float">
            <text:p>2.707322</text:p>
          </table:table-cell>
          <table:table-cell office:value-type="float" office:value="0.443672" calcext:value-type="float">
            <text:p>0.443672</text:p>
          </table:table-cell>
          <table:table-cell office:value-type="float" office:value="0.051258" calcext:value-type="float">
            <text:p>0.051258</text:p>
          </table:table-cell>
          <table:table-cell office:value-type="float" office:value="0.902588" calcext:value-type="float">
            <text:p>0.902588</text:p>
          </table:table-cell>
          <table:table-cell office:value-type="float" office:value="-0.000371" calcext:value-type="float">
            <text:p>-0.000371</text:p>
          </table:table-cell>
          <table:table-cell office:value-type="float" office:value="0.953476" calcext:value-type="float">
            <text:p>0.953476</text:p>
          </table:table-cell>
          <table:table-cell office:value-type="float" office:value="0.02814" calcext:value-type="float">
            <text:p>0.02814</text:p>
          </table:table-cell>
          <table:table-cell office:value-type="float" office:value="0.164698" calcext:value-type="float">
            <text:p>0.1646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313" calcext:value-type="float">
            <text:p>1.63313</text:p>
          </table:table-cell>
          <table:table-cell office:value-type="float" office:value="2.648843" calcext:value-type="float">
            <text:p>2.648843</text:p>
          </table:table-cell>
          <table:table-cell office:value-type="float" office:value="0.435188" calcext:value-type="float">
            <text:p>0.435188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902442" calcext:value-type="float">
            <text:p>0.902442</text:p>
          </table:table-cell>
          <table:table-cell office:value-type="float" office:value="-0.00984" calcext:value-type="float">
            <text:p>-0.00984</text:p>
          </table:table-cell>
          <table:table-cell office:value-type="float" office:value="0.894996" calcext:value-type="float">
            <text:p>0.894996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.16553" calcext:value-type="float">
            <text:p>0.1655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2677" calcext:value-type="float">
            <text:p>1.522677</text:p>
          </table:table-cell>
          <table:table-cell office:value-type="float" office:value="2.668379" calcext:value-type="float">
            <text:p>2.668379</text:p>
          </table:table-cell>
          <table:table-cell office:value-type="float" office:value="0.438022" calcext:value-type="float">
            <text:p>0.438022</text:p>
          </table:table-cell>
          <table:table-cell office:value-type="float" office:value="0.019406" calcext:value-type="float">
            <text:p>0.019406</text:p>
          </table:table-cell>
          <table:table-cell office:value-type="float" office:value="0.891624" calcext:value-type="float">
            <text:p>0.891624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914533" calcext:value-type="float">
            <text:p>0.914533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161861" calcext:value-type="float">
            <text:p>0.1618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0053" calcext:value-type="float">
            <text:p>1.690053</text:p>
          </table:table-cell>
          <table:table-cell office:value-type="float" office:value="2.45733" calcext:value-type="float">
            <text:p>2.45733</text:p>
          </table:table-cell>
          <table:table-cell office:value-type="float" office:value="0.407406" calcext:value-type="float">
            <text:p>0.407406</text:p>
          </table:table-cell>
          <table:table-cell office:value-type="float" office:value="0.053298" calcext:value-type="float">
            <text:p>0.053298</text:p>
          </table:table-cell>
          <table:table-cell office:value-type="float" office:value="0.643205" calcext:value-type="float">
            <text:p>0.643205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703484" calcext:value-type="float">
            <text:p>0.703484</text:p>
          </table:table-cell>
          <table:table-cell office:value-type="float" office:value="0.028755" calcext:value-type="float">
            <text:p>0.028755</text:p>
          </table:table-cell>
          <table:table-cell office:value-type="float" office:value="0.161853" calcext:value-type="float">
            <text:p>0.16185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6197" calcext:value-type="float">
            <text:p>1.746197</text:p>
          </table:table-cell>
          <table:table-cell office:value-type="float" office:value="2.1775" calcext:value-type="float">
            <text:p>2.1775</text:p>
          </table:table-cell>
          <table:table-cell office:value-type="float" office:value="0.366812" calcext:value-type="float">
            <text:p>0.366812</text:p>
          </table:table-cell>
          <table:table-cell office:value-type="float" office:value="0.019138" calcext:value-type="float">
            <text:p>0.019138</text:p>
          </table:table-cell>
          <table:table-cell office:value-type="float" office:value="0.411564" calcext:value-type="float">
            <text:p>0.411564</text:p>
          </table:table-cell>
          <table:table-cell office:value-type="float" office:value="-0.007048" calcext:value-type="float">
            <text:p>-0.007048</text:p>
          </table:table-cell>
          <table:table-cell office:value-type="float" office:value="0.423654" calcext:value-type="float">
            <text:p>0.423654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161551" calcext:value-type="float">
            <text:p>0.16155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2127" calcext:value-type="float">
            <text:p>1.582127</text:p>
          </table:table-cell>
          <table:table-cell office:value-type="float" office:value="2.05236" calcext:value-type="float">
            <text:p>2.05236</text:p>
          </table:table-cell>
          <table:table-cell office:value-type="float" office:value="0.348659" calcext:value-type="float">
            <text:p>0.348659</text:p>
          </table:table-cell>
          <table:table-cell office:value-type="float" office:value="0.051516" calcext:value-type="float">
            <text:p>0.051516</text:p>
          </table:table-cell>
          <table:table-cell office:value-type="float" office:value="0.238362" calcext:value-type="float">
            <text:p>0.238362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298514" calcext:value-type="float">
            <text:p>0.298514</text:p>
          </table:table-cell>
          <table:table-cell office:value-type="float" office:value="0.021459" calcext:value-type="float">
            <text:p>0.021459</text:p>
          </table:table-cell>
          <table:table-cell office:value-type="float" office:value="0.124966" calcext:value-type="float">
            <text:p>0.12496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839" calcext:value-type="float">
            <text:p>0.225839</text:p>
          </table:table-cell>
          <table:table-cell office:value-type="float" office:value="2.300778" calcext:value-type="float">
            <text:p>2.300778</text:p>
          </table:table-cell>
          <table:table-cell office:value-type="float" office:value="0.384696" calcext:value-type="float">
            <text:p>0.384696</text:p>
          </table:table-cell>
          <table:table-cell office:value-type="float" office:value="0.222448" calcext:value-type="float">
            <text:p>0.222448</text:p>
          </table:table-cell>
          <table:table-cell office:value-type="float" office:value="0.277513" calcext:value-type="float">
            <text:p>0.277513</text:p>
          </table:table-cell>
          <table:table-cell office:value-type="float" office:value="0.046971" calcext:value-type="float">
            <text:p>0.046971</text:p>
          </table:table-cell>
          <table:table-cell office:value-type="float" office:value="0.546932" calcext:value-type="float">
            <text:p>0.546932</text:p>
          </table:table-cell>
          <table:table-cell office:value-type="float" office:value="0.089946" calcext:value-type="float">
            <text:p>0.089946</text:p>
          </table:table-cell>
          <table:table-cell office:value-type="float" office:value="0.121304" calcext:value-type="float">
            <text:p>0.121304</text:p>
            <draw:frame table:end-cell-address="right_back_wheel_stats.AB32" table:end-x="29.37pt" table:end-y="12.22pt" draw:z-index="2" draw:style-name="gr1" draw:text-style-name="P1" svg:width="927.55pt" svg:height="88.81pt" svg:x="47.31pt" svg:y="0.26pt">
              <draw:object draw:notify-on-update-of-ranges="right_back_wheel_stats.A2:right_back_wheel_stats.A155 right_back_wheel_stats.H1:right_back_wheel_stats.H1 right_back_wheel_stats.H2:right_back_wheel_stats.H155 right_back_wheel_stats.I1:right_back_wheel_stats.I1 right_back_wheel_stats.I2:right_back_wheel_stats.I15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684" calcext:value-type="float">
            <text:p>0.112684</text:p>
          </table:table-cell>
          <table:table-cell office:value-type="float" office:value="2.742567" calcext:value-type="float">
            <text:p>2.742567</text:p>
          </table:table-cell>
          <table:table-cell office:value-type="float" office:value="0.448784" calcext:value-type="float">
            <text:p>0.448784</text:p>
          </table:table-cell>
          <table:table-cell office:value-type="float" office:value="0.458402" calcext:value-type="float">
            <text:p>0.458402</text:p>
          </table:table-cell>
          <table:table-cell office:value-type="float" office:value="0.475935" calcext:value-type="float">
            <text:p>0.475935</text:p>
          </table:table-cell>
          <table:table-cell office:value-type="float" office:value="0.054384" calcext:value-type="float">
            <text:p>0.054384</text:p>
          </table:table-cell>
          <table:table-cell office:value-type="float" office:value="0.988721" calcext:value-type="float">
            <text:p>0.988721</text:p>
          </table:table-cell>
          <table:table-cell office:value-type="float" office:value="0.220982" calcext:value-type="float">
            <text:p>0.220982</text:p>
          </table:table-cell>
          <table:table-cell office:value-type="float" office:value="0.144621" calcext:value-type="float">
            <text:p>0.1446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865" calcext:value-type="float">
            <text:p>0.337865</text:p>
          </table:table-cell>
          <table:table-cell office:value-type="float" office:value="2.860802" calcext:value-type="float">
            <text:p>2.860802</text:p>
          </table:table-cell>
          <table:table-cell office:value-type="float" office:value="0.465936" calcext:value-type="float">
            <text:p>0.465936</text:p>
          </table:table-cell>
          <table:table-cell office:value-type="float" office:value="0.458663" calcext:value-type="float">
            <text:p>0.458663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106956" calcext:value-type="float">
            <text:p>1.106956</text:p>
          </table:table-cell>
          <table:table-cell office:value-type="float" office:value="0.208653" calcext:value-type="float">
            <text:p>0.208653</text:p>
          </table:table-cell>
          <table:table-cell office:value-type="float" office:value="0.136475" calcext:value-type="float">
            <text:p>0.1364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474" calcext:value-type="float">
            <text:p>0.676474</text:p>
          </table:table-cell>
          <table:table-cell office:value-type="float" office:value="3.006369" calcext:value-type="float">
            <text:p>3.006369</text:p>
          </table:table-cell>
          <table:table-cell office:value-type="float" office:value="0.487053" calcext:value-type="float">
            <text:p>0.487053</text:p>
          </table:table-cell>
          <table:table-cell office:value-type="float" office:value="0.424794" calcext:value-type="float">
            <text:p>0.424794</text:p>
          </table:table-cell>
          <table:table-cell office:value-type="float" office:value="0.835159" calcext:value-type="float">
            <text:p>0.835159</text:p>
          </table:table-cell>
          <table:table-cell office:value-type="float" office:value="-0.007431" calcext:value-type="float">
            <text:p>-0.007431</text:p>
          </table:table-cell>
          <table:table-cell office:value-type="float" office:value="1.252523" calcext:value-type="float">
            <text:p>1.252523</text:p>
          </table:table-cell>
          <table:table-cell office:value-type="float" office:value="0.215126" calcext:value-type="float">
            <text:p>0.215126</text:p>
          </table:table-cell>
          <table:table-cell office:value-type="float" office:value="0.151927" calcext:value-type="float">
            <text:p>0.15192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1856" calcext:value-type="float">
            <text:p>1.071856</text:p>
          </table:table-cell>
          <table:table-cell office:value-type="float" office:value="2.954141" calcext:value-type="float">
            <text:p>2.954141</text:p>
          </table:table-cell>
          <table:table-cell office:value-type="float" office:value="0.479477" calcext:value-type="float">
            <text:p>0.479477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958191" calcext:value-type="float">
            <text:p>0.958191</text:p>
          </table:table-cell>
          <table:table-cell office:value-type="float" office:value="-0.030494" calcext:value-type="float">
            <text:p>-0.030494</text:p>
          </table:table-cell>
          <table:table-cell office:value-type="float" office:value="1.200295" calcext:value-type="float">
            <text:p>1.200295</text:p>
          </table:table-cell>
          <table:table-cell office:value-type="float" office:value="0.151173" calcext:value-type="float">
            <text:p>0.151173</text:p>
          </table:table-cell>
          <table:table-cell office:value-type="float" office:value="0.166369" calcext:value-type="float">
            <text:p>0.16636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006" calcext:value-type="float">
            <text:p>1.127006</text:p>
          </table:table-cell>
          <table:table-cell office:value-type="float" office:value="3.010005" calcext:value-type="float">
            <text:p>3.010005</text:p>
          </table:table-cell>
          <table:table-cell office:value-type="float" office:value="0.487581" calcext:value-type="float">
            <text:p>0.487581</text:p>
          </table:table-cell>
          <table:table-cell office:value-type="float" office:value="0.204597" calcext:value-type="float">
            <text:p>0.204597</text:p>
          </table:table-cell>
          <table:table-cell office:value-type="float" office:value="1.065759" calcext:value-type="float">
            <text:p>1.065759</text:p>
          </table:table-cell>
          <table:table-cell office:value-type="float" office:value="-0.014197" calcext:value-type="float">
            <text:p>-0.014197</text:p>
          </table:table-cell>
          <table:table-cell office:value-type="float" office:value="1.256159" calcext:value-type="float">
            <text:p>1.256159</text:p>
          </table:table-cell>
          <table:table-cell office:value-type="float" office:value="0.108889" calcext:value-type="float">
            <text:p>0.108889</text:p>
          </table:table-cell>
          <table:table-cell office:value-type="float" office:value="0.159663" calcext:value-type="float">
            <text:p>0.1596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3484" calcext:value-type="float">
            <text:p>1.523484</text:p>
          </table:table-cell>
          <table:table-cell office:value-type="float" office:value="2.916973" calcext:value-type="float">
            <text:p>2.916973</text:p>
          </table:table-cell>
          <table:table-cell office:value-type="float" office:value="0.474085" calcext:value-type="float">
            <text:p>0.474085</text:p>
          </table:table-cell>
          <table:table-cell office:value-type="float" office:value="0.086468" calcext:value-type="float">
            <text:p>0.086468</text:p>
          </table:table-cell>
          <table:table-cell office:value-type="float" office:value="1.101316" calcext:value-type="float">
            <text:p>1.101316</text:p>
          </table:table-cell>
          <table:table-cell office:value-type="float" office:value="-0.024657" calcext:value-type="float">
            <text:p>-0.024657</text:p>
          </table:table-cell>
          <table:table-cell office:value-type="float" office:value="1.163126" calcext:value-type="float">
            <text:p>1.163126</text:p>
          </table:table-cell>
          <table:table-cell office:value-type="float" office:value="0.046028" calcext:value-type="float">
            <text:p>0.046028</text:p>
          </table:table-cell>
          <table:table-cell office:value-type="float" office:value="0.159694" calcext:value-type="float">
            <text:p>0.15969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5412" calcext:value-type="float">
            <text:p>1.915412</text:p>
          </table:table-cell>
          <table:table-cell office:value-type="float" office:value="2.923832" calcext:value-type="float">
            <text:p>2.923832</text:p>
          </table:table-cell>
          <table:table-cell office:value-type="float" office:value="0.47508" calcext:value-type="float">
            <text:p>0.47508</text:p>
          </table:table-cell>
          <table:table-cell office:value-type="float" office:value="0.069109" calcext:value-type="float">
            <text:p>0.069109</text:p>
          </table:table-cell>
          <table:table-cell office:value-type="float" office:value="1.104988" calcext:value-type="float">
            <text:p>1.104988</text:p>
          </table:table-cell>
          <table:table-cell office:value-type="float" office:value="-0.004111" calcext:value-type="float">
            <text:p>-0.004111</text:p>
          </table:table-cell>
          <table:table-cell office:value-type="float" office:value="1.169986" calcext:value-type="float">
            <text:p>1.169986</text:p>
          </table:table-cell>
          <table:table-cell office:value-type="float" office:value="0.032427" calcext:value-type="float">
            <text:p>0.032427</text:p>
          </table:table-cell>
          <table:table-cell office:value-type="float" office:value="0.140764" calcext:value-type="float">
            <text:p>0.14076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99182" calcext:value-type="float">
            <text:p>2.199182</text:p>
          </table:table-cell>
          <table:table-cell office:value-type="float" office:value="2.721439" calcext:value-type="float">
            <text:p>2.721439</text:p>
          </table:table-cell>
          <table:table-cell office:value-type="float" office:value="0.445719" calcext:value-type="float">
            <text:p>0.445719</text:p>
          </table:table-cell>
          <table:table-cell office:value-type="float" office:value="-0.064851" calcext:value-type="float">
            <text:p>-0.064851</text:p>
          </table:table-cell>
          <table:table-cell office:value-type="float" office:value="1.061786" calcext:value-type="float">
            <text:p>1.061786</text:p>
          </table:table-cell>
          <table:table-cell office:value-type="float" office:value="-0.029342" calcext:value-type="float">
            <text:p>-0.029342</text:p>
          </table:table-cell>
          <table:table-cell office:value-type="float" office:value="0.967593" calcext:value-type="float">
            <text:p>0.967593</text:p>
          </table:table-cell>
          <table:table-cell office:value-type="float" office:value="-0.032896" calcext:value-type="float">
            <text:p>-0.032896</text:p>
          </table:table-cell>
          <table:table-cell office:value-type="float" office:value="0.152179" calcext:value-type="float">
            <text:p>0.15217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39984" calcext:value-type="float">
            <text:p>2.139984</text:p>
          </table:table-cell>
          <table:table-cell office:value-type="float" office:value="2.583762" calcext:value-type="float">
            <text:p>2.583762</text:p>
          </table:table-cell>
          <table:table-cell office:value-type="float" office:value="0.425747" calcext:value-type="float">
            <text:p>0.425747</text:p>
          </table:table-cell>
          <table:table-cell office:value-type="float" office:value="-0.133601" calcext:value-type="float">
            <text:p>-0.133601</text:p>
          </table:table-cell>
          <table:table-cell office:value-type="float" office:value="0.980605" calcext:value-type="float">
            <text:p>0.980605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829916" calcext:value-type="float">
            <text:p>0.829916</text:p>
          </table:table-cell>
          <table:table-cell office:value-type="float" office:value="-0.059722" calcext:value-type="float">
            <text:p>-0.059722</text:p>
          </table:table-cell>
          <table:table-cell office:value-type="float" office:value="0.134105" calcext:value-type="float">
            <text:p>0.1341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7142" calcext:value-type="float">
            <text:p>1.747142</text:p>
          </table:table-cell>
          <table:table-cell office:value-type="float" office:value="2.621002" calcext:value-type="float">
            <text:p>2.621002</text:p>
          </table:table-cell>
          <table:table-cell office:value-type="float" office:value="0.431149" calcext:value-type="float">
            <text:p>0.431149</text:p>
          </table:table-cell>
          <table:table-cell office:value-type="float" office:value="-0.032434" calcext:value-type="float">
            <text:p>-0.032434</text:p>
          </table:table-cell>
          <table:table-cell office:value-type="float" office:value="0.875515" calcext:value-type="float">
            <text:p>0.875515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-0.015144" calcext:value-type="float">
            <text:p>-0.015144</text:p>
          </table:table-cell>
          <table:table-cell office:value-type="float" office:value="0.140071" calcext:value-type="float">
            <text:p>0.14007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6872" calcext:value-type="float">
            <text:p>1.406872</text:p>
          </table:table-cell>
          <table:table-cell office:value-type="float" office:value="2.419077" calcext:value-type="float">
            <text:p>2.419077</text:p>
          </table:table-cell>
          <table:table-cell office:value-type="float" office:value="0.401857" calcext:value-type="float">
            <text:p>0.401857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655534" calcext:value-type="float">
            <text:p>0.655534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.665231" calcext:value-type="float">
            <text:p>0.665231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1494" calcext:value-type="float">
            <text:p>0.149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1309" calcext:value-type="float">
            <text:p>1.071309</text:p>
          </table:table-cell>
          <table:table-cell office:value-type="float" office:value="2.548296" calcext:value-type="float">
            <text:p>2.548296</text:p>
          </table:table-cell>
          <table:table-cell office:value-type="float" office:value="0.420602" calcext:value-type="float">
            <text:p>0.420602</text:p>
          </table:table-cell>
          <table:table-cell office:value-type="float" office:value="0.204761" calcext:value-type="float">
            <text:p>0.204761</text:p>
          </table:table-cell>
          <table:table-cell office:value-type="float" office:value="0.540324" calcext:value-type="float">
            <text:p>0.540324</text:p>
          </table:table-cell>
          <table:table-cell office:value-type="float" office:value="0.049365" calcext:value-type="float">
            <text:p>0.049365</text:p>
          </table:table-cell>
          <table:table-cell office:value-type="float" office:value="0.79445" calcext:value-type="float">
            <text:p>0.79445</text:p>
          </table:table-cell>
          <table:table-cell office:value-type="float" office:value="0.093443" calcext:value-type="float">
            <text:p>0.093443</text:p>
          </table:table-cell>
          <table:table-cell office:value-type="float" office:value="0.136905" calcext:value-type="float">
            <text:p>0.13690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471" calcext:value-type="float">
            <text:p>0.168471</text:p>
          </table:table-cell>
          <table:table-cell office:value-type="float" office:value="2.668356" calcext:value-type="float">
            <text:p>2.668356</text:p>
          </table:table-cell>
          <table:table-cell office:value-type="float" office:value="0.438019" calcext:value-type="float">
            <text:p>0.438019</text:p>
          </table:table-cell>
          <table:table-cell office:value-type="float" office:value="0.373892" calcext:value-type="float">
            <text:p>0.373892</text:p>
          </table:table-cell>
          <table:table-cell office:value-type="float" office:value="0.500548" calcext:value-type="float">
            <text:p>0.500548</text:p>
          </table:table-cell>
          <table:table-cell office:value-type="float" office:value="0.04007" calcext:value-type="float">
            <text:p>0.04007</text:p>
          </table:table-cell>
          <table:table-cell office:value-type="float" office:value="0.91451" calcext:value-type="float">
            <text:p>0.91451</text:p>
          </table:table-cell>
          <table:table-cell office:value-type="float" office:value="0.175349" calcext:value-type="float">
            <text:p>0.175349</text:p>
          </table:table-cell>
          <table:table-cell office:value-type="float" office:value="0.140695" calcext:value-type="float">
            <text:p>0.14069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604" calcext:value-type="float">
            <text:p>0.225604</text:p>
          </table:table-cell>
          <table:table-cell office:value-type="float" office:value="2.832501" calcext:value-type="float">
            <text:p>2.832501</text:p>
          </table:table-cell>
          <table:table-cell office:value-type="float" office:value="0.461831" calcext:value-type="float">
            <text:p>0.461831</text:p>
          </table:table-cell>
          <table:table-cell office:value-type="float" office:value="0.475612" calcext:value-type="float">
            <text:p>0.475612</text:p>
          </table:table-cell>
          <table:table-cell office:value-type="float" office:value="0.579704" calcext:value-type="float">
            <text:p>0.579704</text:p>
          </table:table-cell>
          <table:table-cell office:value-type="float" office:value="0.023338" calcext:value-type="float">
            <text:p>0.023338</text:p>
          </table:table-cell>
          <table:table-cell office:value-type="float" office:value="1.078655" calcext:value-type="float">
            <text:p>1.078655</text:p>
          </table:table-cell>
          <table:table-cell office:value-type="float" office:value="0.23033" calcext:value-type="float">
            <text:p>0.23033</text:p>
          </table:table-cell>
          <table:table-cell office:value-type="float" office:value="0.145284" calcext:value-type="float">
            <text:p>0.14528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602" calcext:value-type="float">
            <text:p>0.337602</text:p>
          </table:table-cell>
          <table:table-cell office:value-type="float" office:value="2.892605" calcext:value-type="float">
            <text:p>2.892605</text:p>
          </table:table-cell>
          <table:table-cell office:value-type="float" office:value="0.47055" calcext:value-type="float">
            <text:p>0.47055</text:p>
          </table:table-cell>
          <table:table-cell office:value-type="float" office:value="0.458487" calcext:value-type="float">
            <text:p>0.458487</text:p>
          </table:table-cell>
          <table:table-cell office:value-type="float" office:value="0.684358" calcext:value-type="float">
            <text:p>0.684358</text:p>
          </table:table-cell>
          <table:table-cell office:value-type="float" office:value="-0.004086" calcext:value-type="float">
            <text:p>-0.004086</text:p>
          </table:table-cell>
          <table:table-cell office:value-type="float" office:value="1.138759" calcext:value-type="float">
            <text:p>1.138759</text:p>
          </table:table-cell>
          <table:table-cell office:value-type="float" office:value="0.213542" calcext:value-type="float">
            <text:p>0.213542</text:p>
          </table:table-cell>
          <table:table-cell office:value-type="float" office:value="0.139726" calcext:value-type="float">
            <text:p>0.13972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4638" calcext:value-type="float">
            <text:p>0.564638</text:p>
          </table:table-cell>
          <table:table-cell office:value-type="float" office:value="3.006224" calcext:value-type="float">
            <text:p>3.006224</text:p>
          </table:table-cell>
          <table:table-cell office:value-type="float" office:value="0.487032" calcext:value-type="float">
            <text:p>0.487032</text:p>
          </table:table-cell>
          <table:table-cell office:value-type="float" office:value="0.424873" calcext:value-type="float">
            <text:p>0.424873</text:p>
          </table:table-cell>
          <table:table-cell office:value-type="float" office:value="0.835551" calcext:value-type="float">
            <text:p>0.835551</text:p>
          </table:table-cell>
          <table:table-cell office:value-type="float" office:value="-0.008046" calcext:value-type="float">
            <text:p>-0.008046</text:p>
          </table:table-cell>
          <table:table-cell office:value-type="float" office:value="1.252378" calcext:value-type="float">
            <text:p>1.252378</text:p>
          </table:table-cell>
          <table:table-cell office:value-type="float" office:value="0.197221" calcext:value-type="float">
            <text:p>0.197221</text:p>
          </table:table-cell>
          <table:table-cell office:value-type="float" office:value="0.139256" calcext:value-type="float">
            <text:p>0.13925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8339" calcext:value-type="float">
            <text:p>0.618339</text:p>
          </table:table-cell>
          <table:table-cell office:value-type="float" office:value="3.042237" calcext:value-type="float">
            <text:p>3.042237</text:p>
          </table:table-cell>
          <table:table-cell office:value-type="float" office:value="0.492256" calcext:value-type="float">
            <text:p>0.492256</text:p>
          </table:table-cell>
          <table:table-cell office:value-type="float" office:value="0.340652" calcext:value-type="float">
            <text:p>0.340652</text:p>
          </table:table-cell>
          <table:table-cell office:value-type="float" office:value="0.967171" calcext:value-type="float">
            <text:p>0.967171</text:p>
          </table:table-cell>
          <table:table-cell office:value-type="float" office:value="-0.019432" calcext:value-type="float">
            <text:p>-0.019432</text:p>
          </table:table-cell>
          <table:table-cell office:value-type="float" office:value="1.28839" calcext:value-type="float">
            <text:p>1.28839</text:p>
          </table:table-cell>
          <table:table-cell office:value-type="float" office:value="0.164047" calcext:value-type="float">
            <text:p>0.164047</text:p>
          </table:table-cell>
          <table:table-cell office:value-type="float" office:value="0.14447" calcext:value-type="float">
            <text:p>0.1444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048" calcext:value-type="float">
            <text:p>0.732048</text:p>
          </table:table-cell>
          <table:table-cell office:value-type="float" office:value="3.222085" calcext:value-type="float">
            <text:p>3.222085</text:p>
          </table:table-cell>
          <table:table-cell office:value-type="float" office:value="0.518346" calcext:value-type="float">
            <text:p>0.518346</text:p>
          </table:table-cell>
          <table:table-cell office:value-type="float" office:value="0.323006" calcext:value-type="float">
            <text:p>0.323006</text:p>
          </table:table-cell>
          <table:table-cell office:value-type="float" office:value="1.149471" calcext:value-type="float">
            <text:p>1.149471</text:p>
          </table:table-cell>
          <table:table-cell office:value-type="float" office:value="-0.004239" calcext:value-type="float">
            <text:p>-0.004239</text:p>
          </table:table-cell>
          <table:table-cell office:value-type="float" office:value="1.468238" calcext:value-type="float">
            <text:p>1.468238</text:p>
          </table:table-cell>
          <table:table-cell office:value-type="float" office:value="0.149404" calcext:value-type="float">
            <text:p>0.149404</text:p>
          </table:table-cell>
          <table:table-cell office:value-type="float" office:value="0.138763" calcext:value-type="float">
            <text:p>0.13876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0831" calcext:value-type="float">
            <text:p>0.900831</text:p>
          </table:table-cell>
          <table:table-cell office:value-type="float" office:value="3.398372" calcext:value-type="float">
            <text:p>3.398372</text:p>
          </table:table-cell>
          <table:table-cell office:value-type="float" office:value="0.543919" calcext:value-type="float">
            <text:p>0.543919</text:p>
          </table:table-cell>
          <table:table-cell office:value-type="float" office:value="0.30654" calcext:value-type="float">
            <text:p>0.30654</text:p>
          </table:table-cell>
          <table:table-cell office:value-type="float" office:value="1.342202" calcext:value-type="float">
            <text:p>1.342202</text:p>
          </table:table-cell>
          <table:table-cell office:value-type="float" office:value="-0.004217" calcext:value-type="float">
            <text:p>-0.004217</text:p>
          </table:table-cell>
          <table:table-cell office:value-type="float" office:value="1.644525" calcext:value-type="float">
            <text:p>1.644525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30172" calcext:value-type="float">
            <text:p>0.13017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094" calcext:value-type="float">
            <text:p>1.58094</text:p>
          </table:table-cell>
          <table:table-cell office:value-type="float" office:value="3.272387" calcext:value-type="float">
            <text:p>3.272387</text:p>
          </table:table-cell>
          <table:table-cell office:value-type="float" office:value="0.525643" calcext:value-type="float">
            <text:p>0.525643</text:p>
          </table:table-cell>
          <table:table-cell office:value-type="float" office:value="0.136358" calcext:value-type="float">
            <text:p>0.136358</text:p>
          </table:table-cell>
          <table:table-cell office:value-type="float" office:value="1.422039" calcext:value-type="float">
            <text:p>1.422039</text:p>
          </table:table-cell>
          <table:table-cell office:value-type="float" office:value="-0.039856" calcext:value-type="float">
            <text:p>-0.039856</text:p>
          </table:table-cell>
          <table:table-cell office:value-type="float" office:value="1.518541" calcext:value-type="float">
            <text:p>1.518541</text:p>
          </table:table-cell>
          <table:table-cell office:value-type="float" office:value="0.064692" calcext:value-type="float">
            <text:p>0.064692</text:p>
          </table:table-cell>
          <table:table-cell office:value-type="float" office:value="0.142329" calcext:value-type="float">
            <text:p>0.1423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40091" calcext:value-type="float">
            <text:p>2.140091</text:p>
          </table:table-cell>
          <table:table-cell office:value-type="float" office:value="3.234716" calcext:value-type="float">
            <text:p>3.234716</text:p>
          </table:table-cell>
          <table:table-cell office:value-type="float" office:value="0.520178" calcext:value-type="float">
            <text:p>0.520178</text:p>
          </table:table-cell>
          <table:table-cell office:value-type="float" office:value="0.051872" calcext:value-type="float">
            <text:p>0.051872</text:p>
          </table:table-cell>
          <table:table-cell office:value-type="float" office:value="1.44744" calcext:value-type="float">
            <text:p>1.44744</text:p>
          </table:table-cell>
          <table:table-cell office:value-type="float" office:value="-0.018443" calcext:value-type="float">
            <text:p>-0.018443</text:p>
          </table:table-cell>
          <table:table-cell office:value-type="float" office:value="1.480869" calcext:value-type="float">
            <text:p>1.480869</text:p>
          </table:table-cell>
          <table:table-cell office:value-type="float" office:value="0.026403" calcext:value-type="float">
            <text:p>0.026403</text:p>
          </table:table-cell>
          <table:table-cell office:value-type="float" office:value="0.152702" calcext:value-type="float">
            <text:p>0.15270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4295" calcext:value-type="float">
            <text:p>2.084295</text:p>
          </table:table-cell>
          <table:table-cell office:value-type="float" office:value="2.836957" calcext:value-type="float">
            <text:p>2.836957</text:p>
          </table:table-cell>
          <table:table-cell office:value-type="float" office:value="0.462477" calcext:value-type="float">
            <text:p>0.462477</text:p>
          </table:table-cell>
          <table:table-cell office:value-type="float" office:value="-0.148215" calcext:value-type="float">
            <text:p>-0.148215</text:p>
          </table:table-cell>
          <table:table-cell office:value-type="float" office:value="1.271051" calcext:value-type="float">
            <text:p>1.271051</text:p>
          </table:table-cell>
          <table:table-cell office:value-type="float" office:value="-0.039726" calcext:value-type="float">
            <text:p>-0.039726</text:p>
          </table:table-cell>
          <table:table-cell office:value-type="float" office:value="1.083111" calcext:value-type="float">
            <text:p>1.083111</text:p>
          </table:table-cell>
          <table:table-cell office:value-type="float" office:value="-0.082946" calcext:value-type="float">
            <text:p>-0.082946</text:p>
          </table:table-cell>
          <table:table-cell office:value-type="float" office:value="0.16789" calcext:value-type="float">
            <text:p>0.1678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5698" calcext:value-type="float">
            <text:p>1.975698</text:p>
          </table:table-cell>
          <table:table-cell office:value-type="float" office:value="2.71523" calcext:value-type="float">
            <text:p>2.71523</text:p>
          </table:table-cell>
          <table:table-cell office:value-type="float" office:value="0.444819" calcext:value-type="float">
            <text:p>0.444819</text:p>
          </table:table-cell>
          <table:table-cell office:value-type="float" office:value="-0.099135" calcext:value-type="float">
            <text:p>-0.099135</text:p>
          </table:table-cell>
          <table:table-cell office:value-type="float" office:value="1.048954" calcext:value-type="float">
            <text:p>1.048954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0.961384" calcext:value-type="float">
            <text:p>0.961384</text:p>
          </table:table-cell>
          <table:table-cell office:value-type="float" office:value="-0.046748" calcext:value-type="float">
            <text:p>-0.046748</text:p>
          </table:table-cell>
          <table:table-cell office:value-type="float" office:value="0.141468" calcext:value-type="float">
            <text:p>0.1414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7362" calcext:value-type="float">
            <text:p>1.517362</text:p>
          </table:table-cell>
          <table:table-cell office:value-type="float" office:value="2.538745" calcext:value-type="float">
            <text:p>2.538745</text:p>
          </table:table-cell>
          <table:table-cell office:value-type="float" office:value="0.419217" calcext:value-type="float">
            <text:p>0.419217</text:p>
          </table:table-cell>
          <table:table-cell office:value-type="float" office:value="-0.032569" calcext:value-type="float">
            <text:p>-0.032569</text:p>
          </table:table-cell>
          <table:table-cell office:value-type="float" office:value="0.802515" calcext:value-type="float">
            <text:p>0.802515</text:p>
          </table:table-cell>
          <table:table-cell office:value-type="float" office:value="0.014953" calcext:value-type="float">
            <text:p>0.014953</text:p>
          </table:table-cell>
          <table:table-cell office:value-type="float" office:value="0.784899" calcext:value-type="float">
            <text:p>0.784899</text:p>
          </table:table-cell>
          <table:table-cell office:value-type="float" office:value="-0.01611" calcext:value-type="float">
            <text:p>-0.01611</text:p>
          </table:table-cell>
          <table:table-cell office:value-type="float" office:value="0.148389" calcext:value-type="float">
            <text:p>0.14838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383" calcext:value-type="float">
            <text:p>1.18383</text:p>
          </table:table-cell>
          <table:table-cell office:value-type="float" office:value="2.47175" calcext:value-type="float">
            <text:p>2.47175</text:p>
          </table:table-cell>
          <table:table-cell office:value-type="float" office:value="0.409498" calcext:value-type="float">
            <text:p>0.409498</text:p>
          </table:table-cell>
          <table:table-cell office:value-type="float" office:value="0.070945" calcext:value-type="float">
            <text:p>0.070945</text:p>
          </table:table-cell>
          <table:table-cell office:value-type="float" office:value="0.622927" calcext:value-type="float">
            <text:p>0.622927</text:p>
          </table:table-cell>
          <table:table-cell office:value-type="float" office:value="0.024032" calcext:value-type="float">
            <text:p>0.024032</text:p>
          </table:table-cell>
          <table:table-cell office:value-type="float" office:value="0.717904" calcext:value-type="float">
            <text:p>0.717904</text:p>
          </table:table-cell>
          <table:table-cell office:value-type="float" office:value="0.033954" calcext:value-type="float">
            <text:p>0.033954</text:p>
          </table:table-cell>
          <table:table-cell office:value-type="float" office:value="0.143579" calcext:value-type="float">
            <text:p>0.14357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327" calcext:value-type="float">
            <text:p>0.732327</text:p>
          </table:table-cell>
          <table:table-cell office:value-type="float" office:value="2.543479" calcext:value-type="float">
            <text:p>2.543479</text:p>
          </table:table-cell>
          <table:table-cell office:value-type="float" office:value="0.419904" calcext:value-type="float">
            <text:p>0.419904</text:p>
          </table:table-cell>
          <table:table-cell office:value-type="float" office:value="0.221554" calcext:value-type="float">
            <text:p>0.221554</text:p>
          </table:table-cell>
          <table:table-cell office:value-type="float" office:value="0.533769" calcext:value-type="float">
            <text:p>0.533769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789633" calcext:value-type="float">
            <text:p>0.789633</text:p>
          </table:table-cell>
          <table:table-cell office:value-type="float" office:value="0.108062" calcext:value-type="float">
            <text:p>0.108062</text:p>
          </table:table-cell>
          <table:table-cell office:value-type="float" office:value="0.146324" calcext:value-type="float">
            <text:p>0.1463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261" calcext:value-type="float">
            <text:p>0.563261</text:p>
          </table:table-cell>
          <table:table-cell office:value-type="float" office:value="2.607177" calcext:value-type="float">
            <text:p>2.607177</text:p>
          </table:table-cell>
          <table:table-cell office:value-type="float" office:value="0.429144" calcext:value-type="float">
            <text:p>0.429144</text:p>
          </table:table-cell>
          <table:table-cell office:value-type="float" office:value="0.306456" calcext:value-type="float">
            <text:p>0.306456</text:p>
          </table:table-cell>
          <table:table-cell office:value-type="float" office:value="0.528689" calcext:value-type="float">
            <text:p>0.528689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0.853331" calcext:value-type="float">
            <text:p>0.853331</text:p>
          </table:table-cell>
          <table:table-cell office:value-type="float" office:value="0.158967" calcext:value-type="float">
            <text:p>0.158967</text:p>
          </table:table-cell>
          <table:table-cell office:value-type="float" office:value="0.155618" calcext:value-type="float">
            <text:p>0.15561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821" calcext:value-type="float">
            <text:p>0.67821</text:p>
          </table:table-cell>
          <table:table-cell office:value-type="float" office:value="2.678206" calcext:value-type="float">
            <text:p>2.678206</text:p>
          </table:table-cell>
          <table:table-cell office:value-type="float" office:value="0.439448" calcext:value-type="float">
            <text:p>0.439448</text:p>
          </table:table-cell>
          <table:table-cell office:value-type="float" office:value="0.357417" calcext:value-type="float">
            <text:p>0.357417</text:p>
          </table:table-cell>
          <table:table-cell office:value-type="float" office:value="0.555456" calcext:value-type="float">
            <text:p>0.555456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.92436" calcext:value-type="float">
            <text:p>0.92436</text:p>
          </table:table-cell>
          <table:table-cell office:value-type="float" office:value="0.176171" calcext:value-type="float">
            <text:p>0.176171</text:p>
          </table:table-cell>
          <table:table-cell office:value-type="float" office:value="0.14787" calcext:value-type="float">
            <text:p>0.1478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823" calcext:value-type="float">
            <text:p>0.845823</text:p>
          </table:table-cell>
          <table:table-cell office:value-type="float" office:value="2.654622" calcext:value-type="float">
            <text:p>2.654622</text:p>
          </table:table-cell>
          <table:table-cell office:value-type="float" office:value="0.436027" calcext:value-type="float">
            <text:p>0.436027</text:p>
          </table:table-cell>
          <table:table-cell office:value-type="float" office:value="0.322691" calcext:value-type="float">
            <text:p>0.322691</text:p>
          </table:table-cell>
          <table:table-cell office:value-type="float" office:value="0.585711" calcext:value-type="float">
            <text:p>0.585711</text:p>
          </table:table-cell>
          <table:table-cell office:value-type="float" office:value="-0.007626" calcext:value-type="float">
            <text:p>-0.007626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0.151785" calcext:value-type="float">
            <text:p>0.15178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353" calcext:value-type="float">
            <text:p>1.069353</text:p>
          </table:table-cell>
          <table:table-cell office:value-type="float" office:value="2.613836" calcext:value-type="float">
            <text:p>2.613836</text:p>
          </table:table-cell>
          <table:table-cell office:value-type="float" office:value="0.43011" calcext:value-type="float">
            <text:p>0.43011</text:p>
          </table:table-cell>
          <table:table-cell office:value-type="float" office:value="0.238765" calcext:value-type="float">
            <text:p>0.238765</text:p>
          </table:table-cell>
          <table:table-cell office:value-type="float" office:value="0.639947" calcext:value-type="float">
            <text:p>0.639947</text:p>
          </table:table-cell>
          <table:table-cell office:value-type="float" office:value="-0.018722" calcext:value-type="float">
            <text:p>-0.018722</text:p>
          </table:table-cell>
          <table:table-cell office:value-type="float" office:value="0.85999" calcext:value-type="float">
            <text:p>0.85999</text:p>
          </table:table-cell>
          <table:table-cell office:value-type="float" office:value="0.118928" calcext:value-type="float">
            <text:p>0.118928</text:p>
          </table:table-cell>
          <table:table-cell office:value-type="float" office:value="0.149429" calcext:value-type="float">
            <text:p>0.14942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7108" calcext:value-type="float">
            <text:p>1.237108</text:p>
          </table:table-cell>
          <table:table-cell office:value-type="float" office:value="2.666902" calcext:value-type="float">
            <text:p>2.666902</text:p>
          </table:table-cell>
          <table:table-cell office:value-type="float" office:value="0.437808" calcext:value-type="float">
            <text:p>0.437808</text:p>
          </table:table-cell>
          <table:table-cell office:value-type="float" office:value="0.205348" calcext:value-type="float">
            <text:p>0.205348</text:p>
          </table:table-cell>
          <table:table-cell office:value-type="float" office:value="0.715207" calcext:value-type="float">
            <text:p>0.71520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913056" calcext:value-type="float">
            <text:p>0.913056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148524" calcext:value-type="float">
            <text:p>0.14852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6202" calcext:value-type="float">
            <text:p>1.916202</text:p>
          </table:table-cell>
          <table:table-cell office:value-type="float" office:value="2.565489" calcext:value-type="float">
            <text:p>2.565489</text:p>
          </table:table-cell>
          <table:table-cell office:value-type="float" office:value="0.423096" calcext:value-type="float">
            <text:p>0.423096</text:p>
          </table:table-cell>
          <table:table-cell office:value-type="float" office:value="0.034407" calcext:value-type="float">
            <text:p>0.034407</text:p>
          </table:table-cell>
          <table:table-cell office:value-type="float" office:value="0.815315" calcext:value-type="float">
            <text:p>0.815315</text:p>
          </table:table-cell>
          <table:table-cell office:value-type="float" office:value="-0.038079" calcext:value-type="float">
            <text:p>-0.038079</text:p>
          </table:table-cell>
          <table:table-cell office:value-type="float" office:value="0.811643" calcext:value-type="float">
            <text:p>0.811643</text:p>
          </table:table-cell>
          <table:table-cell office:value-type="float" office:value="0.017162" calcext:value-type="float">
            <text:p>0.017162</text:p>
          </table:table-cell>
          <table:table-cell office:value-type="float" office:value="0.149636" calcext:value-type="float">
            <text:p>0.14963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9898" calcext:value-type="float">
            <text:p>1.79898</text:p>
          </table:table-cell>
          <table:table-cell office:value-type="float" office:value="2.524599" calcext:value-type="float">
            <text:p>2.524599</text:p>
          </table:table-cell>
          <table:table-cell office:value-type="float" office:value="0.417165" calcext:value-type="float">
            <text:p>0.417165</text:p>
          </table:table-cell>
          <table:table-cell office:value-type="float" office:value="-0.048707" calcext:value-type="float">
            <text:p>-0.048707</text:p>
          </table:table-cell>
          <table:table-cell office:value-type="float" office:value="0.838771" calcext:value-type="float">
            <text:p>0.838771</text:p>
          </table:table-cell>
          <table:table-cell office:value-type="float" office:value="-0.019311" calcext:value-type="float">
            <text:p>-0.019311</text:p>
          </table:table-cell>
          <table:table-cell office:value-type="float" office:value="0.770753" calcext:value-type="float">
            <text:p>0.770753</text:p>
          </table:table-cell>
          <table:table-cell office:value-type="float" office:value="-0.023292" calcext:value-type="float">
            <text:p>-0.023292</text:p>
          </table:table-cell>
          <table:table-cell office:value-type="float" office:value="0.143462" calcext:value-type="float">
            <text:p>0.14346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5499" calcext:value-type="float">
            <text:p>1.635499</text:p>
          </table:table-cell>
          <table:table-cell office:value-type="float" office:value="2.503812" calcext:value-type="float">
            <text:p>2.503812</text:p>
          </table:table-cell>
          <table:table-cell office:value-type="float" office:value="0.414149" calcext:value-type="float">
            <text:p>0.414149</text:p>
          </table:table-cell>
          <table:table-cell office:value-type="float" office:value="-0.066948" calcext:value-type="float">
            <text:p>-0.066948</text:p>
          </table:table-cell>
          <table:table-cell office:value-type="float" office:value="0.820908" calcext:value-type="float">
            <text:p>0.820908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0.749966" calcext:value-type="float">
            <text:p>0.749966</text:p>
          </table:table-cell>
          <table:table-cell office:value-type="float" office:value="-0.033973" calcext:value-type="float">
            <text:p>-0.033973</text:p>
          </table:table-cell>
          <table:table-cell office:value-type="float" office:value="0.152237" calcext:value-type="float">
            <text:p>0.15223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8963" calcext:value-type="float">
            <text:p>1.68963</text:p>
          </table:table-cell>
          <table:table-cell office:value-type="float" office:value="2.616962" calcext:value-type="float">
            <text:p>2.616962</text:p>
          </table:table-cell>
          <table:table-cell office:value-type="float" office:value="0.430563" calcext:value-type="float">
            <text:p>0.430563</text:p>
          </table:table-cell>
          <table:table-cell office:value-type="float" office:value="0.035504" calcext:value-type="float">
            <text:p>0.035504</text:p>
          </table:table-cell>
          <table:table-cell office:value-type="float" office:value="0.804263" calcext:value-type="float">
            <text:p>0.804263</text:p>
          </table:table-cell>
          <table:table-cell office:value-type="float" office:value="0.023349" calcext:value-type="float">
            <text:p>0.023349</text:p>
          </table:table-cell>
          <table:table-cell office:value-type="float" office:value="0.863116" calcext:value-type="float">
            <text:p>0.863116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146263" calcext:value-type="float">
            <text:p>0.14626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6072" calcext:value-type="float">
            <text:p>1.296072</text:p>
          </table:table-cell>
          <table:table-cell office:value-type="float" office:value="2.647719" calcext:value-type="float">
            <text:p>2.647719</text:p>
          </table:table-cell>
          <table:table-cell office:value-type="float" office:value="0.435025" calcext:value-type="float">
            <text:p>0.435025</text:p>
          </table:table-cell>
          <table:table-cell office:value-type="float" office:value="0.120326" calcext:value-type="float">
            <text:p>0.120326</text:p>
          </table:table-cell>
          <table:table-cell office:value-type="float" office:value="0.753888" calcext:value-type="float">
            <text:p>0.753888</text:p>
          </table:table-cell>
          <table:table-cell office:value-type="float" office:value="0.019659" calcext:value-type="float">
            <text:p>0.019659</text:p>
          </table:table-cell>
          <table:table-cell office:value-type="float" office:value="0.893873" calcext:value-type="float">
            <text:p>0.893873</text:p>
          </table:table-cell>
          <table:table-cell office:value-type="float" office:value="0.057687" calcext:value-type="float">
            <text:p>0.057687</text:p>
          </table:table-cell>
          <table:table-cell office:value-type="float" office:value="0.143826" calcext:value-type="float">
            <text:p>0.1438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3344" calcext:value-type="float">
            <text:p>1.013344</text:p>
          </table:table-cell>
          <table:table-cell office:value-type="float" office:value="2.558418" calcext:value-type="float">
            <text:p>2.558418</text:p>
          </table:table-cell>
          <table:table-cell office:value-type="float" office:value="0.422071" calcext:value-type="float">
            <text:p>0.422071</text:p>
          </table:table-cell>
          <table:table-cell office:value-type="float" office:value="0.137332" calcext:value-type="float">
            <text:p>0.137332</text:p>
          </table:table-cell>
          <table:table-cell office:value-type="float" office:value="0.663453" calcext:value-type="float">
            <text:p>0.663453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804572" calcext:value-type="float">
            <text:p>0.804572</text:p>
          </table:table-cell>
          <table:table-cell office:value-type="float" office:value="0.068532" calcext:value-type="float">
            <text:p>0.068532</text:p>
          </table:table-cell>
          <table:table-cell office:value-type="float" office:value="0.149707" calcext:value-type="float">
            <text:p>0.1497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5791" calcext:value-type="float">
            <text:p>0.675791</text:p>
          </table:table-cell>
          <table:table-cell office:value-type="float" office:value="2.768615" calcext:value-type="float">
            <text:p>2.768615</text:p>
          </table:table-cell>
          <table:table-cell office:value-type="float" office:value="0.452563" calcext:value-type="float">
            <text:p>0.452563</text:p>
          </table:table-cell>
          <table:table-cell office:value-type="float" office:value="0.323417" calcext:value-type="float">
            <text:p>0.323417</text:p>
          </table:table-cell>
          <table:table-cell office:value-type="float" office:value="0.650344" calcext:value-type="float">
            <text:p>0.650344</text:p>
          </table:table-cell>
          <table:table-cell office:value-type="float" office:value="0.041009" calcext:value-type="float">
            <text:p>0.041009</text:p>
          </table:table-cell>
          <table:table-cell office:value-type="float" office:value="1.014769" calcext:value-type="float">
            <text:p>1.014769</text:p>
          </table:table-cell>
          <table:table-cell office:value-type="float" office:value="0.163061" calcext:value-type="float">
            <text:p>0.163061</text:p>
          </table:table-cell>
          <table:table-cell office:value-type="float" office:value="0.151255" calcext:value-type="float">
            <text:p>0.15125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2.843105" calcext:value-type="float">
            <text:p>2.843105</text:p>
          </table:table-cell>
          <table:table-cell office:value-type="float" office:value="0.463369" calcext:value-type="float">
            <text:p>0.463369</text:p>
          </table:table-cell>
          <table:table-cell office:value-type="float" office:value="0.390848" calcext:value-type="float">
            <text:p>0.390848</text:p>
          </table:table-cell>
          <table:table-cell office:value-type="float" office:value="0.683503" calcext:value-type="float">
            <text:p>0.683503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1.089259" calcext:value-type="float">
            <text:p>1.089259</text:p>
          </table:table-cell>
          <table:table-cell office:value-type="float" office:value="0.196424" calcext:value-type="float">
            <text:p>0.196424</text:p>
          </table:table-cell>
          <table:table-cell office:value-type="float" office:value="0.150768" calcext:value-type="float">
            <text:p>0.15076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31" calcext:value-type="float">
            <text:p>0.16931</text:p>
          </table:table-cell>
          <table:table-cell office:value-type="float" office:value="3.04013" calcext:value-type="float">
            <text:p>3.04013</text:p>
          </table:table-cell>
          <table:table-cell office:value-type="float" office:value="0.491951" calcext:value-type="float">
            <text:p>0.491951</text:p>
          </table:table-cell>
          <table:table-cell office:value-type="float" office:value="0.475361" calcext:value-type="float">
            <text:p>0.475361</text:p>
          </table:table-cell>
          <table:table-cell office:value-type="float" office:value="0.791228" calcext:value-type="float">
            <text:p>0.791228</text:p>
          </table:table-cell>
          <table:table-cell office:value-type="float" office:value="0.019694" calcext:value-type="float">
            <text:p>0.019694</text:p>
          </table:table-cell>
          <table:table-cell office:value-type="float" office:value="1.286284" calcext:value-type="float">
            <text:p>1.286284</text:p>
          </table:table-cell>
          <table:table-cell office:value-type="float" office:value="0.226654" calcext:value-type="float">
            <text:p>0.226654</text:p>
          </table:table-cell>
          <table:table-cell office:value-type="float" office:value="0.143041" calcext:value-type="float">
            <text:p>0.14304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4152" calcext:value-type="float">
            <text:p>0.394152</text:p>
          </table:table-cell>
          <table:table-cell office:value-type="float" office:value="3.100891" calcext:value-type="float">
            <text:p>3.100891</text:p>
          </table:table-cell>
          <table:table-cell office:value-type="float" office:value="0.500765" calcext:value-type="float">
            <text:p>0.500765</text:p>
          </table:table-cell>
          <table:table-cell office:value-type="float" office:value="0.441585" calcext:value-type="float">
            <text:p>0.441585</text:p>
          </table:table-cell>
          <table:table-cell office:value-type="float" office:value="0.91288" calcext:value-type="float">
            <text:p>0.91288</text:p>
          </table:table-cell>
          <table:table-cell office:value-type="float" office:value="-0.007421" calcext:value-type="float">
            <text:p>-0.007421</text:p>
          </table:table-cell>
          <table:table-cell office:value-type="float" office:value="1.347045" calcext:value-type="float">
            <text:p>1.347045</text:p>
          </table:table-cell>
          <table:table-cell office:value-type="float" office:value="0.223316" calcext:value-type="float">
            <text:p>0.223316</text:p>
          </table:table-cell>
          <table:table-cell office:value-type="float" office:value="0.151714" calcext:value-type="float">
            <text:p>0.15171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8578" calcext:value-type="float">
            <text:p>0.678578</text:p>
          </table:table-cell>
          <table:table-cell office:value-type="float" office:value="3.175661" calcext:value-type="float">
            <text:p>3.175661</text:p>
          </table:table-cell>
          <table:table-cell office:value-type="float" office:value="0.511612" calcext:value-type="float">
            <text:p>0.511612</text:p>
          </table:table-cell>
          <table:table-cell office:value-type="float" office:value="0.357316" calcext:value-type="float">
            <text:p>0.357316</text:p>
          </table:table-cell>
          <table:table-cell office:value-type="float" office:value="1.082419" calcext:value-type="float">
            <text:p>1.082419</text:p>
          </table:table-cell>
          <table:table-cell office:value-type="float" office:value="-0.01792" calcext:value-type="float">
            <text:p>-0.01792</text:p>
          </table:table-cell>
          <table:table-cell office:value-type="float" office:value="1.421815" calcext:value-type="float">
            <text:p>1.421815</text:p>
          </table:table-cell>
          <table:table-cell office:value-type="float" office:value="0.186701" calcext:value-type="float">
            <text:p>0.186701</text:p>
          </table:table-cell>
          <table:table-cell office:value-type="float" office:value="0.156753" calcext:value-type="float">
            <text:p>0.15675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282" calcext:value-type="float">
            <text:p>0.958282</text:p>
          </table:table-cell>
          <table:table-cell office:value-type="float" office:value="3.335662" calcext:value-type="float">
            <text:p>3.335662</text:p>
          </table:table-cell>
          <table:table-cell office:value-type="float" office:value="0.534822" calcext:value-type="float">
            <text:p>0.534822</text:p>
          </table:table-cell>
          <table:table-cell office:value-type="float" office:value="0.32258" calcext:value-type="float">
            <text:p>0.32258</text:p>
          </table:table-cell>
          <table:table-cell office:value-type="float" office:value="1.266956" calcext:value-type="float">
            <text:p>1.266956</text:p>
          </table:table-cell>
          <table:table-cell office:value-type="float" office:value="-0.007721" calcext:value-type="float">
            <text:p>-0.007721</text:p>
          </table:table-cell>
          <table:table-cell office:value-type="float" office:value="1.581816" calcext:value-type="float">
            <text:p>1.581816</text:p>
          </table:table-cell>
          <table:table-cell office:value-type="float" office:value="0.161245" calcext:value-type="float">
            <text:p>0.161245</text:p>
          </table:table-cell>
          <table:table-cell office:value-type="float" office:value="0.149958" calcext:value-type="float">
            <text:p>0.14995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55447" calcext:value-type="float">
            <text:p>1.755447</text:p>
          </table:table-cell>
          <table:table-cell office:value-type="float" office:value="3.223432" calcext:value-type="float">
            <text:p>3.223432</text:p>
          </table:table-cell>
          <table:table-cell office:value-type="float" office:value="0.518542" calcext:value-type="float">
            <text:p>0.518542</text:p>
          </table:table-cell>
          <table:table-cell office:value-type="float" office:value="0.139183" calcext:value-type="float">
            <text:p>0.139183</text:p>
          </table:table-cell>
          <table:table-cell office:value-type="float" office:value="1.370924" calcext:value-type="float">
            <text:p>1.370924</text:p>
          </table:table-cell>
          <table:table-cell office:value-type="float" office:value="-0.04052" calcext:value-type="float">
            <text:p>-0.04052</text:p>
          </table:table-cell>
          <table:table-cell office:value-type="float" office:value="1.469586" calcext:value-type="float">
            <text:p>1.469586</text:p>
          </table:table-cell>
          <table:table-cell office:value-type="float" office:value="0.069994" calcext:value-type="float">
            <text:p>0.069994</text:p>
          </table:table-cell>
          <table:table-cell office:value-type="float" office:value="0.150868" calcext:value-type="float">
            <text:p>0.15086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0681" calcext:value-type="float">
            <text:p>1.970681</text:p>
          </table:table-cell>
          <table:table-cell office:value-type="float" office:value="3.076084" calcext:value-type="float">
            <text:p>3.076084</text:p>
          </table:table-cell>
          <table:table-cell office:value-type="float" office:value="0.497166" calcext:value-type="float">
            <text:p>0.497166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1.353371" calcext:value-type="float">
            <text:p>1.353371</text:p>
          </table:table-cell>
          <table:table-cell office:value-type="float" office:value="-0.030653" calcext:value-type="float">
            <text:p>-0.030653</text:p>
          </table:table-cell>
          <table:table-cell office:value-type="float" office:value="1.322238" calcext:value-type="float">
            <text:p>1.322238</text:p>
          </table:table-cell>
          <table:table-cell office:value-type="float" office:value="-0.000243" calcext:value-type="float">
            <text:p>-0.000243</text:p>
          </table:table-cell>
          <table:table-cell office:value-type="float" office:value="0.151877" calcext:value-type="float">
            <text:p>0.15187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9879" calcext:value-type="float">
            <text:p>1.859879</text:p>
          </table:table-cell>
          <table:table-cell office:value-type="float" office:value="2.936874" calcext:value-type="float">
            <text:p>2.936874</text:p>
          </table:table-cell>
          <table:table-cell office:value-type="float" office:value="0.476972" calcext:value-type="float">
            <text:p>0.476972</text:p>
          </table:table-cell>
          <table:table-cell office:value-type="float" office:value="-0.065306" calcext:value-type="float">
            <text:p>-0.065306</text:p>
          </table:table-cell>
          <table:table-cell office:value-type="float" office:value="1.262515" calcext:value-type="float">
            <text:p>1.262515</text:p>
          </table:table-cell>
          <table:table-cell office:value-type="float" office:value="-0.014181" calcext:value-type="float">
            <text:p>-0.014181</text:p>
          </table:table-cell>
          <table:table-cell office:value-type="float" office:value="1.183028" calcext:value-type="float">
            <text:p>1.183028</text:p>
          </table:table-cell>
          <table:table-cell office:value-type="float" office:value="-0.033169" calcext:value-type="float">
            <text:p>-0.033169</text:p>
          </table:table-cell>
          <table:table-cell office:value-type="float" office:value="0.152373" calcext:value-type="float">
            <text:p>0.15237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8414" calcext:value-type="float">
            <text:p>1.748414</text:p>
          </table:table-cell>
          <table:table-cell office:value-type="float" office:value="2.907176" calcext:value-type="float">
            <text:p>2.907176</text:p>
          </table:table-cell>
          <table:table-cell office:value-type="float" office:value="0.472664" calcext:value-type="float">
            <text:p>0.472664</text:p>
          </table:table-cell>
          <table:table-cell office:value-type="float" office:value="-0.03181" calcext:value-type="float">
            <text:p>-0.03181</text:p>
          </table:table-cell>
          <table:table-cell office:value-type="float" office:value="1.177816" calcext:value-type="float">
            <text:p>1.177816</text:p>
          </table:table-cell>
          <table:table-cell office:value-type="float" office:value="0.007323" calcext:value-type="float">
            <text:p>0.007323</text:p>
          </table:table-cell>
          <table:table-cell office:value-type="float" office:value="1.15333" calcext:value-type="float">
            <text:p>1.15333</text:p>
          </table:table-cell>
          <table:table-cell office:value-type="float" office:value="-0.016167" calcext:value-type="float">
            <text:p>-0.016167</text:p>
          </table:table-cell>
          <table:table-cell office:value-type="float" office:value="0.152468" calcext:value-type="float">
            <text:p>0.15246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3718" calcext:value-type="float">
            <text:p>1.57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2115" calcext:value-type="float">
            <text:p>-0.472115</text:p>
          </table:table-cell>
          <table:table-cell office:value-type="float" office:value="0.767291" calcext:value-type="float">
            <text:p>0.767291</text:p>
          </table:table-cell>
          <table:table-cell office:value-type="float" office:value="-0.093336" calcext:value-type="float">
            <text:p>-0.093336</text:p>
          </table:table-cell>
          <table:table-cell office:value-type="float" office:value="0.20184" calcext:value-type="float">
            <text:p>0.20184</text:p>
          </table:table-cell>
          <table:table-cell office:value-type="float" office:value="-0.247464" calcext:value-type="float">
            <text:p>-0.247464</text:p>
          </table:table-cell>
          <table:table-cell office:value-type="float" office:value="0.157248" calcext:value-type="float">
            <text:p>0.15724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3718" calcext:value-type="float">
            <text:p>1.57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2115" calcext:value-type="float">
            <text:p>-0.472115</text:p>
          </table:table-cell>
          <table:table-cell office:value-type="float" office:value="0.566331" calcext:value-type="float">
            <text:p>0.566331</text:p>
          </table:table-cell>
          <table:table-cell office:value-type="float" office:value="0" calcext:value-type="float">
            <text:p>0</text:p>
          </table:table-cell>
          <table:table-cell office:value-type="float" office:value="0.094216" calcext:value-type="float">
            <text:p>0.094216</text:p>
          </table:table-cell>
          <table:table-cell office:value-type="float" office:value="-0.004535" calcext:value-type="float">
            <text:p>-0.004535</text:p>
          </table:table-cell>
          <table:table-cell office:value-type="float" office:value="0.002882" calcext:value-type="float">
            <text:p>0.00288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8933" calcext:value-type="float">
            <text:p>0.95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768" calcext:value-type="float">
            <text:p>-0.28768</text:p>
          </table:table-cell>
          <table:table-cell office:value-type="float" office:value="0.255486" calcext:value-type="float">
            <text:p>0.255486</text:p>
          </table:table-cell>
          <table:table-cell office:value-type="float" office:value="0.070024" calcext:value-type="float">
            <text:p>0.070024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-0.084191" calcext:value-type="float">
            <text:p>-0.084191</text:p>
          </table:table-cell>
          <table:table-cell office:value-type="float" office:value="0.087797" calcext:value-type="float">
            <text:p>0.08779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6938" calcext:value-type="float">
            <text:p>0.78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6081" calcext:value-type="float">
            <text:p>-0.236081</text:p>
          </table:table-cell>
          <table:table-cell office:value-type="float" office:value="-0.046789" calcext:value-type="float">
            <text:p>-0.046789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-0.265728" calcext:value-type="float">
            <text:p>-0.265728</text:p>
          </table:table-cell>
          <table:table-cell office:value-type="float" office:value="-0.078959" calcext:value-type="float">
            <text:p>-0.078959</text:p>
          </table:table-cell>
          <table:table-cell office:value-type="float" office:value="0.100337" calcext:value-type="float">
            <text:p>0.10033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4796" calcext:value-type="float">
            <text:p>0.39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8439" calcext:value-type="float">
            <text:p>-0.118439</text:p>
          </table:table-cell>
          <table:table-cell office:value-type="float" office:value="-0.27289" calcext:value-type="float">
            <text:p>-0.27289</text:p>
          </table:table-cell>
          <table:table-cell office:value-type="float" office:value="0.039293" calcext:value-type="float">
            <text:p>0.039293</text:p>
          </table:table-cell>
          <table:table-cell office:value-type="float" office:value="-0.352036" calcext:value-type="float">
            <text:p>-0.352036</text:p>
          </table:table-cell>
          <table:table-cell office:value-type="float" office:value="-0.039401" calcext:value-type="float">
            <text:p>-0.039401</text:p>
          </table:table-cell>
          <table:table-cell office:value-type="float" office:value="0.0998" calcext:value-type="float">
            <text:p>0.099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34135" calcext:value-type="float">
            <text:p>-0.434135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-0.394725" calcext:value-type="float">
            <text:p>-0.394725</text:p>
          </table:table-cell>
          <table:table-cell office:value-type="float" office:value="0" calcext:value-type="float">
            <text:p>0</text:p>
          </table:table-cell>
          <table:table-cell office:value-type="float" office:value="0.100175" calcext:value-type="float">
            <text:p>0.10017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0413" calcext:value-type="float">
            <text:p>-0.50413</text:p>
          </table:table-cell>
          <table:table-cell office:value-type="float" office:value="0" calcext:value-type="float">
            <text:p>0</text:p>
          </table:table-cell>
          <table:table-cell office:value-type="float" office:value="-0.50413" calcext:value-type="float">
            <text:p>-0.50413</text:p>
          </table:table-cell>
          <table:table-cell office:value-type="float" office:value="0" calcext:value-type="float">
            <text:p>0</text:p>
          </table:table-cell>
          <table:table-cell office:value-type="float" office:value="0.099871" calcext:value-type="float">
            <text:p>0.09987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03886" calcext:value-type="float">
            <text:p>-0.503886</text:p>
          </table:table-cell>
          <table:table-cell office:value-type="float" office:value="0" calcext:value-type="float">
            <text:p>0</text:p>
          </table:table-cell>
          <table:table-cell office:value-type="float" office:value="-0.503886" calcext:value-type="float">
            <text:p>-0.503886</text:p>
          </table:table-cell>
          <table:table-cell office:value-type="float" office:value="0" calcext:value-type="float">
            <text:p>0</text:p>
          </table:table-cell>
          <table:table-cell office:value-type="float" office:value="0.09986" calcext:value-type="float">
            <text:p>0.0998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70717" calcext:value-type="float">
            <text:p>-0.470717</text:p>
          </table:table-cell>
          <table:table-cell office:value-type="float" office:value="0" calcext:value-type="float">
            <text:p>0</text:p>
          </table:table-cell>
          <table:table-cell office:value-type="float" office:value="-0.470717" calcext:value-type="float">
            <text:p>-0.470717</text:p>
          </table:table-cell>
          <table:table-cell office:value-type="float" office:value="0" calcext:value-type="float">
            <text:p>0</text:p>
          </table:table-cell>
          <table:table-cell office:value-type="float" office:value="0.100057" calcext:value-type="float">
            <text:p>0.10005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54551" calcext:value-type="float">
            <text:p>-0.454551</text:p>
          </table:table-cell>
          <table:table-cell office:value-type="float" office:value="0" calcext:value-type="float">
            <text:p>0</text:p>
          </table:table-cell>
          <table:table-cell office:value-type="float" office:value="-0.454551" calcext:value-type="float">
            <text:p>-0.454551</text:p>
          </table:table-cell>
          <table:table-cell office:value-type="float" office:value="0" calcext:value-type="float">
            <text:p>0</text:p>
          </table:table-cell>
          <table:table-cell office:value-type="float" office:value="0.100049" calcext:value-type="float">
            <text:p>0.10004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7086" calcext:value-type="float">
            <text:p>-0.207086</text:p>
          </table:table-cell>
          <table:table-cell office:value-type="float" office:value="0" calcext:value-type="float">
            <text:p>0</text:p>
          </table:table-cell>
          <table:table-cell office:value-type="float" office:value="-0.207086" calcext:value-type="float">
            <text:p>-0.207086</text:p>
          </table:table-cell>
          <table:table-cell office:value-type="float" office:value="0" calcext:value-type="float">
            <text:p>0</text:p>
          </table:table-cell>
          <table:table-cell office:value-type="float" office:value="0.100042" calcext:value-type="float">
            <text:p>0.10004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2551" calcext:value-type="float">
            <text:p>-0.202551</text:p>
          </table:table-cell>
          <table:table-cell office:value-type="float" office:value="0" calcext:value-type="float">
            <text:p>0</text:p>
          </table:table-cell>
          <table:table-cell office:value-type="float" office:value="-0.202551" calcext:value-type="float">
            <text:p>-0.202551</text:p>
          </table:table-cell>
          <table:table-cell office:value-type="float" office:value="0" calcext:value-type="float">
            <text:p>0</text:p>
          </table:table-cell>
          <table:table-cell office:value-type="float" office:value="0.099768" calcext:value-type="float">
            <text:p>0.09976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1836" calcext:value-type="float">
            <text:p>-0.11836</text:p>
          </table:table-cell>
          <table:table-cell office:value-type="float" office:value="0" calcext:value-type="float">
            <text:p>0</text:p>
          </table:table-cell>
          <table:table-cell office:value-type="float" office:value="-0.11836" calcext:value-type="float">
            <text:p>-0.11836</text:p>
          </table:table-cell>
          <table:table-cell office:value-type="float" office:value="0" calcext:value-type="float">
            <text:p>0</text:p>
          </table:table-cell>
          <table:table-cell office:value-type="float" office:value="0.100236" calcext:value-type="float">
            <text:p>0.10023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9401" calcext:value-type="float">
            <text:p>-0.039401</text:p>
          </table:table-cell>
          <table:table-cell office:value-type="float" office:value="0" calcext:value-type="float">
            <text:p>0</text:p>
          </table:table-cell>
          <table:table-cell office:value-type="float" office:value="-0.039401" calcext:value-type="float">
            <text:p>-0.039401</text:p>
          </table:table-cell>
          <table:table-cell office:value-type="float" office:value="0" calcext:value-type="float">
            <text:p>0</text:p>
          </table:table-cell>
          <table:table-cell office:value-type="float" office:value="0.100063" calcext:value-type="float">
            <text:p>0.10006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9" calcext:value-type="float">
            <text:p>0.09998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5" calcext:value-type="float">
            <text:p>0.10004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" calcext:value-type="float">
            <text:p>0.0999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51" calcext:value-type="float">
            <text:p>0.10025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575" calcext:value-type="float">
            <text:p>0.09957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77" calcext:value-type="float">
            <text:p>0.09987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" calcext:value-type="float">
            <text:p>0</text:p>
          </table:table-cell>
          <table:table-cell office:value-type="float" office:value="-2.307692" calcext:value-type="float">
            <text:p>-2.307692</text:p>
          </table:table-cell>
          <table:table-cell office:value-type="float" office:value="-0.385699" calcext:value-type="float">
            <text:p>-0.385699</text:p>
          </table:table-cell>
          <table:table-cell office:value-type="float" office:value="-0.461538" calcext:value-type="float">
            <text:p>-0.461538</text:p>
          </table:table-cell>
          <table:table-cell office:value-type="float" office:value="-0.154014" calcext:value-type="float">
            <text:p>-0.154014</text:p>
          </table:table-cell>
          <table:table-cell office:value-type="float" office:value="-0.153678" calcext:value-type="float">
            <text:p>-0.153678</text:p>
          </table:table-cell>
          <table:table-cell office:value-type="float" office:value="-0.769231" calcext:value-type="float">
            <text:p>-0.769231</text:p>
          </table:table-cell>
          <table:table-cell office:value-type="float" office:value="-0.154014" calcext:value-type="float">
            <text:p>-0.154014</text:p>
          </table:table-cell>
          <table:table-cell office:value-type="float" office:value="0.100109" calcext:value-type="float">
            <text:p>0.10010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01445" calcext:value-type="float">
            <text:p>-2.201445</text:p>
          </table:table-cell>
          <table:table-cell office:value-type="float" office:value="-2.144298" calcext:value-type="float">
            <text:p>-2.144298</text:p>
          </table:table-cell>
          <table:table-cell office:value-type="float" office:value="-0.361996" calcext:value-type="float">
            <text:p>-0.361996</text:p>
          </table:table-cell>
          <table:table-cell office:value-type="float" office:value="-0.292186" calcext:value-type="float">
            <text:p>-0.292186</text:p>
          </table:table-cell>
          <table:table-cell office:value-type="float" office:value="-0.342777" calcext:value-type="float">
            <text:p>-0.342777</text:p>
          </table:table-cell>
          <table:table-cell office:value-type="float" office:value="0.029127" calcext:value-type="float">
            <text:p>0.029127</text:p>
          </table:table-cell>
          <table:table-cell office:value-type="float" office:value="-0.605836" calcext:value-type="float">
            <text:p>-0.605836</text:p>
          </table:table-cell>
          <table:table-cell office:value-type="float" office:value="-0.188763" calcext:value-type="float">
            <text:p>-0.188763</text:p>
          </table:table-cell>
          <table:table-cell office:value-type="float" office:value="0.193811" calcext:value-type="float">
            <text:p>0.19381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956356" calcext:value-type="float">
            <text:p>-2.956356</text:p>
          </table:table-cell>
          <table:table-cell office:value-type="float" office:value="-1.47189" calcext:value-type="float">
            <text:p>-1.47189</text:p>
          </table:table-cell>
          <table:table-cell office:value-type="float" office:value="-0.264452" calcext:value-type="float">
            <text:p>-0.264452</text:p>
          </table:table-cell>
          <table:table-cell office:value-type="float" office:value="0.198895" calcext:value-type="float">
            <text:p>0.198895</text:p>
          </table:table-cell>
          <table:table-cell office:value-type="float" office:value="-0.222717" calcext:value-type="float">
            <text:p>-0.222717</text:p>
          </table:table-cell>
          <table:table-cell office:value-type="float" office:value="0.090393" calcext:value-type="float">
            <text:p>0.090393</text:p>
          </table:table-cell>
          <table:table-cell office:value-type="float" office:value="0.066572" calcext:value-type="float">
            <text:p>0.066572</text:p>
          </table:table-cell>
          <table:table-cell office:value-type="float" office:value="0.12006" calcext:value-type="float">
            <text:p>0.12006</text:p>
          </table:table-cell>
          <table:table-cell office:value-type="float" office:value="0.18109" calcext:value-type="float">
            <text:p>0.1810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667473" calcext:value-type="float">
            <text:p>-3.667473</text:p>
          </table:table-cell>
          <table:table-cell office:value-type="float" office:value="-0.685085" calcext:value-type="float">
            <text:p>-0.685085</text:p>
          </table:table-cell>
          <table:table-cell office:value-type="float" office:value="-0.150314" calcext:value-type="float">
            <text:p>-0.15031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110146" calcext:value-type="float">
            <text:p>0.110146</text:p>
          </table:table-cell>
          <table:table-cell office:value-type="float" office:value="0.096632" calcext:value-type="float">
            <text:p>0.096632</text:p>
          </table:table-cell>
          <table:table-cell office:value-type="float" office:value="0.853377" calcext:value-type="float">
            <text:p>0.853377</text:p>
          </table:table-cell>
          <table:table-cell office:value-type="float" office:value="0.332863" calcext:value-type="float">
            <text:p>0.332863</text:p>
          </table:table-cell>
          <table:table-cell office:value-type="float" office:value="0.154437" calcext:value-type="float">
            <text:p>0.15443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322243" calcext:value-type="float">
            <text:p>-3.322243</text:p>
          </table:table-cell>
          <table:table-cell office:value-type="float" office:value="-0.479471" calcext:value-type="float">
            <text:p>-0.479471</text:p>
          </table:table-cell>
          <table:table-cell office:value-type="float" office:value="-0.120486" calcext:value-type="float">
            <text:p>-0.120486</text:p>
          </table:table-cell>
          <table:table-cell office:value-type="float" office:value="0.638703" calcext:value-type="float">
            <text:p>0.638703</text:p>
          </table:table-cell>
          <table:table-cell office:value-type="float" office:value="0.422084" calcext:value-type="float">
            <text:p>0.422084</text:p>
          </table:table-cell>
          <table:table-cell office:value-type="float" office:value="-0.001796" calcext:value-type="float">
            <text:p>-0.001796</text:p>
          </table:table-cell>
          <table:table-cell office:value-type="float" office:value="1.058991" calcext:value-type="float">
            <text:p>1.058991</text:p>
          </table:table-cell>
          <table:table-cell office:value-type="float" office:value="0.311938" calcext:value-type="float">
            <text:p>0.311938</text:p>
          </table:table-cell>
          <table:table-cell office:value-type="float" office:value="0.146518" calcext:value-type="float">
            <text:p>0.14651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414732" calcext:value-type="float">
            <text:p>-2.414732</text:p>
          </table:table-cell>
          <table:table-cell office:value-type="float" office:value="-0.532508" calcext:value-type="float">
            <text:p>-0.532508</text:p>
          </table:table-cell>
          <table:table-cell office:value-type="float" office:value="-0.12818" calcext:value-type="float">
            <text:p>-0.12818</text:p>
          </table:table-cell>
          <table:table-cell office:value-type="float" office:value="0.417966" calcext:value-type="float">
            <text:p>0.417966</text:p>
          </table:table-cell>
          <table:table-cell office:value-type="float" office:value="0.635926" calcext:value-type="float">
            <text:p>0.635926</text:p>
          </table:table-cell>
          <table:table-cell office:value-type="float" office:value="-0.047938" calcext:value-type="float">
            <text:p>-0.047938</text:p>
          </table:table-cell>
          <table:table-cell office:value-type="float" office:value="1.005954" calcext:value-type="float">
            <text:p>1.005954</text:p>
          </table:table-cell>
          <table:table-cell office:value-type="float" office:value="0.213842" calcext:value-type="float">
            <text:p>0.213842</text:p>
          </table:table-cell>
          <table:table-cell office:value-type="float" office:value="0.153487" calcext:value-type="float">
            <text:p>0.15348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92008" calcext:value-type="float">
            <text:p>-2.092008</text:p>
          </table:table-cell>
          <table:table-cell office:value-type="float" office:value="-0.708568" calcext:value-type="float">
            <text:p>-0.708568</text:p>
          </table:table-cell>
          <table:table-cell office:value-type="float" office:value="-0.15372" calcext:value-type="float">
            <text:p>-0.15372</text:p>
          </table:table-cell>
          <table:table-cell office:value-type="float" office:value="0.166064" calcext:value-type="float">
            <text:p>0.166064</text:p>
          </table:table-cell>
          <table:table-cell office:value-type="float" office:value="0.719467" calcext:value-type="float">
            <text:p>0.719467</text:p>
          </table:table-cell>
          <table:table-cell office:value-type="float" office:value="-0.055637" calcext:value-type="float">
            <text:p>-0.055637</text:p>
          </table:table-cell>
          <table:table-cell office:value-type="float" office:value="0.829894" calcext:value-type="float">
            <text:p>0.829894</text:p>
          </table:table-cell>
          <table:table-cell office:value-type="float" office:value="0.083541" calcext:value-type="float">
            <text:p>0.083541</text:p>
          </table:table-cell>
          <table:table-cell office:value-type="float" office:value="0.15092" calcext:value-type="float">
            <text:p>0.150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1865" calcext:value-type="float">
            <text:p>-1.971865</text:p>
          </table:table-cell>
          <table:table-cell office:value-type="float" office:value="-0.689776" calcext:value-type="float">
            <text:p>-0.689776</text:p>
          </table:table-cell>
          <table:table-cell office:value-type="float" office:value="-0.150994" calcext:value-type="float">
            <text:p>-0.150994</text:p>
          </table:table-cell>
          <table:table-cell office:value-type="float" office:value="0.097051" calcext:value-type="float">
            <text:p>0.097051</text:p>
          </table:table-cell>
          <table:table-cell office:value-type="float" office:value="0.767219" calcext:value-type="float">
            <text:p>0.767219</text:p>
          </table:table-cell>
          <table:table-cell office:value-type="float" office:value="-0.015584" calcext:value-type="float">
            <text:p>-0.015584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047752" calcext:value-type="float">
            <text:p>0.047752</text:p>
          </table:table-cell>
          <table:table-cell office:value-type="float" office:value="0.14761" calcext:value-type="float">
            <text:p>0.1476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08411" calcext:value-type="float">
            <text:p>-1.908411</text:p>
          </table:table-cell>
          <table:table-cell office:value-type="float" office:value="-0.600146" calcext:value-type="float">
            <text:p>-0.600146</text:p>
          </table:table-cell>
          <table:table-cell office:value-type="float" office:value="-0.137992" calcext:value-type="float">
            <text:p>-0.137992</text:p>
          </table:table-cell>
          <table:table-cell office:value-type="float" office:value="0.110985" calcext:value-type="float">
            <text:p>0.110985</text:p>
          </table:table-cell>
          <table:table-cell office:value-type="float" office:value="0.824321" calcext:value-type="float">
            <text:p>0.824321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938315" calcext:value-type="float">
            <text:p>0.938315</text:p>
          </table:table-cell>
          <table:table-cell office:value-type="float" office:value="0.057102" calcext:value-type="float">
            <text:p>0.057102</text:p>
          </table:table-cell>
          <table:table-cell office:value-type="float" office:value="0.15435" calcext:value-type="float">
            <text:p>0.1543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237" calcext:value-type="float">
            <text:p>-2.03237</text:p>
          </table:table-cell>
          <table:table-cell office:value-type="float" office:value="-0.571748" calcext:value-type="float">
            <text:p>-0.571748</text:p>
          </table:table-cell>
          <table:table-cell office:value-type="float" office:value="-0.133873" calcext:value-type="float">
            <text:p>-0.133873</text:p>
          </table:table-cell>
          <table:table-cell office:value-type="float" office:value="0.096413" calcext:value-type="float">
            <text:p>0.096413</text:p>
          </table:table-cell>
          <table:table-cell office:value-type="float" office:value="0.873476" calcext:value-type="float">
            <text:p>0.873476</text:p>
          </table:table-cell>
          <table:table-cell office:value-type="float" office:value="-0.003176" calcext:value-type="float">
            <text:p>-0.003176</text:p>
          </table:table-cell>
          <table:table-cell office:value-type="float" office:value="0.966713" calcext:value-type="float">
            <text:p>0.966713</text:p>
          </table:table-cell>
          <table:table-cell office:value-type="float" office:value="0.049155" calcext:value-type="float">
            <text:p>0.049155</text:p>
          </table:table-cell>
          <table:table-cell office:value-type="float" office:value="0.15295" calcext:value-type="float">
            <text:p>0.1529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4015" calcext:value-type="float">
            <text:p>-1.974015</text:p>
          </table:table-cell>
          <table:table-cell office:value-type="float" office:value="-0.252515" calcext:value-type="float">
            <text:p>-0.252515</text:p>
          </table:table-cell>
          <table:table-cell office:value-type="float" office:value="-0.1" calcext:value-type="float">
            <text:p>-0.1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1.1098" calcext:value-type="float">
            <text:p>1.1098</text:p>
          </table:table-cell>
          <table:table-cell office:value-type="float" office:value="0.014297" calcext:value-type="float">
            <text:p>0.014297</text:p>
          </table:table-cell>
          <table:table-cell office:value-type="float" office:value="1.285947" calcext:value-type="float">
            <text:p>1.285947</text:p>
          </table:table-cell>
          <table:table-cell office:value-type="float" office:value="0.082311" calcext:value-type="float">
            <text:p>0.082311</text:p>
          </table:table-cell>
          <table:table-cell office:value-type="float" office:value="0.152569" calcext:value-type="float">
            <text:p>0.15256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1481" calcext:value-type="float">
            <text:p>-1.861481</text:p>
          </table:table-cell>
          <table:table-cell office:value-type="float" office:value="-0.046265" calcext:value-type="float">
            <text:p>-0.046265</text:p>
          </table:table-cell>
          <table:table-cell office:value-type="float" office:value="-0.1" calcext:value-type="float">
            <text:p>-0.1</text:p>
          </table:table-cell>
          <table:table-cell office:value-type="float" office:value="0.130666" calcext:value-type="float">
            <text:p>0.130666</text:p>
          </table:table-cell>
          <table:table-cell office:value-type="float" office:value="1.368046" calcext:value-type="float">
            <text:p>1.368046</text:p>
          </table:table-cell>
          <table:table-cell office:value-type="float" office:value="-0.006516" calcext:value-type="float">
            <text:p>-0.006516</text:p>
          </table:table-cell>
          <table:table-cell office:value-type="float" office:value="1.492196" calcext:value-type="float">
            <text:p>1.492196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.159527" calcext:value-type="float">
            <text:p>0.15952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2948" calcext:value-type="float">
            <text:p>-1.862948</text:p>
          </table:table-cell>
          <table:table-cell office:value-type="float" office:value="-0.298954" calcext:value-type="float">
            <text:p>-0.298954</text:p>
          </table:table-cell>
          <table:table-cell office:value-type="float" office:value="-0.1" calcext:value-type="float">
            <text:p>-0.1</text:p>
          </table:table-cell>
          <table:table-cell office:value-type="float" office:value="0.011265" calcext:value-type="float">
            <text:p>0.011265</text:p>
          </table:table-cell>
          <table:table-cell office:value-type="float" office:value="1.253827" calcext:value-type="float">
            <text:p>1.253827</text:p>
          </table:table-cell>
          <table:table-cell office:value-type="float" office:value="-0.025585" calcext:value-type="float">
            <text:p>-0.025585</text:p>
          </table:table-cell>
          <table:table-cell office:value-type="float" office:value="1.239507" calcext:value-type="float">
            <text:p>1.239507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155559" calcext:value-type="float">
            <text:p>0.1555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7653" calcext:value-type="float">
            <text:p>-2.087653</text:p>
          </table:table-cell>
          <table:table-cell office:value-type="float" office:value="-0.451331" calcext:value-type="float">
            <text:p>-0.451331</text:p>
          </table:table-cell>
          <table:table-cell office:value-type="float" office:value="-0.116404" calcext:value-type="float">
            <text:p>-0.116404</text:p>
          </table:table-cell>
          <table:table-cell office:value-type="float" office:value="0.097346" calcext:value-type="float">
            <text:p>0.097346</text:p>
          </table:table-cell>
          <table:table-cell office:value-type="float" office:value="0.97128" calcext:value-type="float">
            <text:p>0.97128</text:p>
          </table:table-cell>
          <table:table-cell office:value-type="float" office:value="0.018505" calcext:value-type="float">
            <text:p>0.018505</text:p>
          </table:table-cell>
          <table:table-cell office:value-type="float" office:value="1.08713" calcext:value-type="float">
            <text:p>1.08713</text:p>
          </table:table-cell>
          <table:table-cell office:value-type="float" office:value="0.050315" calcext:value-type="float">
            <text:p>0.050315</text:p>
          </table:table-cell>
          <table:table-cell office:value-type="float" office:value="0.15506" calcext:value-type="float">
            <text:p>0.1550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1967" calcext:value-type="float">
            <text:p>-1.801967</text:p>
          </table:table-cell>
          <table:table-cell office:value-type="float" office:value="-0.619687" calcext:value-type="float">
            <text:p>-0.619687</text:p>
          </table:table-cell>
          <table:table-cell office:value-type="float" office:value="-0.140827" calcext:value-type="float">
            <text:p>-0.140827</text:p>
          </table:table-cell>
          <table:table-cell office:value-type="float" office:value="0.162459" calcext:value-type="float">
            <text:p>0.162459</text:p>
          </table:table-cell>
          <table:table-cell office:value-type="float" office:value="0.742117" calcext:value-type="float">
            <text:p>0.742117</text:p>
          </table:table-cell>
          <table:table-cell office:value-type="float" office:value="0.014199" calcext:value-type="float">
            <text:p>0.014199</text:p>
          </table:table-cell>
          <table:table-cell office:value-type="float" office:value="0.918775" calcext:value-type="float">
            <text:p>0.918775</text:p>
          </table:table-cell>
          <table:table-cell office:value-type="float" office:value="0.082776" calcext:value-type="float">
            <text:p>0.082776</text:p>
          </table:table-cell>
          <table:table-cell office:value-type="float" office:value="0.152855" calcext:value-type="float">
            <text:p>0.15285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48117" calcext:value-type="float">
            <text:p>-1.748117</text:p>
          </table:table-cell>
          <table:table-cell office:value-type="float" office:value="-0.907969" calcext:value-type="float">
            <text:p>-0.907969</text:p>
          </table:table-cell>
          <table:table-cell office:value-type="float" office:value="-0.182647" calcext:value-type="float">
            <text:p>-0.182647</text:p>
          </table:table-cell>
          <table:table-cell office:value-type="float" office:value="0.079052" calcext:value-type="float">
            <text:p>0.079052</text:p>
          </table:table-cell>
          <table:table-cell office:value-type="float" office:value="0.569299" calcext:value-type="float">
            <text:p>0.569299</text:p>
          </table:table-cell>
          <table:table-cell office:value-type="float" office:value="-0.017858" calcext:value-type="float">
            <text:p>-0.017858</text:p>
          </table:table-cell>
          <table:table-cell office:value-type="float" office:value="0.630492" calcext:value-type="float">
            <text:p>0.630492</text:p>
          </table:table-cell>
          <table:table-cell office:value-type="float" office:value="0.041024" calcext:value-type="float">
            <text:p>0.041024</text:p>
          </table:table-cell>
          <table:table-cell office:value-type="float" office:value="0.155684" calcext:value-type="float">
            <text:p>0.15568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702" calcext:value-type="float">
            <text:p>-1.91702</text:p>
          </table:table-cell>
          <table:table-cell office:value-type="float" office:value="-0.960773" calcext:value-type="float">
            <text:p>-0.960773</text:p>
          </table:table-cell>
          <table:table-cell office:value-type="float" office:value="-0.190307" calcext:value-type="float">
            <text:p>-0.190307</text:p>
          </table:table-cell>
          <table:table-cell office:value-type="float" office:value="0.063396" calcext:value-type="float">
            <text:p>0.063396</text:p>
          </table:table-cell>
          <table:table-cell office:value-type="float" office:value="0.51774" calcext:value-type="float">
            <text:p>0.51774</text:p>
          </table:table-cell>
          <table:table-cell office:value-type="float" office:value="-0.003448" calcext:value-type="float">
            <text:p>-0.003448</text:p>
          </table:table-cell>
          <table:table-cell office:value-type="float" office:value="0.577689" calcext:value-type="float">
            <text:p>0.577689</text:p>
          </table:table-cell>
          <table:table-cell office:value-type="float" office:value="0.031983" calcext:value-type="float">
            <text:p>0.031983</text:p>
          </table:table-cell>
          <table:table-cell office:value-type="float" office:value="0.151346" calcext:value-type="float">
            <text:p>0.15134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8054" calcext:value-type="float">
            <text:p>-2.258054</text:p>
          </table:table-cell>
          <table:table-cell office:value-type="float" office:value="-0.888008" calcext:value-type="float">
            <text:p>-0.888008</text:p>
          </table:table-cell>
          <table:table-cell office:value-type="float" office:value="-0.179751" calcext:value-type="float">
            <text:p>-0.179751</text:p>
          </table:table-cell>
          <table:table-cell office:value-type="float" office:value="0.113568" calcext:value-type="float">
            <text:p>0.113568</text:p>
          </table:table-cell>
          <table:table-cell office:value-type="float" office:value="0.525477" calcext:value-type="float">
            <text:p>0.525477</text:p>
          </table:table-cell>
          <table:table-cell office:value-type="float" office:value="0.011409" calcext:value-type="float">
            <text:p>0.011409</text:p>
          </table:table-cell>
          <table:table-cell office:value-type="float" office:value="0.650454" calcext:value-type="float">
            <text:p>0.650454</text:p>
          </table:table-cell>
          <table:table-cell office:value-type="float" office:value="0.055489" calcext:value-type="float">
            <text:p>0.055489</text:p>
          </table:table-cell>
          <table:table-cell office:value-type="float" office:value="0.14658" calcext:value-type="float">
            <text:p>0.1465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10642" calcext:value-type="float">
            <text:p>-2.310642</text:p>
          </table:table-cell>
          <table:table-cell office:value-type="float" office:value="-0.699568" calcext:value-type="float">
            <text:p>-0.699568</text:p>
          </table:table-cell>
          <table:table-cell office:value-type="float" office:value="-0.152415" calcext:value-type="float">
            <text:p>-0.152415</text:p>
          </table:table-cell>
          <table:table-cell office:value-type="float" office:value="0.230554" calcext:value-type="float">
            <text:p>0.230554</text:p>
          </table:table-cell>
          <table:table-cell office:value-type="float" office:value="0.581955" calcext:value-type="float">
            <text:p>0.581955</text:p>
          </table:table-cell>
          <table:table-cell office:value-type="float" office:value="0.026385" calcext:value-type="float">
            <text:p>0.026385</text:p>
          </table:table-cell>
          <table:table-cell office:value-type="float" office:value="0.838894" calcext:value-type="float">
            <text:p>0.838894</text:p>
          </table:table-cell>
          <table:table-cell office:value-type="float" office:value="0.11358" calcext:value-type="float">
            <text:p>0.11358</text:p>
          </table:table-cell>
          <table:table-cell office:value-type="float" office:value="0.147792" calcext:value-type="float">
            <text:p>0.14779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64699" calcext:value-type="float">
            <text:p>-2.364699</text:p>
          </table:table-cell>
          <table:table-cell office:value-type="float" office:value="-0.657719" calcext:value-type="float">
            <text:p>-0.657719</text:p>
          </table:table-cell>
          <table:table-cell office:value-type="float" office:value="-0.146344" calcext:value-type="float">
            <text:p>-0.146344</text:p>
          </table:table-cell>
          <table:table-cell office:value-type="float" office:value="0.231654" calcext:value-type="float">
            <text:p>0.231654</text:p>
          </table:table-cell>
          <table:table-cell office:value-type="float" office:value="0.648845" calcext:value-type="float">
            <text:p>0.64884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880743" calcext:value-type="float">
            <text:p>0.880743</text:p>
          </table:table-cell>
          <table:table-cell office:value-type="float" office:value="0.116044" calcext:value-type="float">
            <text:p>0.116044</text:p>
          </table:table-cell>
          <table:table-cell office:value-type="float" office:value="0.150281" calcext:value-type="float">
            <text:p>0.15028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4667" calcext:value-type="float">
            <text:p>-2.254667</text:p>
          </table:table-cell>
          <table:table-cell office:value-type="float" office:value="-0.650923" calcext:value-type="float">
            <text:p>-0.650923</text:p>
          </table:table-cell>
          <table:table-cell office:value-type="float" office:value="-0.145358" calcext:value-type="float">
            <text:p>-0.145358</text:p>
          </table:table-cell>
          <table:table-cell office:value-type="float" office:value="0.213969" calcext:value-type="float">
            <text:p>0.213969</text:p>
          </table:table-cell>
          <table:table-cell office:value-type="float" office:value="0.677363" calcext:value-type="float">
            <text:p>0.677363</text:p>
          </table:table-cell>
          <table:table-cell office:value-type="float" office:value="-0.003794" calcext:value-type="float">
            <text:p>-0.003794</text:p>
          </table:table-cell>
          <table:table-cell office:value-type="float" office:value="0.887538" calcext:value-type="float">
            <text:p>0.887538</text:p>
          </table:table-cell>
          <table:table-cell office:value-type="float" office:value="0.110829" calcext:value-type="float">
            <text:p>0.110829</text:p>
          </table:table-cell>
          <table:table-cell office:value-type="float" office:value="0.15539" calcext:value-type="float">
            <text:p>0.1553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3902" calcext:value-type="float">
            <text:p>-2.083902</text:p>
          </table:table-cell>
          <table:table-cell office:value-type="float" office:value="-0.602294" calcext:value-type="float">
            <text:p>-0.602294</text:p>
          </table:table-cell>
          <table:table-cell office:value-type="float" office:value="-0.138304" calcext:value-type="float">
            <text:p>-0.138304</text:p>
          </table:table-cell>
          <table:table-cell office:value-type="float" office:value="0.214862" calcext:value-type="float">
            <text:p>0.214862</text:p>
          </table:table-cell>
          <table:table-cell office:value-type="float" office:value="0.721118" calcext:value-type="float">
            <text:p>0.721118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.113238" calcext:value-type="float">
            <text:p>0.113238</text:p>
          </table:table-cell>
          <table:table-cell office:value-type="float" office:value="0.158108" calcext:value-type="float">
            <text:p>0.15810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1566" calcext:value-type="float">
            <text:p>-2.081566</text:p>
          </table:table-cell>
          <table:table-cell office:value-type="float" office:value="-0.613531" calcext:value-type="float">
            <text:p>-0.613531</text:p>
          </table:table-cell>
          <table:table-cell office:value-type="float" office:value="-0.139934" calcext:value-type="float">
            <text:p>-0.139934</text:p>
          </table:table-cell>
          <table:table-cell office:value-type="float" office:value="0.146984" calcext:value-type="float">
            <text:p>0.146984</text:p>
          </table:table-cell>
          <table:table-cell office:value-type="float" office:value="0.792333" calcext:value-type="float">
            <text:p>0.792333</text:p>
          </table:table-cell>
          <table:table-cell office:value-type="float" office:value="-0.014386" calcext:value-type="float">
            <text:p>-0.014386</text:p>
          </table:table-cell>
          <table:table-cell office:value-type="float" office:value="0.92493" calcext:value-type="float">
            <text:p>0.92493</text:p>
          </table:table-cell>
          <table:table-cell office:value-type="float" office:value="0.077056" calcext:value-type="float">
            <text:p>0.077056</text:p>
          </table:table-cell>
          <table:table-cell office:value-type="float" office:value="0.157275" calcext:value-type="float">
            <text:p>0.15727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8366" calcext:value-type="float">
            <text:p>-2.088366</text:p>
          </table:table-cell>
          <table:table-cell office:value-type="float" office:value="-0.545129" calcext:value-type="float">
            <text:p>-0.545129</text:p>
          </table:table-cell>
          <table:table-cell office:value-type="float" office:value="-0.130011" calcext:value-type="float">
            <text:p>-0.130011</text:p>
          </table:table-cell>
          <table:table-cell office:value-type="float" office:value="0.164971" calcext:value-type="float">
            <text:p>0.164971</text:p>
          </table:table-cell>
          <table:table-cell office:value-type="float" office:value="0.824356" calcext:value-type="float">
            <text:p>0.824356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993332" calcext:value-type="float">
            <text:p>0.993332</text:p>
          </table:table-cell>
          <table:table-cell office:value-type="float" office:value="0.082338" calcext:value-type="float">
            <text:p>0.082338</text:p>
          </table:table-cell>
          <table:table-cell office:value-type="float" office:value="0.149732" calcext:value-type="float">
            <text:p>0.14973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1699" calcext:value-type="float">
            <text:p>-2.141699</text:p>
          </table:table-cell>
          <table:table-cell office:value-type="float" office:value="-0.548617" calcext:value-type="float">
            <text:p>-0.548617</text:p>
          </table:table-cell>
          <table:table-cell office:value-type="float" office:value="-0.130517" calcext:value-type="float">
            <text:p>-0.130517</text:p>
          </table:table-cell>
          <table:table-cell office:value-type="float" office:value="0.16504" calcext:value-type="float">
            <text:p>0.16504</text:p>
          </table:table-cell>
          <table:table-cell office:value-type="float" office:value="0.824789" calcext:value-type="float">
            <text:p>0.82478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989844" calcext:value-type="float">
            <text:p>0.989844</text:p>
          </table:table-cell>
          <table:table-cell office:value-type="float" office:value="0.083208" calcext:value-type="float">
            <text:p>0.083208</text:p>
          </table:table-cell>
          <table:table-cell office:value-type="float" office:value="0.151251" calcext:value-type="float">
            <text:p>0.15125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386" calcext:value-type="float">
            <text:p>-1.97386</text:p>
          </table:table-cell>
          <table:table-cell office:value-type="float" office:value="-0.567408" calcext:value-type="float">
            <text:p>-0.567408</text:p>
          </table:table-cell>
          <table:table-cell office:value-type="float" office:value="-0.133243" calcext:value-type="float">
            <text:p>-0.133243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848188" calcext:value-type="float">
            <text:p>0.848188</text:p>
          </table:table-cell>
          <table:table-cell office:value-type="float" office:value="-0.007754" calcext:value-type="float">
            <text:p>-0.007754</text:p>
          </table:table-cell>
          <table:table-cell office:value-type="float" office:value="0.971053" calcext:value-type="float">
            <text:p>0.971053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147963" calcext:value-type="float">
            <text:p>0.14796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98967" calcext:value-type="float">
            <text:p>-1.798967</text:p>
          </table:table-cell>
          <table:table-cell office:value-type="float" office:value="-0.556178" calcext:value-type="float">
            <text:p>-0.556178</text:p>
          </table:table-cell>
          <table:table-cell office:value-type="float" office:value="-0.131614" calcext:value-type="float">
            <text:p>-0.131614</text:p>
          </table:table-cell>
          <table:table-cell office:value-type="float" office:value="0.113798" calcext:value-type="float">
            <text:p>0.113798</text:p>
          </table:table-cell>
          <table:table-cell office:value-type="float" office:value="0.872279" calcext:value-type="float">
            <text:p>0.872279</text:p>
          </table:table-cell>
          <table:table-cell office:value-type="float" office:value="-0.003793" calcext:value-type="float">
            <text:p>-0.003793</text:p>
          </table:table-cell>
          <table:table-cell office:value-type="float" office:value="0.982284" calcext:value-type="float">
            <text:p>0.982284</text:p>
          </table:table-cell>
          <table:table-cell office:value-type="float" office:value="0.056073" calcext:value-type="float">
            <text:p>0.056073</text:p>
          </table:table-cell>
          <table:table-cell office:value-type="float" office:value="0.147823" calcext:value-type="float">
            <text:p>0.14782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7907" calcext:value-type="float">
            <text:p>-1.807907</text:p>
          </table:table-cell>
          <table:table-cell office:value-type="float" office:value="-0.604787" calcext:value-type="float">
            <text:p>-0.604787</text:p>
          </table:table-cell>
          <table:table-cell office:value-type="float" office:value="-0.138665" calcext:value-type="float">
            <text:p>-0.138665</text:p>
          </table:table-cell>
          <table:table-cell office:value-type="float" office:value="0.080834" calcext:value-type="float">
            <text:p>0.080834</text:p>
          </table:table-cell>
          <table:table-cell office:value-type="float" office:value="0.859735" calcext:value-type="float">
            <text:p>0.859735</text:p>
          </table:table-cell>
          <table:table-cell office:value-type="float" office:value="-0.006894" calcext:value-type="float">
            <text:p>-0.006894</text:p>
          </table:table-cell>
          <table:table-cell office:value-type="float" office:value="0.933675" calcext:value-type="float">
            <text:p>0.933675</text:p>
          </table:table-cell>
          <table:table-cell office:value-type="float" office:value="0.042945" calcext:value-type="float">
            <text:p>0.042945</text:p>
          </table:table-cell>
          <table:table-cell office:value-type="float" office:value="0.159384" calcext:value-type="float">
            <text:p>0.15938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690122" calcext:value-type="float">
            <text:p>-1.690122</text:p>
          </table:table-cell>
          <table:table-cell office:value-type="float" office:value="-0.791474" calcext:value-type="float">
            <text:p>-0.791474</text:p>
          </table:table-cell>
          <table:table-cell office:value-type="float" office:value="-0.165747" calcext:value-type="float">
            <text:p>-0.165747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751613" calcext:value-type="float">
            <text:p>0.751613</text:p>
          </table:table-cell>
          <table:table-cell office:value-type="float" office:value="-0.01557" calcext:value-type="float">
            <text:p>-0.01557</text:p>
          </table:table-cell>
          <table:table-cell office:value-type="float" office:value="0.746987" calcext:value-type="float">
            <text:p>0.746987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0.14962" calcext:value-type="float">
            <text:p>0.1496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0475" calcext:value-type="float">
            <text:p>-1.800475</text:p>
          </table:table-cell>
          <table:table-cell office:value-type="float" office:value="-0.770091" calcext:value-type="float">
            <text:p>-0.770091</text:p>
          </table:table-cell>
          <table:table-cell office:value-type="float" office:value="-0.162645" calcext:value-type="float">
            <text:p>-0.162645</text:p>
          </table:table-cell>
          <table:table-cell office:value-type="float" office:value="0.078604" calcext:value-type="float">
            <text:p>0.078604</text:p>
          </table:table-cell>
          <table:table-cell office:value-type="float" office:value="0.674643" calcext:value-type="float">
            <text:p>0.674643</text:p>
          </table:table-cell>
          <table:table-cell office:value-type="float" office:value="0.015123" calcext:value-type="float">
            <text:p>0.015123</text:p>
          </table:table-cell>
          <table:table-cell office:value-type="float" office:value="0.76837" calcext:value-type="float">
            <text:p>0.76837</text:p>
          </table:table-cell>
          <table:table-cell office:value-type="float" office:value="0.039074" calcext:value-type="float">
            <text:p>0.039074</text:p>
          </table:table-cell>
          <table:table-cell office:value-type="float" office:value="0.149129" calcext:value-type="float">
            <text:p>0.14912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37916" calcext:value-type="float">
            <text:p>-2.137916</text:p>
          </table:table-cell>
          <table:table-cell office:value-type="float" office:value="-0.705977" calcext:value-type="float">
            <text:p>-0.705977</text:p>
          </table:table-cell>
          <table:table-cell office:value-type="float" office:value="-0.153345" calcext:value-type="float">
            <text:p>-0.153345</text:p>
          </table:table-cell>
          <table:table-cell office:value-type="float" office:value="0.165674" calcext:value-type="float">
            <text:p>0.165674</text:p>
          </table:table-cell>
          <table:table-cell office:value-type="float" office:value="0.647705" calcext:value-type="float">
            <text:p>0.647705</text:p>
          </table:table-cell>
          <table:table-cell office:value-type="float" office:value="0.019106" calcext:value-type="float">
            <text:p>0.019106</text:p>
          </table:table-cell>
          <table:table-cell office:value-type="float" office:value="0.832484" calcext:value-type="float">
            <text:p>0.832484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151908" calcext:value-type="float">
            <text:p>0.15190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14484" calcext:value-type="float">
            <text:p>-2.314484</text:p>
          </table:table-cell>
          <table:table-cell office:value-type="float" office:value="-0.701413" calcext:value-type="float">
            <text:p>-0.701413</text:p>
          </table:table-cell>
          <table:table-cell office:value-type="float" office:value="-0.152682" calcext:value-type="float">
            <text:p>-0.152682</text:p>
          </table:table-cell>
          <table:table-cell office:value-type="float" office:value="0.195407" calcext:value-type="float">
            <text:p>0.195407</text:p>
          </table:table-cell>
          <table:table-cell office:value-type="float" office:value="0.635235" calcext:value-type="float">
            <text:p>0.635235</text:p>
          </table:table-cell>
          <table:table-cell office:value-type="float" office:value="0.006407" calcext:value-type="float">
            <text:p>0.006407</text:p>
          </table:table-cell>
          <table:table-cell office:value-type="float" office:value="0.837048" calcext:value-type="float">
            <text:p>0.837048</text:p>
          </table:table-cell>
          <table:table-cell office:value-type="float" office:value="0.100768" calcext:value-type="float">
            <text:p>0.100768</text:p>
          </table:table-cell>
          <table:table-cell office:value-type="float" office:value="0.154704" calcext:value-type="float">
            <text:p>0.15470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382" calcext:value-type="float">
            <text:p>-2.14382</text:p>
          </table:table-cell>
          <table:table-cell office:value-type="float" office:value="-0.61921" calcext:value-type="float">
            <text:p>-0.61921</text:p>
          </table:table-cell>
          <table:table-cell office:value-type="float" office:value="-0.140758" calcext:value-type="float">
            <text:p>-0.140758</text:p>
          </table:table-cell>
          <table:table-cell office:value-type="float" office:value="0.232807" calcext:value-type="float">
            <text:p>0.232807</text:p>
          </table:table-cell>
          <table:table-cell office:value-type="float" office:value="0.678398" calcext:value-type="float">
            <text:p>0.678398</text:p>
          </table:table-cell>
          <table:table-cell office:value-type="float" office:value="0.008047" calcext:value-type="float">
            <text:p>0.008047</text:p>
          </table:table-cell>
          <table:table-cell office:value-type="float" office:value="0.919252" calcext:value-type="float">
            <text:p>0.919252</text:p>
          </table:table-cell>
          <table:table-cell office:value-type="float" office:value="0.12022" calcext:value-type="float">
            <text:p>0.12022</text:p>
          </table:table-cell>
          <table:table-cell office:value-type="float" office:value="0.154918" calcext:value-type="float">
            <text:p>0.15491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7262" calcext:value-type="float">
            <text:p>-2.257262</text:p>
          </table:table-cell>
          <table:table-cell office:value-type="float" office:value="-0.674289" calcext:value-type="float">
            <text:p>-0.674289</text:p>
          </table:table-cell>
          <table:table-cell office:value-type="float" office:value="-0.148748" calcext:value-type="float">
            <text:p>-0.148748</text:p>
          </table:table-cell>
          <table:table-cell office:value-type="float" office:value="0.180933" calcext:value-type="float">
            <text:p>0.180933</text:p>
          </table:table-cell>
          <table:table-cell office:value-type="float" office:value="0.693898" calcext:value-type="float">
            <text:p>0.693898</text:p>
          </table:table-cell>
          <table:table-cell office:value-type="float" office:value="-0.010659" calcext:value-type="float">
            <text:p>-0.010659</text:p>
          </table:table-cell>
          <table:table-cell office:value-type="float" office:value="0.864172" calcext:value-type="float">
            <text:p>0.864172</text:p>
          </table:table-cell>
          <table:table-cell office:value-type="float" office:value="0.097838" calcext:value-type="float">
            <text:p>0.097838</text:p>
          </table:table-cell>
          <table:table-cell office:value-type="float" office:value="0.162223" calcext:value-type="float">
            <text:p>0.16222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5749" calcext:value-type="float">
            <text:p>-2.255749</text:p>
          </table:table-cell>
          <table:table-cell office:value-type="float" office:value="-0.592495" calcext:value-type="float">
            <text:p>-0.592495</text:p>
          </table:table-cell>
          <table:table-cell office:value-type="float" office:value="-0.136882" calcext:value-type="float">
            <text:p>-0.136882</text:p>
          </table:table-cell>
          <table:table-cell office:value-type="float" office:value="0.21564" calcext:value-type="float">
            <text:p>0.21564</text:p>
          </table:table-cell>
          <table:table-cell office:value-type="float" office:value="0.722917" calcext:value-type="float">
            <text:p>0.722917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945967" calcext:value-type="float">
            <text:p>0.945967</text:p>
          </table:table-cell>
          <table:table-cell office:value-type="float" office:value="0.112227" calcext:value-type="float">
            <text:p>0.112227</text:p>
          </table:table-cell>
          <table:table-cell office:value-type="float" office:value="0.156131" calcext:value-type="float">
            <text:p>0.15613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6745" calcext:value-type="float">
            <text:p>-2.026745</text:p>
          </table:table-cell>
          <table:table-cell office:value-type="float" office:value="-0.555586" calcext:value-type="float">
            <text:p>-0.555586</text:p>
          </table:table-cell>
          <table:table-cell office:value-type="float" office:value="-0.131528" calcext:value-type="float">
            <text:p>-0.131528</text:p>
          </table:table-cell>
          <table:table-cell office:value-type="float" office:value="0.215288" calcext:value-type="float">
            <text:p>0.215288</text:p>
          </table:table-cell>
          <table:table-cell office:value-type="float" office:value="0.767665" calcext:value-type="float">
            <text:p>0.767665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0.982876" calcext:value-type="float">
            <text:p>0.982876</text:p>
          </table:table-cell>
          <table:table-cell office:value-type="float" office:value="0.109171" calcext:value-type="float">
            <text:p>0.109171</text:p>
          </table:table-cell>
          <table:table-cell office:value-type="float" office:value="0.152128" calcext:value-type="float">
            <text:p>0.15212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4001" calcext:value-type="float">
            <text:p>-1.974001</text:p>
          </table:table-cell>
          <table:table-cell office:value-type="float" office:value="-0.626749" calcext:value-type="float">
            <text:p>-0.626749</text:p>
          </table:table-cell>
          <table:table-cell office:value-type="float" office:value="-0.141851" calcext:value-type="float">
            <text:p>-0.141851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781294" calcext:value-type="float">
            <text:p>0.781294</text:p>
          </table:table-cell>
          <table:table-cell office:value-type="float" office:value="-0.016066" calcext:value-type="float">
            <text:p>-0.016066</text:p>
          </table:table-cell>
          <table:table-cell office:value-type="float" office:value="0.911713" calcext:value-type="float">
            <text:p>0.911713</text:p>
          </table:table-cell>
          <table:table-cell office:value-type="float" office:value="0.069702" calcext:value-type="float">
            <text:p>0.069702</text:p>
          </table:table-cell>
          <table:table-cell office:value-type="float" office:value="0.142749" calcext:value-type="float">
            <text:p>0.14274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6348" calcext:value-type="float">
            <text:p>-1.916348</text:p>
          </table:table-cell>
          <table:table-cell office:value-type="float" office:value="-0.611679" calcext:value-type="float">
            <text:p>-0.611679</text:p>
          </table:table-cell>
          <table:table-cell office:value-type="float" office:value="-0.139665" calcext:value-type="float">
            <text:p>-0.139665</text:p>
          </table:table-cell>
          <table:table-cell office:value-type="float" office:value="0.129797" calcext:value-type="float">
            <text:p>0.129797</text:p>
          </table:table-cell>
          <table:table-cell office:value-type="float" office:value="0.800837" calcext:value-type="float">
            <text:p>0.800837</text:p>
          </table:table-cell>
          <table:table-cell office:value-type="float" office:value="-0.003851" calcext:value-type="float">
            <text:p>-0.003851</text:p>
          </table:table-cell>
          <table:table-cell office:value-type="float" office:value="0.926783" calcext:value-type="float">
            <text:p>0.926783</text:p>
          </table:table-cell>
          <table:table-cell office:value-type="float" office:value="0.062489" calcext:value-type="float">
            <text:p>0.062489</text:p>
          </table:table-cell>
          <table:table-cell office:value-type="float" office:value="0.144431" calcext:value-type="float">
            <text:p>0.14443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4878" calcext:value-type="float">
            <text:p>-1.914878</text:p>
          </table:table-cell>
          <table:table-cell office:value-type="float" office:value="-0.574904" calcext:value-type="float">
            <text:p>-0.574904</text:p>
          </table:table-cell>
          <table:table-cell office:value-type="float" office:value="-0.13433" calcext:value-type="float">
            <text:p>-0.13433</text:p>
          </table:table-cell>
          <table:table-cell office:value-type="float" office:value="0.113366" calcext:value-type="float">
            <text:p>0.113366</text:p>
          </table:table-cell>
          <table:table-cell office:value-type="float" office:value="0.853738" calcext:value-type="float">
            <text:p>0.853738</text:p>
          </table:table-cell>
          <table:table-cell office:value-type="float" office:value="-0.003546" calcext:value-type="float">
            <text:p>-0.003546</text:p>
          </table:table-cell>
          <table:table-cell office:value-type="float" office:value="0.963557" calcext:value-type="float">
            <text:p>0.963557</text:p>
          </table:table-cell>
          <table:table-cell office:value-type="float" office:value="0.058359" calcext:value-type="float">
            <text:p>0.058359</text:p>
          </table:table-cell>
          <table:table-cell office:value-type="float" office:value="0.154434" calcext:value-type="float">
            <text:p>0.15443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23799" calcext:value-type="float">
            <text:p>-1.923799</text:p>
          </table:table-cell>
          <table:table-cell office:value-type="float" office:value="-0.559894" calcext:value-type="float">
            <text:p>-0.559894</text:p>
          </table:table-cell>
          <table:table-cell office:value-type="float" office:value="-0.132153" calcext:value-type="float">
            <text:p>-0.132153</text:p>
          </table:table-cell>
          <table:table-cell office:value-type="float" office:value="0.111281" calcext:value-type="float">
            <text:p>0.111281</text:p>
          </table:table-cell>
          <table:table-cell office:value-type="float" office:value="0.867772" calcext:value-type="float">
            <text:p>0.867772</text:p>
          </table:table-cell>
          <table:table-cell office:value-type="float" office:value="-0.000485" calcext:value-type="float">
            <text:p>-0.000485</text:p>
          </table:table-cell>
          <table:table-cell office:value-type="float" office:value="0.978568" calcext:value-type="float">
            <text:p>0.978568</text:p>
          </table:table-cell>
          <table:table-cell office:value-type="float" office:value="0.053108" calcext:value-type="float">
            <text:p>0.053108</text:p>
          </table:table-cell>
          <table:table-cell office:value-type="float" office:value="0.143172" calcext:value-type="float">
            <text:p>0.14317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9682" calcext:value-type="float">
            <text:p>-1.969682</text:p>
          </table:table-cell>
          <table:table-cell office:value-type="float" office:value="-0.580682" calcext:value-type="float">
            <text:p>-0.580682</text:p>
          </table:table-cell>
          <table:table-cell office:value-type="float" office:value="-0.135168" calcext:value-type="float">
            <text:p>-0.135168</text:p>
          </table:table-cell>
          <table:table-cell office:value-type="float" office:value="0.115601" calcext:value-type="float">
            <text:p>0.115601</text:p>
          </table:table-cell>
          <table:table-cell office:value-type="float" office:value="0.841211" calcext:value-type="float">
            <text:p>0.841211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95778" calcext:value-type="float">
            <text:p>0.95778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148778" calcext:value-type="float">
            <text:p>0.14877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105" calcext:value-type="float">
            <text:p>-1.86105</text:p>
          </table:table-cell>
          <table:table-cell office:value-type="float" office:value="-0.659249" calcext:value-type="float">
            <text:p>-0.659249</text:p>
          </table:table-cell>
          <table:table-cell office:value-type="float" office:value="-0.146566" calcext:value-type="float">
            <text:p>-0.146566</text:p>
          </table:table-cell>
          <table:table-cell office:value-type="float" office:value="0.095888" calcext:value-type="float">
            <text:p>0.095888</text:p>
          </table:table-cell>
          <table:table-cell office:value-type="float" office:value="0.787763" calcext:value-type="float">
            <text:p>0.787763</text:p>
          </table:table-cell>
          <table:table-cell office:value-type="float" office:value="-0.004438" calcext:value-type="float">
            <text:p>-0.004438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148046" calcext:value-type="float">
            <text:p>0.14804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9232" calcext:value-type="float">
            <text:p>-1.919232</text:p>
          </table:table-cell>
          <table:table-cell office:value-type="float" office:value="-0.725592" calcext:value-type="float">
            <text:p>-0.725592</text:p>
          </table:table-cell>
          <table:table-cell office:value-type="float" office:value="-0.15619" calcext:value-type="float">
            <text:p>-0.15619</text:p>
          </table:table-cell>
          <table:table-cell office:value-type="float" office:value="0.096777" calcext:value-type="float">
            <text:p>0.096777</text:p>
          </table:table-cell>
          <table:table-cell office:value-type="float" office:value="0.715895" calcext:value-type="float">
            <text:p>0.71589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0.048352" calcext:value-type="float">
            <text:p>0.048352</text:p>
          </table:table-cell>
          <table:table-cell office:value-type="float" office:value="0.149889" calcext:value-type="float">
            <text:p>0.14988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1617" calcext:value-type="float">
            <text:p>-2.021617</text:p>
          </table:table-cell>
          <table:table-cell office:value-type="float" office:value="-0.658855" calcext:value-type="float">
            <text:p>-0.658855</text:p>
          </table:table-cell>
          <table:table-cell office:value-type="float" office:value="-0.146509" calcext:value-type="float">
            <text:p>-0.146509</text:p>
          </table:table-cell>
          <table:table-cell office:value-type="float" office:value="0.164126" calcext:value-type="float">
            <text:p>0.164126</text:p>
          </table:table-cell>
          <table:table-cell office:value-type="float" office:value="0.700602" calcext:value-type="float">
            <text:p>0.70060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0.879607" calcext:value-type="float">
            <text:p>0.879607</text:p>
          </table:table-cell>
          <table:table-cell office:value-type="float" office:value="0.082545" calcext:value-type="float">
            <text:p>0.082545</text:p>
          </table:table-cell>
          <table:table-cell office:value-type="float" office:value="0.150881" calcext:value-type="float">
            <text:p>0.15088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21617" calcext:value-type="float">
            <text:p>-2.02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85" calcext:value-type="float">
            <text:p>0.606485</text:p>
          </table:table-cell>
          <table:table-cell office:value-type="float" office:value="0.769261" calcext:value-type="float">
            <text:p>0.769261</text:p>
          </table:table-cell>
          <table:table-cell office:value-type="float" office:value="0.164797" calcext:value-type="float">
            <text:p>0.164797</text:p>
          </table:table-cell>
          <table:table-cell office:value-type="float" office:value="1.540543" calcext:value-type="float">
            <text:p>1.540543</text:p>
          </table:table-cell>
          <table:table-cell office:value-type="float" office:value="0.180886" calcext:value-type="float">
            <text:p>0.180886</text:p>
          </table:table-cell>
          <table:table-cell office:value-type="float" office:value="0.089476" calcext:value-type="float">
            <text:p>0.08947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21617" calcext:value-type="float">
            <text:p>-2.02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85" calcext:value-type="float">
            <text:p>0.606485</text:p>
          </table:table-cell>
          <table:table-cell office:value-type="float" office:value="0.680197" calcext:value-type="float">
            <text:p>0.680197</text:p>
          </table:table-cell>
          <table:table-cell office:value-type="float" office:value="0" calcext:value-type="float">
            <text:p>0</text:p>
          </table:table-cell>
          <table:table-cell office:value-type="float" office:value="1.286682" calcext:value-type="float">
            <text:p>1.286682</text:p>
          </table:table-cell>
          <table:table-cell office:value-type="float" office:value="0.020107" calcext:value-type="float">
            <text:p>0.020107</text:p>
          </table:table-cell>
          <table:table-cell office:value-type="float" office:value="0.009946" calcext:value-type="float">
            <text:p>0.00994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48555" calcext:value-type="float">
            <text:p>1.748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567" calcext:value-type="float">
            <text:p>-0.524567</text:p>
          </table:table-cell>
          <table:table-cell office:value-type="float" office:value="0.434356" calcext:value-type="float">
            <text:p>0.434356</text:p>
          </table:table-cell>
          <table:table-cell office:value-type="float" office:value="-0.37427" calcext:value-type="float">
            <text:p>-0.37427</text:p>
          </table:table-cell>
          <table:table-cell office:value-type="float" office:value="-0.46448" calcext:value-type="float">
            <text:p>-0.46448</text:p>
          </table:table-cell>
          <table:table-cell office:value-type="float" office:value="-0.176139" calcext:value-type="float">
            <text:p>-0.176139</text:p>
          </table:table-cell>
          <table:table-cell office:value-type="float" office:value="0.100734" calcext:value-type="float">
            <text:p>0.1007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3848" calcext:value-type="float">
            <text:p>1.01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4154" calcext:value-type="float">
            <text:p>-0.304154</text:p>
          </table:table-cell>
          <table:table-cell office:value-type="float" office:value="0.270396" calcext:value-type="float">
            <text:p>0.270396</text:p>
          </table:table-cell>
          <table:table-cell office:value-type="float" office:value="0.073408" calcext:value-type="float">
            <text:p>0.073408</text:p>
          </table:table-cell>
          <table:table-cell office:value-type="float" office:value="0.03965" calcext:value-type="float">
            <text:p>0.03965</text:p>
          </table:table-cell>
          <table:table-cell office:value-type="float" office:value="-0.101471" calcext:value-type="float">
            <text:p>-0.101471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703" calcext:value-type="float">
            <text:p>0.33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311" calcext:value-type="float">
            <text:p>-0.101311</text:p>
          </table:table-cell>
          <table:table-cell office:value-type="float" office:value="0.17836" calcext:value-type="float">
            <text:p>0.17836</text:p>
          </table:table-cell>
          <table:table-cell office:value-type="float" office:value="0.067801" calcext:value-type="float">
            <text:p>0.067801</text:p>
          </table:table-cell>
          <table:table-cell office:value-type="float" office:value="0.14485" calcext:value-type="float">
            <text:p>0.14485</text:p>
          </table:table-cell>
          <table:table-cell office:value-type="float" office:value="-0.033677" calcext:value-type="float">
            <text:p>-0.033677</text:p>
          </table:table-cell>
          <table:table-cell office:value-type="float" office:value="0.099725" calcext:value-type="float">
            <text:p>0.09972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5252" calcext:value-type="float">
            <text:p>0.125252</text:p>
          </table:table-cell>
          <table:table-cell office:value-type="float" office:value="0.033574" calcext:value-type="float">
            <text:p>0.033574</text:p>
          </table:table-cell>
          <table:table-cell office:value-type="float" office:value="0.158826" calcext:value-type="float">
            <text:p>0.158826</text:p>
          </table:table-cell>
          <table:table-cell office:value-type="float" office:value="0" calcext:value-type="float">
            <text:p>0</text:p>
          </table:table-cell>
          <table:table-cell office:value-type="float" office:value="0.100585" calcext:value-type="float">
            <text:p>0.10058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97" calcext:value-type="float">
            <text:p>0.05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919" calcext:value-type="float">
            <text:p>-0.016919</text:p>
          </table:table-cell>
          <table:table-cell office:value-type="float" office:value="0.062311" calcext:value-type="float">
            <text:p>0.062311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0.039724" calcext:value-type="float">
            <text:p>0.039724</text:p>
          </table:table-cell>
          <table:table-cell office:value-type="float" office:value="-0.005611" calcext:value-type="float">
            <text:p>-0.005611</text:p>
          </table:table-cell>
          <table:table-cell office:value-type="float" office:value="0.099493" calcext:value-type="float">
            <text:p>0.09949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4992" calcext:value-type="float">
            <text:p>0.014992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" calcext:value-type="float">
            <text:p>0</text:p>
          </table:table-cell>
          <table:table-cell office:value-type="float" office:value="0.100097" calcext:value-type="float">
            <text:p>0.10009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3361" calcext:value-type="float">
            <text:p>-0.033361</text:p>
          </table:table-cell>
          <table:table-cell office:value-type="float" office:value="0" calcext:value-type="float">
            <text:p>0</text:p>
          </table:table-cell>
          <table:table-cell office:value-type="float" office:value="-0.033361" calcext:value-type="float">
            <text:p>-0.033361</text:p>
          </table:table-cell>
          <table:table-cell office:value-type="float" office:value="0" calcext:value-type="float">
            <text:p>0</text:p>
          </table:table-cell>
          <table:table-cell office:value-type="float" office:value="0.100202" calcext:value-type="float">
            <text:p>0.10020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15905" calcext:value-type="float">
            <text:p>-0.115905</text:p>
          </table:table-cell>
          <table:table-cell office:value-type="float" office:value="0" calcext:value-type="float">
            <text:p>0</text:p>
          </table:table-cell>
          <table:table-cell office:value-type="float" office:value="-0.115905" calcext:value-type="float">
            <text:p>-0.115905</text:p>
          </table:table-cell>
          <table:table-cell office:value-type="float" office:value="0" calcext:value-type="float">
            <text:p>0</text:p>
          </table:table-cell>
          <table:table-cell office:value-type="float" office:value="0.099762" calcext:value-type="float">
            <text:p>0.09976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96791" calcext:value-type="float">
            <text:p>-0.296791</text:p>
          </table:table-cell>
          <table:table-cell office:value-type="float" office:value="0" calcext:value-type="float">
            <text:p>0</text:p>
          </table:table-cell>
          <table:table-cell office:value-type="float" office:value="-0.296791" calcext:value-type="float">
            <text:p>-0.296791</text:p>
          </table:table-cell>
          <table:table-cell office:value-type="float" office:value="0" calcext:value-type="float">
            <text:p>0</text:p>
          </table:table-cell>
          <table:table-cell office:value-type="float" office:value="0.10043" calcext:value-type="float">
            <text:p>0.1004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16899" calcext:value-type="float">
            <text:p>-0.316899</text:p>
          </table:table-cell>
          <table:table-cell office:value-type="float" office:value="0" calcext:value-type="float">
            <text:p>0</text:p>
          </table:table-cell>
          <table:table-cell office:value-type="float" office:value="-0.316899" calcext:value-type="float">
            <text:p>-0.316899</text:p>
          </table:table-cell>
          <table:table-cell office:value-type="float" office:value="0" calcext:value-type="float">
            <text:p>0</text:p>
          </table:table-cell>
          <table:table-cell office:value-type="float" office:value="0.099593" calcext:value-type="float">
            <text:p>0.09959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4076" calcext:value-type="float">
            <text:p>-0.14076</text:p>
          </table:table-cell>
          <table:table-cell office:value-type="float" office:value="0" calcext:value-type="float">
            <text:p>0</text:p>
          </table:table-cell>
          <table:table-cell office:value-type="float" office:value="-0.14076" calcext:value-type="float">
            <text:p>-0.14076</text:p>
          </table:table-cell>
          <table:table-cell office:value-type="float" office:value="0" calcext:value-type="float">
            <text:p>0</text:p>
          </table:table-cell>
          <table:table-cell office:value-type="float" office:value="0.100034" calcext:value-type="float">
            <text:p>0.1000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39289" calcext:value-type="float">
            <text:p>-0.039289</text:p>
          </table:table-cell>
          <table:table-cell office:value-type="float" office:value="0" calcext:value-type="float">
            <text:p>0</text:p>
          </table:table-cell>
          <table:table-cell office:value-type="float" office:value="-0.039289" calcext:value-type="float">
            <text:p>-0.039289</text:p>
          </table:table-cell>
          <table:table-cell office:value-type="float" office:value="0" calcext:value-type="float">
            <text:p>0</text:p>
          </table:table-cell>
          <table:table-cell office:value-type="float" office:value="0.100101" calcext:value-type="float">
            <text:p>0.10010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11" calcext:value-type="float">
            <text:p>-0.005611</text:p>
          </table:table-cell>
          <table:table-cell office:value-type="float" office:value="0" calcext:value-type="float">
            <text:p>0</text:p>
          </table:table-cell>
          <table:table-cell office:value-type="float" office:value="-0.005611" calcext:value-type="float">
            <text:p>-0.005611</text:p>
          </table:table-cell>
          <table:table-cell office:value-type="float" office:value="0" calcext:value-type="float">
            <text:p>0</text:p>
          </table:table-cell>
          <table:table-cell office:value-type="float" office:value="0.09991" calcext:value-type="float">
            <text:p>0.0999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11" calcext:value-type="float">
            <text:p>-0.005611</text:p>
          </table:table-cell>
          <table:table-cell office:value-type="float" office:value="0" calcext:value-type="float">
            <text:p>0</text:p>
          </table:table-cell>
          <table:table-cell office:value-type="float" office:value="-0.005611" calcext:value-type="float">
            <text:p>-0.005611</text:p>
          </table:table-cell>
          <table:table-cell office:value-type="float" office:value="0" calcext:value-type="float">
            <text:p>0</text:p>
          </table:table-cell>
          <table:table-cell office:value-type="float" office:value="0.099893" calcext:value-type="float">
            <text:p>0.09989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8" calcext:value-type="float">
            <text:p>0.10003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7" calcext:value-type="float">
            <text:p>0.10017</text:p>
          </table:table-cell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front_wheel_stats.A2:right_front_wheel_stats.A153 right_front_wheel_stats.D1:right_front_wheel_stats.D1 right_front_wheel_stats.D2:right_front_wheel_stats.D153 right_front_wheel_stats.E1:right_front_wheel_stats.E1 right_front_wheel_stats.E2:right_front_wheel_stats.E153 right_front_wheel_stats.F1:right_front_wheel_stats.F1 right_front_wheel_stats.F2:right_front_wheel_stats.F1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front_wheel_stats.A2:right_front_wheel_stats.A153 right_front_wheel_stats.G1:right_front_wheel_stats.G1 right_front_wheel_stats.G2:right_front_wheel_stats.G1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62" calcext:value-type="float">
            <text:p>0.0997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51" calcext:value-type="float">
            <text:p>0.1002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2.630769" calcext:value-type="float">
            <text:p>2.630769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526154" calcext:value-type="float">
            <text:p>0.526154</text:p>
          </table:table-cell>
          <table:table-cell office:value-type="float" office:value="0.175193" calcext:value-type="float">
            <text:p>0.175193</text:p>
          </table:table-cell>
          <table:table-cell office:value-type="float" office:value="0.175576" calcext:value-type="float">
            <text:p>0.175576</text:p>
          </table:table-cell>
          <table:table-cell office:value-type="float" office:value="0.876923" calcext:value-type="float">
            <text:p>0.876923</text:p>
          </table:table-cell>
          <table:table-cell office:value-type="float" office:value="0.175193" calcext:value-type="float">
            <text:p>0.175193</text:p>
          </table:table-cell>
          <table:table-cell office:value-type="float" office:value="0.099891" calcext:value-type="float">
            <text:p>0.0998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5498" calcext:value-type="float">
            <text:p>1.855498</text:p>
          </table:table-cell>
          <table:table-cell office:value-type="float" office:value="2.755036" calcext:value-type="float">
            <text:p>2.755036</text:p>
          </table:table-cell>
          <table:table-cell office:value-type="float" office:value="0.450593" calcext:value-type="float">
            <text:p>0.450593</text:p>
          </table:table-cell>
          <table:table-cell office:value-type="float" office:value="0.49229" calcext:value-type="float">
            <text:p>0.49229</text:p>
          </table:table-cell>
          <table:table-cell office:value-type="float" office:value="0.514362" calcext:value-type="float">
            <text:p>0.514362</text:p>
          </table:table-cell>
          <table:table-cell office:value-type="float" office:value="-0.005461" calcext:value-type="float">
            <text:p>-0.005461</text:p>
          </table:table-cell>
          <table:table-cell office:value-type="float" office:value="1.00119" calcext:value-type="float">
            <text:p>1.00119</text:p>
          </table:table-cell>
          <table:table-cell office:value-type="float" office:value="0.339168" calcext:value-type="float">
            <text:p>0.339168</text:p>
          </table:table-cell>
          <table:table-cell office:value-type="float" office:value="0.206688" calcext:value-type="float">
            <text:p>0.2066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0052" calcext:value-type="float">
            <text:p>2.03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016" calcext:value-type="float">
            <text:p>-0.609016</text:p>
          </table:table-cell>
          <table:table-cell office:value-type="float" office:value="0.139028" calcext:value-type="float">
            <text:p>0.139028</text:p>
          </table:table-cell>
          <table:table-cell office:value-type="float" office:value="-0.198553" calcext:value-type="float">
            <text:p>-0.198553</text:p>
          </table:table-cell>
          <table:table-cell office:value-type="float" office:value="-0.668541" calcext:value-type="float">
            <text:p>-0.668541</text:p>
          </table:table-cell>
          <table:table-cell office:value-type="float" office:value="-0.375334" calcext:value-type="float">
            <text:p>-0.375334</text:p>
          </table:table-cell>
          <table:table-cell office:value-type="float" office:value="0.184889" calcext:value-type="float">
            <text:p>0.1848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0052" calcext:value-type="float">
            <text:p>2.03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016" calcext:value-type="float">
            <text:p>-0.609016</text:p>
          </table:table-cell>
          <table:table-cell office:value-type="float" office:value="0.132915" calcext:value-type="float">
            <text:p>0.132915</text:p>
          </table:table-cell>
          <table:table-cell office:value-type="float" office:value="0" calcext:value-type="float">
            <text:p>0</text:p>
          </table:table-cell>
          <table:table-cell office:value-type="float" office:value="-0.476101" calcext:value-type="float">
            <text:p>-0.476101</text:p>
          </table:table-cell>
          <table:table-cell office:value-type="float" office:value="-0.006112" calcext:value-type="float">
            <text:p>-0.006112</text:p>
          </table:table-cell>
          <table:table-cell office:value-type="float" office:value="0.003011" calcext:value-type="float">
            <text:p>0.0030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0052" calcext:value-type="float">
            <text:p>2.03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016" calcext:value-type="float">
            <text:p>-0.609016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0" calcext:value-type="float">
            <text:p>0</text:p>
          </table:table-cell>
          <table:table-cell office:value-type="float" office:value="-0.485605" calcext:value-type="float">
            <text:p>-0.485605</text:p>
          </table:table-cell>
          <table:table-cell office:value-type="float" office:value="-0.009505" calcext:value-type="float">
            <text:p>-0.009505</text:p>
          </table:table-cell>
          <table:table-cell office:value-type="float" office:value="0.004682" calcext:value-type="float">
            <text:p>0.00468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142" calcext:value-type="float">
            <text:p>0.619142</text:p>
          </table:table-cell>
          <table:table-cell office:value-type="float" office:value="2.420713" calcext:value-type="float">
            <text:p>2.420713</text:p>
          </table:table-cell>
          <table:table-cell office:value-type="float" office:value="0.402094" calcext:value-type="float">
            <text:p>0.402094</text:p>
          </table:table-cell>
          <table:table-cell office:value-type="float" office:value="0.204976" calcext:value-type="float">
            <text:p>0.204976</text:p>
          </table:table-cell>
          <table:table-cell office:value-type="float" office:value="0.192135" calcext:value-type="float">
            <text:p>0.192135</text:p>
          </table:table-cell>
          <table:table-cell office:value-type="float" office:value="0.269755" calcext:value-type="float">
            <text:p>0.269755</text:p>
          </table:table-cell>
          <table:table-cell office:value-type="float" office:value="0.666866" calcext:value-type="float">
            <text:p>0.666866</text:p>
          </table:table-cell>
          <table:table-cell office:value-type="float" office:value="0.068724" calcext:value-type="float">
            <text:p>0.068724</text:p>
          </table:table-cell>
          <table:table-cell office:value-type="float" office:value="0.100584" calcext:value-type="float">
            <text:p>0.1005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2652" calcext:value-type="float">
            <text:p>2.082652</text:p>
          </table:table-cell>
          <table:table-cell office:value-type="float" office:value="2.553695" calcext:value-type="float">
            <text:p>2.553695</text:p>
          </table:table-cell>
          <table:table-cell office:value-type="float" office:value="0.421386" calcext:value-type="float">
            <text:p>0.421386</text:p>
          </table:table-cell>
          <table:table-cell office:value-type="float" office:value="0.356598" calcext:value-type="float">
            <text:p>0.356598</text:p>
          </table:table-cell>
          <table:table-cell office:value-type="float" office:value="0.416473" calcext:value-type="float">
            <text:p>0.416473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799849" calcext:value-type="float">
            <text:p>0.799849</text:p>
          </table:table-cell>
          <table:table-cell office:value-type="float" office:value="0.224338" calcext:value-type="float">
            <text:p>0.224338</text:p>
          </table:table-cell>
          <table:table-cell office:value-type="float" office:value="0.188732" calcext:value-type="float">
            <text:p>0.1887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70281" calcext:value-type="float">
            <text:p>1.470281</text:p>
          </table:table-cell>
          <table:table-cell office:value-type="float" office:value="1.925343" calcext:value-type="float">
            <text:p>1.925343</text:p>
          </table:table-cell>
          <table:table-cell office:value-type="float" office:value="0.330233" calcext:value-type="float">
            <text:p>0.330233</text:p>
          </table:table-cell>
          <table:table-cell office:value-type="float" office:value="-0.098642" calcext:value-type="float">
            <text:p>-0.098642</text:p>
          </table:table-cell>
          <table:table-cell office:value-type="float" office:value="0.362383" calcext:value-type="float">
            <text:p>0.362383</text:p>
          </table:table-cell>
          <table:table-cell office:value-type="float" office:value="-0.092245" calcext:value-type="float">
            <text:p>-0.092245</text:p>
          </table:table-cell>
          <table:table-cell office:value-type="float" office:value="0.171496" calcext:value-type="float">
            <text:p>0.171496</text:p>
          </table:table-cell>
          <table:table-cell office:value-type="float" office:value="-0.05409" calcext:value-type="float">
            <text:p>-0.05409</text:p>
          </table:table-cell>
          <table:table-cell office:value-type="float" office:value="0.164504" calcext:value-type="float">
            <text:p>0.16450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8524" calcext:value-type="float">
            <text:p>0.618524</text:p>
          </table:table-cell>
          <table:table-cell office:value-type="float" office:value="2.287059" calcext:value-type="float">
            <text:p>2.287059</text:p>
          </table:table-cell>
          <table:table-cell office:value-type="float" office:value="0.382706" calcext:value-type="float">
            <text:p>0.382706</text:p>
          </table:table-cell>
          <table:table-cell office:value-type="float" office:value="0.085069" calcext:value-type="float">
            <text:p>0.085069</text:p>
          </table:table-cell>
          <table:table-cell office:value-type="float" office:value="0.415375" calcext:value-type="float">
            <text:p>0.415375</text:p>
          </table:table-cell>
          <table:table-cell office:value-type="float" office:value="0.032769" calcext:value-type="float">
            <text:p>0.032769</text:p>
          </table:table-cell>
          <table:table-cell office:value-type="float" office:value="0.533213" calcext:value-type="float">
            <text:p>0.533213</text:p>
          </table:table-cell>
          <table:table-cell office:value-type="float" office:value="0.052992" calcext:value-type="float">
            <text:p>0.052992</text:p>
          </table:table-cell>
          <table:table-cell office:value-type="float" office:value="0.186877" calcext:value-type="float">
            <text:p>0.18687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1951" calcext:value-type="float">
            <text:p>0.111951</text:p>
          </table:table-cell>
          <table:table-cell office:value-type="float" office:value="2.973619" calcext:value-type="float">
            <text:p>2.973619</text:p>
          </table:table-cell>
          <table:table-cell office:value-type="float" office:value="0.482302" calcext:value-type="float">
            <text:p>0.482302</text:p>
          </table:table-cell>
          <table:table-cell office:value-type="float" office:value="0.458542" calcext:value-type="float">
            <text:p>0.458542</text:p>
          </table:table-cell>
          <table:table-cell office:value-type="float" office:value="0.692591" calcext:value-type="float">
            <text:p>0.692591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1.219773" calcext:value-type="float">
            <text:p>1.219773</text:p>
          </table:table-cell>
          <table:table-cell office:value-type="float" office:value="0.277216" calcext:value-type="float">
            <text:p>0.277216</text:p>
          </table:table-cell>
          <table:table-cell office:value-type="float" office:value="0.181368" calcext:value-type="float">
            <text:p>0.1813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6733" calcext:value-type="float">
            <text:p>0.396733</text:p>
          </table:table-cell>
          <table:table-cell office:value-type="float" office:value="3.001055" calcext:value-type="float">
            <text:p>3.001055</text:p>
          </table:table-cell>
          <table:table-cell office:value-type="float" office:value="0.486282" calcext:value-type="float">
            <text:p>0.486282</text:p>
          </table:table-cell>
          <table:table-cell office:value-type="float" office:value="0.47528" calcext:value-type="float">
            <text:p>0.47528</text:p>
          </table:table-cell>
          <table:table-cell office:value-type="float" office:value="0.768407" calcext:value-type="float">
            <text:p>0.768407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1.247209" calcext:value-type="float">
            <text:p>1.247209</text:p>
          </table:table-cell>
          <table:table-cell office:value-type="float" office:value="0.251009" calcext:value-type="float">
            <text:p>0.251009</text:p>
          </table:table-cell>
          <table:table-cell office:value-type="float" office:value="0.158439" calcext:value-type="float">
            <text:p>0.1584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529" calcext:value-type="float">
            <text:p>0.95529</text:p>
          </table:table-cell>
          <table:table-cell office:value-type="float" office:value="2.788021" calcext:value-type="float">
            <text:p>2.788021</text:p>
          </table:table-cell>
          <table:table-cell office:value-type="float" office:value="0.455378" calcext:value-type="float">
            <text:p>0.455378</text:p>
          </table:table-cell>
          <table:table-cell office:value-type="float" office:value="0.407134" calcext:value-type="float">
            <text:p>0.407134</text:p>
          </table:table-cell>
          <table:table-cell office:value-type="float" office:value="0.641561" calcext:value-type="float">
            <text:p>0.641561</text:p>
          </table:table-cell>
          <table:table-cell office:value-type="float" office:value="-0.014519" calcext:value-type="float">
            <text:p>-0.014519</text:p>
          </table:table-cell>
          <table:table-cell office:value-type="float" office:value="1.034175" calcext:value-type="float">
            <text:p>1.034175</text:p>
          </table:table-cell>
          <table:table-cell office:value-type="float" office:value="0.212322" calcext:value-type="float">
            <text:p>0.212322</text:p>
          </table:table-cell>
          <table:table-cell office:value-type="float" office:value="0.156451" calcext:value-type="float">
            <text:p>0.15645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295" calcext:value-type="float">
            <text:p>1.579295</text:p>
          </table:table-cell>
          <table:table-cell office:value-type="float" office:value="2.97232" calcext:value-type="float">
            <text:p>2.97232</text:p>
          </table:table-cell>
          <table:table-cell office:value-type="float" office:value="0.482114" calcext:value-type="float">
            <text:p>0.482114</text:p>
          </table:table-cell>
          <table:table-cell office:value-type="float" office:value="0.170553" calcext:value-type="float">
            <text:p>0.170553</text:p>
          </table:table-cell>
          <table:table-cell office:value-type="float" office:value="1.101139" calcext:value-type="float">
            <text:p>1.101139</text:p>
          </table:table-cell>
          <table:table-cell office:value-type="float" office:value="-0.053218" calcext:value-type="float">
            <text:p>-0.053218</text:p>
          </table:table-cell>
          <table:table-cell office:value-type="float" office:value="1.218473" calcext:value-type="float">
            <text:p>1.218473</text:p>
          </table:table-cell>
          <table:table-cell office:value-type="float" office:value="0.084244" calcext:value-type="float">
            <text:p>0.084244</text:p>
          </table:table-cell>
          <table:table-cell office:value-type="float" office:value="0.148184" calcext:value-type="float">
            <text:p>0.14818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8786" calcext:value-type="float">
            <text:p>1.578786</text:p>
          </table:table-cell>
          <table:table-cell office:value-type="float" office:value="2.905587" calcext:value-type="float">
            <text:p>2.905587</text:p>
          </table:table-cell>
          <table:table-cell office:value-type="float" office:value="0.472433" calcext:value-type="float">
            <text:p>0.472433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1.129831" calcext:value-type="float">
            <text:p>1.129831</text:p>
          </table:table-cell>
          <table:table-cell office:value-type="float" office:value="-0.030455" calcext:value-type="float">
            <text:p>-0.030455</text:p>
          </table:table-cell>
          <table:table-cell office:value-type="float" office:value="1.151741" calcext:value-type="float">
            <text:p>1.151741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129358" calcext:value-type="float">
            <text:p>0.1293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1611" calcext:value-type="float">
            <text:p>1.351611</text:p>
          </table:table-cell>
          <table:table-cell office:value-type="float" office:value="3.062501" calcext:value-type="float">
            <text:p>3.062501</text:p>
          </table:table-cell>
          <table:table-cell office:value-type="float" office:value="0.495196" calcext:value-type="float">
            <text:p>0.495196</text:p>
          </table:table-cell>
          <table:table-cell office:value-type="float" office:value="0.104387" calcext:value-type="float">
            <text:p>0.104387</text:p>
          </table:table-cell>
          <table:table-cell office:value-type="float" office:value="1.19303" calcext:value-type="float">
            <text:p>1.19303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1.308654" calcext:value-type="float">
            <text:p>1.308654</text:p>
          </table:table-cell>
          <table:table-cell office:value-type="float" office:value="0.053694" calcext:value-type="float">
            <text:p>0.053694</text:p>
          </table:table-cell>
          <table:table-cell office:value-type="float" office:value="0.154312" calcext:value-type="float">
            <text:p>0.15431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9772" calcext:value-type="float">
            <text:p>1.409772</text:p>
          </table:table-cell>
          <table:table-cell office:value-type="float" office:value="3.066351" calcext:value-type="float">
            <text:p>3.066351</text:p>
          </table:table-cell>
          <table:table-cell office:value-type="float" office:value="0.495754" calcext:value-type="float">
            <text:p>0.495754</text:p>
          </table:table-cell>
          <table:table-cell office:value-type="float" office:value="0.120671" calcext:value-type="float">
            <text:p>0.120671</text:p>
          </table:table-cell>
          <table:table-cell office:value-type="float" office:value="1.188429" calcext:value-type="float">
            <text:p>1.188429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1.312505" calcext:value-type="float">
            <text:p>1.312505</text:p>
          </table:table-cell>
          <table:table-cell office:value-type="float" office:value="0.064124" calcext:value-type="float">
            <text:p>0.064124</text:p>
          </table:table-cell>
          <table:table-cell office:value-type="float" office:value="0.15942" calcext:value-type="float">
            <text:p>0.1594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1637" calcext:value-type="float">
            <text:p>1.351637</text:p>
          </table:table-cell>
          <table:table-cell office:value-type="float" office:value="2.931796" calcext:value-type="float">
            <text:p>2.931796</text:p>
          </table:table-cell>
          <table:table-cell office:value-type="float" office:value="0.476235" calcext:value-type="float">
            <text:p>0.476235</text:p>
          </table:table-cell>
          <table:table-cell office:value-type="float" office:value="0.136061" calcext:value-type="float">
            <text:p>0.136061</text:p>
          </table:table-cell>
          <table:table-cell office:value-type="float" office:value="1.038774" calcext:value-type="float">
            <text:p>1.038774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1.17795" calcext:value-type="float">
            <text:p>1.17795</text:p>
          </table:table-cell>
          <table:table-cell office:value-type="float" office:value="0.074682" calcext:value-type="float">
            <text:p>0.074682</text:p>
          </table:table-cell>
          <table:table-cell office:value-type="float" office:value="0.164667" calcext:value-type="float">
            <text:p>0.1646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4186" calcext:value-type="float">
            <text:p>1.464186</text:p>
          </table:table-cell>
          <table:table-cell office:value-type="float" office:value="3.030804" calcext:value-type="float">
            <text:p>3.030804</text:p>
          </table:table-cell>
          <table:table-cell office:value-type="float" office:value="0.490598" calcext:value-type="float">
            <text:p>0.490598</text:p>
          </table:table-cell>
          <table:table-cell office:value-type="float" office:value="0.120663" calcext:value-type="float">
            <text:p>0.120663</text:p>
          </table:table-cell>
          <table:table-cell office:value-type="float" office:value="1.159398" calcext:value-type="float">
            <text:p>1.159398</text:p>
          </table:table-cell>
          <table:table-cell office:value-type="float" office:value="-0.003103" calcext:value-type="float">
            <text:p>-0.003103</text:p>
          </table:table-cell>
          <table:table-cell office:value-type="float" office:value="1.276958" calcext:value-type="float">
            <text:p>1.276958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165421" calcext:value-type="float">
            <text:p>0.1654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096" calcext:value-type="float">
            <text:p>1.297096</text:p>
          </table:table-cell>
          <table:table-cell office:value-type="float" office:value="3.075604" calcext:value-type="float">
            <text:p>3.075604</text:p>
          </table:table-cell>
          <table:table-cell office:value-type="float" office:value="0.497097" calcext:value-type="float">
            <text:p>0.497097</text:p>
          </table:table-cell>
          <table:table-cell office:value-type="float" office:value="0.137647" calcext:value-type="float">
            <text:p>0.137647</text:p>
          </table:table-cell>
          <table:table-cell office:value-type="float" office:value="1.18061" calcext:value-type="float">
            <text:p>1.18061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.321758" calcext:value-type="float">
            <text:p>1.321758</text:p>
          </table:table-cell>
          <table:table-cell office:value-type="float" office:value="0.074204" calcext:value-type="float">
            <text:p>0.074204</text:p>
          </table:table-cell>
          <table:table-cell office:value-type="float" office:value="0.161727" calcext:value-type="float">
            <text:p>0.1617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5707" calcext:value-type="float">
            <text:p>1.295707</text:p>
          </table:table-cell>
          <table:table-cell office:value-type="float" office:value="2.869369" calcext:value-type="float">
            <text:p>2.869369</text:p>
          </table:table-cell>
          <table:table-cell office:value-type="float" office:value="0.467179" calcext:value-type="float">
            <text:p>0.467179</text:p>
          </table:table-cell>
          <table:table-cell office:value-type="float" office:value="0.137737" calcext:value-type="float">
            <text:p>0.137737</text:p>
          </table:table-cell>
          <table:table-cell office:value-type="float" office:value="0.977768" calcext:value-type="float">
            <text:p>0.97776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1.115523" calcext:value-type="float">
            <text:p>1.115523</text:p>
          </table:table-cell>
          <table:table-cell office:value-type="float" office:value="0.074374" calcext:value-type="float">
            <text:p>0.074374</text:p>
          </table:table-cell>
          <table:table-cell office:value-type="float" office:value="0.161991" calcext:value-type="float">
            <text:p>0.1619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236" calcext:value-type="float">
            <text:p>1.239236</text:p>
          </table:table-cell>
          <table:table-cell office:value-type="float" office:value="2.692047" calcext:value-type="float">
            <text:p>2.692047</text:p>
          </table:table-cell>
          <table:table-cell office:value-type="float" office:value="0.441456" calcext:value-type="float">
            <text:p>0.441456</text:p>
          </table:table-cell>
          <table:table-cell office:value-type="float" office:value="0.137442" calcext:value-type="float">
            <text:p>0.137442</text:p>
          </table:table-cell>
          <table:table-cell office:value-type="float" office:value="0.80082" calcext:value-type="float">
            <text:p>0.80082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0.938201" calcext:value-type="float">
            <text:p>0.938201</text:p>
          </table:table-cell>
          <table:table-cell office:value-type="float" office:value="0.074062" calcext:value-type="float">
            <text:p>0.074062</text:p>
          </table:table-cell>
          <table:table-cell office:value-type="float" office:value="0.161659" calcext:value-type="float">
            <text:p>0.16165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6595" calcext:value-type="float">
            <text:p>1.186595</text:p>
          </table:table-cell>
          <table:table-cell office:value-type="float" office:value="2.592112" calcext:value-type="float">
            <text:p>2.592112</text:p>
          </table:table-cell>
          <table:table-cell office:value-type="float" office:value="0.426959" calcext:value-type="float">
            <text:p>0.426959</text:p>
          </table:table-cell>
          <table:table-cell office:value-type="float" office:value="0.170175" calcext:value-type="float">
            <text:p>0.170175</text:p>
          </table:table-cell>
          <table:table-cell office:value-type="float" office:value="0.659356" calcext:value-type="float">
            <text:p>0.659356</text:p>
          </table:table-cell>
          <table:table-cell office:value-type="float" office:value="0.008735" calcext:value-type="float">
            <text:p>0.008735</text:p>
          </table:table-cell>
          <table:table-cell office:value-type="float" office:value="0.838266" calcext:value-type="float">
            <text:p>0.838266</text:p>
          </table:table-cell>
          <table:table-cell office:value-type="float" office:value="0.070857" calcext:value-type="float">
            <text:p>0.070857</text:p>
          </table:table-cell>
          <table:table-cell office:value-type="float" office:value="0.124913" calcext:value-type="float">
            <text:p>0.12491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839" calcext:value-type="float">
            <text:p>0.225839</text:p>
          </table:table-cell>
          <table:table-cell office:value-type="float" office:value="2.769081" calcext:value-type="float">
            <text:p>2.769081</text:p>
          </table:table-cell>
          <table:table-cell office:value-type="float" office:value="0.452631" calcext:value-type="float">
            <text:p>0.452631</text:p>
          </table:table-cell>
          <table:table-cell office:value-type="float" office:value="0.289938" calcext:value-type="float">
            <text:p>0.289938</text:p>
          </table:table-cell>
          <table:table-cell office:value-type="float" office:value="0.692402" calcext:value-type="float">
            <text:p>0.692402</text:p>
          </table:table-cell>
          <table:table-cell office:value-type="float" office:value="0.032894" calcext:value-type="float">
            <text:p>0.032894</text:p>
          </table:table-cell>
          <table:table-cell office:value-type="float" office:value="1.015235" calcext:value-type="float">
            <text:p>1.015235</text:p>
          </table:table-cell>
          <table:table-cell office:value-type="float" office:value="0.117291" calcext:value-type="float">
            <text:p>0.117291</text:p>
          </table:table-cell>
          <table:table-cell office:value-type="float" office:value="0.121361" calcext:value-type="float">
            <text:p>0.121361</text:p>
            <draw:frame table:end-cell-address="right_front_wheel_stats.AB32" table:end-x="29.37pt" table:end-y="12.22pt" draw:z-index="2" draw:style-name="gr1" draw:text-style-name="P1" svg:width="927.55pt" svg:height="88.81pt" svg:x="47.31pt" svg:y="0.26pt">
              <draw:object draw:notify-on-update-of-ranges="right_front_wheel_stats.A2:right_front_wheel_stats.A153 right_front_wheel_stats.H1:right_front_wheel_stats.H1 right_front_wheel_stats.H2:right_front_wheel_stats.H153 right_front_wheel_stats.I1:right_front_wheel_stats.I1 right_front_wheel_stats.I2:right_front_wheel_stats.I15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684" calcext:value-type="float">
            <text:p>0.112684</text:p>
          </table:table-cell>
          <table:table-cell office:value-type="float" office:value="3.141624" calcext:value-type="float">
            <text:p>3.141624</text:p>
          </table:table-cell>
          <table:table-cell office:value-type="float" office:value="0.506674" calcext:value-type="float">
            <text:p>0.506674</text:p>
          </table:table-cell>
          <table:table-cell office:value-type="float" office:value="0.458402" calcext:value-type="float">
            <text:p>0.458402</text:p>
          </table:table-cell>
          <table:table-cell office:value-type="float" office:value="0.890492" calcext:value-type="float">
            <text:p>0.890492</text:p>
          </table:table-cell>
          <table:table-cell office:value-type="float" office:value="0.038884" calcext:value-type="float">
            <text:p>0.038884</text:p>
          </table:table-cell>
          <table:table-cell office:value-type="float" office:value="1.387778" calcext:value-type="float">
            <text:p>1.387778</text:p>
          </table:table-cell>
          <table:table-cell office:value-type="float" office:value="0.220669" calcext:value-type="float">
            <text:p>0.220669</text:p>
          </table:table-cell>
          <table:table-cell office:value-type="float" office:value="0.144416" calcext:value-type="float">
            <text:p>0.14441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865" calcext:value-type="float">
            <text:p>0.337865</text:p>
          </table:table-cell>
          <table:table-cell office:value-type="float" office:value="3.315723" calcext:value-type="float">
            <text:p>3.315723</text:p>
          </table:table-cell>
          <table:table-cell office:value-type="float" office:value="0.53193" calcext:value-type="float">
            <text:p>0.53193</text:p>
          </table:table-cell>
          <table:table-cell office:value-type="float" office:value="0.492408" calcext:value-type="float">
            <text:p>0.492408</text:p>
          </table:table-cell>
          <table:table-cell office:value-type="float" office:value="1.061177" calcext:value-type="float">
            <text:p>1.061177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1.561877" calcext:value-type="float">
            <text:p>1.561877</text:p>
          </table:table-cell>
          <table:table-cell office:value-type="float" office:value="0.224379" calcext:value-type="float">
            <text:p>0.224379</text:p>
          </table:table-cell>
          <table:table-cell office:value-type="float" office:value="0.136703" calcext:value-type="float">
            <text:p>0.13670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729" calcext:value-type="float">
            <text:p>0.563729</text:p>
          </table:table-cell>
          <table:table-cell office:value-type="float" office:value="3.375999" calcext:value-type="float">
            <text:p>3.375999</text:p>
          </table:table-cell>
          <table:table-cell office:value-type="float" office:value="0.540674" calcext:value-type="float">
            <text:p>0.540674</text:p>
          </table:table-cell>
          <table:table-cell office:value-type="float" office:value="0.424794" calcext:value-type="float">
            <text:p>0.424794</text:p>
          </table:table-cell>
          <table:table-cell office:value-type="float" office:value="1.212192" calcext:value-type="float">
            <text:p>1.212192</text:p>
          </table:table-cell>
          <table:table-cell office:value-type="float" office:value="-0.014834" calcext:value-type="float">
            <text:p>-0.014834</text:p>
          </table:table-cell>
          <table:table-cell office:value-type="float" office:value="1.622153" calcext:value-type="float">
            <text:p>1.622153</text:p>
          </table:table-cell>
          <table:table-cell office:value-type="float" office:value="0.21514" calcext:value-type="float">
            <text:p>0.21514</text:p>
          </table:table-cell>
          <table:table-cell office:value-type="float" office:value="0.151937" calcext:value-type="float">
            <text:p>0.1519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202" calcext:value-type="float">
            <text:p>0.846202</text:p>
          </table:table-cell>
          <table:table-cell office:value-type="float" office:value="3.373325" calcext:value-type="float">
            <text:p>3.373325</text:p>
          </table:table-cell>
          <table:table-cell office:value-type="float" office:value="0.540286" calcext:value-type="float">
            <text:p>0.540286</text:p>
          </table:table-cell>
          <table:table-cell office:value-type="float" office:value="0.323309" calcext:value-type="float">
            <text:p>0.323309</text:p>
          </table:table-cell>
          <table:table-cell office:value-type="float" office:value="1.316534" calcext:value-type="float">
            <text:p>1.316534</text:p>
          </table:table-cell>
          <table:table-cell office:value-type="float" office:value="-0.020364" calcext:value-type="float">
            <text:p>-0.020364</text:p>
          </table:table-cell>
          <table:table-cell office:value-type="float" office:value="1.619479" calcext:value-type="float">
            <text:p>1.619479</text:p>
          </table:table-cell>
          <table:table-cell office:value-type="float" office:value="0.179025" calcext:value-type="float">
            <text:p>0.179025</text:p>
          </table:table-cell>
          <table:table-cell office:value-type="float" office:value="0.166118" calcext:value-type="float">
            <text:p>0.1661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305" calcext:value-type="float">
            <text:p>1.014305</text:p>
          </table:table-cell>
          <table:table-cell office:value-type="float" office:value="3.410624" calcext:value-type="float">
            <text:p>3.410624</text:p>
          </table:table-cell>
          <table:table-cell office:value-type="float" office:value="0.545697" calcext:value-type="float">
            <text:p>0.545697</text:p>
          </table:table-cell>
          <table:table-cell office:value-type="float" office:value="0.272293" calcext:value-type="float">
            <text:p>0.272293</text:p>
          </table:table-cell>
          <table:table-cell office:value-type="float" office:value="1.395121" calcext:value-type="float">
            <text:p>1.395121</text:p>
          </table:table-cell>
          <table:table-cell office:value-type="float" office:value="-0.010636" calcext:value-type="float">
            <text:p>-0.010636</text:p>
          </table:table-cell>
          <table:table-cell office:value-type="float" office:value="1.656778" calcext:value-type="float">
            <text:p>1.656778</text:p>
          </table:table-cell>
          <table:table-cell office:value-type="float" office:value="0.145121" calcext:value-type="float">
            <text:p>0.145121</text:p>
          </table:table-cell>
          <table:table-cell office:value-type="float" office:value="0.159887" calcext:value-type="float">
            <text:p>0.15988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3484" calcext:value-type="float">
            <text:p>1.523484</text:p>
          </table:table-cell>
          <table:table-cell office:value-type="float" office:value="3.28618" calcext:value-type="float">
            <text:p>3.28618</text:p>
          </table:table-cell>
          <table:table-cell office:value-type="float" office:value="0.527644" calcext:value-type="float">
            <text:p>0.527644</text:p>
          </table:table-cell>
          <table:table-cell office:value-type="float" office:value="0.154112" calcext:value-type="float">
            <text:p>0.154112</text:p>
          </table:table-cell>
          <table:table-cell office:value-type="float" office:value="1.402905" calcext:value-type="float">
            <text:p>1.402905</text:p>
          </table:table-cell>
          <table:table-cell office:value-type="float" office:value="-0.024683" calcext:value-type="float">
            <text:p>-0.024683</text:p>
          </table:table-cell>
          <table:table-cell office:value-type="float" office:value="1.532333" calcext:value-type="float">
            <text:p>1.532333</text:p>
          </table:table-cell>
          <table:table-cell office:value-type="float" office:value="0.081988" calcext:value-type="float">
            <text:p>0.081988</text:p>
          </table:table-cell>
          <table:table-cell office:value-type="float" office:value="0.159601" calcext:value-type="float">
            <text:p>0.15960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4727" calcext:value-type="float">
            <text:p>1.464727</text:p>
          </table:table-cell>
          <table:table-cell office:value-type="float" office:value="3.163759" calcext:value-type="float">
            <text:p>3.163759</text:p>
          </table:table-cell>
          <table:table-cell office:value-type="float" office:value="0.509885" calcext:value-type="float">
            <text:p>0.509885</text:p>
          </table:table-cell>
          <table:table-cell office:value-type="float" office:value="0.069109" calcext:value-type="float">
            <text:p>0.069109</text:p>
          </table:table-cell>
          <table:table-cell office:value-type="float" office:value="1.360942" calcext:value-type="float">
            <text:p>1.360942</text:p>
          </table:table-cell>
          <table:table-cell office:value-type="float" office:value="-0.020138" calcext:value-type="float">
            <text:p>-0.020138</text:p>
          </table:table-cell>
          <table:table-cell office:value-type="float" office:value="1.409913" calcext:value-type="float">
            <text:p>1.409913</text:p>
          </table:table-cell>
          <table:table-cell office:value-type="float" office:value="0.032412" calcext:value-type="float">
            <text:p>0.032412</text:p>
          </table:table-cell>
          <table:table-cell office:value-type="float" office:value="0.140699" calcext:value-type="float">
            <text:p>0.1406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60846" calcext:value-type="float">
            <text:p>1.860846</text:p>
          </table:table-cell>
          <table:table-cell office:value-type="float" office:value="3.059407" calcext:value-type="float">
            <text:p>3.059407</text:p>
          </table:table-cell>
          <table:table-cell office:value-type="float" office:value="0.494747" calcext:value-type="float">
            <text:p>0.494747</text:p>
          </table:table-cell>
          <table:table-cell office:value-type="float" office:value="0.019579" calcext:value-type="float">
            <text:p>0.019579</text:p>
          </table:table-cell>
          <table:table-cell office:value-type="float" office:value="1.296821" calcext:value-type="float">
            <text:p>1.296821</text:p>
          </table:table-cell>
          <table:table-cell office:value-type="float" office:value="-0.010839" calcext:value-type="float">
            <text:p>-0.010839</text:p>
          </table:table-cell>
          <table:table-cell office:value-type="float" office:value="1.305561" calcext:value-type="float">
            <text:p>1.305561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.152324" calcext:value-type="float">
            <text:p>0.15232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2092" calcext:value-type="float">
            <text:p>1.802092</text:p>
          </table:table-cell>
          <table:table-cell office:value-type="float" office:value="2.920516" calcext:value-type="float">
            <text:p>2.920516</text:p>
          </table:table-cell>
          <table:table-cell office:value-type="float" office:value="0.474599" calcext:value-type="float">
            <text:p>0.474599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1.21162" calcext:value-type="float">
            <text:p>1.21162</text:p>
          </table:table-cell>
          <table:table-cell office:value-type="float" office:value="-0.01285" calcext:value-type="float">
            <text:p>-0.01285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-0.014344" calcext:value-type="float">
            <text:p>-0.014344</text:p>
          </table:table-cell>
          <table:table-cell office:value-type="float" office:value="0.134055" calcext:value-type="float">
            <text:p>0.1340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1704" calcext:value-type="float">
            <text:p>1.521704</text:p>
          </table:table-cell>
          <table:table-cell office:value-type="float" office:value="2.858232" calcext:value-type="float">
            <text:p>2.858232</text:p>
          </table:table-cell>
          <table:table-cell office:value-type="float" office:value="0.465563" calcext:value-type="float">
            <text:p>0.465563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1.094993" calcext:value-type="float">
            <text:p>1.094993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1.104386" calcext:value-type="float">
            <text:p>1.104386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140122" calcext:value-type="float">
            <text:p>0.14012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4322" calcext:value-type="float">
            <text:p>1.294322</text:p>
          </table:table-cell>
          <table:table-cell office:value-type="float" office:value="2.747702" calcext:value-type="float">
            <text:p>2.747702</text:p>
          </table:table-cell>
          <table:table-cell office:value-type="float" office:value="0.449529" calcext:value-type="float">
            <text:p>0.449529</text:p>
          </table:table-cell>
          <table:table-cell office:value-type="float" office:value="0.069643" calcext:value-type="float">
            <text:p>0.069643</text:p>
          </table:table-cell>
          <table:table-cell office:value-type="float" office:value="0.90898" calcext:value-type="float">
            <text:p>0.90898</text:p>
          </table:table-cell>
          <table:table-cell office:value-type="float" office:value="0.015233" calcext:value-type="float">
            <text:p>0.015233</text:p>
          </table:table-cell>
          <table:table-cell office:value-type="float" office:value="0.993856" calcext:value-type="float">
            <text:p>0.993856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14929" calcext:value-type="float">
            <text:p>0.1492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155" calcext:value-type="float">
            <text:p>0.902155</text:p>
          </table:table-cell>
          <table:table-cell office:value-type="float" office:value="2.85587" calcext:value-type="float">
            <text:p>2.85587</text:p>
          </table:table-cell>
          <table:table-cell office:value-type="float" office:value="0.465221" calcext:value-type="float">
            <text:p>0.465221</text:p>
          </table:table-cell>
          <table:table-cell office:value-type="float" office:value="0.255507" calcext:value-type="float">
            <text:p>0.255507</text:p>
          </table:table-cell>
          <table:table-cell office:value-type="float" office:value="0.801302" calcext:value-type="float">
            <text:p>0.801302</text:p>
          </table:table-cell>
          <table:table-cell office:value-type="float" office:value="0.045215" calcext:value-type="float">
            <text:p>0.045215</text:p>
          </table:table-cell>
          <table:table-cell office:value-type="float" office:value="1.102024" calcext:value-type="float">
            <text:p>1.102024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37022" calcext:value-type="float">
            <text:p>0.1370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471" calcext:value-type="float">
            <text:p>0.168471</text:p>
          </table:table-cell>
          <table:table-cell office:value-type="float" office:value="3.003782" calcext:value-type="float">
            <text:p>3.003782</text:p>
          </table:table-cell>
          <table:table-cell office:value-type="float" office:value="0.486678" calcext:value-type="float">
            <text:p>0.486678</text:p>
          </table:table-cell>
          <table:table-cell office:value-type="float" office:value="0.424646" calcext:value-type="float">
            <text:p>0.424646</text:p>
          </table:table-cell>
          <table:table-cell office:value-type="float" office:value="0.785193" calcext:value-type="float">
            <text:p>0.785193</text:p>
          </table:table-cell>
          <table:table-cell office:value-type="float" office:value="0.040096" calcext:value-type="float">
            <text:p>0.040096</text:p>
          </table:table-cell>
          <table:table-cell office:value-type="float" office:value="1.249936" calcext:value-type="float">
            <text:p>1.249936</text:p>
          </table:table-cell>
          <table:table-cell office:value-type="float" office:value="0.199032" calcext:value-type="float">
            <text:p>0.199032</text:p>
          </table:table-cell>
          <table:table-cell office:value-type="float" office:value="0.14061" calcext:value-type="float">
            <text:p>0.1406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802" calcext:value-type="float">
            <text:p>0.112802</text:p>
          </table:table-cell>
          <table:table-cell office:value-type="float" office:value="3.077674" calcext:value-type="float">
            <text:p>3.077674</text:p>
          </table:table-cell>
          <table:table-cell office:value-type="float" office:value="0.497397" calcext:value-type="float">
            <text:p>0.497397</text:p>
          </table:table-cell>
          <table:table-cell office:value-type="float" office:value="0.475612" calcext:value-type="float">
            <text:p>0.475612</text:p>
          </table:table-cell>
          <table:table-cell office:value-type="float" office:value="0.836523" calcext:value-type="float">
            <text:p>0.836523</text:p>
          </table:table-cell>
          <table:table-cell office:value-type="float" office:value="0.011692" calcext:value-type="float">
            <text:p>0.011692</text:p>
          </table:table-cell>
          <table:table-cell office:value-type="float" office:value="1.323828" calcext:value-type="float">
            <text:p>1.323828</text:p>
          </table:table-cell>
          <table:table-cell office:value-type="float" office:value="0.230355" calcext:value-type="float">
            <text:p>0.230355</text:p>
          </table:table-cell>
          <table:table-cell office:value-type="float" office:value="0.1453" calcext:value-type="float">
            <text:p>0.14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602" calcext:value-type="float">
            <text:p>0.337602</text:p>
          </table:table-cell>
          <table:table-cell office:value-type="float" office:value="3.113301" calcext:value-type="float">
            <text:p>3.113301</text:p>
          </table:table-cell>
          <table:table-cell office:value-type="float" office:value="0.502565" calcext:value-type="float">
            <text:p>0.502565</text:p>
          </table:table-cell>
          <table:table-cell office:value-type="float" office:value="0.458487" calcext:value-type="float">
            <text:p>0.458487</text:p>
          </table:table-cell>
          <table:table-cell office:value-type="float" office:value="0.905052" calcext:value-type="float">
            <text:p>0.905052</text:p>
          </table:table-cell>
          <table:table-cell office:value-type="float" office:value="-0.004084" calcext:value-type="float">
            <text:p>-0.004084</text:p>
          </table:table-cell>
          <table:table-cell office:value-type="float" office:value="1.359455" calcext:value-type="float">
            <text:p>1.359455</text:p>
          </table:table-cell>
          <table:table-cell office:value-type="float" office:value="0.213649" calcext:value-type="float">
            <text:p>0.213649</text:p>
          </table:table-cell>
          <table:table-cell office:value-type="float" office:value="0.139796" calcext:value-type="float">
            <text:p>0.13979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8783" calcext:value-type="float">
            <text:p>0.338783</text:p>
          </table:table-cell>
          <table:table-cell office:value-type="float" office:value="3.190959" calcext:value-type="float">
            <text:p>3.190959</text:p>
          </table:table-cell>
          <table:table-cell office:value-type="float" office:value="0.513831" calcext:value-type="float">
            <text:p>0.513831</text:p>
          </table:table-cell>
          <table:table-cell office:value-type="float" office:value="0.424873" calcext:value-type="float">
            <text:p>0.424873</text:p>
          </table:table-cell>
          <table:table-cell office:value-type="float" office:value="1.020286" calcext:value-type="float">
            <text:p>1.020286</text:p>
          </table:table-cell>
          <table:table-cell office:value-type="float" office:value="-0.008046" calcext:value-type="float">
            <text:p>-0.008046</text:p>
          </table:table-cell>
          <table:table-cell office:value-type="float" office:value="1.437113" calcext:value-type="float">
            <text:p>1.437113</text:p>
          </table:table-cell>
          <table:table-cell office:value-type="float" office:value="0.197222" calcext:value-type="float">
            <text:p>0.197222</text:p>
          </table:table-cell>
          <table:table-cell office:value-type="float" office:value="0.139257" calcext:value-type="float">
            <text:p>0.13925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5914" calcext:value-type="float">
            <text:p>0.505914</text:p>
          </table:table-cell>
          <table:table-cell office:value-type="float" office:value="3.284754" calcext:value-type="float">
            <text:p>3.284754</text:p>
          </table:table-cell>
          <table:table-cell office:value-type="float" office:value="0.527437" calcext:value-type="float">
            <text:p>0.527437</text:p>
          </table:table-cell>
          <table:table-cell office:value-type="float" office:value="0.37438" calcext:value-type="float">
            <text:p>0.37438</text:p>
          </table:table-cell>
          <table:table-cell office:value-type="float" office:value="1.168178" calcext:value-type="float">
            <text:p>1.168178</text:p>
          </table:table-cell>
          <table:table-cell office:value-type="float" office:value="-0.011649" calcext:value-type="float">
            <text:p>-0.011649</text:p>
          </table:table-cell>
          <table:table-cell office:value-type="float" office:value="1.530908" calcext:value-type="float">
            <text:p>1.530908</text:p>
          </table:table-cell>
          <table:table-cell office:value-type="float" office:value="0.180304" calcext:value-type="float">
            <text:p>0.180304</text:p>
          </table:table-cell>
          <table:table-cell office:value-type="float" office:value="0.144482" calcext:value-type="float">
            <text:p>0.14448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048" calcext:value-type="float">
            <text:p>0.732048</text:p>
          </table:table-cell>
          <table:table-cell office:value-type="float" office:value="3.400963" calcext:value-type="float">
            <text:p>3.400963</text:p>
          </table:table-cell>
          <table:table-cell office:value-type="float" office:value="0.544295" calcext:value-type="float">
            <text:p>0.544295</text:p>
          </table:table-cell>
          <table:table-cell office:value-type="float" office:value="0.339935" calcext:value-type="float">
            <text:p>0.339935</text:p>
          </table:table-cell>
          <table:table-cell office:value-type="float" office:value="1.315457" calcext:value-type="float">
            <text:p>1.315457</text:p>
          </table:table-cell>
          <table:table-cell office:value-type="float" office:value="-0.008275" calcext:value-type="float">
            <text:p>-0.008275</text:p>
          </table:table-cell>
          <table:table-cell office:value-type="float" office:value="1.647117" calcext:value-type="float">
            <text:p>1.647117</text:p>
          </table:table-cell>
          <table:table-cell office:value-type="float" office:value="0.15722" calcext:value-type="float">
            <text:p>0.15722</text:p>
          </table:table-cell>
          <table:table-cell office:value-type="float" office:value="0.13875" calcext:value-type="float">
            <text:p>0.1387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227" calcext:value-type="float">
            <text:p>0.788227</text:p>
          </table:table-cell>
          <table:table-cell office:value-type="float" office:value="3.514567" calcext:value-type="float">
            <text:p>3.514567</text:p>
          </table:table-cell>
          <table:table-cell office:value-type="float" office:value="0.560775" calcext:value-type="float">
            <text:p>0.560775</text:p>
          </table:table-cell>
          <table:table-cell office:value-type="float" office:value="0.30654" calcext:value-type="float">
            <text:p>0.30654</text:p>
          </table:table-cell>
          <table:table-cell office:value-type="float" office:value="1.462738" calcext:value-type="float">
            <text:p>1.462738</text:p>
          </table:table-cell>
          <table:table-cell office:value-type="float" office:value="-0.008556" calcext:value-type="float">
            <text:p>-0.008556</text:p>
          </table:table-cell>
          <table:table-cell office:value-type="float" office:value="1.760721" calcext:value-type="float">
            <text:p>1.760721</text:p>
          </table:table-cell>
          <table:table-cell office:value-type="float" office:value="0.132937" calcext:value-type="float">
            <text:p>0.132937</text:p>
          </table:table-cell>
          <table:table-cell office:value-type="float" office:value="0.130101" calcext:value-type="float">
            <text:p>0.13010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094" calcext:value-type="float">
            <text:p>1.58094</text:p>
          </table:table-cell>
          <table:table-cell office:value-type="float" office:value="3.464055" calcext:value-type="float">
            <text:p>3.464055</text:p>
          </table:table-cell>
          <table:table-cell office:value-type="float" office:value="0.553448" calcext:value-type="float">
            <text:p>0.553448</text:p>
          </table:table-cell>
          <table:table-cell office:value-type="float" office:value="0.187201" calcext:value-type="float">
            <text:p>0.187201</text:p>
          </table:table-cell>
          <table:table-cell office:value-type="float" office:value="1.55094" calcext:value-type="float">
            <text:p>1.55094</text:p>
          </table:table-cell>
          <table:table-cell office:value-type="float" office:value="-0.027933" calcext:value-type="float">
            <text:p>-0.027933</text:p>
          </table:table-cell>
          <table:table-cell office:value-type="float" office:value="1.710209" calcext:value-type="float">
            <text:p>1.710209</text:p>
          </table:table-cell>
          <table:table-cell office:value-type="float" office:value="0.088866" calcext:value-type="float">
            <text:p>0.088866</text:p>
          </table:table-cell>
          <table:table-cell office:value-type="float" office:value="0.142412" calcext:value-type="float">
            <text:p>0.14241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2182" calcext:value-type="float">
            <text:p>1.802182</text:p>
          </table:table-cell>
          <table:table-cell office:value-type="float" office:value="3.318862" calcext:value-type="float">
            <text:p>3.318862</text:p>
          </table:table-cell>
          <table:table-cell office:value-type="float" office:value="0.532385" calcext:value-type="float">
            <text:p>0.532385</text:p>
          </table:table-cell>
          <table:table-cell office:value-type="float" office:value="0.051872" calcext:value-type="float">
            <text:p>0.051872</text:p>
          </table:table-cell>
          <table:table-cell office:value-type="float" office:value="1.542686" calcext:value-type="float">
            <text:p>1.542686</text:p>
          </table:table-cell>
          <table:table-cell office:value-type="float" office:value="-0.029542" calcext:value-type="float">
            <text:p>-0.029542</text:p>
          </table:table-cell>
          <table:table-cell office:value-type="float" office:value="1.565016" calcext:value-type="float">
            <text:p>1.565016</text:p>
          </table:table-cell>
          <table:table-cell office:value-type="float" office:value="0.026402" calcext:value-type="float">
            <text:p>0.026402</text:p>
          </table:table-cell>
          <table:table-cell office:value-type="float" office:value="0.152697" calcext:value-type="float">
            <text:p>0.1526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2633" calcext:value-type="float">
            <text:p>1.802633</text:p>
          </table:table-cell>
          <table:table-cell office:value-type="float" office:value="3.027522" calcext:value-type="float">
            <text:p>3.027522</text:p>
          </table:table-cell>
          <table:table-cell office:value-type="float" office:value="0.490122" calcext:value-type="float">
            <text:p>0.490122</text:p>
          </table:table-cell>
          <table:table-cell office:value-type="float" office:value="-0.080778" calcext:value-type="float">
            <text:p>-0.080778</text:p>
          </table:table-cell>
          <table:table-cell office:value-type="float" office:value="1.380806" calcext:value-type="float">
            <text:p>1.380806</text:p>
          </table:table-cell>
          <table:table-cell office:value-type="float" office:value="-0.026352" calcext:value-type="float">
            <text:p>-0.026352</text:p>
          </table:table-cell>
          <table:table-cell office:value-type="float" office:value="1.273676" calcext:value-type="float">
            <text:p>1.273676</text:p>
          </table:table-cell>
          <table:table-cell office:value-type="float" office:value="-0.045179" calcext:value-type="float">
            <text:p>-0.045179</text:p>
          </table:table-cell>
          <table:table-cell office:value-type="float" office:value="0.16779" calcext:value-type="float">
            <text:p>0.1677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9904" calcext:value-type="float">
            <text:p>1.749904</text:p>
          </table:table-cell>
          <table:table-cell office:value-type="float" office:value="2.929652" calcext:value-type="float">
            <text:p>2.929652</text:p>
          </table:table-cell>
          <table:table-cell office:value-type="float" office:value="0.475924" calcext:value-type="float">
            <text:p>0.475924</text:p>
          </table:table-cell>
          <table:table-cell office:value-type="float" office:value="-0.014636" calcext:value-type="float">
            <text:p>-0.014636</text:p>
          </table:table-cell>
          <table:table-cell office:value-type="float" office:value="1.174868" calcext:value-type="float">
            <text:p>1.174868</text:p>
          </table:table-cell>
          <table:table-cell office:value-type="float" office:value="0.015574" calcext:value-type="float">
            <text:p>0.015574</text:p>
          </table:table-cell>
          <table:table-cell office:value-type="float" office:value="1.175806" calcext:value-type="float">
            <text:p>1.175806</text:p>
          </table:table-cell>
          <table:table-cell office:value-type="float" office:value="-0.006907" calcext:value-type="float">
            <text:p>-0.006907</text:p>
          </table:table-cell>
          <table:table-cell office:value-type="float" office:value="0.141569" calcext:value-type="float">
            <text:p>0.14156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48767" calcext:value-type="float">
            <text:p>1.348767</text:p>
          </table:table-cell>
          <table:table-cell office:value-type="float" office:value="2.878508" calcext:value-type="float">
            <text:p>2.878508</text:p>
          </table:table-cell>
          <table:table-cell office:value-type="float" office:value="0.468505" calcext:value-type="float">
            <text:p>0.468505</text:p>
          </table:table-cell>
          <table:table-cell office:value-type="float" office:value="0.102879" calcext:value-type="float">
            <text:p>0.102879</text:p>
          </table:table-cell>
          <table:table-cell office:value-type="float" office:value="0.995369" calcext:value-type="float">
            <text:p>0.995369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1.124662" calcext:value-type="float">
            <text:p>1.124662</text:p>
          </table:table-cell>
          <table:table-cell office:value-type="float" office:value="0.050856" calcext:value-type="float">
            <text:p>0.050856</text:p>
          </table:table-cell>
          <table:table-cell office:value-type="float" office:value="0.148299" calcext:value-type="float">
            <text:p>0.14829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339" calcext:value-type="float">
            <text:p>0.958339</text:p>
          </table:table-cell>
          <table:table-cell office:value-type="float" office:value="2.719612" calcext:value-type="float">
            <text:p>2.719612</text:p>
          </table:table-cell>
          <table:table-cell office:value-type="float" office:value="0.445454" calcext:value-type="float">
            <text:p>0.445454</text:p>
          </table:table-cell>
          <table:table-cell office:value-type="float" office:value="0.121524" calcext:value-type="float">
            <text:p>0.121524</text:p>
          </table:table-cell>
          <table:table-cell office:value-type="float" office:value="0.839916" calcext:value-type="float">
            <text:p>0.839916</text:p>
          </table:table-cell>
          <table:table-cell office:value-type="float" office:value="0.004326" calcext:value-type="float">
            <text:p>0.004326</text:p>
          </table:table-cell>
          <table:table-cell office:value-type="float" office:value="0.965766" calcext:value-type="float">
            <text:p>0.965766</text:p>
          </table:table-cell>
          <table:table-cell office:value-type="float" office:value="0.058195" calcext:value-type="float">
            <text:p>0.058195</text:p>
          </table:table-cell>
          <table:table-cell office:value-type="float" office:value="0.143664" calcext:value-type="float">
            <text:p>0.14366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328" calcext:value-type="float">
            <text:p>0.563328</text:p>
          </table:table-cell>
          <table:table-cell office:value-type="float" office:value="2.835961" calcext:value-type="float">
            <text:p>2.835961</text:p>
          </table:table-cell>
          <table:table-cell office:value-type="float" office:value="0.462333" calcext:value-type="float">
            <text:p>0.462333</text:p>
          </table:table-cell>
          <table:table-cell office:value-type="float" office:value="0.272321" calcext:value-type="float">
            <text:p>0.272321</text:p>
          </table:table-cell>
          <table:table-cell office:value-type="float" office:value="0.775415" calcext:value-type="float">
            <text:p>0.775415</text:p>
          </table:table-cell>
          <table:table-cell office:value-type="float" office:value="0.034379" calcext:value-type="float">
            <text:p>0.034379</text:p>
          </table:table-cell>
          <table:table-cell office:value-type="float" office:value="1.082115" calcext:value-type="float">
            <text:p>1.082115</text:p>
          </table:table-cell>
          <table:table-cell office:value-type="float" office:value="0.132721" calcext:value-type="float">
            <text:p>0.132721</text:p>
          </table:table-cell>
          <table:table-cell office:value-type="float" office:value="0.146211" calcext:value-type="float">
            <text:p>0.1462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609" calcext:value-type="float">
            <text:p>0.450609</text:p>
          </table:table-cell>
          <table:table-cell office:value-type="float" office:value="2.909627" calcext:value-type="float">
            <text:p>2.909627</text:p>
          </table:table-cell>
          <table:table-cell office:value-type="float" office:value="0.473019" calcext:value-type="float">
            <text:p>0.473019</text:p>
          </table:table-cell>
          <table:table-cell office:value-type="float" office:value="0.357155" calcext:value-type="float">
            <text:p>0.357155</text:p>
          </table:table-cell>
          <table:table-cell office:value-type="float" office:value="0.780462" calcext:value-type="float">
            <text:p>0.780462</text:p>
          </table:table-cell>
          <table:table-cell office:value-type="float" office:value="0.018163" calcext:value-type="float">
            <text:p>0.018163</text:p>
          </table:table-cell>
          <table:table-cell office:value-type="float" office:value="1.15578" calcext:value-type="float">
            <text:p>1.15578</text:p>
          </table:table-cell>
          <table:table-cell office:value-type="float" office:value="0.185351" calcext:value-type="float">
            <text:p>0.185351</text:p>
          </table:table-cell>
          <table:table-cell office:value-type="float" office:value="0.155689" calcext:value-type="float">
            <text:p>0.15568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5175" calcext:value-type="float">
            <text:p>0.565175</text:p>
          </table:table-cell>
          <table:table-cell office:value-type="float" office:value="2.968645" calcext:value-type="float">
            <text:p>2.968645</text:p>
          </table:table-cell>
          <table:table-cell office:value-type="float" office:value="0.481581" calcext:value-type="float">
            <text:p>0.481581</text:p>
          </table:table-cell>
          <table:table-cell office:value-type="float" office:value="0.391164" calcext:value-type="float">
            <text:p>0.391164</text:p>
          </table:table-cell>
          <table:table-cell office:value-type="float" office:value="0.815965" calcext:value-type="float">
            <text:p>0.815965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1.214798" calcext:value-type="float">
            <text:p>1.214798</text:p>
          </table:table-cell>
          <table:table-cell office:value-type="float" office:value="0.192723" calcext:value-type="float">
            <text:p>0.192723</text:p>
          </table:table-cell>
          <table:table-cell office:value-type="float" office:value="0.147807" calcext:value-type="float">
            <text:p>0.14780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9435" calcext:value-type="float">
            <text:p>0.789435</text:p>
          </table:table-cell>
          <table:table-cell office:value-type="float" office:value="2.966214" calcext:value-type="float">
            <text:p>2.966214</text:p>
          </table:table-cell>
          <table:table-cell office:value-type="float" office:value="0.481228" calcext:value-type="float">
            <text:p>0.481228</text:p>
          </table:table-cell>
          <table:table-cell office:value-type="float" office:value="0.356601" calcext:value-type="float">
            <text:p>0.356601</text:p>
          </table:table-cell>
          <table:table-cell office:value-type="float" office:value="0.863361" calcext:value-type="float">
            <text:p>0.863361</text:p>
          </table:table-cell>
          <table:table-cell office:value-type="float" office:value="-0.007594" calcext:value-type="float">
            <text:p>-0.007594</text:p>
          </table:table-cell>
          <table:table-cell office:value-type="float" office:value="1.212368" calcext:value-type="float">
            <text:p>1.212368</text:p>
          </table:table-cell>
          <table:table-cell office:value-type="float" office:value="0.180333" calcext:value-type="float">
            <text:p>0.180333</text:p>
          </table:table-cell>
          <table:table-cell office:value-type="float" office:value="0.15171" calcext:value-type="float">
            <text:p>0.151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789" calcext:value-type="float">
            <text:p>0.956789</text:p>
          </table:table-cell>
          <table:table-cell office:value-type="float" office:value="2.976198" calcext:value-type="float">
            <text:p>2.976198</text:p>
          </table:table-cell>
          <table:table-cell office:value-type="float" office:value="0.482676" calcext:value-type="float">
            <text:p>0.482676</text:p>
          </table:table-cell>
          <table:table-cell office:value-type="float" office:value="0.306386" calcext:value-type="float">
            <text:p>0.306386</text:p>
          </table:table-cell>
          <table:table-cell office:value-type="float" office:value="0.927164" calcext:value-type="float">
            <text:p>0.927164</text:p>
          </table:table-cell>
          <table:table-cell office:value-type="float" office:value="-0.011197" calcext:value-type="float">
            <text:p>-0.011197</text:p>
          </table:table-cell>
          <table:table-cell office:value-type="float" office:value="1.222352" calcext:value-type="float">
            <text:p>1.222352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149487" calcext:value-type="float">
            <text:p>0.14948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8411" calcext:value-type="float">
            <text:p>1.068411</text:p>
          </table:table-cell>
          <table:table-cell office:value-type="float" office:value="2.996927" calcext:value-type="float">
            <text:p>2.996927</text:p>
          </table:table-cell>
          <table:table-cell office:value-type="float" office:value="0.485683" calcext:value-type="float">
            <text:p>0.485683</text:p>
          </table:table-cell>
          <table:table-cell office:value-type="float" office:value="0.239117" calcext:value-type="float">
            <text:p>0.239117</text:p>
          </table:table-cell>
          <table:table-cell office:value-type="float" office:value="1.019071" calcext:value-type="float">
            <text:p>1.019071</text:p>
          </table:table-cell>
          <table:table-cell office:value-type="float" office:value="-0.015106" calcext:value-type="float">
            <text:p>-0.015106</text:p>
          </table:table-cell>
          <table:table-cell office:value-type="float" office:value="1.243081" calcext:value-type="float">
            <text:p>1.243081</text:p>
          </table:table-cell>
          <table:table-cell office:value-type="float" office:value="0.118309" calcext:value-type="float">
            <text:p>0.118309</text:p>
          </table:table-cell>
          <table:table-cell office:value-type="float" office:value="0.148432" calcext:value-type="float">
            <text:p>0.14843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9843" calcext:value-type="float">
            <text:p>1.859843</text:p>
          </table:table-cell>
          <table:table-cell office:value-type="float" office:value="2.911745" calcext:value-type="float">
            <text:p>2.911745</text:p>
          </table:table-cell>
          <table:table-cell office:value-type="float" office:value="0.473326" calcext:value-type="float">
            <text:p>0.473326</text:p>
          </table:table-cell>
          <table:table-cell office:value-type="float" office:value="0.085277" calcext:value-type="float">
            <text:p>0.085277</text:p>
          </table:table-cell>
          <table:table-cell office:value-type="float" office:value="1.106844" calcext:value-type="float">
            <text:p>1.106844</text:p>
          </table:table-cell>
          <table:table-cell office:value-type="float" office:value="-0.034222" calcext:value-type="float">
            <text:p>-0.034222</text:p>
          </table:table-cell>
          <table:table-cell office:value-type="float" office:value="1.157899" calcext:value-type="float">
            <text:p>1.157899</text:p>
          </table:table-cell>
          <table:table-cell office:value-type="float" office:value="0.042594" calcext:value-type="float">
            <text:p>0.042594</text:p>
          </table:table-cell>
          <table:table-cell office:value-type="float" office:value="0.149844" calcext:value-type="float">
            <text:p>0.1498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2762" calcext:value-type="float">
            <text:p>1.742762</text:p>
          </table:table-cell>
          <table:table-cell office:value-type="float" office:value="2.793359" calcext:value-type="float">
            <text:p>2.793359</text:p>
          </table:table-cell>
          <table:table-cell office:value-type="float" office:value="0.456153" calcext:value-type="float">
            <text:p>0.456153</text:p>
          </table:table-cell>
          <table:table-cell office:value-type="float" office:value="-0.031799" calcext:value-type="float">
            <text:p>-0.031799</text:p>
          </table:table-cell>
          <table:table-cell office:value-type="float" office:value="1.098581" calcext:value-type="float">
            <text:p>1.098581</text:p>
          </table:table-cell>
          <table:table-cell office:value-type="float" office:value="-0.027269" calcext:value-type="float">
            <text:p>-0.027269</text:p>
          </table:table-cell>
          <table:table-cell office:value-type="float" office:value="1.039513" calcext:value-type="float">
            <text:p>1.039513</text:p>
          </table:table-cell>
          <table:table-cell office:value-type="float" office:value="-0.015169" calcext:value-type="float">
            <text:p>-0.015169</text:p>
          </table:table-cell>
          <table:table-cell office:value-type="float" office:value="0.143112" calcext:value-type="float">
            <text:p>0.14311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103" calcext:value-type="float">
            <text:p>1.579103</text:p>
          </table:table-cell>
          <table:table-cell office:value-type="float" office:value="2.89776" calcext:value-type="float">
            <text:p>2.89776</text:p>
          </table:table-cell>
          <table:table-cell office:value-type="float" office:value="0.471298" calcext:value-type="float">
            <text:p>0.471298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1.074005" calcext:value-type="float">
            <text:p>1.074005</text:p>
          </table:table-cell>
          <table:table-cell office:value-type="float" office:value="0.018236" calcext:value-type="float">
            <text:p>0.018236</text:p>
          </table:table-cell>
          <table:table-cell office:value-type="float" office:value="1.143913" calcext:value-type="float">
            <text:p>1.143913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152573" calcext:value-type="float">
            <text:p>0.1525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5383" calcext:value-type="float">
            <text:p>1.295383</text:p>
          </table:table-cell>
          <table:table-cell office:value-type="float" office:value="2.847813" calcext:value-type="float">
            <text:p>2.847813</text:p>
          </table:table-cell>
          <table:table-cell office:value-type="float" office:value="0.464052" calcext:value-type="float">
            <text:p>0.464052</text:p>
          </table:table-cell>
          <table:table-cell office:value-type="float" office:value="0.052423" calcext:value-type="float">
            <text:p>0.052423</text:p>
          </table:table-cell>
          <table:table-cell office:value-type="float" office:value="1.041372" calcext:value-type="float">
            <text:p>1.04137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093966" calcext:value-type="float">
            <text:p>1.093966</text:p>
          </table:table-cell>
          <table:table-cell office:value-type="float" office:value="0.025563" calcext:value-type="float">
            <text:p>0.025563</text:p>
          </table:table-cell>
          <table:table-cell office:value-type="float" office:value="0.14629" calcext:value-type="float">
            <text:p>0.1462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019" calcext:value-type="float">
            <text:p>1.127019</text:p>
          </table:table-cell>
          <table:table-cell office:value-type="float" office:value="2.885142" calcext:value-type="float">
            <text:p>2.885142</text:p>
          </table:table-cell>
          <table:table-cell office:value-type="float" office:value="0.469467" calcext:value-type="float">
            <text:p>0.469467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974386" calcext:value-type="float">
            <text:p>0.974386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1.131296" calcext:value-type="float">
            <text:p>1.131296</text:p>
          </table:table-cell>
          <table:table-cell office:value-type="float" office:value="0.065734" calcext:value-type="float">
            <text:p>0.065734</text:p>
          </table:table-cell>
          <table:table-cell office:value-type="float" office:value="0.143696" calcext:value-type="float">
            <text:p>0.1436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453" calcext:value-type="float">
            <text:p>0.844453</text:p>
          </table:table-cell>
          <table:table-cell office:value-type="float" office:value="2.836055" calcext:value-type="float">
            <text:p>2.836055</text:p>
          </table:table-cell>
          <table:table-cell office:value-type="float" office:value="0.462346" calcext:value-type="float">
            <text:p>0.462346</text:p>
          </table:table-cell>
          <table:table-cell office:value-type="float" office:value="0.188048" calcext:value-type="float">
            <text:p>0.188048</text:p>
          </table:table-cell>
          <table:table-cell office:value-type="float" office:value="0.882843" calcext:value-type="float">
            <text:p>0.882843</text:p>
          </table:table-cell>
          <table:table-cell office:value-type="float" office:value="0.011318" calcext:value-type="float">
            <text:p>0.011318</text:p>
          </table:table-cell>
          <table:table-cell office:value-type="float" office:value="1.082209" calcext:value-type="float">
            <text:p>1.082209</text:p>
          </table:table-cell>
          <table:table-cell office:value-type="float" office:value="0.093808" calcext:value-type="float">
            <text:p>0.093808</text:p>
          </table:table-cell>
          <table:table-cell office:value-type="float" office:value="0.149655" calcext:value-type="float">
            <text:p>0.1496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475" calcext:value-type="float">
            <text:p>0.619475</text:p>
          </table:table-cell>
          <table:table-cell office:value-type="float" office:value="2.989566" calcext:value-type="float">
            <text:p>2.989566</text:p>
          </table:table-cell>
          <table:table-cell office:value-type="float" office:value="0.484616" calcext:value-type="float">
            <text:p>0.484616</text:p>
          </table:table-cell>
          <table:table-cell office:value-type="float" office:value="0.340311" calcext:value-type="float">
            <text:p>0.340311</text:p>
          </table:table-cell>
          <table:table-cell office:value-type="float" office:value="0.86189" calcext:value-type="float">
            <text:p>0.86189</text:p>
          </table:table-cell>
          <table:table-cell office:value-type="float" office:value="0.033518" calcext:value-type="float">
            <text:p>0.033518</text:p>
          </table:table-cell>
          <table:table-cell office:value-type="float" office:value="1.23572" calcext:value-type="float">
            <text:p>1.23572</text:p>
          </table:table-cell>
          <table:table-cell office:value-type="float" office:value="0.17177" calcext:value-type="float">
            <text:p>0.17177</text:p>
          </table:table-cell>
          <table:table-cell office:value-type="float" office:value="0.151423" calcext:value-type="float">
            <text:p>0.1514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4891" calcext:value-type="float">
            <text:p>0.224891</text:p>
          </table:table-cell>
          <table:table-cell office:value-type="float" office:value="3.092145" calcext:value-type="float">
            <text:p>3.092145</text:p>
          </table:table-cell>
          <table:table-cell office:value-type="float" office:value="0.499496" calcext:value-type="float">
            <text:p>0.499496</text:p>
          </table:table-cell>
          <table:table-cell office:value-type="float" office:value="0.424674" calcext:value-type="float">
            <text:p>0.424674</text:p>
          </table:table-cell>
          <table:table-cell office:value-type="float" office:value="0.894971" calcext:value-type="float">
            <text:p>0.894971</text:p>
          </table:table-cell>
          <table:table-cell office:value-type="float" office:value="0.018653" calcext:value-type="float">
            <text:p>0.018653</text:p>
          </table:table-cell>
          <table:table-cell office:value-type="float" office:value="1.338299" calcext:value-type="float">
            <text:p>1.338299</text:p>
          </table:table-cell>
          <table:table-cell office:value-type="float" office:value="0.213415" calcext:value-type="float">
            <text:p>0.213415</text:p>
          </table:table-cell>
          <table:table-cell office:value-type="float" office:value="0.150761" calcext:value-type="float">
            <text:p>0.1507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747" calcext:value-type="float">
            <text:p>0.225747</text:p>
          </table:table-cell>
          <table:table-cell office:value-type="float" office:value="3.181052" calcext:value-type="float">
            <text:p>3.181052</text:p>
          </table:table-cell>
          <table:table-cell office:value-type="float" office:value="0.512394" calcext:value-type="float">
            <text:p>0.512394</text:p>
          </table:table-cell>
          <table:table-cell office:value-type="float" office:value="0.45843" calcext:value-type="float">
            <text:p>0.45843</text:p>
          </table:table-cell>
          <table:table-cell office:value-type="float" office:value="0.960911" calcext:value-type="float">
            <text:p>0.960911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1.427206" calcext:value-type="float">
            <text:p>1.427206</text:p>
          </table:table-cell>
          <table:table-cell office:value-type="float" office:value="0.218608" calcext:value-type="float">
            <text:p>0.218608</text:p>
          </table:table-cell>
          <table:table-cell office:value-type="float" office:value="0.143059" calcext:value-type="float">
            <text:p>0.1430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4152" calcext:value-type="float">
            <text:p>0.394152</text:p>
          </table:table-cell>
          <table:table-cell office:value-type="float" office:value="3.257624" calcext:value-type="float">
            <text:p>3.257624</text:p>
          </table:table-cell>
          <table:table-cell office:value-type="float" office:value="0.523502" calcext:value-type="float">
            <text:p>0.523502</text:p>
          </table:table-cell>
          <table:table-cell office:value-type="float" office:value="0.441585" calcext:value-type="float">
            <text:p>0.441585</text:p>
          </table:table-cell>
          <table:table-cell office:value-type="float" office:value="1.065894" calcext:value-type="float">
            <text:p>1.065894</text:p>
          </table:table-cell>
          <table:table-cell office:value-type="float" office:value="-0.003701" calcext:value-type="float">
            <text:p>-0.003701</text:p>
          </table:table-cell>
          <table:table-cell office:value-type="float" office:value="1.503778" calcext:value-type="float">
            <text:p>1.503778</text:p>
          </table:table-cell>
          <table:table-cell office:value-type="float" office:value="0.223292" calcext:value-type="float">
            <text:p>0.223292</text:p>
          </table:table-cell>
          <table:table-cell office:value-type="float" office:value="0.151698" calcext:value-type="float">
            <text:p>0.15169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5127" calcext:value-type="float">
            <text:p>0.735127</text:p>
          </table:table-cell>
          <table:table-cell office:value-type="float" office:value="3.332412" calcext:value-type="float">
            <text:p>3.332412</text:p>
          </table:table-cell>
          <table:table-cell office:value-type="float" office:value="0.534351" calcext:value-type="float">
            <text:p>0.534351</text:p>
          </table:table-cell>
          <table:table-cell office:value-type="float" office:value="0.374199" calcext:value-type="float">
            <text:p>0.374199</text:p>
          </table:table-cell>
          <table:table-cell office:value-type="float" office:value="1.218704" calcext:value-type="float">
            <text:p>1.218704</text:p>
          </table:table-cell>
          <table:table-cell office:value-type="float" office:value="-0.014338" calcext:value-type="float">
            <text:p>-0.014338</text:p>
          </table:table-cell>
          <table:table-cell office:value-type="float" office:value="1.578565" calcext:value-type="float">
            <text:p>1.578565</text:p>
          </table:table-cell>
          <table:table-cell office:value-type="float" office:value="0.195405" calcext:value-type="float">
            <text:p>0.195405</text:p>
          </table:table-cell>
          <table:table-cell office:value-type="float" office:value="0.156658" calcext:value-type="float">
            <text:p>0.15665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912" calcext:value-type="float">
            <text:p>0.901912</text:p>
          </table:table-cell>
          <table:table-cell office:value-type="float" office:value="3.430851" calcext:value-type="float">
            <text:p>3.430851</text:p>
          </table:table-cell>
          <table:table-cell office:value-type="float" office:value="0.548631" calcext:value-type="float">
            <text:p>0.548631</text:p>
          </table:table-cell>
          <table:table-cell office:value-type="float" office:value="0.305616" calcext:value-type="float">
            <text:p>0.305616</text:p>
          </table:table-cell>
          <table:table-cell office:value-type="float" office:value="1.386635" calcext:value-type="float">
            <text:p>1.386635</text:p>
          </table:table-cell>
          <table:table-cell office:value-type="float" office:value="-0.015245" calcext:value-type="float">
            <text:p>-0.015245</text:p>
          </table:table-cell>
          <table:table-cell office:value-type="float" office:value="1.677005" calcext:value-type="float">
            <text:p>1.677005</text:p>
          </table:table-cell>
          <table:table-cell office:value-type="float" office:value="0.152761" calcext:value-type="float">
            <text:p>0.152761</text:p>
          </table:table-cell>
          <table:table-cell office:value-type="float" office:value="0.149954" calcext:value-type="float">
            <text:p>0.14995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7231" calcext:value-type="float">
            <text:p>1.47231</text:p>
          </table:table-cell>
          <table:table-cell office:value-type="float" office:value="3.40269" calcext:value-type="float">
            <text:p>3.40269</text:p>
          </table:table-cell>
          <table:table-cell office:value-type="float" office:value="0.544546" calcext:value-type="float">
            <text:p>0.544546</text:p>
          </table:table-cell>
          <table:table-cell office:value-type="float" office:value="0.206482" calcext:value-type="float">
            <text:p>0.206482</text:p>
          </table:table-cell>
          <table:table-cell office:value-type="float" office:value="1.464252" calcext:value-type="float">
            <text:p>1.464252</text:p>
          </table:table-cell>
          <table:table-cell office:value-type="float" office:value="-0.021891" calcext:value-type="float">
            <text:p>-0.021891</text:p>
          </table:table-cell>
          <table:table-cell office:value-type="float" office:value="1.648843" calcext:value-type="float">
            <text:p>1.648843</text:p>
          </table:table-cell>
          <table:table-cell office:value-type="float" office:value="0.103896" calcext:value-type="float">
            <text:p>0.103896</text:p>
          </table:table-cell>
          <table:table-cell office:value-type="float" office:value="0.150952" calcext:value-type="float">
            <text:p>0.15095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89155" calcext:value-type="float">
            <text:p>1.689155</text:p>
          </table:table-cell>
          <table:table-cell office:value-type="float" office:value="3.292914" calcext:value-type="float">
            <text:p>3.292914</text:p>
          </table:table-cell>
          <table:table-cell office:value-type="float" office:value="0.528621" calcext:value-type="float">
            <text:p>0.528621</text:p>
          </table:table-cell>
          <table:table-cell office:value-type="float" office:value="0.084461" calcext:value-type="float">
            <text:p>0.084461</text:p>
          </table:table-cell>
          <table:table-cell office:value-type="float" office:value="1.481411" calcext:value-type="float">
            <text:p>1.481411</text:p>
          </table:table-cell>
          <table:table-cell office:value-type="float" office:value="-0.026804" calcext:value-type="float">
            <text:p>-0.026804</text:p>
          </table:table-cell>
          <table:table-cell office:value-type="float" office:value="1.539068" calcext:value-type="float">
            <text:p>1.539068</text:p>
          </table:table-cell>
          <table:table-cell office:value-type="float" office:value="0.042722" calcext:value-type="float">
            <text:p>0.042722</text:p>
          </table:table-cell>
          <table:table-cell office:value-type="float" office:value="0.151747" calcext:value-type="float">
            <text:p>0.15174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0799" calcext:value-type="float">
            <text:p>1.690799</text:p>
          </table:table-cell>
          <table:table-cell office:value-type="float" office:value="3.155017" calcext:value-type="float">
            <text:p>3.155017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1.416841" calcext:value-type="float">
            <text:p>1.416841</text:p>
          </table:table-cell>
          <table:table-cell office:value-type="float" office:value="-0.01796" calcext:value-type="float">
            <text:p>-0.01796</text:p>
          </table:table-cell>
          <table:table-cell office:value-type="float" office:value="1.401171" calcext:value-type="float">
            <text:p>1.401171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15251" calcext:value-type="float">
            <text:p>0.1525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212" calcext:value-type="float">
            <text:p>1.579212</text:p>
          </table:table-cell>
          <table:table-cell office:value-type="float" office:value="3.109042" calcext:value-type="float">
            <text:p>3.109042</text:p>
          </table:table-cell>
          <table:table-cell office:value-type="float" office:value="0.501947" calcext:value-type="float">
            <text:p>0.501947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1.332647" calcext:value-type="float">
            <text:p>1.332647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1.355195" calcext:value-type="float">
            <text:p>1.355195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152491" calcext:value-type="float">
            <text:p>0.15249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5106" calcext:value-type="float">
            <text:p>1.405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1532" calcext:value-type="float">
            <text:p>-0.421532</text:p>
          </table:table-cell>
          <table:table-cell office:value-type="float" office:value="0.939961" calcext:value-type="float">
            <text:p>0.939961</text:p>
          </table:table-cell>
          <table:table-cell office:value-type="float" office:value="-0.09338" calcext:value-type="float">
            <text:p>-0.09338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-0.220916" calcext:value-type="float">
            <text:p>-0.220916</text:p>
          </table:table-cell>
          <table:table-cell office:value-type="float" office:value="0.157224" calcext:value-type="float">
            <text:p>0.15722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5106" calcext:value-type="float">
            <text:p>1.405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1532" calcext:value-type="float">
            <text:p>-0.421532</text:p>
          </table:table-cell>
          <table:table-cell office:value-type="float" office:value="0.722858" calcext:value-type="float">
            <text:p>0.722858</text:p>
          </table:table-cell>
          <table:table-cell office:value-type="float" office:value="0" calcext:value-type="float">
            <text:p>0</text:p>
          </table:table-cell>
          <table:table-cell office:value-type="float" office:value="0.301326" calcext:value-type="float">
            <text:p>0.301326</text:p>
          </table:table-cell>
          <table:table-cell office:value-type="float" office:value="-0.003688" calcext:value-type="float">
            <text:p>-0.003688</text:p>
          </table:table-cell>
          <table:table-cell office:value-type="float" office:value="0.002625" calcext:value-type="float">
            <text:p>0.00262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0486" calcext:value-type="float">
            <text:p>0.620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146" calcext:value-type="float">
            <text:p>-0.186146</text:p>
          </table:table-cell>
          <table:table-cell office:value-type="float" office:value="0.449656" calcext:value-type="float">
            <text:p>0.449656</text:p>
          </table:table-cell>
          <table:table-cell office:value-type="float" office:value="0.089175" calcext:value-type="float">
            <text:p>0.089175</text:p>
          </table:table-cell>
          <table:table-cell office:value-type="float" office:value="0.352685" calcext:value-type="float">
            <text:p>0.352685</text:p>
          </table:table-cell>
          <table:table-cell office:value-type="float" office:value="-0.054594" calcext:value-type="float">
            <text:p>-0.054594</text:p>
          </table:table-cell>
          <table:table-cell office:value-type="float" office:value="0.087986" calcext:value-type="float">
            <text:p>0.08798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4518" calcext:value-type="float">
            <text:p>0.67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2355" calcext:value-type="float">
            <text:p>-0.202355</text:p>
          </table:table-cell>
          <table:table-cell office:value-type="float" office:value="0.158705" calcext:value-type="float">
            <text:p>0.158705</text:p>
          </table:table-cell>
          <table:table-cell office:value-type="float" office:value="-0.005387" calcext:value-type="float">
            <text:p>-0.005387</text:p>
          </table:table-cell>
          <table:table-cell office:value-type="float" office:value="-0.049037" calcext:value-type="float">
            <text:p>-0.049037</text:p>
          </table:table-cell>
          <table:table-cell office:value-type="float" office:value="-0.067658" calcext:value-type="float">
            <text:p>-0.067658</text:p>
          </table:table-cell>
          <table:table-cell office:value-type="float" office:value="0.100306" calcext:value-type="float">
            <text:p>0.10030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3994" calcext:value-type="float">
            <text:p>0.56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198" calcext:value-type="float">
            <text:p>-0.169198</text:p>
          </table:table-cell>
          <table:table-cell office:value-type="float" office:value="-0.093008" calcext:value-type="float">
            <text:p>-0.093008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-0.251136" calcext:value-type="float">
            <text:p>-0.251136</text:p>
          </table:table-cell>
          <table:table-cell office:value-type="float" office:value="-0.056309" calcext:value-type="float">
            <text:p>-0.056309</text:p>
          </table:table-cell>
          <table:table-cell office:value-type="float" office:value="0.09984" calcext:value-type="float">
            <text:p>0.0998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72" calcext:value-type="float">
            <text:p>0.05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912" calcext:value-type="float">
            <text:p>-0.016912</text:p>
          </table:table-cell>
          <table:table-cell office:value-type="float" office:value="-0.251415" calcext:value-type="float">
            <text:p>-0.251415</text:p>
          </table:table-cell>
          <table:table-cell office:value-type="float" office:value="0.050687" calcext:value-type="float">
            <text:p>0.050687</text:p>
          </table:table-cell>
          <table:table-cell office:value-type="float" office:value="-0.21764" calcext:value-type="float">
            <text:p>-0.21764</text:p>
          </table:table-cell>
          <table:table-cell office:value-type="float" office:value="-0.005646" calcext:value-type="float">
            <text:p>-0.005646</text:p>
          </table:table-cell>
          <table:table-cell office:value-type="float" office:value="0.100149" calcext:value-type="float">
            <text:p>0.10014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55311" calcext:value-type="float">
            <text:p>-0.355311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-0.349667" calcext:value-type="float">
            <text:p>-0.349667</text:p>
          </table:table-cell>
          <table:table-cell office:value-type="float" office:value="0" calcext:value-type="float">
            <text:p>0</text:p>
          </table:table-cell>
          <table:table-cell office:value-type="float" office:value="0.099872" calcext:value-type="float">
            <text:p>0.0998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98033" calcext:value-type="float">
            <text:p>-0.398033</text:p>
          </table:table-cell>
          <table:table-cell office:value-type="float" office:value="0" calcext:value-type="float">
            <text:p>0</text:p>
          </table:table-cell>
          <table:table-cell office:value-type="float" office:value="-0.398033" calcext:value-type="float">
            <text:p>-0.398033</text:p>
          </table:table-cell>
          <table:table-cell office:value-type="float" office:value="0" calcext:value-type="float">
            <text:p>0</text:p>
          </table:table-cell>
          <table:table-cell office:value-type="float" office:value="0.099884" calcext:value-type="float">
            <text:p>0.09988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99198" calcext:value-type="float">
            <text:p>-0.399198</text:p>
          </table:table-cell>
          <table:table-cell office:value-type="float" office:value="0" calcext:value-type="float">
            <text:p>0</text:p>
          </table:table-cell>
          <table:table-cell office:value-type="float" office:value="-0.399198" calcext:value-type="float">
            <text:p>-0.399198</text:p>
          </table:table-cell>
          <table:table-cell office:value-type="float" office:value="0" calcext:value-type="float">
            <text:p>0</text:p>
          </table:table-cell>
          <table:table-cell office:value-type="float" office:value="0.100043" calcext:value-type="float">
            <text:p>0.10004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08812" calcext:value-type="float">
            <text:p>-0.408812</text:p>
          </table:table-cell>
          <table:table-cell office:value-type="float" office:value="0" calcext:value-type="float">
            <text:p>0</text:p>
          </table:table-cell>
          <table:table-cell office:value-type="float" office:value="-0.408812" calcext:value-type="float">
            <text:p>-0.408812</text:p>
          </table:table-cell>
          <table:table-cell office:value-type="float" office:value="0" calcext:value-type="float">
            <text:p>0</text:p>
          </table:table-cell>
          <table:table-cell office:value-type="float" office:value="0.100051" calcext:value-type="float">
            <text:p>0.10005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7895" calcext:value-type="float">
            <text:p>-0.187895</text:p>
          </table:table-cell>
          <table:table-cell office:value-type="float" office:value="0" calcext:value-type="float">
            <text:p>0</text:p>
          </table:table-cell>
          <table:table-cell office:value-type="float" office:value="-0.187895" calcext:value-type="float">
            <text:p>-0.187895</text:p>
          </table:table-cell>
          <table:table-cell office:value-type="float" office:value="0" calcext:value-type="float">
            <text:p>0</text:p>
          </table:table-cell>
          <table:table-cell office:value-type="float" office:value="0.100038" calcext:value-type="float">
            <text:p>0.10003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4207" calcext:value-type="float">
            <text:p>-0.184207</text:p>
          </table:table-cell>
          <table:table-cell office:value-type="float" office:value="0" calcext:value-type="float">
            <text:p>0</text:p>
          </table:table-cell>
          <table:table-cell office:value-type="float" office:value="-0.184207" calcext:value-type="float">
            <text:p>-0.184207</text:p>
          </table:table-cell>
          <table:table-cell office:value-type="float" office:value="0" calcext:value-type="float">
            <text:p>0</text:p>
          </table:table-cell>
          <table:table-cell office:value-type="float" office:value="0.099796" calcext:value-type="float">
            <text:p>0.09979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29613" calcext:value-type="float">
            <text:p>-0.129613</text:p>
          </table:table-cell>
          <table:table-cell office:value-type="float" office:value="0" calcext:value-type="float">
            <text:p>0</text:p>
          </table:table-cell>
          <table:table-cell office:value-type="float" office:value="-0.129613" calcext:value-type="float">
            <text:p>-0.129613</text:p>
          </table:table-cell>
          <table:table-cell office:value-type="float" office:value="0" calcext:value-type="float">
            <text:p>0</text:p>
          </table:table-cell>
          <table:table-cell office:value-type="float" office:value="0.100228" calcext:value-type="float">
            <text:p>0.10022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1955" calcext:value-type="float">
            <text:p>-0.061955</text:p>
          </table:table-cell>
          <table:table-cell office:value-type="float" office:value="0" calcext:value-type="float">
            <text:p>0</text:p>
          </table:table-cell>
          <table:table-cell office:value-type="float" office:value="-0.061955" calcext:value-type="float">
            <text:p>-0.061955</text:p>
          </table:table-cell>
          <table:table-cell office:value-type="float" office:value="0" calcext:value-type="float">
            <text:p>0</text:p>
          </table:table-cell>
          <table:table-cell office:value-type="float" office:value="0.100039" calcext:value-type="float">
            <text:p>0.10003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46" calcext:value-type="float">
            <text:p>-0.005646</text:p>
          </table:table-cell>
          <table:table-cell office:value-type="float" office:value="0" calcext:value-type="float">
            <text:p>0</text:p>
          </table:table-cell>
          <table:table-cell office:value-type="float" office:value="-0.005646" calcext:value-type="float">
            <text:p>-0.005646</text:p>
          </table:table-cell>
          <table:table-cell office:value-type="float" office:value="0" calcext:value-type="float">
            <text:p>0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63" calcext:value-type="float">
            <text:p>0.10006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69" calcext:value-type="float">
            <text:p>0.09986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365" calcext:value-type="float">
            <text:p>0.10036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576" calcext:value-type="float">
            <text:p>0.09957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88" calcext:value-type="float">
            <text:p>0.09988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" calcext:value-type="float">
            <text:p>0</text:p>
          </table:table-cell>
          <table:table-cell office:value-type="float" office:value="-2.307692" calcext:value-type="float">
            <text:p>-2.307692</text:p>
          </table:table-cell>
          <table:table-cell office:value-type="float" office:value="-0.385699" calcext:value-type="float">
            <text:p>-0.385699</text:p>
          </table:table-cell>
          <table:table-cell office:value-type="float" office:value="-0.461538" calcext:value-type="float">
            <text:p>-0.461538</text:p>
          </table:table-cell>
          <table:table-cell office:value-type="float" office:value="-0.153991" calcext:value-type="float">
            <text:p>-0.153991</text:p>
          </table:table-cell>
          <table:table-cell office:value-type="float" office:value="-0.153702" calcext:value-type="float">
            <text:p>-0.153702</text:p>
          </table:table-cell>
          <table:table-cell office:value-type="float" office:value="-0.769231" calcext:value-type="float">
            <text:p>-0.769231</text:p>
          </table:table-cell>
          <table:table-cell office:value-type="float" office:value="-0.153991" calcext:value-type="float">
            <text:p>-0.153991</text:p>
          </table:table-cell>
          <table:table-cell office:value-type="float" office:value="0.100094" calcext:value-type="float">
            <text:p>0.10009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01445" calcext:value-type="float">
            <text:p>-2.201445</text:p>
          </table:table-cell>
          <table:table-cell office:value-type="float" office:value="-2.175049" calcext:value-type="float">
            <text:p>-2.175049</text:p>
          </table:table-cell>
          <table:table-cell office:value-type="float" office:value="-0.366457" calcext:value-type="float">
            <text:p>-0.366457</text:p>
          </table:table-cell>
          <table:table-cell office:value-type="float" office:value="-0.309121" calcext:value-type="float">
            <text:p>-0.309121</text:p>
          </table:table-cell>
          <table:table-cell office:value-type="float" office:value="-0.353682" calcext:value-type="float">
            <text:p>-0.353682</text:p>
          </table:table-cell>
          <table:table-cell office:value-type="float" office:value="0.026216" calcext:value-type="float">
            <text:p>0.026216</text:p>
          </table:table-cell>
          <table:table-cell office:value-type="float" office:value="-0.636587" calcext:value-type="float">
            <text:p>-0.636587</text:p>
          </table:table-cell>
          <table:table-cell office:value-type="float" office:value="-0.199691" calcext:value-type="float">
            <text:p>-0.199691</text:p>
          </table:table-cell>
          <table:table-cell office:value-type="float" office:value="0.193799" calcext:value-type="float">
            <text:p>0.19379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956356" calcext:value-type="float">
            <text:p>-2.956356</text:p>
          </table:table-cell>
          <table:table-cell office:value-type="float" office:value="-1.47968" calcext:value-type="float">
            <text:p>-1.47968</text:p>
          </table:table-cell>
          <table:table-cell office:value-type="float" office:value="-0.265583" calcext:value-type="float">
            <text:p>-0.265583</text:p>
          </table:table-cell>
          <table:table-cell office:value-type="float" office:value="0.198895" calcext:value-type="float">
            <text:p>0.198895</text:p>
          </table:table-cell>
          <table:table-cell office:value-type="float" office:value="-0.233634" calcext:value-type="float">
            <text:p>-0.233634</text:p>
          </table:table-cell>
          <table:table-cell office:value-type="float" office:value="0.09352" calcext:value-type="float">
            <text:p>0.09352</text:p>
          </table:table-cell>
          <table:table-cell office:value-type="float" office:value="0.058781" calcext:value-type="float">
            <text:p>0.058781</text:p>
          </table:table-cell>
          <table:table-cell office:value-type="float" office:value="0.120048" calcext:value-type="float">
            <text:p>0.120048</text:p>
          </table:table-cell>
          <table:table-cell office:value-type="float" office:value="0.181072" calcext:value-type="float">
            <text:p>0.18107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723895" calcext:value-type="float">
            <text:p>-3.723895</text:p>
          </table:table-cell>
          <table:table-cell office:value-type="float" office:value="-0.695837" calcext:value-type="float">
            <text:p>-0.695837</text:p>
          </table:table-cell>
          <table:table-cell office:value-type="float" office:value="-0.151874" calcext:value-type="float">
            <text:p>-0.15187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9946" calcext:value-type="float">
            <text:p>0.09946</text:p>
          </table:table-cell>
          <table:table-cell office:value-type="float" office:value="0.096565" calcext:value-type="float">
            <text:p>0.096565</text:p>
          </table:table-cell>
          <table:table-cell office:value-type="float" office:value="0.842624" calcext:value-type="float">
            <text:p>0.842624</text:p>
          </table:table-cell>
          <table:table-cell office:value-type="float" office:value="0.333094" calcext:value-type="float">
            <text:p>0.333094</text:p>
          </table:table-cell>
          <table:table-cell office:value-type="float" office:value="0.154544" calcext:value-type="float">
            <text:p>0.15454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3.378552" calcext:value-type="float">
            <text:p>-3.378552</text:p>
          </table:table-cell>
          <table:table-cell office:value-type="float" office:value="-0.461112" calcext:value-type="float">
            <text:p>-0.461112</text:p>
          </table:table-cell>
          <table:table-cell office:value-type="float" office:value="-0.117823" calcext:value-type="float">
            <text:p>-0.117823</text:p>
          </table:table-cell>
          <table:table-cell office:value-type="float" office:value="0.65563" calcext:value-type="float">
            <text:p>0.65563</text:p>
          </table:table-cell>
          <table:table-cell office:value-type="float" office:value="0.419665" calcext:value-type="float">
            <text:p>0.419665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1.07735" calcext:value-type="float">
            <text:p>1.07735</text:p>
          </table:table-cell>
          <table:table-cell office:value-type="float" office:value="0.320205" calcext:value-type="float">
            <text:p>0.320205</text:p>
          </table:table-cell>
          <table:table-cell office:value-type="float" office:value="0.146518" calcext:value-type="float">
            <text:p>0.14651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527045" calcext:value-type="float">
            <text:p>-2.527045</text:p>
          </table:table-cell>
          <table:table-cell office:value-type="float" office:value="-0.597158" calcext:value-type="float">
            <text:p>-0.597158</text:p>
          </table:table-cell>
          <table:table-cell office:value-type="float" office:value="-0.137559" calcext:value-type="float">
            <text:p>-0.137559</text:p>
          </table:table-cell>
          <table:table-cell office:value-type="float" office:value="0.384139" calcext:value-type="float">
            <text:p>0.384139</text:p>
          </table:table-cell>
          <table:table-cell office:value-type="float" office:value="0.616142" calcext:value-type="float">
            <text:p>0.616142</text:p>
          </table:table-cell>
          <table:table-cell office:value-type="float" office:value="-0.058978" calcext:value-type="float">
            <text:p>-0.058978</text:p>
          </table:table-cell>
          <table:table-cell office:value-type="float" office:value="0.941303" calcext:value-type="float">
            <text:p>0.941303</text:p>
          </table:table-cell>
          <table:table-cell office:value-type="float" office:value="0.196477" calcext:value-type="float">
            <text:p>0.196477</text:p>
          </table:table-cell>
          <table:table-cell office:value-type="float" office:value="0.153442" calcext:value-type="float">
            <text:p>0.15344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8549" calcext:value-type="float">
            <text:p>-2.148549</text:p>
          </table:table-cell>
          <table:table-cell office:value-type="float" office:value="-0.691589" calcext:value-type="float">
            <text:p>-0.691589</text:p>
          </table:table-cell>
          <table:table-cell office:value-type="float" office:value="-0.151257" calcext:value-type="float">
            <text:p>-0.151257</text:p>
          </table:table-cell>
          <table:table-cell office:value-type="float" office:value="0.183026" calcext:value-type="float">
            <text:p>0.183026</text:p>
          </table:table-cell>
          <table:table-cell office:value-type="float" office:value="0.708249" calcext:value-type="float">
            <text:p>0.708249</text:p>
          </table:table-cell>
          <table:table-cell office:value-type="float" office:value="-0.044403" calcext:value-type="float">
            <text:p>-0.044403</text:p>
          </table:table-cell>
          <table:table-cell office:value-type="float" office:value="0.846872" calcext:value-type="float">
            <text:p>0.846872</text:p>
          </table:table-cell>
          <table:table-cell office:value-type="float" office:value="0.092107" calcext:value-type="float">
            <text:p>0.092107</text:p>
          </table:table-cell>
          <table:table-cell office:value-type="float" office:value="0.150974" calcext:value-type="float">
            <text:p>0.15097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5526" calcext:value-type="float">
            <text:p>-1.915526</text:p>
          </table:table-cell>
          <table:table-cell office:value-type="float" office:value="-0.646661" calcext:value-type="float">
            <text:p>-0.646661</text:p>
          </table:table-cell>
          <table:table-cell office:value-type="float" office:value="-0.14474" calcext:value-type="float">
            <text:p>-0.14474</text:p>
          </table:table-cell>
          <table:table-cell office:value-type="float" office:value="0.130905" calcext:value-type="float">
            <text:p>0.130905</text:p>
          </table:table-cell>
          <table:table-cell office:value-type="float" office:value="0.772664" calcext:value-type="float">
            <text:p>0.772664</text:p>
          </table:table-cell>
          <table:table-cell office:value-type="float" office:value="-0.011769" calcext:value-type="float">
            <text:p>-0.01176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064415" calcext:value-type="float">
            <text:p>0.064415</text:p>
          </table:table-cell>
          <table:table-cell office:value-type="float" office:value="0.147622" calcext:value-type="float">
            <text:p>0.14762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64541" calcext:value-type="float">
            <text:p>-1.964541</text:p>
          </table:table-cell>
          <table:table-cell office:value-type="float" office:value="-0.572918" calcext:value-type="float">
            <text:p>-0.572918</text:p>
          </table:table-cell>
          <table:table-cell office:value-type="float" office:value="-0.134042" calcext:value-type="float">
            <text:p>-0.134042</text:p>
          </table:table-cell>
          <table:table-cell office:value-type="float" office:value="0.127824" calcext:value-type="float">
            <text:p>0.127824</text:p>
          </table:table-cell>
          <table:table-cell office:value-type="float" office:value="0.838385" calcext:value-type="float">
            <text:p>0.838385</text:p>
          </table:table-cell>
          <table:table-cell office:value-type="float" office:value="-0.000666" calcext:value-type="float">
            <text:p>-0.000666</text:p>
          </table:table-cell>
          <table:table-cell office:value-type="float" office:value="0.965543" calcext:value-type="float">
            <text:p>0.965543</text:p>
          </table:table-cell>
          <table:table-cell office:value-type="float" office:value="0.065721" calcext:value-type="float">
            <text:p>0.065721</text:p>
          </table:table-cell>
          <table:table-cell office:value-type="float" office:value="0.154246" calcext:value-type="float">
            <text:p>0.15424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5916" calcext:value-type="float">
            <text:p>-1.975916</text:p>
          </table:table-cell>
          <table:table-cell office:value-type="float" office:value="-0.532108" calcext:value-type="float">
            <text:p>-0.532108</text:p>
          </table:table-cell>
          <table:table-cell office:value-type="float" office:value="-0.128122" calcext:value-type="float">
            <text:p>-0.128122</text:p>
          </table:table-cell>
          <table:table-cell office:value-type="float" office:value="0.113321" calcext:value-type="float">
            <text:p>0.113321</text:p>
          </table:table-cell>
          <table:table-cell office:value-type="float" office:value="0.896192" calcext:value-type="float">
            <text:p>0.896192</text:p>
          </table:table-cell>
          <table:table-cell office:value-type="float" office:value="-0.003159" calcext:value-type="float">
            <text:p>-0.003159</text:p>
          </table:table-cell>
          <table:table-cell office:value-type="float" office:value="1.006353" calcext:value-type="float">
            <text:p>1.006353</text:p>
          </table:table-cell>
          <table:table-cell office:value-type="float" office:value="0.057806" calcext:value-type="float">
            <text:p>0.057806</text:p>
          </table:table-cell>
          <table:table-cell office:value-type="float" office:value="0.153034" calcext:value-type="float">
            <text:p>0.15303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0416" calcext:value-type="float">
            <text:p>-2.030416</text:p>
          </table:table-cell>
          <table:table-cell office:value-type="float" office:value="-0.233513" calcext:value-type="float">
            <text:p>-0.233513</text:p>
          </table:table-cell>
          <table:table-cell office:value-type="float" office:value="-0.1" calcext:value-type="float">
            <text:p>-0.1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1.132497" calcext:value-type="float">
            <text:p>1.132497</text:p>
          </table:table-cell>
          <table:table-cell office:value-type="float" office:value="0.010602" calcext:value-type="float">
            <text:p>0.010602</text:p>
          </table:table-cell>
          <table:table-cell office:value-type="float" office:value="1.304949" calcext:value-type="float">
            <text:p>1.304949</text:p>
          </table:table-cell>
          <table:table-cell office:value-type="float" office:value="0.082315" calcext:value-type="float">
            <text:p>0.082315</text:p>
          </table:table-cell>
          <table:table-cell office:value-type="float" office:value="0.152577" calcext:value-type="float">
            <text:p>0.15257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1481" calcext:value-type="float">
            <text:p>-1.861481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0.27411" calcext:value-type="float">
            <text:p>-0.27411</text:p>
          </table:table-cell>
          <table:table-cell office:value-type="float" office:value="0.147586" calcext:value-type="float">
            <text:p>0.147586</text:p>
          </table:table-cell>
          <table:table-cell office:value-type="float" office:value="1.410631" calcext:value-type="float">
            <text:p>1.410631</text:p>
          </table:table-cell>
          <table:table-cell office:value-type="float" office:value="-0.002982" calcext:value-type="float">
            <text:p>-0.002982</text:p>
          </table:table-cell>
          <table:table-cell office:value-type="float" office:value="1.555235" calcext:value-type="float">
            <text:p>1.555235</text:p>
          </table:table-cell>
          <table:table-cell office:value-type="float" office:value="0.078442" calcext:value-type="float">
            <text:p>0.078442</text:p>
          </table:table-cell>
          <table:table-cell office:value-type="float" office:value="0.15945" calcext:value-type="float">
            <text:p>0.1594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2307" calcext:value-type="float">
            <text:p>-2.032307</text:p>
          </table:table-cell>
          <table:table-cell office:value-type="float" office:value="-0.142925" calcext:value-type="float">
            <text:p>-0.142925</text:p>
          </table:table-cell>
          <table:table-cell office:value-type="float" office:value="-0.1" calcext:value-type="float">
            <text:p>-0.1</text:p>
          </table:table-cell>
          <table:table-cell office:value-type="float" office:value="0.078808" calcext:value-type="float">
            <text:p>0.078808</text:p>
          </table:table-cell>
          <table:table-cell office:value-type="float" office:value="1.331461" calcext:value-type="float">
            <text:p>1.331461</text:p>
          </table:table-cell>
          <table:table-cell office:value-type="float" office:value="-0.014733" calcext:value-type="float">
            <text:p>-0.014733</text:p>
          </table:table-cell>
          <table:table-cell office:value-type="float" office:value="1.395536" calcext:value-type="float">
            <text:p>1.395536</text:p>
          </table:table-cell>
          <table:table-cell office:value-type="float" office:value="0.040878" calcext:value-type="float">
            <text:p>0.040878</text:p>
          </table:table-cell>
          <table:table-cell office:value-type="float" office:value="0.155609" calcext:value-type="float">
            <text:p>0.15560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8384" calcext:value-type="float">
            <text:p>-1.918384</text:p>
          </table:table-cell>
          <table:table-cell office:value-type="float" office:value="-0.300486" calcext:value-type="float">
            <text:p>-0.300486</text:p>
          </table:table-cell>
          <table:table-cell office:value-type="float" office:value="-0.1" calcext:value-type="float">
            <text:p>-0.1</text:p>
          </table:table-cell>
          <table:table-cell office:value-type="float" office:value="0.148154" calcext:value-type="float">
            <text:p>0.148154</text:p>
          </table:table-cell>
          <table:table-cell office:value-type="float" office:value="1.074907" calcext:value-type="float">
            <text:p>1.074907</text:p>
          </table:table-cell>
          <table:table-cell office:value-type="float" office:value="0.014914" calcext:value-type="float">
            <text:p>0.014914</text:p>
          </table:table-cell>
          <table:table-cell office:value-type="float" office:value="1.237975" calcext:value-type="float">
            <text:p>1.237975</text:p>
          </table:table-cell>
          <table:table-cell office:value-type="float" office:value="0.076541" calcext:value-type="float">
            <text:p>0.076541</text:p>
          </table:table-cell>
          <table:table-cell office:value-type="float" office:value="0.154989" calcext:value-type="float">
            <text:p>0.15498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8279" calcext:value-type="float">
            <text:p>-1.858279</text:p>
          </table:table-cell>
          <table:table-cell office:value-type="float" office:value="-0.564655" calcext:value-type="float">
            <text:p>-0.564655</text:p>
          </table:table-cell>
          <table:table-cell office:value-type="float" office:value="-0.132843" calcext:value-type="float">
            <text:p>-0.132843</text:p>
          </table:table-cell>
          <table:table-cell office:value-type="float" office:value="0.145594" calcext:value-type="float">
            <text:p>0.145594</text:p>
          </table:table-cell>
          <table:table-cell office:value-type="float" office:value="0.828772" calcext:value-type="float">
            <text:p>0.828772</text:p>
          </table:table-cell>
          <table:table-cell office:value-type="float" office:value="-0.000559" calcext:value-type="float">
            <text:p>-0.000559</text:p>
          </table:table-cell>
          <table:table-cell office:value-type="float" office:value="0.973807" calcext:value-type="float">
            <text:p>0.973807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152622" calcext:value-type="float">
            <text:p>0.15262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04508" calcext:value-type="float">
            <text:p>-1.804508</text:p>
          </table:table-cell>
          <table:table-cell office:value-type="float" office:value="-0.771013" calcext:value-type="float">
            <text:p>-0.771013</text:p>
          </table:table-cell>
          <table:table-cell office:value-type="float" office:value="-0.162779" calcext:value-type="float">
            <text:p>-0.162779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0.682125" calcext:value-type="float">
            <text:p>0.682125</text:p>
          </table:table-cell>
          <table:table-cell office:value-type="float" office:value="-0.010622" calcext:value-type="float">
            <text:p>-0.010622</text:p>
          </table:table-cell>
          <table:table-cell office:value-type="float" office:value="0.767449" calcext:value-type="float">
            <text:p>0.767449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155809" calcext:value-type="float">
            <text:p>0.15580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702" calcext:value-type="float">
            <text:p>-1.91702</text:p>
          </table:table-cell>
          <table:table-cell office:value-type="float" office:value="-0.889392" calcext:value-type="float">
            <text:p>-0.889392</text:p>
          </table:table-cell>
          <table:table-cell office:value-type="float" office:value="-0.179952" calcext:value-type="float">
            <text:p>-0.179952</text:p>
          </table:table-cell>
          <table:table-cell office:value-type="float" office:value="0.046463" calcext:value-type="float">
            <text:p>0.046463</text:p>
          </table:table-cell>
          <table:table-cell office:value-type="float" office:value="0.61349" calcext:value-type="float">
            <text:p>0.61349</text:p>
          </table:table-cell>
          <table:table-cell office:value-type="float" office:value="-0.010883" calcext:value-type="float">
            <text:p>-0.010883</text:p>
          </table:table-cell>
          <table:table-cell office:value-type="float" office:value="0.64907" calcext:value-type="float">
            <text:p>0.64907</text:p>
          </table:table-cell>
          <table:table-cell office:value-type="float" office:value="0.023472" calcext:value-type="float">
            <text:p>0.023472</text:p>
          </table:table-cell>
          <table:table-cell office:value-type="float" office:value="0.151553" calcext:value-type="float">
            <text:p>0.15155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8054" calcext:value-type="float">
            <text:p>-2.258054</text:p>
          </table:table-cell>
          <table:table-cell office:value-type="float" office:value="-0.8051" calcext:value-type="float">
            <text:p>-0.8051</text:p>
          </table:table-cell>
          <table:table-cell office:value-type="float" office:value="-0.167724" calcext:value-type="float">
            <text:p>-0.167724</text:p>
          </table:table-cell>
          <table:table-cell office:value-type="float" office:value="0.113568" calcext:value-type="float">
            <text:p>0.113568</text:p>
          </table:table-cell>
          <table:table-cell office:value-type="float" office:value="0.604522" calcext:value-type="float">
            <text:p>0.604522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733362" calcext:value-type="float">
            <text:p>0.733362</text:p>
          </table:table-cell>
          <table:table-cell office:value-type="float" office:value="0.055447" calcext:value-type="float">
            <text:p>0.055447</text:p>
          </table:table-cell>
          <table:table-cell office:value-type="float" office:value="0.14647" calcext:value-type="float">
            <text:p>0.1464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10642" calcext:value-type="float">
            <text:p>-2.310642</text:p>
          </table:table-cell>
          <table:table-cell office:value-type="float" office:value="-0.62906" calcext:value-type="float">
            <text:p>-0.62906</text:p>
          </table:table-cell>
          <table:table-cell office:value-type="float" office:value="-0.142187" calcext:value-type="float">
            <text:p>-0.142187</text:p>
          </table:table-cell>
          <table:table-cell office:value-type="float" office:value="0.230554" calcext:value-type="float">
            <text:p>0.230554</text:p>
          </table:table-cell>
          <table:table-cell office:value-type="float" office:value="0.652487" calcext:value-type="float">
            <text:p>0.652487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113685" calcext:value-type="float">
            <text:p>0.113685</text:p>
          </table:table-cell>
          <table:table-cell office:value-type="float" office:value="0.147929" calcext:value-type="float">
            <text:p>0.14792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421001" calcext:value-type="float">
            <text:p>-2.421001</text:p>
          </table:table-cell>
          <table:table-cell office:value-type="float" office:value="-0.595851" calcext:value-type="float">
            <text:p>-0.595851</text:p>
          </table:table-cell>
          <table:table-cell office:value-type="float" office:value="-0.137369" calcext:value-type="float">
            <text:p>-0.137369</text:p>
          </table:table-cell>
          <table:table-cell office:value-type="float" office:value="0.231654" calcext:value-type="float">
            <text:p>0.231654</text:p>
          </table:table-cell>
          <table:table-cell office:value-type="float" office:value="0.710712" calcext:value-type="float">
            <text:p>0.71071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942611" calcext:value-type="float">
            <text:p>0.942611</text:p>
          </table:table-cell>
          <table:table-cell office:value-type="float" office:value="0.116032" calcext:value-type="float">
            <text:p>0.116032</text:p>
          </table:table-cell>
          <table:table-cell office:value-type="float" office:value="0.150265" calcext:value-type="float">
            <text:p>0.15026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5567" calcext:value-type="float">
            <text:p>-2.085567</text:p>
          </table:table-cell>
          <table:table-cell office:value-type="float" office:value="-0.559807" calcext:value-type="float">
            <text:p>-0.559807</text:p>
          </table:table-cell>
          <table:table-cell office:value-type="float" office:value="-0.13214" calcext:value-type="float">
            <text:p>-0.13214</text:p>
          </table:table-cell>
          <table:table-cell office:value-type="float" office:value="0.230857" calcext:value-type="float">
            <text:p>0.230857</text:p>
          </table:table-cell>
          <table:table-cell office:value-type="float" office:value="0.747968" calcext:value-type="float">
            <text:p>0.747968</text:p>
          </table:table-cell>
          <table:table-cell office:value-type="float" office:value="-0.000171" calcext:value-type="float">
            <text:p>-0.000171</text:p>
          </table:table-cell>
          <table:table-cell office:value-type="float" office:value="0.978654" calcext:value-type="float">
            <text:p>0.978654</text:p>
          </table:table-cell>
          <table:table-cell office:value-type="float" office:value="0.119571" calcext:value-type="float">
            <text:p>0.119571</text:p>
          </table:table-cell>
          <table:table-cell office:value-type="float" office:value="0.155384" calcext:value-type="float">
            <text:p>0.15538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0224" calcext:value-type="float">
            <text:p>-2.140224</text:p>
          </table:table-cell>
          <table:table-cell office:value-type="float" office:value="-0.632415" calcext:value-type="float">
            <text:p>-0.632415</text:p>
          </table:table-cell>
          <table:table-cell office:value-type="float" office:value="-0.142673" calcext:value-type="float">
            <text:p>-0.142673</text:p>
          </table:table-cell>
          <table:table-cell office:value-type="float" office:value="0.164132" calcext:value-type="float">
            <text:p>0.164132</text:p>
          </table:table-cell>
          <table:table-cell office:value-type="float" office:value="0.755989" calcext:value-type="float">
            <text:p>0.755989</text:p>
          </table:table-cell>
          <table:table-cell office:value-type="float" office:value="-0.014074" calcext:value-type="float">
            <text:p>-0.014074</text:p>
          </table:table-cell>
          <table:table-cell office:value-type="float" office:value="0.906047" calcext:value-type="float">
            <text:p>0.906047</text:p>
          </table:table-cell>
          <table:table-cell office:value-type="float" office:value="0.086462" calcext:value-type="float">
            <text:p>0.086462</text:p>
          </table:table-cell>
          <table:table-cell office:value-type="float" office:value="0.158036" calcext:value-type="float">
            <text:p>0.15803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5307" calcext:value-type="float">
            <text:p>-2.025307</text:p>
          </table:table-cell>
          <table:table-cell office:value-type="float" office:value="-0.602934" calcext:value-type="float">
            <text:p>-0.602934</text:p>
          </table:table-cell>
          <table:table-cell office:value-type="float" office:value="-0.138396" calcext:value-type="float">
            <text:p>-0.138396</text:p>
          </table:table-cell>
          <table:table-cell office:value-type="float" office:value="0.146984" calcext:value-type="float">
            <text:p>0.146984</text:p>
          </table:table-cell>
          <table:table-cell office:value-type="float" office:value="0.792178" calcext:value-type="float">
            <text:p>0.792178</text:p>
          </table:table-cell>
          <table:table-cell office:value-type="float" office:value="-0.003634" calcext:value-type="float">
            <text:p>-0.003634</text:p>
          </table:table-cell>
          <table:table-cell office:value-type="float" office:value="0.935528" calcext:value-type="float">
            <text:p>0.935528</text:p>
          </table:table-cell>
          <table:table-cell office:value-type="float" office:value="0.077067" calcext:value-type="float">
            <text:p>0.077067</text:p>
          </table:table-cell>
          <table:table-cell office:value-type="float" office:value="0.157297" calcext:value-type="float">
            <text:p>0.15729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4808" calcext:value-type="float">
            <text:p>-2.144808</text:p>
          </table:table-cell>
          <table:table-cell office:value-type="float" office:value="-0.542332" calcext:value-type="float">
            <text:p>-0.542332</text:p>
          </table:table-cell>
          <table:table-cell office:value-type="float" office:value="-0.129605" calcext:value-type="float">
            <text:p>-0.129605</text:p>
          </table:table-cell>
          <table:table-cell office:value-type="float" office:value="0.181904" calcext:value-type="float">
            <text:p>0.181904</text:p>
          </table:table-cell>
          <table:table-cell office:value-type="float" office:value="0.806454" calcext:value-type="float">
            <text:p>0.806454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0.090817" calcext:value-type="float">
            <text:p>0.090817</text:p>
          </table:table-cell>
          <table:table-cell office:value-type="float" office:value="0.149777" calcext:value-type="float">
            <text:p>0.14977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28978" calcext:value-type="float">
            <text:p>-2.028978</text:p>
          </table:table-cell>
          <table:table-cell office:value-type="float" office:value="-0.503297" calcext:value-type="float">
            <text:p>-0.503297</text:p>
          </table:table-cell>
          <table:table-cell office:value-type="float" office:value="-0.123943" calcext:value-type="float">
            <text:p>-0.123943</text:p>
          </table:table-cell>
          <table:table-cell office:value-type="float" office:value="0.198909" calcext:value-type="float">
            <text:p>0.198909</text:p>
          </table:table-cell>
          <table:table-cell office:value-type="float" office:value="0.832501" calcext:value-type="float">
            <text:p>0.832501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1.035164" calcext:value-type="float">
            <text:p>1.035164</text:p>
          </table:table-cell>
          <table:table-cell office:value-type="float" office:value="0.100116" calcext:value-type="float">
            <text:p>0.100116</text:p>
          </table:table-cell>
          <table:table-cell office:value-type="float" office:value="0.150998" calcext:value-type="float">
            <text:p>0.15099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386" calcext:value-type="float">
            <text:p>-1.97386</text:p>
          </table:table-cell>
          <table:table-cell office:value-type="float" office:value="-0.575998" calcext:value-type="float">
            <text:p>-0.575998</text:p>
          </table:table-cell>
          <table:table-cell office:value-type="float" office:value="-0.134489" calcext:value-type="float">
            <text:p>-0.134489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847203" calcext:value-type="float">
            <text:p>0.847203</text:p>
          </table:table-cell>
          <table:table-cell office:value-type="float" office:value="-0.015358" calcext:value-type="float">
            <text:p>-0.015358</text:p>
          </table:table-cell>
          <table:table-cell office:value-type="float" office:value="0.962464" calcext:value-type="float">
            <text:p>0.962464</text:p>
          </table:table-cell>
          <table:table-cell office:value-type="float" office:value="0.064532" calcext:value-type="float">
            <text:p>0.064532</text:p>
          </table:table-cell>
          <table:table-cell office:value-type="float" office:value="0.148214" calcext:value-type="float">
            <text:p>0.14821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42749" calcext:value-type="float">
            <text:p>-1.742749</text:p>
          </table:table-cell>
          <table:table-cell office:value-type="float" office:value="-0.490547" calcext:value-type="float">
            <text:p>-0.490547</text:p>
          </table:table-cell>
          <table:table-cell office:value-type="float" office:value="-0.122093" calcext:value-type="float">
            <text:p>-0.122093</text:p>
          </table:table-cell>
          <table:table-cell office:value-type="float" office:value="0.147641" calcext:value-type="float">
            <text:p>0.147641</text:p>
          </table:table-cell>
          <table:table-cell office:value-type="float" office:value="0.896432" calcext:value-type="float">
            <text:p>0.89643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1.047915" calcext:value-type="float">
            <text:p>1.047915</text:p>
          </table:table-cell>
          <table:table-cell office:value-type="float" office:value="0.072702" calcext:value-type="float">
            <text:p>0.072702</text:p>
          </table:table-cell>
          <table:table-cell office:value-type="float" office:value="0.147726" calcext:value-type="float">
            <text:p>0.14772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5141" calcext:value-type="float">
            <text:p>-1.75141</text:p>
          </table:table-cell>
          <table:table-cell office:value-type="float" office:value="-0.617156" calcext:value-type="float">
            <text:p>-0.617156</text:p>
          </table:table-cell>
          <table:table-cell office:value-type="float" office:value="-0.14046" calcext:value-type="float">
            <text:p>-0.14046</text:p>
          </table:table-cell>
          <table:table-cell office:value-type="float" office:value="0.063885" calcext:value-type="float">
            <text:p>0.063885</text:p>
          </table:table-cell>
          <table:table-cell office:value-type="float" office:value="0.874934" calcext:value-type="float">
            <text:p>0.874934</text:p>
          </table:table-cell>
          <table:table-cell office:value-type="float" office:value="-0.017513" calcext:value-type="float">
            <text:p>-0.017513</text:p>
          </table:table-cell>
          <table:table-cell office:value-type="float" office:value="0.921305" calcext:value-type="float">
            <text:p>0.921305</text:p>
          </table:table-cell>
          <table:table-cell office:value-type="float" office:value="0.033949" calcext:value-type="float">
            <text:p>0.033949</text:p>
          </table:table-cell>
          <table:table-cell office:value-type="float" office:value="0.159422" calcext:value-type="float">
            <text:p>0.15942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690122" calcext:value-type="float">
            <text:p>-1.690122</text:p>
          </table:table-cell>
          <table:table-cell office:value-type="float" office:value="-0.7145" calcext:value-type="float">
            <text:p>-0.7145</text:p>
          </table:table-cell>
          <table:table-cell office:value-type="float" office:value="-0.154581" calcext:value-type="float">
            <text:p>-0.154581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.783543" calcext:value-type="float">
            <text:p>0.783543</text:p>
          </table:table-cell>
          <table:table-cell office:value-type="float" office:value="-0.004275" calcext:value-type="float">
            <text:p>-0.004275</text:p>
          </table:table-cell>
          <table:table-cell office:value-type="float" office:value="0.823961" calcext:value-type="float">
            <text:p>0.823961</text:p>
          </table:table-cell>
          <table:table-cell office:value-type="float" office:value="0.022294" calcext:value-type="float">
            <text:p>0.022294</text:p>
          </table:table-cell>
          <table:table-cell office:value-type="float" office:value="0.14965" calcext:value-type="float">
            <text:p>0.1496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674" calcext:value-type="float">
            <text:p>-1.85674</text:p>
          </table:table-cell>
          <table:table-cell office:value-type="float" office:value="-0.716667" calcext:value-type="float">
            <text:p>-0.716667</text:p>
          </table:table-cell>
          <table:table-cell office:value-type="float" office:value="-0.154895" calcext:value-type="float">
            <text:p>-0.154895</text:p>
          </table:table-cell>
          <table:table-cell office:value-type="float" office:value="0.095483" calcext:value-type="float">
            <text:p>0.095483</text:p>
          </table:table-cell>
          <table:table-cell office:value-type="float" office:value="0.714953" calcext:value-type="float">
            <text:p>0.714953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821794" calcext:value-type="float">
            <text:p>0.821794</text:p>
          </table:table-cell>
          <table:table-cell office:value-type="float" office:value="0.047442" calcext:value-type="float">
            <text:p>0.047442</text:p>
          </table:table-cell>
          <table:table-cell office:value-type="float" office:value="0.149059" calcext:value-type="float">
            <text:p>0.14905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0438" calcext:value-type="float">
            <text:p>-2.250438</text:p>
          </table:table-cell>
          <table:table-cell office:value-type="float" office:value="-0.707456" calcext:value-type="float">
            <text:p>-0.707456</text:p>
          </table:table-cell>
          <table:table-cell office:value-type="float" office:value="-0.153559" calcext:value-type="float">
            <text:p>-0.153559</text:p>
          </table:table-cell>
          <table:table-cell office:value-type="float" office:value="0.148722" calcext:value-type="float">
            <text:p>0.148722</text:p>
          </table:table-cell>
          <table:table-cell office:value-type="float" office:value="0.670586" calcext:value-type="float">
            <text:p>0.670586</text:p>
          </table:table-cell>
          <table:table-cell office:value-type="float" office:value="0.011698" calcext:value-type="float">
            <text:p>0.011698</text:p>
          </table:table-cell>
          <table:table-cell office:value-type="float" office:value="0.831006" calcext:value-type="float">
            <text:p>0.8310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0.1517" calcext:value-type="float">
            <text:p>0.151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145131" calcext:value-type="float">
            <text:p>-2.145131</text:p>
          </table:table-cell>
          <table:table-cell office:value-type="float" office:value="-0.64793" calcext:value-type="float">
            <text:p>-0.64793</text:p>
          </table:table-cell>
          <table:table-cell office:value-type="float" office:value="-0.144924" calcext:value-type="float">
            <text:p>-0.144924</text:p>
          </table:table-cell>
          <table:table-cell office:value-type="float" office:value="0.195407" calcext:value-type="float">
            <text:p>0.195407</text:p>
          </table:table-cell>
          <table:table-cell office:value-type="float" office:value="0.685084" calcext:value-type="float">
            <text:p>0.685084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890531" calcext:value-type="float">
            <text:p>0.890531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55001" calcext:value-type="float">
            <text:p>0.15500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00237" calcext:value-type="float">
            <text:p>-2.200237</text:p>
          </table:table-cell>
          <table:table-cell office:value-type="float" office:value="-0.657589" calcext:value-type="float">
            <text:p>-0.657589</text:p>
          </table:table-cell>
          <table:table-cell office:value-type="float" office:value="-0.146325" calcext:value-type="float">
            <text:p>-0.146325</text:p>
          </table:table-cell>
          <table:table-cell office:value-type="float" office:value="0.182001" calcext:value-type="float">
            <text:p>0.182001</text:p>
          </table:table-cell>
          <table:table-cell office:value-type="float" office:value="0.701763" calcext:value-type="float">
            <text:p>0.701763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0.880872" calcext:value-type="float">
            <text:p>0.880872</text:p>
          </table:table-cell>
          <table:table-cell office:value-type="float" office:value="0.093746" calcext:value-type="float">
            <text:p>0.093746</text:p>
          </table:table-cell>
          <table:table-cell office:value-type="float" office:value="0.154526" calcext:value-type="float">
            <text:p>0.15452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313693" calcext:value-type="float">
            <text:p>-2.313693</text:p>
          </table:table-cell>
          <table:table-cell office:value-type="float" office:value="-0.560218" calcext:value-type="float">
            <text:p>-0.560218</text:p>
          </table:table-cell>
          <table:table-cell office:value-type="float" office:value="-0.1322" calcext:value-type="float">
            <text:p>-0.1322</text:p>
          </table:table-cell>
          <table:table-cell office:value-type="float" office:value="0.231654" calcext:value-type="float">
            <text:p>0.231654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0.978244" calcext:value-type="float">
            <text:p>0.978244</text:p>
          </table:table-cell>
          <table:table-cell office:value-type="float" office:value="0.125455" calcext:value-type="float">
            <text:p>0.125455</text:p>
          </table:table-cell>
          <table:table-cell office:value-type="float" office:value="0.162469" calcext:value-type="float">
            <text:p>0.16246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255749" calcext:value-type="float">
            <text:p>-2.255749</text:p>
          </table:table-cell>
          <table:table-cell office:value-type="float" office:value="-0.548487" calcext:value-type="float">
            <text:p>-0.548487</text:p>
          </table:table-cell>
          <table:table-cell office:value-type="float" office:value="-0.130498" calcext:value-type="float">
            <text:p>-0.130498</text:p>
          </table:table-cell>
          <table:table-cell office:value-type="float" office:value="0.23257" calcext:value-type="float">
            <text:p>0.23257</text:p>
          </table:table-cell>
          <table:table-cell office:value-type="float" office:value="0.757209" calcext:value-type="float">
            <text:p>0.757209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989975" calcext:value-type="float">
            <text:p>0.989975</text:p>
          </table:table-cell>
          <table:table-cell office:value-type="float" office:value="0.120924" calcext:value-type="float">
            <text:p>0.120924</text:p>
          </table:table-cell>
          <table:table-cell office:value-type="float" office:value="0.155984" calcext:value-type="float">
            <text:p>0.1559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83044" calcext:value-type="float">
            <text:p>-2.083044</text:p>
          </table:table-cell>
          <table:table-cell office:value-type="float" office:value="-0.524884" calcext:value-type="float">
            <text:p>-0.524884</text:p>
          </table:table-cell>
          <table:table-cell office:value-type="float" office:value="-0.127074" calcext:value-type="float">
            <text:p>-0.127074</text:p>
          </table:table-cell>
          <table:table-cell office:value-type="float" office:value="0.215288" calcext:value-type="float">
            <text:p>0.215288</text:p>
          </table:table-cell>
          <table:table-cell office:value-type="float" office:value="0.802069" calcext:value-type="float">
            <text:p>0.802069</text:p>
          </table:table-cell>
          <table:table-cell office:value-type="float" office:value="-0.003779" calcext:value-type="float">
            <text:p>-0.003779</text:p>
          </table:table-cell>
          <table:table-cell office:value-type="float" office:value="1.013577" calcext:value-type="float">
            <text:p>1.013577</text:p>
          </table:table-cell>
          <table:table-cell office:value-type="float" office:value="0.109391" calcext:value-type="float">
            <text:p>0.109391</text:p>
          </table:table-cell>
          <table:table-cell office:value-type="float" office:value="0.152435" calcext:value-type="float">
            <text:p>0.15243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7601" calcext:value-type="float">
            <text:p>-1.917601</text:p>
          </table:table-cell>
          <table:table-cell office:value-type="float" office:value="-0.580119" calcext:value-type="float">
            <text:p>-0.580119</text:p>
          </table:table-cell>
          <table:table-cell office:value-type="float" office:value="-0.135087" calcext:value-type="float">
            <text:p>-0.135087</text:p>
          </table:table-cell>
          <table:table-cell office:value-type="float" office:value="0.163375" calcext:value-type="float">
            <text:p>0.163375</text:p>
          </table:table-cell>
          <table:table-cell office:value-type="float" office:value="0.807092" calcext:value-type="float">
            <text:p>0.807092</text:p>
          </table:table-cell>
          <table:table-cell office:value-type="float" office:value="-0.012124" calcext:value-type="float">
            <text:p>-0.012124</text:p>
          </table:table-cell>
          <table:table-cell office:value-type="float" office:value="0.958342" calcext:value-type="float">
            <text:p>0.958342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142724" calcext:value-type="float">
            <text:p>0.14272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72711" calcext:value-type="float">
            <text:p>-1.972711</text:p>
          </table:table-cell>
          <table:table-cell office:value-type="float" office:value="-0.609699" calcext:value-type="float">
            <text:p>-0.609699</text:p>
          </table:table-cell>
          <table:table-cell office:value-type="float" office:value="-0.139378" calcext:value-type="float">
            <text:p>-0.139378</text:p>
          </table:table-cell>
          <table:table-cell office:value-type="float" office:value="0.112902" calcext:value-type="float">
            <text:p>0.112902</text:p>
          </table:table-cell>
          <table:table-cell office:value-type="float" office:value="0.827508" calcext:value-type="float">
            <text:p>0.827508</text:p>
          </table:table-cell>
          <table:table-cell office:value-type="float" office:value="-0.011647" calcext:value-type="float">
            <text:p>-0.011647</text:p>
          </table:table-cell>
          <table:table-cell office:value-type="float" office:value="0.928763" calcext:value-type="float">
            <text:p>0.928763</text:p>
          </table:table-cell>
          <table:table-cell office:value-type="float" office:value="0.054364" calcext:value-type="float">
            <text:p>0.054364</text:p>
          </table:table-cell>
          <table:table-cell office:value-type="float" office:value="0.144456" calcext:value-type="float">
            <text:p>0.14445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58558" calcext:value-type="float">
            <text:p>-1.858558</text:p>
          </table:table-cell>
          <table:table-cell office:value-type="float" office:value="-0.532208" calcext:value-type="float">
            <text:p>-0.532208</text:p>
          </table:table-cell>
          <table:table-cell office:value-type="float" office:value="-0.128137" calcext:value-type="float">
            <text:p>-0.128137</text:p>
          </table:table-cell>
          <table:table-cell office:value-type="float" office:value="0.130275" calcext:value-type="float">
            <text:p>0.130275</text:p>
          </table:table-cell>
          <table:table-cell office:value-type="float" office:value="0.872226" calcext:value-type="float">
            <text:p>0.872226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1.006253" calcext:value-type="float">
            <text:p>1.006253</text:p>
          </table:table-cell>
          <table:table-cell office:value-type="float" office:value="0.067013" calcext:value-type="float">
            <text:p>0.067013</text:p>
          </table:table-cell>
          <table:table-cell office:value-type="float" office:value="0.154318" calcext:value-type="float">
            <text:p>0.15431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867216" calcext:value-type="float">
            <text:p>-1.867216</text:p>
          </table:table-cell>
          <table:table-cell office:value-type="float" office:value="-0.524912" calcext:value-type="float">
            <text:p>-0.524912</text:p>
          </table:table-cell>
          <table:table-cell office:value-type="float" office:value="-0.127078" calcext:value-type="float">
            <text:p>-0.127078</text:p>
          </table:table-cell>
          <table:table-cell office:value-type="float" office:value="0.128129" calcext:value-type="float">
            <text:p>0.128129</text:p>
          </table:table-cell>
          <table:table-cell office:value-type="float" office:value="0.88592" calcext:value-type="float">
            <text:p>0.8859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0.061136" calcext:value-type="float">
            <text:p>0.061136</text:p>
          </table:table-cell>
          <table:table-cell office:value-type="float" office:value="0.143144" calcext:value-type="float">
            <text:p>0.14314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913405" calcext:value-type="float">
            <text:p>-1.913405</text:p>
          </table:table-cell>
          <table:table-cell office:value-type="float" office:value="-0.586768" calcext:value-type="float">
            <text:p>-0.586768</text:p>
          </table:table-cell>
          <table:table-cell office:value-type="float" office:value="-0.136051" calcext:value-type="float">
            <text:p>-0.136051</text:p>
          </table:table-cell>
          <table:table-cell office:value-type="float" office:value="0.098626" calcext:value-type="float">
            <text:p>0.098626</text:p>
          </table:table-cell>
          <table:table-cell office:value-type="float" office:value="0.859671" calcext:value-type="float">
            <text:p>0.859671</text:p>
          </table:table-cell>
          <table:table-cell office:value-type="float" office:value="-0.006604" calcext:value-type="float">
            <text:p>-0.006604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.048955" calcext:value-type="float">
            <text:p>0.048955</text:p>
          </table:table-cell>
          <table:table-cell office:value-type="float" office:value="0.148911" calcext:value-type="float">
            <text:p>0.14891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1.748259" calcext:value-type="float">
            <text:p>-1.748259</text:p>
          </table:table-cell>
          <table:table-cell office:value-type="float" office:value="-0.579091" calcext:value-type="float">
            <text:p>-0.579091</text:p>
          </table:table-cell>
          <table:table-cell office:value-type="float" office:value="-0.134938" calcext:value-type="float">
            <text:p>-0.134938</text:p>
          </table:table-cell>
          <table:table-cell office:value-type="float" office:value="0.129672" calcext:value-type="float">
            <text:p>0.129672</text:p>
          </table:table-cell>
          <table:table-cell office:value-type="float" office:value="0.82271" calcext:value-type="float">
            <text:p>0.82271</text:p>
          </table:table-cell>
          <table:table-cell office:value-type="float" office:value="0.006989" calcext:value-type="float">
            <text:p>0.006989</text:p>
          </table:table-cell>
          <table:table-cell office:value-type="float" office:value="0.95937" calcext:value-type="float">
            <text:p>0.95937</text:p>
          </table:table-cell>
          <table:table-cell office:value-type="float" office:value="0.063999" calcext:value-type="float">
            <text:p>0.063999</text:p>
          </table:table-cell>
          <table:table-cell office:value-type="float" office:value="0.148065" calcext:value-type="float">
            <text:p>0.14806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32128" calcext:value-type="float">
            <text:p>-2.032128</text:p>
          </table:table-cell>
          <table:table-cell office:value-type="float" office:value="-0.729955" calcext:value-type="float">
            <text:p>-0.729955</text:p>
          </table:table-cell>
          <table:table-cell office:value-type="float" office:value="-0.156823" calcext:value-type="float">
            <text:p>-0.156823</text:p>
          </table:table-cell>
          <table:table-cell office:value-type="float" office:value="0.062939" calcext:value-type="float">
            <text:p>0.062939</text:p>
          </table:table-cell>
          <table:table-cell office:value-type="float" office:value="0.760408" calcext:value-type="float">
            <text:p>0.760408</text:p>
          </table:table-cell>
          <table:table-cell office:value-type="float" office:value="-0.014841" calcext:value-type="float">
            <text:p>-0.014841</text:p>
          </table:table-cell>
          <table:table-cell office:value-type="float" office:value="0.808506" calcext:value-type="float">
            <text:p>0.808506</text:p>
          </table:table-cell>
          <table:table-cell office:value-type="float" office:value="0.031445" calcext:value-type="float">
            <text:p>0.031445</text:p>
          </table:table-cell>
          <table:table-cell office:value-type="float" office:value="0.149882" calcext:value-type="float">
            <text:p>0.14988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8462" calcext:value-type="float">
            <text:p>-1.538462</text:p>
          </table:table-cell>
          <table:table-cell office:value-type="float" office:value="-2.077773" calcext:value-type="float">
            <text:p>-2.077773</text:p>
          </table:table-cell>
          <table:table-cell office:value-type="float" office:value="-0.663673" calcext:value-type="float">
            <text:p>-0.663673</text:p>
          </table:table-cell>
          <table:table-cell office:value-type="float" office:value="-0.147208" calcext:value-type="float">
            <text:p>-0.147208</text:p>
          </table:table-cell>
          <table:table-cell office:value-type="float" office:value="0.147216" calcext:value-type="float">
            <text:p>0.147216</text:p>
          </table:table-cell>
          <table:table-cell office:value-type="float" office:value="0.708941" calcext:value-type="float">
            <text:p>0.708941</text:p>
          </table:table-cell>
          <table:table-cell office:value-type="float" office:value="0.018632" calcext:value-type="float">
            <text:p>0.018632</text:p>
          </table:table-cell>
          <table:table-cell office:value-type="float" office:value="0.874789" calcext:value-type="float">
            <text:p>0.874789</text:p>
          </table:table-cell>
          <table:table-cell office:value-type="float" office:value="0.073988" calcext:value-type="float">
            <text:p>0.073988</text:p>
          </table:table-cell>
          <table:table-cell office:value-type="float" office:value="0.150775" calcext:value-type="float">
            <text:p>0.15077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7773" calcext:value-type="float">
            <text:p>-2.07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332" calcext:value-type="float">
            <text:p>0.623332</text:p>
          </table:table-cell>
          <table:table-cell office:value-type="float" office:value="0.773949" calcext:value-type="float">
            <text:p>0.773949</text:p>
          </table:table-cell>
          <table:table-cell office:value-type="float" office:value="0.177352" calcext:value-type="float">
            <text:p>0.177352</text:p>
          </table:table-cell>
          <table:table-cell office:value-type="float" office:value="1.574633" calcext:value-type="float">
            <text:p>1.574633</text:p>
          </table:table-cell>
          <table:table-cell office:value-type="float" office:value="0.185932" calcext:value-type="float">
            <text:p>0.185932</text:p>
          </table:table-cell>
          <table:table-cell office:value-type="float" office:value="0.089486" calcext:value-type="float">
            <text:p>0.08948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7773" calcext:value-type="float">
            <text:p>-2.07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332" calcext:value-type="float">
            <text:p>0.623332</text:p>
          </table:table-cell>
          <table:table-cell office:value-type="float" office:value="0.685431" calcext:value-type="float">
            <text:p>0.685431</text:p>
          </table:table-cell>
          <table:table-cell office:value-type="float" office:value="0" calcext:value-type="float">
            <text:p>0</text:p>
          </table:table-cell>
          <table:table-cell office:value-type="float" office:value="1.308763" calcext:value-type="float">
            <text:p>1.308763</text:p>
          </table:table-cell>
          <table:table-cell office:value-type="float" office:value="0.020873" calcext:value-type="float">
            <text:p>0.020873</text:p>
          </table:table-cell>
          <table:table-cell office:value-type="float" office:value="0.010046" calcext:value-type="float">
            <text:p>0.01004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61365" calcext:value-type="float">
            <text:p>1.86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841" calcext:value-type="float">
            <text:p>-0.55841</text:p>
          </table:table-cell>
          <table:table-cell office:value-type="float" office:value="0.420425" calcext:value-type="float">
            <text:p>0.420425</text:p>
          </table:table-cell>
          <table:table-cell office:value-type="float" office:value="-0.391507" calcext:value-type="float">
            <text:p>-0.391507</text:p>
          </table:table-cell>
          <table:table-cell office:value-type="float" office:value="-0.529491" calcext:value-type="float">
            <text:p>-0.529491</text:p>
          </table:table-cell>
          <table:table-cell office:value-type="float" office:value="-0.187281" calcext:value-type="float">
            <text:p>-0.187281</text:p>
          </table:table-cell>
          <table:table-cell office:value-type="float" office:value="0.100615" calcext:value-type="float">
            <text:p>0.10061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4874" calcext:value-type="float">
            <text:p>0.844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3462" calcext:value-type="float">
            <text:p>-0.253462</text:p>
          </table:table-cell>
          <table:table-cell office:value-type="float" office:value="0.281598" calcext:value-type="float">
            <text:p>0.281598</text:p>
          </table:table-cell>
          <table:table-cell office:value-type="float" office:value="0.101679" calcext:value-type="float">
            <text:p>0.101679</text:p>
          </table:table-cell>
          <table:table-cell office:value-type="float" office:value="0.129814" calcext:value-type="float">
            <text:p>0.129814</text:p>
          </table:table-cell>
          <table:table-cell office:value-type="float" office:value="-0.084463" calcext:value-type="float">
            <text:p>-0.084463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35" calcext:value-type="float">
            <text:p>0.225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541" calcext:value-type="float">
            <text:p>-0.067541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062046" calcext:value-type="float">
            <text:p>0.062046</text:p>
          </table:table-cell>
          <table:table-cell office:value-type="float" office:value="0.186603" calcext:value-type="float">
            <text:p>0.186603</text:p>
          </table:table-cell>
          <table:table-cell office:value-type="float" office:value="-0.022487" calcext:value-type="float">
            <text:p>-0.022487</text:p>
          </table:table-cell>
          <table:table-cell office:value-type="float" office:value="0.099884" calcext:value-type="float">
            <text:p>0.09988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0962" calcext:value-type="float">
            <text:p>0.130962</text:p>
          </table:table-cell>
          <table:table-cell office:value-type="float" office:value="0.022389" calcext:value-type="float">
            <text:p>0.022389</text:p>
          </table:table-cell>
          <table:table-cell office:value-type="float" office:value="0.15335" calcext:value-type="float">
            <text:p>0.15335</text:p>
          </table:table-cell>
          <table:table-cell office:value-type="float" office:value="0" calcext:value-type="float">
            <text:p>0</text:p>
          </table:table-cell>
          <table:table-cell office:value-type="float" office:value="0.100558" calcext:value-type="float">
            <text:p>0.10055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2006" calcext:value-type="float">
            <text:p>0.082006</text:p>
          </table:table-cell>
          <table:table-cell office:value-type="float" office:value="0" calcext:value-type="float">
            <text:p>0</text:p>
          </table:table-cell>
          <table:table-cell office:value-type="float" office:value="0.082006" calcext:value-type="float">
            <text:p>0.082006</text:p>
          </table:table-cell>
          <table:table-cell office:value-type="float" office:value="0" calcext:value-type="float">
            <text:p>0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8007" calcext:value-type="float">
            <text:p>0.018007</text:p>
          </table:table-cell>
          <table:table-cell office:value-type="float" office:value="0" calcext:value-type="float">
            <text:p>0</text:p>
          </table:table-cell>
          <table:table-cell office:value-type="float" office:value="0.018007" calcext:value-type="float">
            <text:p>0.018007</text:p>
          </table:table-cell>
          <table:table-cell office:value-type="float" office:value="0" calcext:value-type="float">
            <text:p>0</text:p>
          </table:table-cell>
          <table:table-cell office:value-type="float" office:value="0.10009" calcext:value-type="float">
            <text:p>0.1000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3438" calcext:value-type="float">
            <text:p>-0.013438</text:p>
          </table:table-cell>
          <table:table-cell office:value-type="float" office:value="0" calcext:value-type="float">
            <text:p>0</text:p>
          </table:table-cell>
          <table:table-cell office:value-type="float" office:value="-0.013438" calcext:value-type="float">
            <text:p>-0.013438</text:p>
          </table:table-cell>
          <table:table-cell office:value-type="float" office:value="0" calcext:value-type="float">
            <text:p>0</text:p>
          </table:table-cell>
          <table:table-cell office:value-type="float" office:value="0.10018" calcext:value-type="float">
            <text:p>0.1001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87426" calcext:value-type="float">
            <text:p>-0.087426</text:p>
          </table:table-cell>
          <table:table-cell office:value-type="float" office:value="0" calcext:value-type="float">
            <text:p>0</text:p>
          </table:table-cell>
          <table:table-cell office:value-type="float" office:value="-0.087426" calcext:value-type="float">
            <text:p>-0.087426</text:p>
          </table:table-cell>
          <table:table-cell office:value-type="float" office:value="0" calcext:value-type="float">
            <text:p>0</text:p>
          </table:table-cell>
          <table:table-cell office:value-type="float" office:value="0.099789" calcext:value-type="float">
            <text:p>0.09978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73358" calcext:value-type="float">
            <text:p>-0.273358</text:p>
          </table:table-cell>
          <table:table-cell office:value-type="float" office:value="0" calcext:value-type="float">
            <text:p>0</text:p>
          </table:table-cell>
          <table:table-cell office:value-type="float" office:value="-0.273358" calcext:value-type="float">
            <text:p>-0.273358</text:p>
          </table:table-cell>
          <table:table-cell office:value-type="float" office:value="0" calcext:value-type="float">
            <text:p>0</text:p>
          </table:table-cell>
          <table:table-cell office:value-type="float" office:value="0.100433" calcext:value-type="float">
            <text:p>0.10043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" calcext:value-type="float">
            <text:p>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" calcext:value-type="float">
            <text:p>0</text:p>
          </table:table-cell>
          <table:table-cell office:value-type="float" office:value="0.099587" calcext:value-type="float">
            <text:p>0.09958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695" calcext:value-type="float">
            <text:p>-0.10695</text:p>
          </table:table-cell>
          <table:table-cell office:value-type="float" office:value="0" calcext:value-type="float">
            <text:p>0</text:p>
          </table:table-cell>
          <table:table-cell office:value-type="float" office:value="-0.10695" calcext:value-type="float">
            <text:p>-0.10695</text:p>
          </table:table-cell>
          <table:table-cell office:value-type="float" office:value="0" calcext:value-type="float">
            <text:p>0</text:p>
          </table:table-cell>
          <table:table-cell office:value-type="float" office:value="0.100042" calcext:value-type="float">
            <text:p>0.10004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22487" calcext:value-type="float">
            <text:p>-0.022487</text:p>
          </table:table-cell>
          <table:table-cell office:value-type="float" office:value="0" calcext:value-type="float">
            <text:p>0</text:p>
          </table:table-cell>
          <table:table-cell office:value-type="float" office:value="-0.022487" calcext:value-type="float">
            <text:p>-0.022487</text:p>
          </table:table-cell>
          <table:table-cell office:value-type="float" office:value="0" calcext:value-type="float">
            <text:p>0</text:p>
          </table:table-cell>
          <table:table-cell office:value-type="float" office:value="0.100069" calcext:value-type="float">
            <text:p>0.10006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14" calcext:value-type="float">
            <text:p>0.09991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23" calcext:value-type="float">
            <text:p>0.099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47:05.736989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30T17:48:45.096974494</dc:date>
    <meta:editing-duration>PT56M47S</meta:editing-duration>
    <meta:editing-cycles>15</meta:editing-cycles>
    <meta:document-statistic meta:table-count="4" meta:cell-count="798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89cm" style:legend-expansion="high" chart:style-name="ch2"/>
        <chart:plot-area chart:style-name="ch3" table:cell-range-address="left_back_wheel_stats.A2:left_back_wheel_stats.A153 left_back_wheel_stats.D1:left_back_wheel_stats.E153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153" chart:label-cell-address="left_back_wheel_stats.D1:left_back_wheel_stats.D1" chart:class="chart:line">
            <chart:data-point chart:repeated="152"/>
          </chart:series>
          <chart:series chart:style-name="ch7" chart:values-cell-range-address="left_back_wheel_stats.E2:left_back_wheel_stats.E153" chart:label-cell-address="left_back_wheel_stats.E1:left_back_wheel_stats.E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153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6978">
                <text:p>-1.2969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.296978">
                <text:p>-1.296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.296978">
                <text:p>-1.2969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.296978">
                <text:p>-1.2969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8668">
                <text:p>-0.5086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606">
                <text:p>-0.9006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7507">
                <text:p>-2.375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4919">
                <text:p>-1.464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7058">
                <text:p>-1.1870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6848">
                <text:p>-1.0768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6228">
                <text:p>-1.8062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2102">
                <text:p>-1.6921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9884">
                <text:p>-0.4498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903">
                <text:p>-0.337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4958">
                <text:p>-0.7349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046">
                <text:p>-1.070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19">
                <text:p>-0.95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677">
                <text:p>-0.9006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697">
                <text:p>-0.9576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82127">
                <text:p>-1.5821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49803">
                <text:p>-1.3498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9815">
                <text:p>-0.9598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3696">
                <text:p>-0.3936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487">
                <text:p>-0.4504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188">
                <text:p>-0.8451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2616">
                <text:p>-0.9026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44">
                <text:p>-0.676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955">
                <text:p>-0.7899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0867">
                <text:p>-1.3508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251">
                <text:p>-1.5225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61961">
                <text:p>-1.8619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9861">
                <text:p>-1.85986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079">
                <text:p>-1.18407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863">
                <text:p>-1.1278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6199">
                <text:p>-0.7861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946">
                <text:p>-0.2819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068">
                <text:p>-0.2250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0764">
                <text:p>-0.7307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449">
                <text:p>-0.8464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9425">
                <text:p>-0.6194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8429">
                <text:p>-0.5084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932">
                <text:p>-0.8469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4514">
                <text:p>-1.8545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4295">
                <text:p>-2.0842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6663">
                <text:p>-1.6366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1164">
                <text:p>-1.461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924">
                <text:p>-0.9589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325">
                <text:p>-0.9013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744">
                <text:p>-0.787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7763">
                <text:p>-0.8477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016">
                <text:p>-1.1270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4479">
                <text:p>-1.2944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3066">
                <text:p>-1.4130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8972">
                <text:p>-1.4089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4317">
                <text:p>-0.7343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20362">
                <text:p>-0.6203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0029">
                <text:p>-1.24002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1476">
                <text:p>-1.5214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895">
                <text:p>-1.238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1171">
                <text:p>-1.0711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24">
                <text:p>-0.677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307">
                <text:p>-0.7893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9074">
                <text:p>-0.6190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8578">
                <text:p>-0.6785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3406">
                <text:p>-0.95340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5683">
                <text:p>-1.4156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248">
                <text:p>-1.2392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399">
                <text:p>-0.8453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9268">
                <text:p>-0.8992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0.899268">
                <text:p>-0.89926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0.899268">
                <text:p>-0.89926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76894">
                <text:p>0.6768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899357">
                <text:p>0.8993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620393">
                <text:p>0.62039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538462">
                <text:p>-1.538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241841">
                <text:p>-1.2418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466483">
                <text:p>-3.4664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667473">
                <text:p>-3.6674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931683">
                <text:p>-2.93168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8549">
                <text:p>-2.14854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1235">
                <text:p>-2.0312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4541">
                <text:p>-1.96454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8915">
                <text:p>-2.0289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5638">
                <text:p>-1.9656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4814">
                <text:p>-1.80481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1156">
                <text:p>-1.8011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580683">
                <text:p>-1.58068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61072">
                <text:p>-2.36107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633033">
                <text:p>-1.6330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6228">
                <text:p>-1.80622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0637">
                <text:p>-1.8606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0706">
                <text:p>-2.2507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423357">
                <text:p>-2.42335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2815">
                <text:p>-2.08281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1934">
                <text:p>-2.1419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2062">
                <text:p>-1.9720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1924">
                <text:p>-2.03192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5698">
                <text:p>-1.97569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0256">
                <text:p>-2.0302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7789">
                <text:p>-1.9177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5141">
                <text:p>-1.751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687439">
                <text:p>-1.68743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9269">
                <text:p>-1.96926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7696">
                <text:p>-1.97769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3367">
                <text:p>-2.1336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8033">
                <text:p>-2.2580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4285">
                <text:p>-2.25428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4399">
                <text:p>-2.1443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99685">
                <text:p>-2.19968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39342">
                <text:p>-2.13934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1118">
                <text:p>-1.9711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6348">
                <text:p>-1.9163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094">
                <text:p>-1.909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10634">
                <text:p>-1.81063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8089">
                <text:p>-1.85808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4655">
                <text:p>-1.80465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6449">
                <text:p>-1.91644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-2.021617">
                <text:p>-2.02161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2.021617">
                <text:p>-2.02161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2.021617">
                <text:p>-2.0216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.69215">
                <text:p>1.692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901198">
                <text:p>0.90119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337703">
                <text:p>0.33770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front_wheel_stats.A2:right_front_wheel_stats.A153 right_front_wheel_stats.D1:right_front_wheel_stats.F153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153" chart:label-cell-address="right_front_wheel_stats.D1:right_front_wheel_stats.D1" chart:class="chart:line">
            <chart:data-point chart:repeated="152"/>
          </chart:series>
          <chart:series chart:style-name="ch7" chart:values-cell-range-address="right_front_wheel_stats.E2:right_front_wheel_stats.E153" chart:label-cell-address="right_front_wheel_stats.E1:right_front_wheel_stats.E1" chart:class="chart:line">
            <chart:data-point chart:repeated="152"/>
          </chart:series>
          <chart:series chart:style-name="ch8" chart:values-cell-range-address="right_front_wheel_stats.F2:right_front_wheel_stats.F153" chart:label-cell-address="right_front_wheel_stats.F1:righ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153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153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2.630769">
                <text:p>2.6307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1.855498">
                <text:p>1.855498</text:p>
              </table:table-cell>
              <table:table-cell office:value-type="float" office:value="2.755036">
                <text:p>2.7550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030052">
                <text:p>2.03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030052">
                <text:p>2.03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.030052">
                <text:p>2.03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142">
                <text:p>0.619142</text:p>
              </table:table-cell>
              <table:table-cell office:value-type="float" office:value="2.420713">
                <text:p>2.4207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2.082652">
                <text:p>2.082652</text:p>
              </table:table-cell>
              <table:table-cell office:value-type="float" office:value="2.553695">
                <text:p>2.5536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470281">
                <text:p>1.470281</text:p>
              </table:table-cell>
              <table:table-cell office:value-type="float" office:value="1.925343">
                <text:p>1.9253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0.618524">
                <text:p>0.618524</text:p>
              </table:table-cell>
              <table:table-cell office:value-type="float" office:value="2.287059">
                <text:p>2.2870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111951">
                <text:p>0.111951</text:p>
              </table:table-cell>
              <table:table-cell office:value-type="float" office:value="2.973619">
                <text:p>2.973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396733">
                <text:p>0.396733</text:p>
              </table:table-cell>
              <table:table-cell office:value-type="float" office:value="3.001055">
                <text:p>3.0010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0.95529">
                <text:p>0.95529</text:p>
              </table:table-cell>
              <table:table-cell office:value-type="float" office:value="2.788021">
                <text:p>2.7880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295">
                <text:p>1.579295</text:p>
              </table:table-cell>
              <table:table-cell office:value-type="float" office:value="2.97232">
                <text:p>2.97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578786">
                <text:p>1.578786</text:p>
              </table:table-cell>
              <table:table-cell office:value-type="float" office:value="2.905587">
                <text:p>2.9055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1.351611">
                <text:p>1.351611</text:p>
              </table:table-cell>
              <table:table-cell office:value-type="float" office:value="3.062501">
                <text:p>3.062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409772">
                <text:p>1.409772</text:p>
              </table:table-cell>
              <table:table-cell office:value-type="float" office:value="3.066351">
                <text:p>3.0663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351637">
                <text:p>1.351637</text:p>
              </table:table-cell>
              <table:table-cell office:value-type="float" office:value="2.931796">
                <text:p>2.9317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464186">
                <text:p>1.464186</text:p>
              </table:table-cell>
              <table:table-cell office:value-type="float" office:value="3.030804">
                <text:p>3.0308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096">
                <text:p>1.297096</text:p>
              </table:table-cell>
              <table:table-cell office:value-type="float" office:value="3.075604">
                <text:p>3.0756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1.295707">
                <text:p>1.295707</text:p>
              </table:table-cell>
              <table:table-cell office:value-type="float" office:value="2.869369">
                <text:p>2.8693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236">
                <text:p>1.239236</text:p>
              </table:table-cell>
              <table:table-cell office:value-type="float" office:value="2.692047">
                <text:p>2.6920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186595">
                <text:p>1.186595</text:p>
              </table:table-cell>
              <table:table-cell office:value-type="float" office:value="2.592112">
                <text:p>2.5921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839">
                <text:p>0.225839</text:p>
              </table:table-cell>
              <table:table-cell office:value-type="float" office:value="2.769081">
                <text:p>2.7690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684">
                <text:p>0.112684</text:p>
              </table:table-cell>
              <table:table-cell office:value-type="float" office:value="3.141624">
                <text:p>3.1416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865">
                <text:p>0.337865</text:p>
              </table:table-cell>
              <table:table-cell office:value-type="float" office:value="3.315723">
                <text:p>3.3157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729">
                <text:p>0.563729</text:p>
              </table:table-cell>
              <table:table-cell office:value-type="float" office:value="3.375999">
                <text:p>3.375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202">
                <text:p>0.846202</text:p>
              </table:table-cell>
              <table:table-cell office:value-type="float" office:value="3.373325">
                <text:p>3.3733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305">
                <text:p>1.014305</text:p>
              </table:table-cell>
              <table:table-cell office:value-type="float" office:value="3.410624">
                <text:p>3.4106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523484">
                <text:p>1.523484</text:p>
              </table:table-cell>
              <table:table-cell office:value-type="float" office:value="3.28618">
                <text:p>3.286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1.464727">
                <text:p>1.464727</text:p>
              </table:table-cell>
              <table:table-cell office:value-type="float" office:value="3.163759">
                <text:p>3.1637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1.860846">
                <text:p>1.860846</text:p>
              </table:table-cell>
              <table:table-cell office:value-type="float" office:value="3.059407">
                <text:p>3.0594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802092">
                <text:p>1.802092</text:p>
              </table:table-cell>
              <table:table-cell office:value-type="float" office:value="2.920516">
                <text:p>2.9205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521704">
                <text:p>1.521704</text:p>
              </table:table-cell>
              <table:table-cell office:value-type="float" office:value="2.858232">
                <text:p>2.8582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1.294322">
                <text:p>1.294322</text:p>
              </table:table-cell>
              <table:table-cell office:value-type="float" office:value="2.747702">
                <text:p>2.7477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155">
                <text:p>0.902155</text:p>
              </table:table-cell>
              <table:table-cell office:value-type="float" office:value="2.85587">
                <text:p>2.855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471">
                <text:p>0.168471</text:p>
              </table:table-cell>
              <table:table-cell office:value-type="float" office:value="3.003782">
                <text:p>3.0037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802">
                <text:p>0.112802</text:p>
              </table:table-cell>
              <table:table-cell office:value-type="float" office:value="3.077674">
                <text:p>3.0776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602">
                <text:p>0.337602</text:p>
              </table:table-cell>
              <table:table-cell office:value-type="float" office:value="3.113301">
                <text:p>3.1133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0.338783">
                <text:p>0.338783</text:p>
              </table:table-cell>
              <table:table-cell office:value-type="float" office:value="3.190959">
                <text:p>3.1909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505914">
                <text:p>0.505914</text:p>
              </table:table-cell>
              <table:table-cell office:value-type="float" office:value="3.284754">
                <text:p>3.2847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048">
                <text:p>0.732048</text:p>
              </table:table-cell>
              <table:table-cell office:value-type="float" office:value="3.400963">
                <text:p>3.4009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227">
                <text:p>0.788227</text:p>
              </table:table-cell>
              <table:table-cell office:value-type="float" office:value="3.514567">
                <text:p>3.5145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58094">
                <text:p>1.58094</text:p>
              </table:table-cell>
              <table:table-cell office:value-type="float" office:value="3.464055">
                <text:p>3.4640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802182">
                <text:p>1.802182</text:p>
              </table:table-cell>
              <table:table-cell office:value-type="float" office:value="3.318862">
                <text:p>3.3188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1.802633">
                <text:p>1.802633</text:p>
              </table:table-cell>
              <table:table-cell office:value-type="float" office:value="3.027522">
                <text:p>3.0275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1.749904">
                <text:p>1.749904</text:p>
              </table:table-cell>
              <table:table-cell office:value-type="float" office:value="2.929652">
                <text:p>2.9296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1.348767">
                <text:p>1.348767</text:p>
              </table:table-cell>
              <table:table-cell office:value-type="float" office:value="2.878508">
                <text:p>2.878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339">
                <text:p>0.958339</text:p>
              </table:table-cell>
              <table:table-cell office:value-type="float" office:value="2.719612">
                <text:p>2.7196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328">
                <text:p>0.563328</text:p>
              </table:table-cell>
              <table:table-cell office:value-type="float" office:value="2.835961">
                <text:p>2.8359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609">
                <text:p>0.450609</text:p>
              </table:table-cell>
              <table:table-cell office:value-type="float" office:value="2.909627">
                <text:p>2.9096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0.565175">
                <text:p>0.565175</text:p>
              </table:table-cell>
              <table:table-cell office:value-type="float" office:value="2.968645">
                <text:p>2.9686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789435">
                <text:p>0.789435</text:p>
              </table:table-cell>
              <table:table-cell office:value-type="float" office:value="2.966214">
                <text:p>2.9662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789">
                <text:p>0.956789</text:p>
              </table:table-cell>
              <table:table-cell office:value-type="float" office:value="2.976198">
                <text:p>2.9761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068411">
                <text:p>1.068411</text:p>
              </table:table-cell>
              <table:table-cell office:value-type="float" office:value="2.996927">
                <text:p>2.9969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859843">
                <text:p>1.859843</text:p>
              </table:table-cell>
              <table:table-cell office:value-type="float" office:value="2.911745">
                <text:p>2.9117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1.742762">
                <text:p>1.742762</text:p>
              </table:table-cell>
              <table:table-cell office:value-type="float" office:value="2.793359">
                <text:p>2.7933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103">
                <text:p>1.579103</text:p>
              </table:table-cell>
              <table:table-cell office:value-type="float" office:value="2.89776">
                <text:p>2.897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1.295383">
                <text:p>1.295383</text:p>
              </table:table-cell>
              <table:table-cell office:value-type="float" office:value="2.847813">
                <text:p>2.8478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019">
                <text:p>1.127019</text:p>
              </table:table-cell>
              <table:table-cell office:value-type="float" office:value="2.885142">
                <text:p>2.88514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453">
                <text:p>0.844453</text:p>
              </table:table-cell>
              <table:table-cell office:value-type="float" office:value="2.836055">
                <text:p>2.8360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475">
                <text:p>0.619475</text:p>
              </table:table-cell>
              <table:table-cell office:value-type="float" office:value="2.989566">
                <text:p>2.9895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224891">
                <text:p>0.224891</text:p>
              </table:table-cell>
              <table:table-cell office:value-type="float" office:value="3.092145">
                <text:p>3.0921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747">
                <text:p>0.225747</text:p>
              </table:table-cell>
              <table:table-cell office:value-type="float" office:value="3.181052">
                <text:p>3.1810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0.394152">
                <text:p>0.394152</text:p>
              </table:table-cell>
              <table:table-cell office:value-type="float" office:value="3.257624">
                <text:p>3.25762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0.735127">
                <text:p>0.735127</text:p>
              </table:table-cell>
              <table:table-cell office:value-type="float" office:value="3.332412">
                <text:p>3.3324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912">
                <text:p>0.901912</text:p>
              </table:table-cell>
              <table:table-cell office:value-type="float" office:value="3.430851">
                <text:p>3.4308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1.47231">
                <text:p>1.47231</text:p>
              </table:table-cell>
              <table:table-cell office:value-type="float" office:value="3.40269">
                <text:p>3.402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689155">
                <text:p>1.689155</text:p>
              </table:table-cell>
              <table:table-cell office:value-type="float" office:value="3.292914">
                <text:p>3.2929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690799">
                <text:p>1.690799</text:p>
              </table:table-cell>
              <table:table-cell office:value-type="float" office:value="3.155017">
                <text:p>3.1550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212">
                <text:p>1.579212</text:p>
              </table:table-cell>
              <table:table-cell office:value-type="float" office:value="3.109042">
                <text:p>3.10904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.405106">
                <text:p>1.40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405106">
                <text:p>1.40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20486">
                <text:p>0.620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674518">
                <text:p>0.67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563994">
                <text:p>0.56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56372">
                <text:p>0.05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538462">
                <text:p>-1.538462</text:p>
              </table:table-cell>
              <table:table-cell office:value-type="float" office:value="-0">
                <text:p>-0</text:p>
              </table:table-cell>
              <table:table-cell office:value-type="float" office:value="-2.307692">
                <text:p>-2.30769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01445">
                <text:p>-2.201445</text:p>
              </table:table-cell>
              <table:table-cell office:value-type="float" office:value="-2.175049">
                <text:p>-2.17504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956356">
                <text:p>-2.956356</text:p>
              </table:table-cell>
              <table:table-cell office:value-type="float" office:value="-1.47968">
                <text:p>-1.479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723895">
                <text:p>-3.723895</text:p>
              </table:table-cell>
              <table:table-cell office:value-type="float" office:value="-0.695837">
                <text:p>-0.69583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378552">
                <text:p>-3.378552</text:p>
              </table:table-cell>
              <table:table-cell office:value-type="float" office:value="-0.461112">
                <text:p>-0.4611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527045">
                <text:p>-2.527045</text:p>
              </table:table-cell>
              <table:table-cell office:value-type="float" office:value="-0.597158">
                <text:p>-0.59715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8549">
                <text:p>-2.148549</text:p>
              </table:table-cell>
              <table:table-cell office:value-type="float" office:value="-0.691589">
                <text:p>-0.6915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5526">
                <text:p>-1.915526</text:p>
              </table:table-cell>
              <table:table-cell office:value-type="float" office:value="-0.646661">
                <text:p>-0.64666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4541">
                <text:p>-1.964541</text:p>
              </table:table-cell>
              <table:table-cell office:value-type="float" office:value="-0.572918">
                <text:p>-0.5729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5916">
                <text:p>-1.975916</text:p>
              </table:table-cell>
              <table:table-cell office:value-type="float" office:value="-0.532108">
                <text:p>-0.53210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0416">
                <text:p>-2.030416</text:p>
              </table:table-cell>
              <table:table-cell office:value-type="float" office:value="-0.233513">
                <text:p>-0.2335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1481">
                <text:p>-1.861481</text:p>
              </table:table-cell>
              <table:table-cell office:value-type="float" office:value="-1.538462">
                <text:p>-1.5384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2307">
                <text:p>-2.032307</text:p>
              </table:table-cell>
              <table:table-cell office:value-type="float" office:value="-0.142925">
                <text:p>-0.14292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8384">
                <text:p>-1.918384</text:p>
              </table:table-cell>
              <table:table-cell office:value-type="float" office:value="-0.300486">
                <text:p>-0.30048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8279">
                <text:p>-1.858279</text:p>
              </table:table-cell>
              <table:table-cell office:value-type="float" office:value="-0.564655">
                <text:p>-0.5646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4508">
                <text:p>-1.804508</text:p>
              </table:table-cell>
              <table:table-cell office:value-type="float" office:value="-0.771013">
                <text:p>-0.77101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702">
                <text:p>-1.91702</text:p>
              </table:table-cell>
              <table:table-cell office:value-type="float" office:value="-0.889392">
                <text:p>-0.8893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8054">
                <text:p>-2.258054</text:p>
              </table:table-cell>
              <table:table-cell office:value-type="float" office:value="-0.8051">
                <text:p>-0.805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10642">
                <text:p>-2.310642</text:p>
              </table:table-cell>
              <table:table-cell office:value-type="float" office:value="-0.62906">
                <text:p>-0.629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421001">
                <text:p>-2.421001</text:p>
              </table:table-cell>
              <table:table-cell office:value-type="float" office:value="-0.595851">
                <text:p>-0.59585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5567">
                <text:p>-2.085567</text:p>
              </table:table-cell>
              <table:table-cell office:value-type="float" office:value="-0.559807">
                <text:p>-0.5598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0224">
                <text:p>-2.140224</text:p>
              </table:table-cell>
              <table:table-cell office:value-type="float" office:value="-0.632415">
                <text:p>-0.63241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5307">
                <text:p>-2.025307</text:p>
              </table:table-cell>
              <table:table-cell office:value-type="float" office:value="-0.602934">
                <text:p>-0.6029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4808">
                <text:p>-2.144808</text:p>
              </table:table-cell>
              <table:table-cell office:value-type="float" office:value="-0.542332">
                <text:p>-0.5423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8978">
                <text:p>-2.028978</text:p>
              </table:table-cell>
              <table:table-cell office:value-type="float" office:value="-0.503297">
                <text:p>-0.5032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386">
                <text:p>-1.97386</text:p>
              </table:table-cell>
              <table:table-cell office:value-type="float" office:value="-0.575998">
                <text:p>-0.5759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42749">
                <text:p>-1.742749</text:p>
              </table:table-cell>
              <table:table-cell office:value-type="float" office:value="-0.490547">
                <text:p>-0.4905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5141">
                <text:p>-1.75141</text:p>
              </table:table-cell>
              <table:table-cell office:value-type="float" office:value="-0.617156">
                <text:p>-0.61715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690122">
                <text:p>-1.690122</text:p>
              </table:table-cell>
              <table:table-cell office:value-type="float" office:value="-0.7145">
                <text:p>-0.714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674">
                <text:p>-1.85674</text:p>
              </table:table-cell>
              <table:table-cell office:value-type="float" office:value="-0.716667">
                <text:p>-0.71666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0438">
                <text:p>-2.250438</text:p>
              </table:table-cell>
              <table:table-cell office:value-type="float" office:value="-0.707456">
                <text:p>-0.7074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5131">
                <text:p>-2.145131</text:p>
              </table:table-cell>
              <table:table-cell office:value-type="float" office:value="-0.64793">
                <text:p>-0.6479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00237">
                <text:p>-2.200237</text:p>
              </table:table-cell>
              <table:table-cell office:value-type="float" office:value="-0.657589">
                <text:p>-0.65758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13693">
                <text:p>-2.313693</text:p>
              </table:table-cell>
              <table:table-cell office:value-type="float" office:value="-0.560218">
                <text:p>-0.56021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5749">
                <text:p>-2.255749</text:p>
              </table:table-cell>
              <table:table-cell office:value-type="float" office:value="-0.548487">
                <text:p>-0.5484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3044">
                <text:p>-2.083044</text:p>
              </table:table-cell>
              <table:table-cell office:value-type="float" office:value="-0.524884">
                <text:p>-0.52488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7601">
                <text:p>-1.917601</text:p>
              </table:table-cell>
              <table:table-cell office:value-type="float" office:value="-0.580119">
                <text:p>-0.58011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2711">
                <text:p>-1.972711</text:p>
              </table:table-cell>
              <table:table-cell office:value-type="float" office:value="-0.609699">
                <text:p>-0.6096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8558">
                <text:p>-1.858558</text:p>
              </table:table-cell>
              <table:table-cell office:value-type="float" office:value="-0.532208">
                <text:p>-0.53220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7216">
                <text:p>-1.867216</text:p>
              </table:table-cell>
              <table:table-cell office:value-type="float" office:value="-0.524912">
                <text:p>-0.5249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3405">
                <text:p>-1.913405</text:p>
              </table:table-cell>
              <table:table-cell office:value-type="float" office:value="-0.586768">
                <text:p>-0.58676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48259">
                <text:p>-1.748259</text:p>
              </table:table-cell>
              <table:table-cell office:value-type="float" office:value="-0.579091">
                <text:p>-0.5790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2128">
                <text:p>-2.032128</text:p>
              </table:table-cell>
              <table:table-cell office:value-type="float" office:value="-0.729955">
                <text:p>-0.72995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77773">
                <text:p>-2.077773</text:p>
              </table:table-cell>
              <table:table-cell office:value-type="float" office:value="-0.663673">
                <text:p>-0.66367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2.077773">
                <text:p>-2.0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2.077773">
                <text:p>-2.0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.861365">
                <text:p>1.86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844874">
                <text:p>0.844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225135">
                <text:p>0.22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front_wheel_stats.A2:right_front_wheel_stats.A153 right_front_wheel_stats.G1:right_front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153" chart:label-cell-address="right_front_wheel_stats.G1:righ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front_wheel_stats.G1:righ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2566">
                <text:p>0.432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0593">
                <text:p>0.4505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2094">
                <text:p>0.4020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1386">
                <text:p>0.421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0233">
                <text:p>0.3302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82706">
                <text:p>0.3827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82302">
                <text:p>0.4823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6282">
                <text:p>0.486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5378">
                <text:p>0.4553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2114">
                <text:p>0.48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72433">
                <text:p>0.4724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5196">
                <text:p>0.4951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95754">
                <text:p>0.4957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76235">
                <text:p>0.476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0598">
                <text:p>0.4905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7097">
                <text:p>0.4970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67179">
                <text:p>0.4671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41456">
                <text:p>0.4414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26959">
                <text:p>0.4269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2631">
                <text:p>0.4526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06674">
                <text:p>0.5066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3193">
                <text:p>0.531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40674">
                <text:p>0.5406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40286">
                <text:p>0.540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5697">
                <text:p>0.5456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27644">
                <text:p>0.5276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09885">
                <text:p>0.50988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94747">
                <text:p>0.4947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4599">
                <text:p>0.4745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65563">
                <text:p>0.46556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9529">
                <text:p>0.4495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65221">
                <text:p>0.4652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86678">
                <text:p>0.4866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97397">
                <text:p>0.4973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2565">
                <text:p>0.5025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13831">
                <text:p>0.5138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27437">
                <text:p>0.5274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44295">
                <text:p>0.5442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60775">
                <text:p>0.5607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53448">
                <text:p>0.55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32385">
                <text:p>0.5323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90122">
                <text:p>0.4901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75924">
                <text:p>0.4759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68505">
                <text:p>0.468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5454">
                <text:p>0.4454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62333">
                <text:p>0.4623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73019">
                <text:p>0.4730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81581">
                <text:p>0.48158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81228">
                <text:p>0.4812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82676">
                <text:p>0.4826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85683">
                <text:p>0.48568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73326">
                <text:p>0.4733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56153">
                <text:p>0.45615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71298">
                <text:p>0.4712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64052">
                <text:p>0.4640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9467">
                <text:p>0.4694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62346">
                <text:p>0.4623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84616">
                <text:p>0.4846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99496">
                <text:p>0.4994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2394">
                <text:p>0.51239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502">
                <text:p>0.5235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34351">
                <text:p>0.5343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48631">
                <text:p>0.5486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44546">
                <text:p>0.5445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28621">
                <text:p>0.5286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08617">
                <text:p>0.5086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01947">
                <text:p>0.5019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385699">
                <text:p>-0.3856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66457">
                <text:p>-0.36645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65583">
                <text:p>-0.2655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151874">
                <text:p>-0.1518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117823">
                <text:p>-0.11782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137559">
                <text:p>-0.1375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151257">
                <text:p>-0.1512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4474">
                <text:p>-0.1447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34042">
                <text:p>-0.13404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128122">
                <text:p>-0.12812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27411">
                <text:p>-0.2741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32843">
                <text:p>-0.13284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162779">
                <text:p>-0.16277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179952">
                <text:p>-0.1799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167724">
                <text:p>-0.1677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142187">
                <text:p>-0.1421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137369">
                <text:p>-0.1373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3214">
                <text:p>-0.1321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142673">
                <text:p>-0.14267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38396">
                <text:p>-0.1383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129605">
                <text:p>-0.12960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23943">
                <text:p>-0.12394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134489">
                <text:p>-0.1344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22093">
                <text:p>-0.1220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4046">
                <text:p>-0.1404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54581">
                <text:p>-0.15458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54895">
                <text:p>-0.1548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53559">
                <text:p>-0.15355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44924">
                <text:p>-0.14492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46325">
                <text:p>-0.1463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322">
                <text:p>-0.13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130498">
                <text:p>-0.1304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7074">
                <text:p>-0.12707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135087">
                <text:p>-0.1350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139378">
                <text:p>-0.13937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28137">
                <text:p>-0.12813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127078">
                <text:p>-0.1270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136051">
                <text:p>-0.13605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34938">
                <text:p>-0.13493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56823">
                <text:p>-0.15682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147208">
                <text:p>-0.1472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front_wheel_stats.A2:right_front_wheel_stats.A153 right_front_wheel_stats.H1:right_front_wheel_stats.I153" chart:data-source-has-labels="both" svg:x="0.654cm" svg:y="0.062cm" svg:width="27.973cm" svg:height="3.008cm">
          <chartooo:coordinate-region svg:x="1.501cm" svg:y="0.25cm" svg:width="27.126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H2:right_front_wheel_stats.H153" chart:label-cell-address="right_front_wheel_stats.H1:right_front_wheel_stats.H1" chart:class="chart:line">
            <chart:data-point chart:repeated="152"/>
          </chart:series>
          <chart:series chart:style-name="ch7" chart:values-cell-range-address="right_front_wheel_stats.I2:right_front_wheel_stats.I153" chart:label-cell-address="right_front_wheel_stats.I1:righ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H1:right_front_wheel_stats.H1</svg:desc>
                </draw:g>
              </table:table-cell>
              <table:table-cell office:value-type="string">
                <text:p>Ki*integral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153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6154">
                <text:p>0.526154</text:p>
              </table:table-cell>
              <table:table-cell office:value-type="float" office:value="0.175193">
                <text:p>0.1751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229">
                <text:p>0.49229</text:p>
              </table:table-cell>
              <table:table-cell office:value-type="float" office:value="0.514362">
                <text:p>0.514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09016">
                <text:p>-0.609016</text:p>
              </table:table-cell>
              <table:table-cell office:value-type="float" office:value="0.139028">
                <text:p>0.1390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609016">
                <text:p>-0.609016</text:p>
              </table:table-cell>
              <table:table-cell office:value-type="float" office:value="0.132915">
                <text:p>0.1329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09016">
                <text:p>-0.609016</text:p>
              </table:table-cell>
              <table:table-cell office:value-type="float" office:value="0.12341">
                <text:p>0.123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4976">
                <text:p>0.204976</text:p>
              </table:table-cell>
              <table:table-cell office:value-type="float" office:value="0.192135">
                <text:p>0.1921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6598">
                <text:p>0.356598</text:p>
              </table:table-cell>
              <table:table-cell office:value-type="float" office:value="0.416473">
                <text:p>0.4164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98642">
                <text:p>-0.098642</text:p>
              </table:table-cell>
              <table:table-cell office:value-type="float" office:value="0.362383">
                <text:p>0.3623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5069">
                <text:p>0.085069</text:p>
              </table:table-cell>
              <table:table-cell office:value-type="float" office:value="0.415375">
                <text:p>0.415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542">
                <text:p>0.458542</text:p>
              </table:table-cell>
              <table:table-cell office:value-type="float" office:value="0.692591">
                <text:p>0.6925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7528">
                <text:p>0.47528</text:p>
              </table:table-cell>
              <table:table-cell office:value-type="float" office:value="0.768407">
                <text:p>0.7684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07134">
                <text:p>0.407134</text:p>
              </table:table-cell>
              <table:table-cell office:value-type="float" office:value="0.641561">
                <text:p>0.6415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70553">
                <text:p>0.170553</text:p>
              </table:table-cell>
              <table:table-cell office:value-type="float" office:value="1.101139">
                <text:p>1.1011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2365">
                <text:p>0.052365</text:p>
              </table:table-cell>
              <table:table-cell office:value-type="float" office:value="1.129831">
                <text:p>1.1298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4387">
                <text:p>0.104387</text:p>
              </table:table-cell>
              <table:table-cell office:value-type="float" office:value="1.19303">
                <text:p>1.193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0671">
                <text:p>0.120671</text:p>
              </table:table-cell>
              <table:table-cell office:value-type="float" office:value="1.188429">
                <text:p>1.1884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6061">
                <text:p>0.136061</text:p>
              </table:table-cell>
              <table:table-cell office:value-type="float" office:value="1.038774">
                <text:p>1.0387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0663">
                <text:p>0.120663</text:p>
              </table:table-cell>
              <table:table-cell office:value-type="float" office:value="1.159398">
                <text:p>1.1593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7647">
                <text:p>0.137647</text:p>
              </table:table-cell>
              <table:table-cell office:value-type="float" office:value="1.18061">
                <text:p>1.180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7737">
                <text:p>0.137737</text:p>
              </table:table-cell>
              <table:table-cell office:value-type="float" office:value="0.977768">
                <text:p>0.9777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7442">
                <text:p>0.137442</text:p>
              </table:table-cell>
              <table:table-cell office:value-type="float" office:value="0.80082">
                <text:p>0.800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70175">
                <text:p>0.170175</text:p>
              </table:table-cell>
              <table:table-cell office:value-type="float" office:value="0.659356">
                <text:p>0.6593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89938">
                <text:p>0.289938</text:p>
              </table:table-cell>
              <table:table-cell office:value-type="float" office:value="0.692402">
                <text:p>0.6924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8402">
                <text:p>0.458402</text:p>
              </table:table-cell>
              <table:table-cell office:value-type="float" office:value="0.890492">
                <text:p>0.8904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92408">
                <text:p>0.492408</text:p>
              </table:table-cell>
              <table:table-cell office:value-type="float" office:value="1.061177">
                <text:p>1.0611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4794">
                <text:p>0.424794</text:p>
              </table:table-cell>
              <table:table-cell office:value-type="float" office:value="1.212192">
                <text:p>1.2121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23309">
                <text:p>0.323309</text:p>
              </table:table-cell>
              <table:table-cell office:value-type="float" office:value="1.316534">
                <text:p>1.3165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72293">
                <text:p>0.272293</text:p>
              </table:table-cell>
              <table:table-cell office:value-type="float" office:value="1.395121">
                <text:p>1.3951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54112">
                <text:p>0.154112</text:p>
              </table:table-cell>
              <table:table-cell office:value-type="float" office:value="1.402905">
                <text:p>1.4029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69109">
                <text:p>0.069109</text:p>
              </table:table-cell>
              <table:table-cell office:value-type="float" office:value="1.360942">
                <text:p>1.3609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9579">
                <text:p>0.019579</text:p>
              </table:table-cell>
              <table:table-cell office:value-type="float" office:value="1.296821">
                <text:p>1.2968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321">
                <text:p>-0.0321</text:p>
              </table:table-cell>
              <table:table-cell office:value-type="float" office:value="1.21162">
                <text:p>1.211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1419">
                <text:p>0.001419</text:p>
              </table:table-cell>
              <table:table-cell office:value-type="float" office:value="1.094993">
                <text:p>1.0949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9643">
                <text:p>0.069643</text:p>
              </table:table-cell>
              <table:table-cell office:value-type="float" office:value="0.90898">
                <text:p>0.9089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55507">
                <text:p>0.255507</text:p>
              </table:table-cell>
              <table:table-cell office:value-type="float" office:value="0.801302">
                <text:p>0.8013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24646">
                <text:p>0.424646</text:p>
              </table:table-cell>
              <table:table-cell office:value-type="float" office:value="0.785193">
                <text:p>0.7851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75612">
                <text:p>0.475612</text:p>
              </table:table-cell>
              <table:table-cell office:value-type="float" office:value="0.836523">
                <text:p>0.8365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8487">
                <text:p>0.458487</text:p>
              </table:table-cell>
              <table:table-cell office:value-type="float" office:value="0.905052">
                <text:p>0.9050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24873">
                <text:p>0.424873</text:p>
              </table:table-cell>
              <table:table-cell office:value-type="float" office:value="1.020286">
                <text:p>1.0202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7438">
                <text:p>0.37438</text:p>
              </table:table-cell>
              <table:table-cell office:value-type="float" office:value="1.168178">
                <text:p>1.1681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39935">
                <text:p>0.339935</text:p>
              </table:table-cell>
              <table:table-cell office:value-type="float" office:value="1.315457">
                <text:p>1.3154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654">
                <text:p>0.30654</text:p>
              </table:table-cell>
              <table:table-cell office:value-type="float" office:value="1.462738">
                <text:p>1.4627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87201">
                <text:p>0.187201</text:p>
              </table:table-cell>
              <table:table-cell office:value-type="float" office:value="1.55094">
                <text:p>1.550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1872">
                <text:p>0.051872</text:p>
              </table:table-cell>
              <table:table-cell office:value-type="float" office:value="1.542686">
                <text:p>1.5426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80778">
                <text:p>-0.080778</text:p>
              </table:table-cell>
              <table:table-cell office:value-type="float" office:value="1.380806">
                <text:p>1.3808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14636">
                <text:p>-0.014636</text:p>
              </table:table-cell>
              <table:table-cell office:value-type="float" office:value="1.174868">
                <text:p>1.1748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02879">
                <text:p>0.102879</text:p>
              </table:table-cell>
              <table:table-cell office:value-type="float" office:value="0.995369">
                <text:p>0.9953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1524">
                <text:p>0.121524</text:p>
              </table:table-cell>
              <table:table-cell office:value-type="float" office:value="0.839916">
                <text:p>0.8399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72321">
                <text:p>0.272321</text:p>
              </table:table-cell>
              <table:table-cell office:value-type="float" office:value="0.775415">
                <text:p>0.7754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57155">
                <text:p>0.357155</text:p>
              </table:table-cell>
              <table:table-cell office:value-type="float" office:value="0.780462">
                <text:p>0.7804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1164">
                <text:p>0.391164</text:p>
              </table:table-cell>
              <table:table-cell office:value-type="float" office:value="0.815965">
                <text:p>0.8159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56601">
                <text:p>0.356601</text:p>
              </table:table-cell>
              <table:table-cell office:value-type="float" office:value="0.863361">
                <text:p>0.8633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06386">
                <text:p>0.306386</text:p>
              </table:table-cell>
              <table:table-cell office:value-type="float" office:value="0.927164">
                <text:p>0.9271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9117">
                <text:p>0.239117</text:p>
              </table:table-cell>
              <table:table-cell office:value-type="float" office:value="1.019071">
                <text:p>1.01907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85277">
                <text:p>0.085277</text:p>
              </table:table-cell>
              <table:table-cell office:value-type="float" office:value="1.106844">
                <text:p>1.1068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31799">
                <text:p>-0.031799</text:p>
              </table:table-cell>
              <table:table-cell office:value-type="float" office:value="1.098581">
                <text:p>1.0985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51672">
                <text:p>0.051672</text:p>
              </table:table-cell>
              <table:table-cell office:value-type="float" office:value="1.074005">
                <text:p>1.0740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2423">
                <text:p>0.052423</text:p>
              </table:table-cell>
              <table:table-cell office:value-type="float" office:value="1.041372">
                <text:p>1.0413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37236">
                <text:p>0.137236</text:p>
              </table:table-cell>
              <table:table-cell office:value-type="float" office:value="0.974386">
                <text:p>0.9743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88048">
                <text:p>0.188048</text:p>
              </table:table-cell>
              <table:table-cell office:value-type="float" office:value="0.882843">
                <text:p>0.8828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40311">
                <text:p>0.340311</text:p>
              </table:table-cell>
              <table:table-cell office:value-type="float" office:value="0.86189">
                <text:p>0.861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24674">
                <text:p>0.424674</text:p>
              </table:table-cell>
              <table:table-cell office:value-type="float" office:value="0.894971">
                <text:p>0.8949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5843">
                <text:p>0.45843</text:p>
              </table:table-cell>
              <table:table-cell office:value-type="float" office:value="0.960911">
                <text:p>0.96091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41585">
                <text:p>0.441585</text:p>
              </table:table-cell>
              <table:table-cell office:value-type="float" office:value="1.065894">
                <text:p>1.06589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74199">
                <text:p>0.374199</text:p>
              </table:table-cell>
              <table:table-cell office:value-type="float" office:value="1.218704">
                <text:p>1.2187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05616">
                <text:p>0.305616</text:p>
              </table:table-cell>
              <table:table-cell office:value-type="float" office:value="1.386635">
                <text:p>1.3866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06482">
                <text:p>0.206482</text:p>
              </table:table-cell>
              <table:table-cell office:value-type="float" office:value="1.464252">
                <text:p>1.4642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4461">
                <text:p>0.084461</text:p>
              </table:table-cell>
              <table:table-cell office:value-type="float" office:value="1.481411">
                <text:p>1.48141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229">
                <text:p>0.00229</text:p>
              </table:table-cell>
              <table:table-cell office:value-type="float" office:value="1.416841">
                <text:p>1.4168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18914">
                <text:p>0.018914</text:p>
              </table:table-cell>
              <table:table-cell office:value-type="float" office:value="1.332647">
                <text:p>1.3326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421532">
                <text:p>-0.421532</text:p>
              </table:table-cell>
              <table:table-cell office:value-type="float" office:value="0.939961">
                <text:p>0.9399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421532">
                <text:p>-0.421532</text:p>
              </table:table-cell>
              <table:table-cell office:value-type="float" office:value="0.722858">
                <text:p>0.72285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186146">
                <text:p>-0.186146</text:p>
              </table:table-cell>
              <table:table-cell office:value-type="float" office:value="0.449656">
                <text:p>0.44965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02355">
                <text:p>-0.202355</text:p>
              </table:table-cell>
              <table:table-cell office:value-type="float" office:value="0.158705">
                <text:p>0.15870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169198">
                <text:p>-0.169198</text:p>
              </table:table-cell>
              <table:table-cell office:value-type="float" office:value="-0.093008">
                <text:p>-0.0930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016912">
                <text:p>-0.016912</text:p>
              </table:table-cell>
              <table:table-cell office:value-type="float" office:value="-0.251415">
                <text:p>-0.25141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355311">
                <text:p>-0.3553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398033">
                <text:p>-0.3980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399198">
                <text:p>-0.39919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408812">
                <text:p>-0.40881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187895">
                <text:p>-0.1878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184207">
                <text:p>-0.1842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129613">
                <text:p>-0.1296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61955">
                <text:p>-0.0619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05646">
                <text:p>-0.00564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61538">
                <text:p>-0.461538</text:p>
              </table:table-cell>
              <table:table-cell office:value-type="float" office:value="-0.153991">
                <text:p>-0.1539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09121">
                <text:p>-0.309121</text:p>
              </table:table-cell>
              <table:table-cell office:value-type="float" office:value="-0.353682">
                <text:p>-0.3536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98895">
                <text:p>0.198895</text:p>
              </table:table-cell>
              <table:table-cell office:value-type="float" office:value="-0.233634">
                <text:p>-0.2336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466">
                <text:p>0.6466</text:p>
              </table:table-cell>
              <table:table-cell office:value-type="float" office:value="0.09946">
                <text:p>0.099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5563">
                <text:p>0.65563</text:p>
              </table:table-cell>
              <table:table-cell office:value-type="float" office:value="0.419665">
                <text:p>0.4196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84139">
                <text:p>0.384139</text:p>
              </table:table-cell>
              <table:table-cell office:value-type="float" office:value="0.616142">
                <text:p>0.6161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83026">
                <text:p>0.183026</text:p>
              </table:table-cell>
              <table:table-cell office:value-type="float" office:value="0.708249">
                <text:p>0.7082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0905">
                <text:p>0.130905</text:p>
              </table:table-cell>
              <table:table-cell office:value-type="float" office:value="0.772664">
                <text:p>0.77266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27824">
                <text:p>0.127824</text:p>
              </table:table-cell>
              <table:table-cell office:value-type="float" office:value="0.838385">
                <text:p>0.8383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13321">
                <text:p>0.113321</text:p>
              </table:table-cell>
              <table:table-cell office:value-type="float" office:value="0.896192">
                <text:p>0.89619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6185">
                <text:p>0.16185</text:p>
              </table:table-cell>
              <table:table-cell office:value-type="float" office:value="1.132497">
                <text:p>1.1324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47586">
                <text:p>0.147586</text:p>
              </table:table-cell>
              <table:table-cell office:value-type="float" office:value="1.410631">
                <text:p>1.41063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78808">
                <text:p>0.078808</text:p>
              </table:table-cell>
              <table:table-cell office:value-type="float" office:value="1.331461">
                <text:p>1.33146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48154">
                <text:p>0.148154</text:p>
              </table:table-cell>
              <table:table-cell office:value-type="float" office:value="1.074907">
                <text:p>1.07490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45594">
                <text:p>0.145594</text:p>
              </table:table-cell>
              <table:table-cell office:value-type="float" office:value="0.828772">
                <text:p>0.8287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95945">
                <text:p>0.095945</text:p>
              </table:table-cell>
              <table:table-cell office:value-type="float" office:value="0.682125">
                <text:p>0.68212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46463">
                <text:p>0.046463</text:p>
              </table:table-cell>
              <table:table-cell office:value-type="float" office:value="0.61349">
                <text:p>0.6134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13568">
                <text:p>0.113568</text:p>
              </table:table-cell>
              <table:table-cell office:value-type="float" office:value="0.604522">
                <text:p>0.60452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0554">
                <text:p>0.230554</text:p>
              </table:table-cell>
              <table:table-cell office:value-type="float" office:value="0.652487">
                <text:p>0.6524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1654">
                <text:p>0.231654</text:p>
              </table:table-cell>
              <table:table-cell office:value-type="float" office:value="0.710712">
                <text:p>0.7107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30857">
                <text:p>0.230857</text:p>
              </table:table-cell>
              <table:table-cell office:value-type="float" office:value="0.747968">
                <text:p>0.74796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64132">
                <text:p>0.164132</text:p>
              </table:table-cell>
              <table:table-cell office:value-type="float" office:value="0.755989">
                <text:p>0.75598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46984">
                <text:p>0.146984</text:p>
              </table:table-cell>
              <table:table-cell office:value-type="float" office:value="0.792178">
                <text:p>0.7921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81904">
                <text:p>0.181904</text:p>
              </table:table-cell>
              <table:table-cell office:value-type="float" office:value="0.806454">
                <text:p>0.80645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98909">
                <text:p>0.198909</text:p>
              </table:table-cell>
              <table:table-cell office:value-type="float" office:value="0.832501">
                <text:p>0.8325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3062">
                <text:p>0.13062</text:p>
              </table:table-cell>
              <table:table-cell office:value-type="float" office:value="0.847203">
                <text:p>0.84720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47641">
                <text:p>0.147641</text:p>
              </table:table-cell>
              <table:table-cell office:value-type="float" office:value="0.896432">
                <text:p>0.8964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63885">
                <text:p>0.063885</text:p>
              </table:table-cell>
              <table:table-cell office:value-type="float" office:value="0.874934">
                <text:p>0.8749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44693">
                <text:p>0.044693</text:p>
              </table:table-cell>
              <table:table-cell office:value-type="float" office:value="0.783543">
                <text:p>0.78354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95483">
                <text:p>0.095483</text:p>
              </table:table-cell>
              <table:table-cell office:value-type="float" office:value="0.714953">
                <text:p>0.71495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48722">
                <text:p>0.148722</text:p>
              </table:table-cell>
              <table:table-cell office:value-type="float" office:value="0.670586">
                <text:p>0.67058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195407">
                <text:p>0.195407</text:p>
              </table:table-cell>
              <table:table-cell office:value-type="float" office:value="0.685084">
                <text:p>0.6850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82001">
                <text:p>0.182001</text:p>
              </table:table-cell>
              <table:table-cell office:value-type="float" office:value="0.701763">
                <text:p>0.70176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1654">
                <text:p>0.231654</text:p>
              </table:table-cell>
              <table:table-cell office:value-type="float" office:value="0.736402">
                <text:p>0.7364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3257">
                <text:p>0.23257</text:p>
              </table:table-cell>
              <table:table-cell office:value-type="float" office:value="0.757209">
                <text:p>0.7572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15288">
                <text:p>0.215288</text:p>
              </table:table-cell>
              <table:table-cell office:value-type="float" office:value="0.802069">
                <text:p>0.8020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63375">
                <text:p>0.163375</text:p>
              </table:table-cell>
              <table:table-cell office:value-type="float" office:value="0.807092">
                <text:p>0.8070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2902">
                <text:p>0.112902</text:p>
              </table:table-cell>
              <table:table-cell office:value-type="float" office:value="0.827508">
                <text:p>0.8275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30275">
                <text:p>0.130275</text:p>
              </table:table-cell>
              <table:table-cell office:value-type="float" office:value="0.872226">
                <text:p>0.87222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28129">
                <text:p>0.128129</text:p>
              </table:table-cell>
              <table:table-cell office:value-type="float" office:value="0.88592">
                <text:p>0.885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98626">
                <text:p>0.098626</text:p>
              </table:table-cell>
              <table:table-cell office:value-type="float" office:value="0.859671">
                <text:p>0.85967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29672">
                <text:p>0.129672</text:p>
              </table:table-cell>
              <table:table-cell office:value-type="float" office:value="0.82271">
                <text:p>0.822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62939">
                <text:p>0.062939</text:p>
              </table:table-cell>
              <table:table-cell office:value-type="float" office:value="0.760408">
                <text:p>0.76040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47216">
                <text:p>0.147216</text:p>
              </table:table-cell>
              <table:table-cell office:value-type="float" office:value="0.708941">
                <text:p>0.70894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23332">
                <text:p>0.623332</text:p>
              </table:table-cell>
              <table:table-cell office:value-type="float" office:value="0.773949">
                <text:p>0.77394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3332">
                <text:p>0.623332</text:p>
              </table:table-cell>
              <table:table-cell office:value-type="float" office:value="0.685431">
                <text:p>0.68543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5841">
                <text:p>-0.55841</text:p>
              </table:table-cell>
              <table:table-cell office:value-type="float" office:value="0.420425">
                <text:p>0.4204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253462">
                <text:p>-0.253462</text:p>
              </table:table-cell>
              <table:table-cell office:value-type="float" office:value="0.281598">
                <text:p>0.28159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067541">
                <text:p>-0.067541</text:p>
              </table:table-cell>
              <table:table-cell office:value-type="float" office:value="0.192098">
                <text:p>0.19209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30962">
                <text:p>0.1309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82006">
                <text:p>0.0820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18007">
                <text:p>0.01800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0.013438">
                <text:p>-0.01343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0.087426">
                <text:p>-0.08742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273358">
                <text:p>-0.27335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294231">
                <text:p>-0.29423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10695">
                <text:p>-0.106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22487">
                <text:p>-0.0224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back_wheel_stats.A2:left_back_wheel_stats.A153 left_back_wheel_stats.G1:left_back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153" chart:label-cell-address="left_back_wheel_stats.G1:left_back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back_wheel_stats.G1:lef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450259">
                <text:p>-0.450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65117">
                <text:p>-0.4651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18072">
                <text:p>-0.6180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13843">
                <text:p>-0.513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38066">
                <text:p>-0.4380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60688">
                <text:p>-0.4606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20611">
                <text:p>-0.5206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473732">
                <text:p>-0.4737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397461">
                <text:p>-0.3974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22273">
                <text:p>-0.4222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82638">
                <text:p>-0.4826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37703">
                <text:p>-0.537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464848">
                <text:p>-0.464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34035">
                <text:p>-0.4340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45967">
                <text:p>-0.459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09421">
                <text:p>-0.5094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03501">
                <text:p>-0.5035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62843">
                <text:p>-0.4628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68331">
                <text:p>-0.4683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16759">
                <text:p>-0.5167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37889">
                <text:p>-0.5378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535749">
                <text:p>-0.5357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28915">
                <text:p>-0.5289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1523">
                <text:p>-0.515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28825">
                <text:p>-0.5288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32572">
                <text:p>-0.5325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11608">
                <text:p>-0.5116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9003">
                <text:p>-0.490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88234">
                <text:p>-0.4882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60086">
                <text:p>-0.4600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460593">
                <text:p>-0.46059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8181">
                <text:p>-0.45818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46898">
                <text:p>-0.468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85049">
                <text:p>-0.4850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508969">
                <text:p>-0.5089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502675">
                <text:p>-0.5026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493643">
                <text:p>-0.49364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20425">
                <text:p>-0.5204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60506">
                <text:p>-0.5605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551252">
                <text:p>-0.5512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43477">
                <text:p>-0.54347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84075">
                <text:p>-0.4840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472515">
                <text:p>-0.4725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480386">
                <text:p>-0.4803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474278">
                <text:p>-0.4742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474423">
                <text:p>-0.4744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465479">
                <text:p>-0.4654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469335">
                <text:p>-0.46933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451495">
                <text:p>-0.45149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425929">
                <text:p>-0.425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434911">
                <text:p>-0.43491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43613">
                <text:p>-0.436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484025">
                <text:p>-0.4840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516185">
                <text:p>-0.5161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06985">
                <text:p>-0.5069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458658">
                <text:p>-0.4586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461457">
                <text:p>-0.4614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74063">
                <text:p>-0.4740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492199">
                <text:p>-0.4921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505181">
                <text:p>-0.5051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508102">
                <text:p>-0.5081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53219">
                <text:p>-0.532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537546">
                <text:p>-0.5375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481555">
                <text:p>-0.4815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455949">
                <text:p>-0.4559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18498">
                <text:p>-0.5184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53257">
                <text:p>-0.55325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00284">
                <text:p>-0.40028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34018">
                <text:p>-0.3340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07757">
                <text:p>-0.2077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149381">
                <text:p>-0.1493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136981">
                <text:p>-0.13698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142785">
                <text:p>-0.1427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150079">
                <text:p>-0.150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49501">
                <text:p>-0.14950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34815">
                <text:p>-0.1348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120794">
                <text:p>-0.12079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110107">
                <text:p>-0.1101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110282">
                <text:p>-0.1102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79407">
                <text:p>-0.17940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183399">
                <text:p>-0.1833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188028">
                <text:p>-0.1880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164228">
                <text:p>-0.16422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14618">
                <text:p>-0.146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148401">
                <text:p>-0.1484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48029">
                <text:p>-0.1480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148847">
                <text:p>-0.1488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38037">
                <text:p>-0.1380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140532">
                <text:p>-0.1405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2792">
                <text:p>-0.1279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126776">
                <text:p>-0.12677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3536">
                <text:p>-0.135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48624">
                <text:p>-0.1486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62925">
                <text:p>-0.1629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58557">
                <text:p>-0.15855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48054">
                <text:p>-0.14805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41536">
                <text:p>-0.14153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32499">
                <text:p>-0.1324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38204">
                <text:p>-0.13820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127105">
                <text:p>-0.1271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32169">
                <text:p>-0.1321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141958">
                <text:p>-0.1419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136426">
                <text:p>-0.13642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32775">
                <text:p>-0.13277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141908">
                <text:p>-0.14190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137894">
                <text:p>-0.13789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58642">
                <text:p>-0.15864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56091">
                <text:p>-0.1560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back_wheel_stats.A2:left_back_wheel_stats.A153 left_back_wheel_stats.H1:left_back_wheel_stats.I153" chart:data-source-has-labels="both" svg:x="0.647cm" svg:y="0.062cm" svg:width="27.657cm" svg:height="3.008cm">
          <chartooo:coordinate-region svg:x="1.207cm" svg:y="0.251cm" svg:width="27.097cm" svg:height="2.631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H2:left_back_wheel_stats.H153" chart:label-cell-address="left_back_wheel_stats.H1:left_back_wheel_stats.H1" chart:class="chart:line">
            <chart:data-point chart:repeated="152"/>
          </chart:series>
          <chart:series chart:style-name="ch7" chart:values-cell-range-address="left_back_wheel_stats.I2:left_back_wheel_stats.I153" chart:label-cell-address="left_back_wheel_stats.I1:left_back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H1:left_back_wheel_stats.H1</svg:desc>
                </draw:g>
              </table:table-cell>
              <table:table-cell office:value-type="string">
                <text:p>Ki*integral</text:p>
                <draw:g>
                  <svg:desc>left_back_wheel_stats.I1:lef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153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26154">
                <text:p>-0.526154</text:p>
              </table:table-cell>
              <table:table-cell office:value-type="float" office:value="-0.394824">
                <text:p>-0.3948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41813">
                <text:p>-0.441813</text:p>
              </table:table-cell>
              <table:table-cell office:value-type="float" office:value="-0.674309">
                <text:p>-0.6743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9093">
                <text:p>0.389093</text:p>
              </table:table-cell>
              <table:table-cell office:value-type="float" office:value="-0.576186">
                <text:p>-0.5761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9093">
                <text:p>0.389093</text:p>
              </table:table-cell>
              <table:table-cell office:value-type="float" office:value="-0.572129">
                <text:p>-0.5721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89093">
                <text:p>0.389093</text:p>
              </table:table-cell>
              <table:table-cell office:value-type="float" office:value="-0.566393">
                <text:p>-0.5663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1321">
                <text:p>-0.81321</text:p>
              </table:table-cell>
              <table:table-cell office:value-type="float" office:value="-1.159232">
                <text:p>-1.159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255972">
                <text:p>-0.255972</text:p>
              </table:table-cell>
              <table:table-cell office:value-type="float" office:value="-1.2966">
                <text:p>-1.29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86367">
                <text:p>0.186367</text:p>
              </table:table-cell>
              <table:table-cell office:value-type="float" office:value="-1.179277">
                <text:p>-1.1792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125">
                <text:p>0.081125</text:p>
              </table:table-cell>
              <table:table-cell office:value-type="float" office:value="-1.131888">
                <text:p>-1.1318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190302">
                <text:p>-0.190302</text:p>
              </table:table-cell>
              <table:table-cell office:value-type="float" office:value="-1.240904">
                <text:p>-1.2409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2031">
                <text:p>-0.2031</text:p>
              </table:table-cell>
              <table:table-cell office:value-type="float" office:value="-0.954945">
                <text:p>-0.954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3554">
                <text:p>-0.003554</text:p>
              </table:table-cell>
              <table:table-cell office:value-type="float" office:value="-0.67718">
                <text:p>-0.677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8523">
                <text:p>-0.018523</text:p>
              </table:table-cell>
              <table:table-cell office:value-type="float" office:value="-0.783826">
                <text:p>-0.7838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255505">
                <text:p>-0.255505</text:p>
              </table:table-cell>
              <table:table-cell office:value-type="float" office:value="-0.912671">
                <text:p>-0.9126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24783">
                <text:p>-0.424783</text:p>
              </table:table-cell>
              <table:table-cell office:value-type="float" office:value="-1.140996">
                <text:p>-1.1409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73898">
                <text:p>-0.373898</text:p>
              </table:table-cell>
              <table:table-cell office:value-type="float" office:value="-0.736762">
                <text:p>-0.7367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20514">
                <text:p>-0.20514</text:p>
              </table:table-cell>
              <table:table-cell office:value-type="float" office:value="-0.715141">
                <text:p>-0.715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54476">
                <text:p>-0.154476</text:p>
              </table:table-cell>
              <table:table-cell office:value-type="float" office:value="-0.919297">
                <text:p>-0.9192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272374">
                <text:p>-0.272374</text:p>
              </table:table-cell>
              <table:table-cell office:value-type="float" office:value="-1.109326">
                <text:p>-1.1093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38845">
                <text:p>-0.238845</text:p>
              </table:table-cell>
              <table:table-cell office:value-type="float" office:value="-1.133731">
                <text:p>-1.1337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6989">
                <text:p>-0.06989</text:p>
              </table:table-cell>
              <table:table-cell office:value-type="float" office:value="-1.056813">
                <text:p>-1.0568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51516">
                <text:p>-0.051516</text:p>
              </table:table-cell>
              <table:table-cell office:value-type="float" office:value="-1.076793">
                <text:p>-1.0767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38209">
                <text:p>-0.238209</text:p>
              </table:table-cell>
              <table:table-cell office:value-type="float" office:value="-1.170976">
                <text:p>-1.1709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57128">
                <text:p>-0.357128</text:p>
              </table:table-cell>
              <table:table-cell office:value-type="float" office:value="-1.218435">
                <text:p>-1.2184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91008">
                <text:p>-0.391008</text:p>
              </table:table-cell>
              <table:table-cell office:value-type="float" office:value="-1.1896">
                <text:p>-1.18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57035">
                <text:p>-0.357035</text:p>
              </table:table-cell>
              <table:table-cell office:value-type="float" office:value="-1.191148">
                <text:p>-1.1911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55369">
                <text:p>-0.255369</text:p>
              </table:table-cell>
              <table:table-cell office:value-type="float" office:value="-1.212437">
                <text:p>-1.2124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72578">
                <text:p>-0.272578</text:p>
              </table:table-cell>
              <table:table-cell office:value-type="float" office:value="-1.264136">
                <text:p>-1.2641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89167">
                <text:p>-0.289167</text:p>
              </table:table-cell>
              <table:table-cell office:value-type="float" office:value="-1.273635">
                <text:p>-1.2736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05041">
                <text:p>-0.205041</text:p>
              </table:table-cell>
              <table:table-cell office:value-type="float" office:value="-1.236629">
                <text:p>-1.23662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69401">
                <text:p>-0.069401</text:p>
              </table:table-cell>
              <table:table-cell office:value-type="float" office:value="-1.236507">
                <text:p>-1.2365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3621">
                <text:p>-0.03621</text:p>
              </table:table-cell>
              <table:table-cell office:value-type="float" office:value="-1.232152">
                <text:p>-1.2321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1804">
                <text:p>0.031804</text:p>
              </table:table-cell>
              <table:table-cell office:value-type="float" office:value="-1.114204">
                <text:p>-1.1142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70327">
                <text:p>-0.070327</text:p>
              </table:table-cell>
              <table:table-cell office:value-type="float" office:value="-0.977059">
                <text:p>-0.9770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17093">
                <text:p>-0.17093</text:p>
              </table:table-cell>
              <table:table-cell office:value-type="float" office:value="-0.856443">
                <text:p>-0.8564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290294">
                <text:p>-0.290294</text:p>
              </table:table-cell>
              <table:table-cell office:value-type="float" office:value="-0.811047">
                <text:p>-0.81104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73871">
                <text:p>-0.373871</text:p>
              </table:table-cell>
              <table:table-cell office:value-type="float" office:value="-0.844471">
                <text:p>-0.844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458633">
                <text:p>-0.458633</text:p>
              </table:table-cell>
              <table:table-cell office:value-type="float" office:value="-0.925273">
                <text:p>-0.9252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0758">
                <text:p>-0.40758</text:p>
              </table:table-cell>
              <table:table-cell office:value-type="float" office:value="-0.964699">
                <text:p>-0.9646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306925">
                <text:p>-0.306925</text:p>
              </table:table-cell>
              <table:table-cell office:value-type="float" office:value="-1.014502">
                <text:p>-1.01450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40326">
                <text:p>-0.340326</text:p>
              </table:table-cell>
              <table:table-cell office:value-type="float" office:value="-1.133887">
                <text:p>-1.1338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42481">
                <text:p>-0.42481</text:p>
              </table:table-cell>
              <table:table-cell office:value-type="float" office:value="-1.313847">
                <text:p>-1.3138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272074">
                <text:p>-0.272074</text:p>
              </table:table-cell>
              <table:table-cell office:value-type="float" office:value="-1.458641">
                <text:p>-1.4586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54454">
                <text:p>-0.154454</text:p>
              </table:table-cell>
              <table:table-cell office:value-type="float" office:value="-1.510289">
                <text:p>-1.5102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99135">
                <text:p>0.099135</text:p>
              </table:table-cell>
              <table:table-cell office:value-type="float" office:value="-1.388262">
                <text:p>-1.3882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6556">
                <text:p>0.066556</text:p>
              </table:table-cell>
              <table:table-cell office:value-type="float" office:value="-1.211363">
                <text:p>-1.2113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87805">
                <text:p>-0.087805</text:p>
              </table:table-cell>
              <table:table-cell office:value-type="float" office:value="-1.082925">
                <text:p>-1.0829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87917">
                <text:p>-0.187917</text:p>
              </table:table-cell>
              <table:table-cell office:value-type="float" office:value="-0.953223">
                <text:p>-0.9532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55756">
                <text:p>-0.255756</text:p>
              </table:table-cell>
              <table:table-cell office:value-type="float" office:value="-0.89527">
                <text:p>-0.895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38891">
                <text:p>-0.238891</text:p>
              </table:table-cell>
              <table:table-cell office:value-type="float" office:value="-0.868658">
                <text:p>-0.86865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271825">
                <text:p>-0.271825</text:p>
              </table:table-cell>
              <table:table-cell office:value-type="float" office:value="-0.851117">
                <text:p>-0.8511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238574">
                <text:p>-0.238574</text:p>
              </table:table-cell>
              <table:table-cell office:value-type="float" office:value="-0.776044">
                <text:p>-0.7760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13781">
                <text:p>-0.13781</text:p>
              </table:table-cell>
              <table:table-cell office:value-type="float" office:value="-0.715666">
                <text:p>-0.7156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171891">
                <text:p>-0.171891</text:p>
              </table:table-cell>
              <table:table-cell office:value-type="float" office:value="-0.713498">
                <text:p>-0.7134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103462">
                <text:p>-0.103462</text:p>
              </table:table-cell>
              <table:table-cell office:value-type="float" office:value="-0.813437">
                <text:p>-0.8134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239441">
                <text:p>-0.239441</text:p>
              </table:table-cell>
              <table:table-cell office:value-type="float" office:value="-0.96081">
                <text:p>-0.960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40045">
                <text:p>-0.340045</text:p>
              </table:table-cell>
              <table:table-cell office:value-type="float" office:value="-1.091256">
                <text:p>-1.0912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272709">
                <text:p>-0.272709</text:p>
              </table:table-cell>
              <table:table-cell office:value-type="float" office:value="-1.132767">
                <text:p>-1.1327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69711">
                <text:p>-0.069711</text:p>
              </table:table-cell>
              <table:table-cell office:value-type="float" office:value="-1.033225">
                <text:p>-1.0332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103927">
                <text:p>-0.103927</text:p>
              </table:table-cell>
              <table:table-cell office:value-type="float" office:value="-0.964362">
                <text:p>-0.9643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204802">
                <text:p>-0.204802</text:p>
              </table:table-cell>
              <table:table-cell office:value-type="float" office:value="-0.93647">
                <text:p>-0.936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06885">
                <text:p>-0.306885</text:p>
              </table:table-cell>
              <table:table-cell office:value-type="float" office:value="-0.956671">
                <text:p>-0.9566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22982">
                <text:p>-0.322982</text:p>
              </table:table-cell>
              <table:table-cell office:value-type="float" office:value="-1.05097">
                <text:p>-1.050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289663">
                <text:p>-0.289663</text:p>
              </table:table-cell>
              <table:table-cell office:value-type="float" office:value="-1.115166">
                <text:p>-1.1151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2258">
                <text:p>-0.32258</text:p>
              </table:table-cell>
              <table:table-cell office:value-type="float" office:value="-1.234154">
                <text:p>-1.2341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23224">
                <text:p>-0.323224</text:p>
              </table:table-cell>
              <table:table-cell office:value-type="float" office:value="-1.277224">
                <text:p>-1.2772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101449">
                <text:p>-0.101449</text:p>
              </table:table-cell>
              <table:table-cell office:value-type="float" office:value="-1.15914">
                <text:p>-1.159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19407">
                <text:p>-0.019407</text:p>
              </table:table-cell>
              <table:table-cell office:value-type="float" office:value="-1.037439">
                <text:p>-1.03743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272534">
                <text:p>-0.272534</text:p>
              </table:table-cell>
              <table:table-cell office:value-type="float" office:value="-1.141097">
                <text:p>-1.1410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390793">
                <text:p>-0.390793</text:p>
              </table:table-cell>
              <table:table-cell office:value-type="float" office:value="-1.292729">
                <text:p>-1.2927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6978">
                <text:p>0.26978</text:p>
              </table:table-cell>
              <table:table-cell office:value-type="float" office:value="-1.127039">
                <text:p>-1.12703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6978">
                <text:p>0.26978</text:p>
              </table:table-cell>
              <table:table-cell office:value-type="float" office:value="-0.981853">
                <text:p>-0.9818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203068">
                <text:p>-0.203068</text:p>
              </table:table-cell>
              <table:table-cell office:value-type="float" office:value="-0.879144">
                <text:p>-0.8791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69807">
                <text:p>-0.269807</text:p>
              </table:table-cell>
              <table:table-cell office:value-type="float" office:value="-0.819455">
                <text:p>-0.8194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186118">
                <text:p>-0.186118</text:p>
              </table:table-cell>
              <table:table-cell office:value-type="float" office:value="-0.711375">
                <text:p>-0.7113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553074">
                <text:p>-0.5530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49869">
                <text:p>-0.498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489248">
                <text:p>-0.4892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35152">
                <text:p>-0.351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149144">
                <text:p>-0.14914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209058">
                <text:p>-0.2090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211812">
                <text:p>-0.2118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151048">
                <text:p>-0.1510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61959">
                <text:p>-0.0619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61538">
                <text:p>-0.461538</text:p>
              </table:table-cell>
              <table:table-cell office:value-type="float" office:value="-0.338258">
                <text:p>-0.3382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088986">
                <text:p>-0.088986</text:p>
              </table:table-cell>
              <table:table-cell office:value-type="float" office:value="-0.392233">
                <text:p>-0.39223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75571">
                <text:p>0.475571</text:p>
              </table:table-cell>
              <table:table-cell office:value-type="float" office:value="-0.133456">
                <text:p>-0.1334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8703">
                <text:p>0.638703</text:p>
              </table:table-cell>
              <table:table-cell office:value-type="float" office:value="0.18472">
                <text:p>0.184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18242">
                <text:p>0.518242</text:p>
              </table:table-cell>
              <table:table-cell office:value-type="float" office:value="0.452907">
                <text:p>0.45290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30269">
                <text:p>0.330269</text:p>
              </table:table-cell>
              <table:table-cell office:value-type="float" office:value="0.617036">
                <text:p>0.6170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83026">
                <text:p>0.183026</text:p>
              </table:table-cell>
              <table:table-cell office:value-type="float" office:value="0.705727">
                <text:p>0.7057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3119">
                <text:p>0.113119</text:p>
              </table:table-cell>
              <table:table-cell office:value-type="float" office:value="0.76159">
                <text:p>0.7615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27824">
                <text:p>0.127824</text:p>
              </table:table-cell>
              <table:table-cell office:value-type="float" office:value="0.829305">
                <text:p>0.82930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48173">
                <text:p>0.148173</text:p>
              </table:table-cell>
              <table:table-cell office:value-type="float" office:value="0.904222">
                <text:p>0.90422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79906">
                <text:p>0.079906</text:p>
              </table:table-cell>
              <table:table-cell office:value-type="float" office:value="1.28418">
                <text:p>1.2841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96906">
                <text:p>0.096906</text:p>
              </table:table-cell>
              <table:table-cell office:value-type="float" office:value="1.387732">
                <text:p>1.38773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2667">
                <text:p>0.012667</text:p>
              </table:table-cell>
              <table:table-cell office:value-type="float" office:value="1.135631">
                <text:p>1.1356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81684">
                <text:p>0.181684</text:p>
              </table:table-cell>
              <table:table-cell office:value-type="float" office:value="0.911285">
                <text:p>0.91128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28371">
                <text:p>0.028371</text:p>
              </table:table-cell>
              <table:table-cell office:value-type="float" office:value="0.657656">
                <text:p>0.65765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79814">
                <text:p>0.079814</text:p>
              </table:table-cell>
              <table:table-cell office:value-type="float" office:value="0.534305">
                <text:p>0.53430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96653">
                <text:p>0.096653</text:p>
              </table:table-cell>
              <table:table-cell office:value-type="float" office:value="0.492925">
                <text:p>0.492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98942">
                <text:p>0.198942</text:p>
              </table:table-cell>
              <table:table-cell office:value-type="float" office:value="0.535562">
                <text:p>0.53556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65469">
                <text:p>0.265469</text:p>
              </table:table-cell>
              <table:table-cell office:value-type="float" office:value="0.601753">
                <text:p>0.60175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0981">
                <text:p>0.230981</text:p>
              </table:table-cell>
              <table:table-cell office:value-type="float" office:value="0.64319">
                <text:p>0.6431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042">
                <text:p>0.181042</text:p>
              </table:table-cell>
              <table:table-cell office:value-type="float" office:value="0.698446">
                <text:p>0.69844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46736">
                <text:p>0.146736</text:p>
              </table:table-cell>
              <table:table-cell office:value-type="float" office:value="0.72418">
                <text:p>0.7241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46054">
                <text:p>0.146054</text:p>
              </table:table-cell>
              <table:table-cell office:value-type="float" office:value="0.7921">
                <text:p>0.792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48039">
                <text:p>0.148039</text:p>
              </table:table-cell>
              <table:table-cell office:value-type="float" office:value="0.772328">
                <text:p>0.77232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4063">
                <text:p>0.164063</text:p>
              </table:table-cell>
              <table:table-cell office:value-type="float" office:value="0.84014">
                <text:p>0.8401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47538">
                <text:p>0.147538</text:p>
              </table:table-cell>
              <table:table-cell office:value-type="float" office:value="0.871834">
                <text:p>0.8718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95017">
                <text:p>0.095017</text:p>
              </table:table-cell>
              <table:table-cell office:value-type="float" office:value="0.872902">
                <text:p>0.8729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63885">
                <text:p>0.063885</text:p>
              </table:table-cell>
              <table:table-cell office:value-type="float" office:value="0.807762">
                <text:p>0.80776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62399">
                <text:p>0.062399</text:p>
              </table:table-cell>
              <table:table-cell office:value-type="float" office:value="0.70438">
                <text:p>0.7043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29242">
                <text:p>0.129242</text:p>
              </table:table-cell>
              <table:table-cell office:value-type="float" office:value="0.6524">
                <text:p>0.652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96715">
                <text:p>0.196715</text:p>
              </table:table-cell>
              <table:table-cell office:value-type="float" office:value="0.657836">
                <text:p>0.65783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5871">
                <text:p>0.215871</text:p>
              </table:table-cell>
              <table:table-cell office:value-type="float" office:value="0.693887">
                <text:p>0.6938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32382">
                <text:p>0.232382</text:p>
              </table:table-cell>
              <table:table-cell office:value-type="float" office:value="0.740275">
                <text:p>0.74027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81781">
                <text:p>0.181781</text:p>
              </table:table-cell>
              <table:table-cell office:value-type="float" office:value="0.765378">
                <text:p>0.76537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15186">
                <text:p>0.215186</text:p>
              </table:table-cell>
              <table:table-cell office:value-type="float" office:value="0.790764">
                <text:p>0.7907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80264">
                <text:p>0.180264</text:p>
              </table:table-cell>
              <table:table-cell office:value-type="float" office:value="0.806152">
                <text:p>0.8061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13742">
                <text:p>0.113742</text:p>
              </table:table-cell>
              <table:table-cell office:value-type="float" office:value="0.812574">
                <text:p>0.8125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3366">
                <text:p>0.113366</text:p>
              </table:table-cell>
              <table:table-cell office:value-type="float" office:value="0.835826">
                <text:p>0.83582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12925">
                <text:p>0.112925</text:p>
              </table:table-cell>
              <table:table-cell office:value-type="float" office:value="0.861451">
                <text:p>0.86145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81652">
                <text:p>0.081652</text:p>
              </table:table-cell>
              <table:table-cell office:value-type="float" office:value="0.836813">
                <text:p>0.83681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29366">
                <text:p>0.129366</text:p>
              </table:table-cell>
              <table:table-cell office:value-type="float" office:value="0.799004">
                <text:p>0.79900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79858">
                <text:p>0.079858</text:p>
              </table:table-cell>
              <table:table-cell office:value-type="float" office:value="0.72721">
                <text:p>0.7272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31165">
                <text:p>0.131165</text:p>
              </table:table-cell>
              <table:table-cell office:value-type="float" office:value="0.670809">
                <text:p>0.6708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06485">
                <text:p>0.606485</text:p>
              </table:table-cell>
              <table:table-cell office:value-type="float" office:value="0.878148">
                <text:p>0.87814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06485">
                <text:p>0.606485</text:p>
              </table:table-cell>
              <table:table-cell office:value-type="float" office:value="0.781541">
                <text:p>0.78154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06485">
                <text:p>0.606485</text:p>
              </table:table-cell>
              <table:table-cell office:value-type="float" office:value="0.710808">
                <text:p>0.71080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07645">
                <text:p>-0.507645</text:p>
              </table:table-cell>
              <table:table-cell office:value-type="float" office:value="0.484034">
                <text:p>0.4840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27036">
                <text:p>-0.27036</text:p>
              </table:table-cell>
              <table:table-cell office:value-type="float" office:value="0.336767">
                <text:p>0.3367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1311">
                <text:p>-0.101311</text:p>
              </table:table-cell>
              <table:table-cell office:value-type="float" office:value="0.247118">
                <text:p>0.2471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207383">
                <text:p>0.20738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142801">
                <text:p>0.1428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103233">
                <text:p>0.1032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38649">
                <text:p>0.03864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0.26785">
                <text:p>-0.2678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278999">
                <text:p>-0.278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296126">
                <text:p>-0.29612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124153">
                <text:p>-0.1241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33498">
                <text:p>-0.03349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left_front_wheel_stats.A2:left_front_wheel_stats.A153 left_front_wheel_stats.D1:left_front_wheel_stats.F153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153" chart:label-cell-address="left_front_wheel_stats.D1:left_front_wheel_stats.D1" chart:class="chart:line">
            <chart:data-point chart:repeated="152"/>
          </chart:series>
          <chart:series chart:style-name="ch7" chart:values-cell-range-address="left_front_wheel_stats.E2:left_front_wheel_stats.E153" chart:label-cell-address="left_front_wheel_stats.E1:left_front_wheel_stats.E1" chart:class="chart:line">
            <chart:data-point chart:repeated="152"/>
          </chart:series>
          <chart:series chart:style-name="ch8" chart:values-cell-range-address="left_front_wheel_stats.F2:left_front_wheel_stats.F153" chart:label-cell-address="left_front_wheel_stats.F1:lef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153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153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2.752685">
                <text:p>-2.7526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3074">
                <text:p>-0.733074</text:p>
              </table:table-cell>
              <table:table-cell office:value-type="float" office:value="-2.794062">
                <text:p>-2.7940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733074">
                <text:p>-0.73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733074">
                <text:p>-0.73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733074">
                <text:p>-0.73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8668">
                <text:p>-0.508668</text:p>
              </table:table-cell>
              <table:table-cell office:value-type="float" office:value="-3.972271">
                <text:p>-3.9722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318">
                <text:p>-0.844318</text:p>
              </table:table-cell>
              <table:table-cell office:value-type="float" office:value="-3.263139">
                <text:p>-3.263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79225">
                <text:p>-1.979225</text:p>
              </table:table-cell>
              <table:table-cell office:value-type="float" office:value="-2.938789">
                <text:p>-2.9387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2233">
                <text:p>-1.352233</text:p>
              </table:table-cell>
              <table:table-cell office:value-type="float" office:value="-3.26468">
                <text:p>-3.264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4845">
                <text:p>-0.734845</text:p>
              </table:table-cell>
              <table:table-cell office:value-type="float" office:value="-3.502895">
                <text:p>-3.502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6819">
                <text:p>-0.906819</text:p>
              </table:table-cell>
              <table:table-cell office:value-type="float" office:value="-3.25762">
                <text:p>-3.257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5337">
                <text:p>-1.185337</text:p>
              </table:table-cell>
              <table:table-cell office:value-type="float" office:value="-3.004702">
                <text:p>-3.0047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1665">
                <text:p>-1.071665</text:p>
              </table:table-cell>
              <table:table-cell office:value-type="float" office:value="-3.188789">
                <text:p>-3.1887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707">
                <text:p>-0.168707</text:p>
              </table:table-cell>
              <table:table-cell office:value-type="float" office:value="-3.461399">
                <text:p>-3.4613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34">
                <text:p>-0.112634</text:p>
              </table:table-cell>
              <table:table-cell office:value-type="float" office:value="-3.925235">
                <text:p>-3.9252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2282">
                <text:p>-0.452282</text:p>
              </table:table-cell>
              <table:table-cell office:value-type="float" office:value="-3.429491">
                <text:p>-3.4294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136">
                <text:p>-0.732136</text:p>
              </table:table-cell>
              <table:table-cell office:value-type="float" office:value="-3.305658">
                <text:p>-3.3056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274">
                <text:p>-0.788274</text:p>
              </table:table-cell>
              <table:table-cell office:value-type="float" office:value="-3.487616">
                <text:p>-3.4876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9215">
                <text:p>-0.619215</text:p>
              </table:table-cell>
              <table:table-cell office:value-type="float" office:value="-3.751755">
                <text:p>-3.7517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691">
                <text:p>-0.788691</text:p>
              </table:table-cell>
              <table:table-cell office:value-type="float" office:value="-3.6626">
                <text:p>-3.66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6109">
                <text:p>-1.356109</text:p>
              </table:table-cell>
              <table:table-cell office:value-type="float" office:value="-3.503227">
                <text:p>-3.5032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836">
                <text:p>-1.124836</text:p>
              </table:table-cell>
              <table:table-cell office:value-type="float" office:value="-3.399585">
                <text:p>-3.3995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896">
                <text:p>-0.846896</text:p>
              </table:table-cell>
              <table:table-cell office:value-type="float" office:value="-3.632973">
                <text:p>-3.6329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454">
                <text:p>-0.337454</text:p>
              </table:table-cell>
              <table:table-cell office:value-type="float" office:value="-3.721218">
                <text:p>-3.7212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865">
                <text:p>-0.337865</text:p>
              </table:table-cell>
              <table:table-cell office:value-type="float" office:value="-3.736799">
                <text:p>-3.7367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113">
                <text:p>-0.507113</text:p>
              </table:table-cell>
              <table:table-cell office:value-type="float" office:value="-3.695631">
                <text:p>-3.6956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3375">
                <text:p>-0.733375</text:p>
              </table:table-cell>
              <table:table-cell office:value-type="float" office:value="-3.567549">
                <text:p>-3.5675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96">
                <text:p>-0.45096</text:p>
              </table:table-cell>
              <table:table-cell office:value-type="float" office:value="-3.70822">
                <text:p>-3.708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1403">
                <text:p>-0.451403</text:p>
              </table:table-cell>
              <table:table-cell office:value-type="float" office:value="-3.723359">
                <text:p>-3.7233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172">
                <text:p>-0.73172</text:p>
              </table:table-cell>
              <table:table-cell office:value-type="float" office:value="-3.684499">
                <text:p>-3.6844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839">
                <text:p>-0.845839</text:p>
              </table:table-cell>
              <table:table-cell office:value-type="float" office:value="-3.625939">
                <text:p>-3.6259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038">
                <text:p>-1.072038</text:p>
              </table:table-cell>
              <table:table-cell office:value-type="float" office:value="-3.611727">
                <text:p>-3.6117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548">
                <text:p>-1.183548</text:p>
              </table:table-cell>
              <table:table-cell office:value-type="float" office:value="-3.55009">
                <text:p>-3.550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925">
                <text:p>-1.014925</text:p>
              </table:table-cell>
              <table:table-cell office:value-type="float" office:value="-3.530095">
                <text:p>-3.5300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898">
                <text:p>-0.845898</text:p>
              </table:table-cell>
              <table:table-cell office:value-type="float" office:value="-3.427256">
                <text:p>-3.4272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0042">
                <text:p>-0.730042</text:p>
              </table:table-cell>
              <table:table-cell office:value-type="float" office:value="-3.463598">
                <text:p>-3.4635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168">
                <text:p>-0.169168</text:p>
              </table:table-cell>
              <table:table-cell office:value-type="float" office:value="-3.533897">
                <text:p>-3.5338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801">
                <text:p>-0.168801</text:p>
              </table:table-cell>
              <table:table-cell office:value-type="float" office:value="-3.68008">
                <text:p>-3.680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2126">
                <text:p>-0.562126</text:p>
              </table:table-cell>
              <table:table-cell office:value-type="float" office:value="-3.616161">
                <text:p>-3.6161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159">
                <text:p>-0.677159</text:p>
              </table:table-cell>
              <table:table-cell office:value-type="float" office:value="-3.523175">
                <text:p>-3.5231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491">
                <text:p>-0.450491</text:p>
              </table:table-cell>
              <table:table-cell office:value-type="float" office:value="-3.633542">
                <text:p>-3.6335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476">
                <text:p>-0.169476</text:p>
              </table:table-cell>
              <table:table-cell office:value-type="float" office:value="-3.852253">
                <text:p>-3.8522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849">
                <text:p>-0.225849</text:p>
              </table:table-cell>
              <table:table-cell office:value-type="float" office:value="-3.947286">
                <text:p>-3.9472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9159">
                <text:p>-0.899159</text:p>
              </table:table-cell>
              <table:table-cell office:value-type="float" office:value="-3.928069">
                <text:p>-3.9280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6646">
                <text:p>-1.126646</text:p>
              </table:table-cell>
              <table:table-cell office:value-type="float" office:value="-3.739085">
                <text:p>-3.73908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517">
                <text:p>-1.18517</text:p>
              </table:table-cell>
              <table:table-cell office:value-type="float" office:value="-3.713465">
                <text:p>-3.7134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2568">
                <text:p>-1.292568</text:p>
              </table:table-cell>
              <table:table-cell office:value-type="float" office:value="-3.548955">
                <text:p>-3.5489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3295">
                <text:p>-0.733295</text:p>
              </table:table-cell>
              <table:table-cell office:value-type="float" office:value="-3.62823">
                <text:p>-3.628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992">
                <text:p>-0.844992</text:p>
              </table:table-cell>
              <table:table-cell office:value-type="float" office:value="-3.532098">
                <text:p>-3.5320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8703">
                <text:p>-0.618703</text:p>
              </table:table-cell>
              <table:table-cell office:value-type="float" office:value="-3.498385">
                <text:p>-3.4983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21693">
                <text:p>-0.621693</text:p>
              </table:table-cell>
              <table:table-cell office:value-type="float" office:value="-3.573634">
                <text:p>-3.5736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911">
                <text:p>-0.788911</text:p>
              </table:table-cell>
              <table:table-cell office:value-type="float" office:value="-3.395452">
                <text:p>-3.3954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7944">
                <text:p>-0.787944</text:p>
              </table:table-cell>
              <table:table-cell office:value-type="float" office:value="-3.358571">
                <text:p>-3.3585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91317">
                <text:p>-0.791317</text:p>
              </table:table-cell>
              <table:table-cell office:value-type="float" office:value="-3.239135">
                <text:p>-3.2391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307">
                <text:p>-0.676307</text:p>
              </table:table-cell>
              <table:table-cell office:value-type="float" office:value="-3.395486">
                <text:p>-3.3954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2429">
                <text:p>-0.282429</text:p>
              </table:table-cell>
              <table:table-cell office:value-type="float" office:value="-3.533021">
                <text:p>-3.5330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1172">
                <text:p>-0.451172</text:p>
              </table:table-cell>
              <table:table-cell office:value-type="float" office:value="-3.673048">
                <text:p>-3.6730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379">
                <text:p>-0.676379</text:p>
              </table:table-cell>
              <table:table-cell office:value-type="float" office:value="-3.641048">
                <text:p>-3.6410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615">
                <text:p>-0.901615</text:p>
              </table:table-cell>
              <table:table-cell office:value-type="float" office:value="-3.531452">
                <text:p>-3.5314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055">
                <text:p>-0.901055</text:p>
              </table:table-cell>
              <table:table-cell office:value-type="float" office:value="-3.510326">
                <text:p>-3.51032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907">
                <text:p>-0.732907</text:p>
              </table:table-cell>
              <table:table-cell office:value-type="float" office:value="-3.587077">
                <text:p>-3.5870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93">
                <text:p>-0.50793</text:p>
              </table:table-cell>
              <table:table-cell office:value-type="float" office:value="-3.633833">
                <text:p>-3.6338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549">
                <text:p>-0.676549</text:p>
              </table:table-cell>
              <table:table-cell office:value-type="float" office:value="-3.709627">
                <text:p>-3.70962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6515">
                <text:p>-0.506515</text:p>
              </table:table-cell>
              <table:table-cell office:value-type="float" office:value="-3.710409">
                <text:p>-3.7104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9289">
                <text:p>-0.339289</text:p>
              </table:table-cell>
              <table:table-cell office:value-type="float" office:value="-3.88356">
                <text:p>-3.8835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1691">
                <text:p>-0.61691</text:p>
              </table:table-cell>
              <table:table-cell office:value-type="float" office:value="-3.835796">
                <text:p>-3.8357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6037">
                <text:p>-0.906037</text:p>
              </table:table-cell>
              <table:table-cell office:value-type="float" office:value="-3.617015">
                <text:p>-3.617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283">
                <text:p>-0.732283</text:p>
              </table:table-cell>
              <table:table-cell office:value-type="float" office:value="-3.54987">
                <text:p>-3.549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16">
                <text:p>-0.33816</text:p>
              </table:table-cell>
              <table:table-cell office:value-type="float" office:value="-3.894329">
                <text:p>-3.89432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225">
                <text:p>-0.337225</text:p>
              </table:table-cell>
              <table:table-cell office:value-type="float" office:value="-3.982061">
                <text:p>-3.9820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0.337225">
                <text:p>-0.337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0.337225">
                <text:p>-0.337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507671">
                <text:p>0.507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955567">
                <text:p>0.955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563994">
                <text:p>0.56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112745">
                <text:p>0.11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538462">
                <text:p>-1.538462</text:p>
              </table:table-cell>
              <table:table-cell office:value-type="float" office:value="-0">
                <text:p>-0</text:p>
              </table:table-cell>
              <table:table-cell office:value-type="float" office:value="-2.408334">
                <text:p>-2.40833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241841">
                <text:p>-1.241841</text:p>
              </table:table-cell>
              <table:table-cell office:value-type="float" office:value="-1.95149">
                <text:p>-1.9514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580138">
                <text:p>-3.580138</text:p>
              </table:table-cell>
              <table:table-cell office:value-type="float" office:value="-1.051921">
                <text:p>-1.05192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723895">
                <text:p>-3.723895</text:p>
              </table:table-cell>
              <table:table-cell office:value-type="float" office:value="-0.644511">
                <text:p>-0.64451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875304">
                <text:p>-2.875304</text:p>
              </table:table-cell>
              <table:table-cell office:value-type="float" office:value="-0.520951">
                <text:p>-0.5209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92008">
                <text:p>-2.092008</text:p>
              </table:table-cell>
              <table:table-cell office:value-type="float" office:value="-0.663823">
                <text:p>-0.6638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4812">
                <text:p>-1.974812</text:p>
              </table:table-cell>
              <table:table-cell office:value-type="float" office:value="-0.686667">
                <text:p>-0.68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0671">
                <text:p>-2.020671</text:p>
              </table:table-cell>
              <table:table-cell office:value-type="float" office:value="-0.607612">
                <text:p>-0.60761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5274">
                <text:p>-2.085274</text:p>
              </table:table-cell>
              <table:table-cell office:value-type="float" office:value="-0.529455">
                <text:p>-0.5294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3316">
                <text:p>-1.853316</text:p>
              </table:table-cell>
              <table:table-cell office:value-type="float" office:value="-0.391286">
                <text:p>-0.3912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1215">
                <text:p>-1.861215</text:p>
              </table:table-cell>
              <table:table-cell office:value-type="float" office:value="-0.113991">
                <text:p>-0.11399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1156">
                <text:p>-1.801156</text:p>
              </table:table-cell>
              <table:table-cell office:value-type="float" office:value="-1.538462">
                <text:p>-1.5384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5854">
                <text:p>-1.975854</text:p>
              </table:table-cell>
              <table:table-cell office:value-type="float" office:value="-0.149346">
                <text:p>-0.14934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756">
                <text:p>-1.96756</text:p>
              </table:table-cell>
              <table:table-cell office:value-type="float" office:value="-0.181275">
                <text:p>-0.18127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58279">
                <text:p>-1.858279</text:p>
              </table:table-cell>
              <table:table-cell office:value-type="float" office:value="-0.654194">
                <text:p>-0.6541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2672">
                <text:p>-1.862672</text:p>
              </table:table-cell>
              <table:table-cell office:value-type="float" office:value="-0.831475">
                <text:p>-0.83147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0637">
                <text:p>-1.860637</text:p>
              </table:table-cell>
              <table:table-cell office:value-type="float" office:value="-0.767008">
                <text:p>-0.76700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419509">
                <text:p>-2.419509</text:p>
              </table:table-cell>
              <table:table-cell office:value-type="float" office:value="-0.660204">
                <text:p>-0.6602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423357">
                <text:p>-2.423357</text:p>
              </table:table-cell>
              <table:table-cell office:value-type="float" office:value="-0.52012">
                <text:p>-0.520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1692">
                <text:p>-2.251692</text:p>
              </table:table-cell>
              <table:table-cell office:value-type="float" office:value="-0.527202">
                <text:p>-0.5272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5567">
                <text:p>-2.085567</text:p>
              </table:table-cell>
              <table:table-cell office:value-type="float" office:value="-0.587047">
                <text:p>-0.5870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4752">
                <text:p>-2.084752</text:p>
              </table:table-cell>
              <table:table-cell office:value-type="float" office:value="-0.565211">
                <text:p>-0.5652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1924">
                <text:p>-2.031924</text:p>
              </table:table-cell>
              <table:table-cell office:value-type="float" office:value="-0.556837">
                <text:p>-0.5568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8595">
                <text:p>-2.088595</text:p>
              </table:table-cell>
              <table:table-cell office:value-type="float" office:value="-0.61764">
                <text:p>-0.617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386">
                <text:p>-1.97386</text:p>
              </table:table-cell>
              <table:table-cell office:value-type="float" office:value="-0.565337">
                <text:p>-0.56533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4194">
                <text:p>-1.974194</text:p>
              </table:table-cell>
              <table:table-cell office:value-type="float" office:value="-0.560536">
                <text:p>-0.5605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5141">
                <text:p>-1.75141</text:p>
              </table:table-cell>
              <table:table-cell office:value-type="float" office:value="-0.624601">
                <text:p>-0.6246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43687">
                <text:p>-1.743687</text:p>
              </table:table-cell>
              <table:table-cell office:value-type="float" office:value="-0.691296">
                <text:p>-0.691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9269">
                <text:p>-1.969269</text:p>
              </table:table-cell>
              <table:table-cell office:value-type="float" office:value="-0.790179">
                <text:p>-0.7901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4202">
                <text:p>-2.034202</text:p>
              </table:table-cell>
              <table:table-cell office:value-type="float" office:value="-0.769083">
                <text:p>-0.76908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89819">
                <text:p>-2.189819</text:p>
              </table:table-cell>
              <table:table-cell office:value-type="float" office:value="-0.687655">
                <text:p>-0.68765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8033">
                <text:p>-2.258033</text:p>
              </table:table-cell>
              <table:table-cell office:value-type="float" office:value="-0.642618">
                <text:p>-0.6426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10642">
                <text:p>-2.310642</text:p>
              </table:table-cell>
              <table:table-cell office:value-type="float" office:value="-0.550996">
                <text:p>-0.5509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7262">
                <text:p>-2.257262</text:p>
              </table:table-cell>
              <table:table-cell office:value-type="float" office:value="-0.55521">
                <text:p>-0.5552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3283">
                <text:p>-2.143283</text:p>
              </table:table-cell>
              <table:table-cell office:value-type="float" office:value="-0.523508">
                <text:p>-0.5235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3044">
                <text:p>-2.083044</text:p>
              </table:table-cell>
              <table:table-cell office:value-type="float" office:value="-0.57148">
                <text:p>-0.5714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7436">
                <text:p>-2.027436</text:p>
              </table:table-cell>
              <table:table-cell office:value-type="float" office:value="-0.576743">
                <text:p>-0.5767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6348">
                <text:p>-1.916348</text:p>
              </table:table-cell>
              <table:table-cell office:value-type="float" office:value="-0.565941">
                <text:p>-0.56594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094">
                <text:p>-1.9094</text:p>
              </table:table-cell>
              <table:table-cell office:value-type="float" office:value="-0.478814">
                <text:p>-0.4788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7216">
                <text:p>-1.867216</text:p>
              </table:table-cell>
              <table:table-cell office:value-type="float" office:value="-0.561732">
                <text:p>-0.56173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4394">
                <text:p>-1.914394</text:p>
              </table:table-cell>
              <table:table-cell office:value-type="float" office:value="-0.609061">
                <text:p>-0.60906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105">
                <text:p>-1.86105</text:p>
              </table:table-cell>
              <table:table-cell office:value-type="float" office:value="-0.670398">
                <text:p>-0.67039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1913">
                <text:p>-2.141913</text:p>
              </table:table-cell>
              <table:table-cell office:value-type="float" office:value="-0.751887">
                <text:p>-0.7518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-2.077773">
                <text:p>-2.0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2.077773">
                <text:p>-2.0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2.077773">
                <text:p>-2.0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.748555">
                <text:p>1.74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957523">
                <text:p>0.9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337703">
                <text:p>0.33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front_wheel_stats.A2:left_front_wheel_stats.A153 left_front_wheel_stats.G1:left_front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153" chart:label-cell-address="left_front_wheel_stats.G1:lef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front_wheel_stats.G1:lef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450252">
                <text:p>-0.4502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56255">
                <text:p>-0.4562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27173">
                <text:p>-0.6271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24302">
                <text:p>-0.5243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77249">
                <text:p>-0.4772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524525">
                <text:p>-0.5245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59082">
                <text:p>-0.5590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23501">
                <text:p>-0.523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486811">
                <text:p>-0.4868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13516">
                <text:p>-0.5135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53062">
                <text:p>-0.5530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20349">
                <text:p>-0.620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48434">
                <text:p>-0.5484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3047">
                <text:p>-0.53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56866">
                <text:p>-0.5568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95183">
                <text:p>-0.5951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8225">
                <text:p>-0.582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5913">
                <text:p>-0.559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44095">
                <text:p>-0.544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77952">
                <text:p>-0.5779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90753">
                <text:p>-0.5907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593014">
                <text:p>-0.59301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87042">
                <text:p>-0.5870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68461">
                <text:p>-0.5684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88868">
                <text:p>-0.5888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91064">
                <text:p>-0.5910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85427">
                <text:p>-0.5854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576932">
                <text:p>-0.5769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7487">
                <text:p>-0.574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65928">
                <text:p>-0.5659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63028">
                <text:p>-0.5630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48109">
                <text:p>-0.548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53381">
                <text:p>-0.5533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563579">
                <text:p>-0.5635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584786">
                <text:p>-0.5847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575513">
                <text:p>-0.5755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562024">
                <text:p>-0.5620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78034">
                <text:p>-0.5780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609762">
                <text:p>-0.6097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623548">
                <text:p>-0.6235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62076">
                <text:p>-0.620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93345">
                <text:p>-0.5933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589629">
                <text:p>-0.5896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565764">
                <text:p>-0.5657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77264">
                <text:p>-0.57726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63319">
                <text:p>-0.5633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558428">
                <text:p>-0.5584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569344">
                <text:p>-0.5693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543496">
                <text:p>-0.5434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538146">
                <text:p>-0.5381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52082">
                <text:p>-0.520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543501">
                <text:p>-0.5435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63452">
                <text:p>-0.5634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583765">
                <text:p>-0.5837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79123">
                <text:p>-0.57912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63225">
                <text:p>-0.5632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56016">
                <text:p>-0.560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571294">
                <text:p>-0.57129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78077">
                <text:p>-0.57807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589072">
                <text:p>-0.58907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589185">
                <text:p>-0.5891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614304">
                <text:p>-0.6143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607375">
                <text:p>-0.60737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575637">
                <text:p>-0.5756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65897">
                <text:p>-0.5658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15866">
                <text:p>-0.6158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628593">
                <text:p>-0.6285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00299">
                <text:p>-0.4002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34026">
                <text:p>-0.3340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03529">
                <text:p>-0.2035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144428">
                <text:p>-0.1444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126504">
                <text:p>-0.1265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147229">
                <text:p>-0.14722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150543">
                <text:p>-0.1505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39075">
                <text:p>-0.13907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27737">
                <text:p>-0.12773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107694">
                <text:p>-0.10769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27411">
                <text:p>-0.2741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45833">
                <text:p>-0.1458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17155">
                <text:p>-0.171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162198">
                <text:p>-0.1621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146704">
                <text:p>-0.1467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126383">
                <text:p>-0.1263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12741">
                <text:p>-0.127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36092">
                <text:p>-0.13609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132924">
                <text:p>-0.1329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31709">
                <text:p>-0.13170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14053">
                <text:p>-0.1405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32943">
                <text:p>-0.13294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132246">
                <text:p>-0.13224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4154">
                <text:p>-0.141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51215">
                <text:p>-0.1512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65559">
                <text:p>-0.16555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62499">
                <text:p>-0.1624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50687">
                <text:p>-0.1506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44153">
                <text:p>-0.14415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30862">
                <text:p>-0.13086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31473">
                <text:p>-0.13147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126875">
                <text:p>-0.126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33834">
                <text:p>-0.1338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134597">
                <text:p>-0.1345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13303">
                <text:p>-0.1330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20391">
                <text:p>-0.1203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132419">
                <text:p>-0.13241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139285">
                <text:p>-0.13928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48183">
                <text:p>-0.1481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60005">
                <text:p>-0.16000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front_wheel_stats.A2:left_front_wheel_stats.A153 left_front_wheel_stats.H1:left_front_wheel_stats.I153" chart:data-source-has-labels="both" svg:x="0.647cm" svg:y="0.062cm" svg:width="27.657cm" svg:height="3.008cm">
          <chartooo:coordinate-region svg:x="1.207cm" svg:y="0.25cm" svg:width="27.097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H2:left_front_wheel_stats.H153" chart:label-cell-address="left_front_wheel_stats.H1:left_front_wheel_stats.H1" chart:class="chart:line">
            <chart:data-point chart:repeated="152"/>
          </chart:series>
          <chart:series chart:style-name="ch7" chart:values-cell-range-address="left_front_wheel_stats.I2:left_front_wheel_stats.I153" chart:label-cell-address="left_front_wheel_stats.I1:lef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H1:left_front_wheel_stats.H1</svg:desc>
                </draw:g>
              </table:table-cell>
              <table:table-cell office:value-type="string">
                <text:p>Ki*integral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153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26154">
                <text:p>-0.526154</text:p>
              </table:table-cell>
              <table:table-cell office:value-type="float" office:value="-0.394766">
                <text:p>-0.394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08077">
                <text:p>-0.408077</text:p>
              </table:table-cell>
              <table:table-cell office:value-type="float" office:value="-0.652881">
                <text:p>-0.6528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9922">
                <text:p>0.219922</text:p>
              </table:table-cell>
              <table:table-cell office:value-type="float" office:value="-0.597333">
                <text:p>-0.597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9922">
                <text:p>0.219922</text:p>
              </table:table-cell>
              <table:table-cell office:value-type="float" office:value="-0.595046">
                <text:p>-0.5950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9922">
                <text:p>0.219922</text:p>
              </table:table-cell>
              <table:table-cell office:value-type="float" office:value="-0.591782">
                <text:p>-0.5917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46982">
                <text:p>-0.846982</text:p>
              </table:table-cell>
              <table:table-cell office:value-type="float" office:value="-1.208687">
                <text:p>-1.2086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272858">
                <text:p>-0.272858</text:p>
              </table:table-cell>
              <table:table-cell office:value-type="float" office:value="-1.35522">
                <text:p>-1.355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7614">
                <text:p>0.067614</text:p>
              </table:table-cell>
              <table:table-cell office:value-type="float" office:value="-1.31267">
                <text:p>-1.312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04433">
                <text:p>-0.104433</text:p>
              </table:table-cell>
              <table:table-cell office:value-type="float" office:value="-1.37368">
                <text:p>-1.373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223887">
                <text:p>-0.223887</text:p>
              </table:table-cell>
              <table:table-cell office:value-type="float" office:value="-1.502005">
                <text:p>-1.5020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254108">
                <text:p>-0.254108</text:p>
              </table:table-cell>
              <table:table-cell office:value-type="float" office:value="-1.243399">
                <text:p>-1.2433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88993">
                <text:p>-0.188993</text:p>
              </table:table-cell>
              <table:table-cell office:value-type="float" office:value="-1.076804">
                <text:p>-1.0768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204654">
                <text:p>-0.204654</text:p>
              </table:table-cell>
              <table:table-cell office:value-type="float" office:value="-1.226506">
                <text:p>-1.2265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06251">
                <text:p>-0.306251</text:p>
              </table:table-cell>
              <table:table-cell office:value-type="float" office:value="-1.378155">
                <text:p>-1.3781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92364">
                <text:p>-0.492364</text:p>
              </table:table-cell>
              <table:table-cell office:value-type="float" office:value="-1.639587">
                <text:p>-1.6395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441568">
                <text:p>-0.441568</text:p>
              </table:table-cell>
              <table:table-cell office:value-type="float" office:value="-1.245273">
                <text:p>-1.2452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06513">
                <text:p>-0.306513</text:p>
              </table:table-cell>
              <table:table-cell office:value-type="float" office:value="-1.271867">
                <text:p>-1.2718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72737">
                <text:p>-0.272737</text:p>
              </table:table-cell>
              <table:table-cell office:value-type="float" office:value="-1.46771">
                <text:p>-1.467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373886">
                <text:p>-0.373886</text:p>
              </table:table-cell>
              <table:table-cell office:value-type="float" office:value="-1.60257">
                <text:p>-1.602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89546">
                <text:p>-0.289546</text:p>
              </table:table-cell>
              <table:table-cell office:value-type="float" office:value="-1.635984">
                <text:p>-1.6359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8818">
                <text:p>-0.18818</text:p>
              </table:table-cell>
              <table:table-cell office:value-type="float" office:value="-1.58584">
                <text:p>-1.585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19321">
                <text:p>-0.119321</text:p>
              </table:table-cell>
              <table:table-cell office:value-type="float" office:value="-1.544582">
                <text:p>-1.5445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72085">
                <text:p>-0.272085</text:p>
              </table:table-cell>
              <table:table-cell office:value-type="float" office:value="-1.567641">
                <text:p>-1.5676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57128">
                <text:p>-0.357128</text:p>
              </table:table-cell>
              <table:table-cell office:value-type="float" office:value="-1.590668">
                <text:p>-1.5906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424794">
                <text:p>-0.424794</text:p>
              </table:table-cell>
              <table:table-cell office:value-type="float" office:value="-1.542985">
                <text:p>-1.5429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407771">
                <text:p>-0.407771</text:p>
              </table:table-cell>
              <table:table-cell office:value-type="float" office:value="-1.537566">
                <text:p>-1.537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06141">
                <text:p>-0.306141</text:p>
              </table:table-cell>
              <table:table-cell office:value-type="float" office:value="-1.528618">
                <text:p>-1.5286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74008">
                <text:p>-0.374008</text:p>
              </table:table-cell>
              <table:table-cell office:value-type="float" office:value="-1.565539">
                <text:p>-1.56553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90733">
                <text:p>-0.390733</text:p>
              </table:table-cell>
              <table:table-cell office:value-type="float" office:value="-1.575248">
                <text:p>-1.575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57147">
                <text:p>-0.357147</text:p>
              </table:table-cell>
              <table:table-cell office:value-type="float" office:value="-1.581442">
                <text:p>-1.5814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72402">
                <text:p>-0.272402</text:p>
              </table:table-cell>
              <table:table-cell office:value-type="float" office:value="-1.620241">
                <text:p>-1.6202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05156">
                <text:p>-0.205156</text:p>
              </table:table-cell>
              <table:table-cell office:value-type="float" office:value="-1.668313">
                <text:p>-1.6683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71089">
                <text:p>-0.171089</text:p>
              </table:table-cell>
              <table:table-cell office:value-type="float" office:value="-1.633056">
                <text:p>-1.6330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205387">
                <text:p>-0.205387</text:p>
              </table:table-cell>
              <table:table-cell office:value-type="float" office:value="-1.56323">
                <text:p>-1.563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221676">
                <text:p>-0.221676</text:p>
              </table:table-cell>
              <table:table-cell office:value-type="float" office:value="-1.447499">
                <text:p>-1.4474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7141">
                <text:p>-0.307141</text:p>
              </table:table-cell>
              <table:table-cell office:value-type="float" office:value="-1.383579">
                <text:p>-1.3835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73871">
                <text:p>-0.373871</text:p>
              </table:table-cell>
              <table:table-cell office:value-type="float" office:value="-1.389924">
                <text:p>-1.389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475514">
                <text:p>-0.475514</text:p>
              </table:table-cell>
              <table:table-cell office:value-type="float" office:value="-1.427103">
                <text:p>-1.4271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41458">
                <text:p>-0.441458</text:p>
              </table:table-cell>
              <table:table-cell office:value-type="float" office:value="-1.428911">
                <text:p>-1.4289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357516">
                <text:p>-0.357516</text:p>
              </table:table-cell>
              <table:table-cell office:value-type="float" office:value="-1.431381">
                <text:p>-1.4313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91007">
                <text:p>-0.391007</text:p>
              </table:table-cell>
              <table:table-cell office:value-type="float" office:value="-1.480315">
                <text:p>-1.4803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475482">
                <text:p>-0.475482</text:p>
              </table:table-cell>
              <table:table-cell office:value-type="float" office:value="-1.602705">
                <text:p>-1.6027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58399">
                <text:p>-0.458399</text:p>
              </table:table-cell>
              <table:table-cell office:value-type="float" office:value="-1.739026">
                <text:p>-1.7390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357199">
                <text:p>-0.357199</text:p>
              </table:table-cell>
              <table:table-cell office:value-type="float" office:value="-1.837047">
                <text:p>-1.8370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8816">
                <text:p>-0.18816</text:p>
              </table:table-cell>
              <table:table-cell office:value-type="float" office:value="-1.835142">
                <text:p>-1.8351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87463">
                <text:p>-0.187463</text:p>
              </table:table-cell>
              <table:table-cell office:value-type="float" office:value="-1.772317">
                <text:p>-1.7723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38383">
                <text:p>-0.138383</text:p>
              </table:table-cell>
              <table:table-cell office:value-type="float" office:value="-1.668105">
                <text:p>-1.668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72476">
                <text:p>-0.272476</text:p>
              </table:table-cell>
              <table:table-cell office:value-type="float" office:value="-1.57067">
                <text:p>-1.570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72656">
                <text:p>-0.272656</text:p>
              </table:table-cell>
              <table:table-cell office:value-type="float" office:value="-1.505558">
                <text:p>-1.5055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72686">
                <text:p>-0.272686</text:p>
              </table:table-cell>
              <table:table-cell office:value-type="float" office:value="-1.471846">
                <text:p>-1.4718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39646">
                <text:p>-0.339646</text:p>
              </table:table-cell>
              <table:table-cell office:value-type="float" office:value="-1.465001">
                <text:p>-1.4650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272407">
                <text:p>-0.272407</text:p>
              </table:table-cell>
              <table:table-cell office:value-type="float" office:value="-1.383787">
                <text:p>-1.3837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289771">
                <text:p>-0.289771</text:p>
              </table:table-cell>
              <table:table-cell office:value-type="float" office:value="-1.311115">
                <text:p>-1.3111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256239">
                <text:p>-0.256239</text:p>
              </table:table-cell>
              <table:table-cell office:value-type="float" office:value="-1.236621">
                <text:p>-1.2366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323262">
                <text:p>-0.323262</text:p>
              </table:table-cell>
              <table:table-cell office:value-type="float" office:value="-1.303287">
                <text:p>-1.3032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74365">
                <text:p>-0.374365</text:p>
              </table:table-cell>
              <table:table-cell office:value-type="float" office:value="-1.393011">
                <text:p>-1.3930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90802">
                <text:p>-0.390802</text:p>
              </table:table-cell>
              <table:table-cell office:value-type="float" office:value="-1.524797">
                <text:p>-1.5247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40295">
                <text:p>-0.340295</text:p>
              </table:table-cell>
              <table:table-cell office:value-type="float" office:value="-1.558571">
                <text:p>-1.5585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255669">
                <text:p>-0.255669</text:p>
              </table:table-cell>
              <table:table-cell office:value-type="float" office:value="-1.541186">
                <text:p>-1.5411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23904">
                <text:p>-0.23904</text:p>
              </table:table-cell>
              <table:table-cell office:value-type="float" office:value="-1.521224">
                <text:p>-1.5212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306282">
                <text:p>-0.306282</text:p>
              </table:table-cell>
              <table:table-cell office:value-type="float" office:value="-1.512481">
                <text:p>-1.5124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40619">
                <text:p>-0.340619</text:p>
              </table:table-cell>
              <table:table-cell office:value-type="float" office:value="-1.531153">
                <text:p>-1.5311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73775">
                <text:p>-0.373775</text:p>
              </table:table-cell>
              <table:table-cell office:value-type="float" office:value="-1.574728">
                <text:p>-1.5747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40339">
                <text:p>-0.340339</text:p>
              </table:table-cell>
              <table:table-cell office:value-type="float" office:value="-1.623456">
                <text:p>-1.62345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424367">
                <text:p>-0.424367</text:p>
              </table:table-cell>
              <table:table-cell office:value-type="float" office:value="-1.687634">
                <text:p>-1.6876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90867">
                <text:p>-0.390867</text:p>
              </table:table-cell>
              <table:table-cell office:value-type="float" office:value="-1.698692">
                <text:p>-1.69869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254343">
                <text:p>-0.254343</text:p>
              </table:table-cell>
              <table:table-cell office:value-type="float" office:value="-1.637092">
                <text:p>-1.6370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222106">
                <text:p>-0.222106</text:p>
              </table:table-cell>
              <table:table-cell office:value-type="float" office:value="-1.581289">
                <text:p>-1.58128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424706">
                <text:p>-0.424706</text:p>
              </table:table-cell>
              <table:table-cell office:value-type="float" office:value="-1.671285">
                <text:p>-1.67128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441553">
                <text:p>-0.441553</text:p>
              </table:table-cell>
              <table:table-cell office:value-type="float" office:value="-1.783044">
                <text:p>-1.7830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01168">
                <text:p>0.101168</text:p>
              </table:table-cell>
              <table:table-cell office:value-type="float" office:value="-1.602365">
                <text:p>-1.6023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01168">
                <text:p>0.101168</text:p>
              </table:table-cell>
              <table:table-cell office:value-type="float" office:value="-1.44316">
                <text:p>-1.443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152301">
                <text:p>-0.152301</text:p>
              </table:table-cell>
              <table:table-cell office:value-type="float" office:value="-1.298853">
                <text:p>-1.2988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8667">
                <text:p>-0.28667</text:p>
              </table:table-cell>
              <table:table-cell office:value-type="float" office:value="-1.219951">
                <text:p>-1.21995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169198">
                <text:p>-0.169198</text:p>
              </table:table-cell>
              <table:table-cell office:value-type="float" office:value="-1.052579">
                <text:p>-1.05257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033823">
                <text:p>-0.033823</text:p>
              </table:table-cell>
              <table:table-cell office:value-type="float" office:value="-0.872644">
                <text:p>-0.87264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736147">
                <text:p>-0.7361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628217">
                <text:p>-0.6282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413331">
                <text:p>-0.4133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184842">
                <text:p>-0.18484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207359">
                <text:p>-0.20735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208383">
                <text:p>-0.20838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16351">
                <text:p>-0.1635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67593">
                <text:p>-0.06759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11275">
                <text:p>-0.01127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61538">
                <text:p>-0.461538</text:p>
              </table:table-cell>
              <table:table-cell office:value-type="float" office:value="-0.338389">
                <text:p>-0.3383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088986">
                <text:p>-0.088986</text:p>
              </table:table-cell>
              <table:table-cell office:value-type="float" office:value="-0.39233">
                <text:p>-0.3923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2305">
                <text:p>0.492305</text:p>
              </table:table-cell>
              <table:table-cell office:value-type="float" office:value="-0.124472">
                <text:p>-0.12447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5563">
                <text:p>0.65563</text:p>
              </table:table-cell>
              <table:table-cell office:value-type="float" office:value="0.201861">
                <text:p>0.20186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52027">
                <text:p>0.552027</text:p>
              </table:table-cell>
              <table:table-cell office:value-type="float" office:value="0.487714">
                <text:p>0.48771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6575">
                <text:p>0.296575</text:p>
              </table:table-cell>
              <table:table-cell office:value-type="float" office:value="0.635156">
                <text:p>0.63515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66064">
                <text:p>0.166064</text:p>
              </table:table-cell>
              <table:table-cell office:value-type="float" office:value="0.715648">
                <text:p>0.7156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6923">
                <text:p>0.146923</text:p>
              </table:table-cell>
              <table:table-cell office:value-type="float" office:value="0.788231">
                <text:p>0.78823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44663">
                <text:p>0.144663</text:p>
              </table:table-cell>
              <table:table-cell office:value-type="float" office:value="0.864818">
                <text:p>0.8648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82045">
                <text:p>0.182045</text:p>
              </table:table-cell>
              <table:table-cell office:value-type="float" office:value="0.95692">
                <text:p>0.9569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96826">
                <text:p>0.096826</text:p>
              </table:table-cell>
              <table:table-cell office:value-type="float" office:value="1.345802">
                <text:p>1.34580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96906">
                <text:p>0.096906</text:p>
              </table:table-cell>
              <table:table-cell office:value-type="float" office:value="1.449355">
                <text:p>1.4493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31218">
                <text:p>0.131218</text:p>
              </table:table-cell>
              <table:table-cell office:value-type="float" office:value="1.250665">
                <text:p>1.25066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66319">
                <text:p>0.266319</text:p>
              </table:table-cell>
              <table:table-cell office:value-type="float" office:value="1.061782">
                <text:p>1.0617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95945">
                <text:p>0.095945</text:p>
              </table:table-cell>
              <table:table-cell office:value-type="float" office:value="0.825192">
                <text:p>0.82519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29062">
                <text:p>0.029062</text:p>
              </table:table-cell>
              <table:table-cell office:value-type="float" office:value="0.692533">
                <text:p>0.69253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96653">
                <text:p>0.096653</text:p>
              </table:table-cell>
              <table:table-cell office:value-type="float" office:value="0.659509">
                <text:p>0.6595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82007">
                <text:p>0.182007</text:p>
              </table:table-cell>
              <table:table-cell office:value-type="float" office:value="0.67711">
                <text:p>0.6771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65469">
                <text:p>0.265469</text:p>
              </table:table-cell>
              <table:table-cell office:value-type="float" office:value="0.734498">
                <text:p>0.73449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47871">
                <text:p>0.247871</text:p>
              </table:table-cell>
              <table:table-cell office:value-type="float" office:value="0.767269">
                <text:p>0.767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64132">
                <text:p>0.164132</text:p>
              </table:table-cell>
              <table:table-cell office:value-type="float" office:value="0.80466">
                <text:p>0.8046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46736">
                <text:p>0.146736</text:p>
              </table:table-cell>
              <table:table-cell office:value-type="float" office:value="0.830284">
                <text:p>0.83028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46054">
                <text:p>0.146054</text:p>
              </table:table-cell>
              <table:table-cell office:value-type="float" office:value="0.835719">
                <text:p>0.83571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48039">
                <text:p>0.148039</text:p>
              </table:table-cell>
              <table:table-cell office:value-type="float" office:value="0.772342">
                <text:p>0.77234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4063">
                <text:p>0.164063</text:p>
              </table:table-cell>
              <table:table-cell office:value-type="float" office:value="0.805518">
                <text:p>0.80551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3062">
                <text:p>0.13062</text:p>
              </table:table-cell>
              <table:table-cell office:value-type="float" office:value="0.854873">
                <text:p>0.85487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78152">
                <text:p>0.078152</text:p>
              </table:table-cell>
              <table:table-cell office:value-type="float" office:value="0.847167">
                <text:p>0.8471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61568">
                <text:p>0.061568</text:p>
              </table:table-cell>
              <table:table-cell office:value-type="float" office:value="0.789128">
                <text:p>0.78912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62399">
                <text:p>0.062399</text:p>
              </table:table-cell>
              <table:table-cell office:value-type="float" office:value="0.685695">
                <text:p>0.68569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29242">
                <text:p>0.129242</text:p>
              </table:table-cell>
              <table:table-cell office:value-type="float" office:value="0.625235">
                <text:p>0.62523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96715">
                <text:p>0.196715</text:p>
              </table:table-cell>
              <table:table-cell office:value-type="float" office:value="0.63968">
                <text:p>0.6396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5871">
                <text:p>0.215871</text:p>
              </table:table-cell>
              <table:table-cell office:value-type="float" office:value="0.675848">
                <text:p>0.6758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49307">
                <text:p>0.249307</text:p>
              </table:table-cell>
              <table:table-cell office:value-type="float" office:value="0.731022">
                <text:p>0.73102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1564">
                <text:p>0.21564</text:p>
              </table:table-cell>
              <table:table-cell office:value-type="float" office:value="0.774475">
                <text:p>0.77447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15186">
                <text:p>0.215186</text:p>
              </table:table-cell>
              <table:table-cell office:value-type="float" office:value="0.799868">
                <text:p>0.7998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63375">
                <text:p>0.163375</text:p>
              </table:table-cell>
              <table:table-cell office:value-type="float" office:value="0.81541">
                <text:p>0.815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30662">
                <text:p>0.130662</text:p>
              </table:table-cell>
              <table:table-cell office:value-type="float" office:value="0.838601">
                <text:p>0.8386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3366">
                <text:p>0.113366</text:p>
              </table:table-cell>
              <table:table-cell office:value-type="float" office:value="0.863007">
                <text:p>0.86300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46717">
                <text:p>0.146717</text:p>
              </table:table-cell>
              <table:table-cell office:value-type="float" office:value="0.905485">
                <text:p>0.9054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98626">
                <text:p>0.098626</text:p>
              </table:table-cell>
              <table:table-cell office:value-type="float" office:value="0.88908">
                <text:p>0.8890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956">
                <text:p>0.0956</text:p>
              </table:table-cell>
              <table:table-cell office:value-type="float" office:value="0.834474">
                <text:p>0.83447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96777">
                <text:p>0.096777</text:p>
              </table:table-cell>
              <table:table-cell office:value-type="float" office:value="0.771023">
                <text:p>0.77102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97297">
                <text:p>0.097297</text:p>
              </table:table-cell>
              <table:table-cell office:value-type="float" office:value="0.689161">
                <text:p>0.68916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23332">
                <text:p>0.623332</text:p>
              </table:table-cell>
              <table:table-cell office:value-type="float" office:value="0.886176">
                <text:p>0.88617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23332">
                <text:p>0.623332</text:p>
              </table:table-cell>
              <table:table-cell office:value-type="float" office:value="0.790034">
                <text:p>0.79003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3332">
                <text:p>0.623332</text:p>
              </table:table-cell>
              <table:table-cell office:value-type="float" office:value="0.728223">
                <text:p>0.72822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24567">
                <text:p>-0.524567</text:p>
              </table:table-cell>
              <table:table-cell office:value-type="float" office:value="0.487747">
                <text:p>0.4877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287257">
                <text:p>-0.287257</text:p>
              </table:table-cell>
              <table:table-cell office:value-type="float" office:value="0.334904">
                <text:p>0.33490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1311">
                <text:p>-0.101311</text:p>
              </table:table-cell>
              <table:table-cell office:value-type="float" office:value="0.228382">
                <text:p>0.22838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80373">
                <text:p>0.18037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13265">
                <text:p>0.1326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84696">
                <text:p>0.08469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36782">
                <text:p>0.03678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0.277761">
                <text:p>-0.27776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289448">
                <text:p>-0.2894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307319">
                <text:p>-0.3073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129795">
                <text:p>-0.129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33503">
                <text:p>-0.0335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back_wheel_stats.A2:right_back_wheel_stats.A155 right_back_wheel_stats.D1:right_back_wheel_stats.F155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155" chart:label-cell-address="right_back_wheel_stats.D1:right_back_wheel_stats.D1" chart:class="chart:line">
            <chart:data-point chart:repeated="154"/>
          </chart:series>
          <chart:series chart:style-name="ch7" chart:values-cell-range-address="right_back_wheel_stats.E2:right_back_wheel_stats.E155" chart:label-cell-address="right_back_wheel_stats.E1:right_back_wheel_stats.E1" chart:class="chart:line">
            <chart:data-point chart:repeated="154"/>
          </chart:series>
          <chart:series chart:style-name="ch8" chart:values-cell-range-address="right_back_wheel_stats.F2:right_back_wheel_stats.F155" chart:label-cell-address="right_back_wheel_stats.F1:right_back_wheel_stats.F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155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155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2.630769">
                <text:p>2.6307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1.911726">
                <text:p>1.911726</text:p>
              </table:table-cell>
              <table:table-cell office:value-type="float" office:value="2.692388">
                <text:p>2.6923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312004">
                <text:p>2.31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12004">
                <text:p>2.31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.312004">
                <text:p>2.31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856">
                <text:p>0.562856</text:p>
              </table:table-cell>
              <table:table-cell office:value-type="float" office:value="2.314747">
                <text:p>2.3147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1.744924">
                <text:p>1.744924</text:p>
              </table:table-cell>
              <table:table-cell office:value-type="float" office:value="2.440335">
                <text:p>2.4403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639929">
                <text:p>1.639929</text:p>
              </table:table-cell>
              <table:table-cell office:value-type="float" office:value="2.006821">
                <text:p>2.0068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131">
                <text:p>1.012131</text:p>
              </table:table-cell>
              <table:table-cell office:value-type="float" office:value="2.13348">
                <text:p>2.133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111951">
                <text:p>0.111951</text:p>
              </table:table-cell>
              <table:table-cell office:value-type="float" office:value="2.907408">
                <text:p>2.9074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510086">
                <text:p>0.510086</text:p>
              </table:table-cell>
              <table:table-cell office:value-type="float" office:value="2.895868">
                <text:p>2.8958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011484">
                <text:p>1.011484</text:p>
              </table:table-cell>
              <table:table-cell office:value-type="float" office:value="2.671413">
                <text:p>2.6714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295">
                <text:p>1.579295</text:p>
              </table:table-cell>
              <table:table-cell office:value-type="float" office:value="2.836512">
                <text:p>2.836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522401">
                <text:p>1.522401</text:p>
              </table:table-cell>
              <table:table-cell office:value-type="float" office:value="2.863407">
                <text:p>2.8634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1.576879">
                <text:p>1.576879</text:p>
              </table:table-cell>
              <table:table-cell office:value-type="float" office:value="2.945765">
                <text:p>2.9457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522554">
                <text:p>1.522554</text:p>
              </table:table-cell>
              <table:table-cell office:value-type="float" office:value="2.891333">
                <text:p>2.891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745864">
                <text:p>1.745864</text:p>
              </table:table-cell>
              <table:table-cell office:value-type="float" office:value="2.707322">
                <text:p>2.7073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63313">
                <text:p>1.63313</text:p>
              </table:table-cell>
              <table:table-cell office:value-type="float" office:value="2.648843">
                <text:p>2.64884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522677">
                <text:p>1.522677</text:p>
              </table:table-cell>
              <table:table-cell office:value-type="float" office:value="2.668379">
                <text:p>2.6683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1.690053">
                <text:p>1.690053</text:p>
              </table:table-cell>
              <table:table-cell office:value-type="float" office:value="2.45733">
                <text:p>2.457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746197">
                <text:p>1.746197</text:p>
              </table:table-cell>
              <table:table-cell office:value-type="float" office:value="2.1775">
                <text:p>2.17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582127">
                <text:p>1.582127</text:p>
              </table:table-cell>
              <table:table-cell office:value-type="float" office:value="2.05236">
                <text:p>2.052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839">
                <text:p>0.225839</text:p>
              </table:table-cell>
              <table:table-cell office:value-type="float" office:value="2.300778">
                <text:p>2.3007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684">
                <text:p>0.112684</text:p>
              </table:table-cell>
              <table:table-cell office:value-type="float" office:value="2.742567">
                <text:p>2.7425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865">
                <text:p>0.337865</text:p>
              </table:table-cell>
              <table:table-cell office:value-type="float" office:value="2.860802">
                <text:p>2.8608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474">
                <text:p>0.676474</text:p>
              </table:table-cell>
              <table:table-cell office:value-type="float" office:value="3.006369">
                <text:p>3.0063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1.071856">
                <text:p>1.071856</text:p>
              </table:table-cell>
              <table:table-cell office:value-type="float" office:value="2.954141">
                <text:p>2.9541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006">
                <text:p>1.127006</text:p>
              </table:table-cell>
              <table:table-cell office:value-type="float" office:value="3.010005">
                <text:p>3.0100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523484">
                <text:p>1.523484</text:p>
              </table:table-cell>
              <table:table-cell office:value-type="float" office:value="2.916973">
                <text:p>2.9169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1.915412">
                <text:p>1.915412</text:p>
              </table:table-cell>
              <table:table-cell office:value-type="float" office:value="2.923832">
                <text:p>2.9238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2.199182">
                <text:p>2.199182</text:p>
              </table:table-cell>
              <table:table-cell office:value-type="float" office:value="2.721439">
                <text:p>2.7214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2.139984">
                <text:p>2.139984</text:p>
              </table:table-cell>
              <table:table-cell office:value-type="float" office:value="2.583762">
                <text:p>2.5837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747142">
                <text:p>1.747142</text:p>
              </table:table-cell>
              <table:table-cell office:value-type="float" office:value="2.621002">
                <text:p>2.6210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1.406872">
                <text:p>1.406872</text:p>
              </table:table-cell>
              <table:table-cell office:value-type="float" office:value="2.419077">
                <text:p>2.41907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071309">
                <text:p>1.071309</text:p>
              </table:table-cell>
              <table:table-cell office:value-type="float" office:value="2.548296">
                <text:p>2.5482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471">
                <text:p>0.168471</text:p>
              </table:table-cell>
              <table:table-cell office:value-type="float" office:value="2.668356">
                <text:p>2.6683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604">
                <text:p>0.225604</text:p>
              </table:table-cell>
              <table:table-cell office:value-type="float" office:value="2.832501">
                <text:p>2.8325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602">
                <text:p>0.337602</text:p>
              </table:table-cell>
              <table:table-cell office:value-type="float" office:value="2.892605">
                <text:p>2.8926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0.564638">
                <text:p>0.564638</text:p>
              </table:table-cell>
              <table:table-cell office:value-type="float" office:value="3.006224">
                <text:p>3.0062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618339">
                <text:p>0.618339</text:p>
              </table:table-cell>
              <table:table-cell office:value-type="float" office:value="3.042237">
                <text:p>3.0422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048">
                <text:p>0.732048</text:p>
              </table:table-cell>
              <table:table-cell office:value-type="float" office:value="3.222085">
                <text:p>3.2220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0831">
                <text:p>0.900831</text:p>
              </table:table-cell>
              <table:table-cell office:value-type="float" office:value="3.398372">
                <text:p>3.3983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58094">
                <text:p>1.58094</text:p>
              </table:table-cell>
              <table:table-cell office:value-type="float" office:value="3.272387">
                <text:p>3.2723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2.140091">
                <text:p>2.140091</text:p>
              </table:table-cell>
              <table:table-cell office:value-type="float" office:value="3.234716">
                <text:p>3.2347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2.084295">
                <text:p>2.084295</text:p>
              </table:table-cell>
              <table:table-cell office:value-type="float" office:value="2.836957">
                <text:p>2.8369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1.975698">
                <text:p>1.975698</text:p>
              </table:table-cell>
              <table:table-cell office:value-type="float" office:value="2.71523">
                <text:p>2.715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1.517362">
                <text:p>1.517362</text:p>
              </table:table-cell>
              <table:table-cell office:value-type="float" office:value="2.538745">
                <text:p>2.5387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18383">
                <text:p>1.18383</text:p>
              </table:table-cell>
              <table:table-cell office:value-type="float" office:value="2.47175">
                <text:p>2.471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327">
                <text:p>0.732327</text:p>
              </table:table-cell>
              <table:table-cell office:value-type="float" office:value="2.543479">
                <text:p>2.54347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261">
                <text:p>0.563261</text:p>
              </table:table-cell>
              <table:table-cell office:value-type="float" office:value="2.607177">
                <text:p>2.6071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0.67821">
                <text:p>0.67821</text:p>
              </table:table-cell>
              <table:table-cell office:value-type="float" office:value="2.678206">
                <text:p>2.67820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823">
                <text:p>0.845823</text:p>
              </table:table-cell>
              <table:table-cell office:value-type="float" office:value="2.654622">
                <text:p>2.6546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353">
                <text:p>1.069353</text:p>
              </table:table-cell>
              <table:table-cell office:value-type="float" office:value="2.613836">
                <text:p>2.6138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237108">
                <text:p>1.237108</text:p>
              </table:table-cell>
              <table:table-cell office:value-type="float" office:value="2.666902">
                <text:p>2.6669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916202">
                <text:p>1.916202</text:p>
              </table:table-cell>
              <table:table-cell office:value-type="float" office:value="2.565489">
                <text:p>2.5654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1.79898">
                <text:p>1.79898</text:p>
              </table:table-cell>
              <table:table-cell office:value-type="float" office:value="2.524599">
                <text:p>2.5245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1.635499">
                <text:p>1.635499</text:p>
              </table:table-cell>
              <table:table-cell office:value-type="float" office:value="2.503812">
                <text:p>2.5038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1.68963">
                <text:p>1.68963</text:p>
              </table:table-cell>
              <table:table-cell office:value-type="float" office:value="2.616962">
                <text:p>2.6169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296072">
                <text:p>1.296072</text:p>
              </table:table-cell>
              <table:table-cell office:value-type="float" office:value="2.647719">
                <text:p>2.64771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1.013344">
                <text:p>1.013344</text:p>
              </table:table-cell>
              <table:table-cell office:value-type="float" office:value="2.558418">
                <text:p>2.5584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675791">
                <text:p>0.675791</text:p>
              </table:table-cell>
              <table:table-cell office:value-type="float" office:value="2.768615">
                <text:p>2.7686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113">
                <text:p>0.281113</text:p>
              </table:table-cell>
              <table:table-cell office:value-type="float" office:value="2.843105">
                <text:p>2.8431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31">
                <text:p>0.16931</text:p>
              </table:table-cell>
              <table:table-cell office:value-type="float" office:value="3.04013">
                <text:p>3.0401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0.394152">
                <text:p>0.394152</text:p>
              </table:table-cell>
              <table:table-cell office:value-type="float" office:value="3.100891">
                <text:p>3.10089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0.678578">
                <text:p>0.678578</text:p>
              </table:table-cell>
              <table:table-cell office:value-type="float" office:value="3.175661">
                <text:p>3.17566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282">
                <text:p>0.958282</text:p>
              </table:table-cell>
              <table:table-cell office:value-type="float" office:value="3.335662">
                <text:p>3.3356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1.755447">
                <text:p>1.755447</text:p>
              </table:table-cell>
              <table:table-cell office:value-type="float" office:value="3.223432">
                <text:p>3.2234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970681">
                <text:p>1.970681</text:p>
              </table:table-cell>
              <table:table-cell office:value-type="float" office:value="3.076084">
                <text:p>3.076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859879">
                <text:p>1.859879</text:p>
              </table:table-cell>
              <table:table-cell office:value-type="float" office:value="2.936874">
                <text:p>2.9368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1.748414">
                <text:p>1.748414</text:p>
              </table:table-cell>
              <table:table-cell office:value-type="float" office:value="2.907176">
                <text:p>2.90717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.573718">
                <text:p>1.57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573718">
                <text:p>1.57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958933">
                <text:p>0.95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786938">
                <text:p>0.78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394796">
                <text:p>0.39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538462">
                <text:p>-1.538462</text:p>
              </table:table-cell>
              <table:table-cell office:value-type="float" office:value="-0">
                <text:p>-0</text:p>
              </table:table-cell>
              <table:table-cell office:value-type="float" office:value="-2.307692">
                <text:p>-2.30769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01445">
                <text:p>-2.201445</text:p>
              </table:table-cell>
              <table:table-cell office:value-type="float" office:value="-2.144298">
                <text:p>-2.1442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956356">
                <text:p>-2.956356</text:p>
              </table:table-cell>
              <table:table-cell office:value-type="float" office:value="-1.47189">
                <text:p>-1.4718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667473">
                <text:p>-3.667473</text:p>
              </table:table-cell>
              <table:table-cell office:value-type="float" office:value="-0.685085">
                <text:p>-0.6850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538462">
                <text:p>-1.538462</text:p>
              </table:table-cell>
              <table:table-cell office:value-type="float" office:value="-3.322243">
                <text:p>-3.322243</text:p>
              </table:table-cell>
              <table:table-cell office:value-type="float" office:value="-0.479471">
                <text:p>-0.47947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414732">
                <text:p>-2.414732</text:p>
              </table:table-cell>
              <table:table-cell office:value-type="float" office:value="-0.532508">
                <text:p>-0.5325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92008">
                <text:p>-2.092008</text:p>
              </table:table-cell>
              <table:table-cell office:value-type="float" office:value="-0.708568">
                <text:p>-0.7085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1865">
                <text:p>-1.971865</text:p>
              </table:table-cell>
              <table:table-cell office:value-type="float" office:value="-0.689776">
                <text:p>-0.68977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08411">
                <text:p>-1.908411</text:p>
              </table:table-cell>
              <table:table-cell office:value-type="float" office:value="-0.600146">
                <text:p>-0.6001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3237">
                <text:p>-2.03237</text:p>
              </table:table-cell>
              <table:table-cell office:value-type="float" office:value="-0.571748">
                <text:p>-0.571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4015">
                <text:p>-1.974015</text:p>
              </table:table-cell>
              <table:table-cell office:value-type="float" office:value="-0.252515">
                <text:p>-0.2525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1481">
                <text:p>-1.861481</text:p>
              </table:table-cell>
              <table:table-cell office:value-type="float" office:value="-0.046265">
                <text:p>-0.0462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2948">
                <text:p>-1.862948</text:p>
              </table:table-cell>
              <table:table-cell office:value-type="float" office:value="-0.298954">
                <text:p>-0.29895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7653">
                <text:p>-2.087653</text:p>
              </table:table-cell>
              <table:table-cell office:value-type="float" office:value="-0.451331">
                <text:p>-0.45133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1967">
                <text:p>-1.801967</text:p>
              </table:table-cell>
              <table:table-cell office:value-type="float" office:value="-0.619687">
                <text:p>-0.6196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48117">
                <text:p>-1.748117</text:p>
              </table:table-cell>
              <table:table-cell office:value-type="float" office:value="-0.907969">
                <text:p>-0.90796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702">
                <text:p>-1.91702</text:p>
              </table:table-cell>
              <table:table-cell office:value-type="float" office:value="-0.960773">
                <text:p>-0.9607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8054">
                <text:p>-2.258054</text:p>
              </table:table-cell>
              <table:table-cell office:value-type="float" office:value="-0.888008">
                <text:p>-0.8880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10642">
                <text:p>-2.310642</text:p>
              </table:table-cell>
              <table:table-cell office:value-type="float" office:value="-0.699568">
                <text:p>-0.69956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64699">
                <text:p>-2.364699</text:p>
              </table:table-cell>
              <table:table-cell office:value-type="float" office:value="-0.657719">
                <text:p>-0.65771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4667">
                <text:p>-2.254667</text:p>
              </table:table-cell>
              <table:table-cell office:value-type="float" office:value="-0.650923">
                <text:p>-0.65092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3902">
                <text:p>-2.083902</text:p>
              </table:table-cell>
              <table:table-cell office:value-type="float" office:value="-0.602294">
                <text:p>-0.60229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1566">
                <text:p>-2.081566</text:p>
              </table:table-cell>
              <table:table-cell office:value-type="float" office:value="-0.613531">
                <text:p>-0.6135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88366">
                <text:p>-2.088366</text:p>
              </table:table-cell>
              <table:table-cell office:value-type="float" office:value="-0.545129">
                <text:p>-0.5451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1699">
                <text:p>-2.141699</text:p>
              </table:table-cell>
              <table:table-cell office:value-type="float" office:value="-0.548617">
                <text:p>-0.54861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386">
                <text:p>-1.97386</text:p>
              </table:table-cell>
              <table:table-cell office:value-type="float" office:value="-0.567408">
                <text:p>-0.56740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798967">
                <text:p>-1.798967</text:p>
              </table:table-cell>
              <table:table-cell office:value-type="float" office:value="-0.556178">
                <text:p>-0.5561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7907">
                <text:p>-1.807907</text:p>
              </table:table-cell>
              <table:table-cell office:value-type="float" office:value="-0.604787">
                <text:p>-0.6047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690122">
                <text:p>-1.690122</text:p>
              </table:table-cell>
              <table:table-cell office:value-type="float" office:value="-0.791474">
                <text:p>-0.79147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00475">
                <text:p>-1.800475</text:p>
              </table:table-cell>
              <table:table-cell office:value-type="float" office:value="-0.770091">
                <text:p>-0.7700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37916">
                <text:p>-2.137916</text:p>
              </table:table-cell>
              <table:table-cell office:value-type="float" office:value="-0.705977">
                <text:p>-0.7059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314484">
                <text:p>-2.314484</text:p>
              </table:table-cell>
              <table:table-cell office:value-type="float" office:value="-0.701413">
                <text:p>-0.7014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14382">
                <text:p>-2.14382</text:p>
              </table:table-cell>
              <table:table-cell office:value-type="float" office:value="-0.61921">
                <text:p>-0.6192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7262">
                <text:p>-2.257262</text:p>
              </table:table-cell>
              <table:table-cell office:value-type="float" office:value="-0.674289">
                <text:p>-0.67428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255749">
                <text:p>-2.255749</text:p>
              </table:table-cell>
              <table:table-cell office:value-type="float" office:value="-0.592495">
                <text:p>-0.59249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6745">
                <text:p>-2.026745</text:p>
              </table:table-cell>
              <table:table-cell office:value-type="float" office:value="-0.555586">
                <text:p>-0.55558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74001">
                <text:p>-1.974001</text:p>
              </table:table-cell>
              <table:table-cell office:value-type="float" office:value="-0.626749">
                <text:p>-0.6267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6348">
                <text:p>-1.916348</text:p>
              </table:table-cell>
              <table:table-cell office:value-type="float" office:value="-0.611679">
                <text:p>-0.61167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4878">
                <text:p>-1.914878</text:p>
              </table:table-cell>
              <table:table-cell office:value-type="float" office:value="-0.574904">
                <text:p>-0.57490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23799">
                <text:p>-1.923799</text:p>
              </table:table-cell>
              <table:table-cell office:value-type="float" office:value="-0.559894">
                <text:p>-0.55989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69682">
                <text:p>-1.969682</text:p>
              </table:table-cell>
              <table:table-cell office:value-type="float" office:value="-0.580682">
                <text:p>-0.58068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86105">
                <text:p>-1.86105</text:p>
              </table:table-cell>
              <table:table-cell office:value-type="float" office:value="-0.659249">
                <text:p>-0.6592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538462">
                <text:p>-1.538462</text:p>
              </table:table-cell>
              <table:table-cell office:value-type="float" office:value="-1.919232">
                <text:p>-1.919232</text:p>
              </table:table-cell>
              <table:table-cell office:value-type="float" office:value="-0.725592">
                <text:p>-0.72559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1.538462">
                <text:p>-1.538462</text:p>
              </table:table-cell>
              <table:table-cell office:value-type="float" office:value="-2.021617">
                <text:p>-2.021617</text:p>
              </table:table-cell>
              <table:table-cell office:value-type="float" office:value="-0.658855">
                <text:p>-0.65885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2.021617">
                <text:p>-2.02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2.021617">
                <text:p>-2.02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.748555">
                <text:p>1.74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013848">
                <text:p>1.01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337703">
                <text:p>0.33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56397">
                <text:p>0.05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back_wheel_stats.A2:right_back_wheel_stats.A155 right_back_wheel_stats.G1:right_back_wheel_stats.G155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155" chart:label-cell-address="right_back_wheel_stats.G1:right_back_wheel_stats.G1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back_wheel_stats.G1:righ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2566">
                <text:p>0.432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1505">
                <text:p>0.441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6722">
                <text:p>0.3867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04941">
                <text:p>0.4049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42053">
                <text:p>0.3420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0427">
                <text:p>0.3604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2697">
                <text:p>0.4726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71023">
                <text:p>0.4710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38462">
                <text:p>0.4384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62413">
                <text:p>0.4624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6314">
                <text:p>0.4663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8261">
                <text:p>0.4782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70365">
                <text:p>0.4703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3672">
                <text:p>0.443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5188">
                <text:p>0.4351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8022">
                <text:p>0.4380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07406">
                <text:p>0.4074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66812">
                <text:p>0.3668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8659">
                <text:p>0.3486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84696">
                <text:p>0.3846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48784">
                <text:p>0.4487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65936">
                <text:p>0.4659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7053">
                <text:p>0.4870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79477">
                <text:p>0.4794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7581">
                <text:p>0.48758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74085">
                <text:p>0.4740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7508">
                <text:p>0.475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45719">
                <text:p>0.4457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25747">
                <text:p>0.4257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31149">
                <text:p>0.4311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01857">
                <text:p>0.4018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20602">
                <text:p>0.4206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38019">
                <text:p>0.4380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61831">
                <text:p>0.4618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7055">
                <text:p>0.470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87032">
                <text:p>0.4870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92256">
                <text:p>0.492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18346">
                <text:p>0.5183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43919">
                <text:p>0.5439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25643">
                <text:p>0.5256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20178">
                <text:p>0.5201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62477">
                <text:p>0.4624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44819">
                <text:p>0.4448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19217">
                <text:p>0.419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9498">
                <text:p>0.4094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19904">
                <text:p>0.4199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29144">
                <text:p>0.429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39448">
                <text:p>0.4394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36027">
                <text:p>0.4360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3011">
                <text:p>0.430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37808">
                <text:p>0.4378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096">
                <text:p>0.4230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17165">
                <text:p>0.4171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14149">
                <text:p>0.4141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0563">
                <text:p>0.4305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35025">
                <text:p>0.4350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22071">
                <text:p>0.4220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52563">
                <text:p>0.4525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63369">
                <text:p>0.4633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1951">
                <text:p>0.4919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00765">
                <text:p>0.50076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1612">
                <text:p>0.5116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34822">
                <text:p>0.5348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18542">
                <text:p>0.5185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97166">
                <text:p>0.4971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76972">
                <text:p>0.47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72664">
                <text:p>0.47266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385699">
                <text:p>-0.3856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61996">
                <text:p>-0.3619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64452">
                <text:p>-0.2644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150314">
                <text:p>-0.15031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120486">
                <text:p>-0.12048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12818">
                <text:p>-0.1281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15372">
                <text:p>-0.153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50994">
                <text:p>-0.15099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37992">
                <text:p>-0.13799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133873">
                <text:p>-0.13387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116404">
                <text:p>-0.1164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40827">
                <text:p>-0.14082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182647">
                <text:p>-0.18264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190307">
                <text:p>-0.1903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179751">
                <text:p>-0.17975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152415">
                <text:p>-0.152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146344">
                <text:p>-0.1463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45358">
                <text:p>-0.1453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138304">
                <text:p>-0.1383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39934">
                <text:p>-0.1399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130011">
                <text:p>-0.1300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30517">
                <text:p>-0.13051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133243">
                <text:p>-0.1332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31614">
                <text:p>-0.1316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38665">
                <text:p>-0.13866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65747">
                <text:p>-0.16574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62645">
                <text:p>-0.16264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53345">
                <text:p>-0.1533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52682">
                <text:p>-0.15268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40758">
                <text:p>-0.14075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48748">
                <text:p>-0.14874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136882">
                <text:p>-0.1368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31528">
                <text:p>-0.13152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141851">
                <text:p>-0.1418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139665">
                <text:p>-0.13966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3433">
                <text:p>-0.1343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132153">
                <text:p>-0.13215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135168">
                <text:p>-0.13516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46566">
                <text:p>-0.1465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5619">
                <text:p>-0.156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146509">
                <text:p>-0.14650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back_wheel_stats.A2:right_back_wheel_stats.A155 right_back_wheel_stats.H1:right_back_wheel_stats.I155" chart:data-source-has-labels="both" svg:x="0.654cm" svg:y="0.062cm" svg:width="27.973cm" svg:height="3.008cm">
          <chartooo:coordinate-region svg:x="1.501cm" svg:y="0.25cm" svg:width="27.126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H2:right_back_wheel_stats.H155" chart:label-cell-address="right_back_wheel_stats.H1:right_back_wheel_stats.H1" chart:class="chart:line">
            <chart:data-point chart:repeated="154"/>
          </chart:series>
          <chart:series chart:style-name="ch7" chart:values-cell-range-address="right_back_wheel_stats.I2:right_back_wheel_stats.I155" chart:label-cell-address="right_back_wheel_stats.I1:right_back_wheel_stats.I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H1:right_back_wheel_stats.H1</svg:desc>
                </draw:g>
              </table:table-cell>
              <table:table-cell office:value-type="string">
                <text:p>Ki*integral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155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6154">
                <text:p>0.526154</text:p>
              </table:table-cell>
              <table:table-cell office:value-type="float" office:value="0.175214">
                <text:p>0.1752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8426">
                <text:p>0.458426</text:p>
              </table:table-cell>
              <table:table-cell office:value-type="float" office:value="0.491039">
                <text:p>0.4910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93601">
                <text:p>-0.693601</text:p>
              </table:table-cell>
              <table:table-cell office:value-type="float" office:value="0.063774">
                <text:p>0.0637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693601">
                <text:p>-0.693601</text:p>
              </table:table-cell>
              <table:table-cell office:value-type="float" office:value="0.056771">
                <text:p>0.0567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93601">
                <text:p>-0.693601</text:p>
              </table:table-cell>
              <table:table-cell office:value-type="float" office:value="0.046011">
                <text:p>0.0460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1168">
                <text:p>0.171168</text:p>
              </table:table-cell>
              <table:table-cell office:value-type="float" office:value="0.103463">
                <text:p>0.1034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9642">
                <text:p>0.339642</text:p>
              </table:table-cell>
              <table:table-cell office:value-type="float" office:value="0.317084">
                <text:p>0.3170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677">
                <text:p>0.002677</text:p>
              </table:table-cell>
              <table:table-cell office:value-type="float" office:value="0.318552">
                <text:p>0.3185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4175">
                <text:p>0.034175</text:p>
              </table:table-cell>
              <table:table-cell office:value-type="float" office:value="0.33984">
                <text:p>0.339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542">
                <text:p>0.458542</text:p>
              </table:table-cell>
              <table:table-cell office:value-type="float" office:value="0.617014">
                <text:p>0.6170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8322">
                <text:p>0.458322</text:p>
              </table:table-cell>
              <table:table-cell office:value-type="float" office:value="0.683746">
                <text:p>0.683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3128">
                <text:p>0.373128</text:p>
              </table:table-cell>
              <table:table-cell office:value-type="float" office:value="0.562583">
                <text:p>0.5625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02819">
                <text:p>0.102819</text:p>
              </table:table-cell>
              <table:table-cell office:value-type="float" office:value="1.040643">
                <text:p>1.0406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2365">
                <text:p>0.052365</text:p>
              </table:table-cell>
              <table:table-cell office:value-type="float" office:value="1.070207">
                <text:p>1.0702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70646">
                <text:p>0.070646</text:p>
              </table:table-cell>
              <table:table-cell office:value-type="float" office:value="1.117326">
                <text:p>1.1173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309">
                <text:p>0.05309</text:p>
              </table:table-cell>
              <table:table-cell office:value-type="float" office:value="1.088069">
                <text:p>1.0880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1258">
                <text:p>0.051258</text:p>
              </table:table-cell>
              <table:table-cell office:value-type="float" office:value="0.902588">
                <text:p>0.9025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395">
                <text:p>0.002395</text:p>
              </table:table-cell>
              <table:table-cell office:value-type="float" office:value="0.902442">
                <text:p>0.9024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9406">
                <text:p>0.019406</text:p>
              </table:table-cell>
              <table:table-cell office:value-type="float" office:value="0.891624">
                <text:p>0.8916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3298">
                <text:p>0.053298</text:p>
              </table:table-cell>
              <table:table-cell office:value-type="float" office:value="0.643205">
                <text:p>0.6432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9138">
                <text:p>0.019138</text:p>
              </table:table-cell>
              <table:table-cell office:value-type="float" office:value="0.411564">
                <text:p>0.4115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1516">
                <text:p>0.051516</text:p>
              </table:table-cell>
              <table:table-cell office:value-type="float" office:value="0.238362">
                <text:p>0.238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2448">
                <text:p>0.222448</text:p>
              </table:table-cell>
              <table:table-cell office:value-type="float" office:value="0.277513">
                <text:p>0.2775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8402">
                <text:p>0.458402</text:p>
              </table:table-cell>
              <table:table-cell office:value-type="float" office:value="0.475935">
                <text:p>0.4759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58663">
                <text:p>0.458663</text:p>
              </table:table-cell>
              <table:table-cell office:value-type="float" office:value="0.648229">
                <text:p>0.6482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4794">
                <text:p>0.424794</text:p>
              </table:table-cell>
              <table:table-cell office:value-type="float" office:value="0.835159">
                <text:p>0.8351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72598">
                <text:p>0.272598</text:p>
              </table:table-cell>
              <table:table-cell office:value-type="float" office:value="0.958191">
                <text:p>0.9581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4597">
                <text:p>0.204597</text:p>
              </table:table-cell>
              <table:table-cell office:value-type="float" office:value="1.065759">
                <text:p>1.0657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86468">
                <text:p>0.086468</text:p>
              </table:table-cell>
              <table:table-cell office:value-type="float" office:value="1.101316">
                <text:p>1.101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69109">
                <text:p>0.069109</text:p>
              </table:table-cell>
              <table:table-cell office:value-type="float" office:value="1.104988">
                <text:p>1.1049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64851">
                <text:p>-0.064851</text:p>
              </table:table-cell>
              <table:table-cell office:value-type="float" office:value="1.061786">
                <text:p>1.0617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133601">
                <text:p>-0.133601</text:p>
              </table:table-cell>
              <table:table-cell office:value-type="float" office:value="0.980605">
                <text:p>0.9806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32434">
                <text:p>-0.032434</text:p>
              </table:table-cell>
              <table:table-cell office:value-type="float" office:value="0.875515">
                <text:p>0.8755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011">
                <text:p>0.002011</text:p>
              </table:table-cell>
              <table:table-cell office:value-type="float" office:value="0.655534">
                <text:p>0.6555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04761">
                <text:p>0.204761</text:p>
              </table:table-cell>
              <table:table-cell office:value-type="float" office:value="0.540324">
                <text:p>0.5403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3892">
                <text:p>0.373892</text:p>
              </table:table-cell>
              <table:table-cell office:value-type="float" office:value="0.500548">
                <text:p>0.50054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75612">
                <text:p>0.475612</text:p>
              </table:table-cell>
              <table:table-cell office:value-type="float" office:value="0.579704">
                <text:p>0.5797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8487">
                <text:p>0.458487</text:p>
              </table:table-cell>
              <table:table-cell office:value-type="float" office:value="0.684358">
                <text:p>0.68435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24873">
                <text:p>0.424873</text:p>
              </table:table-cell>
              <table:table-cell office:value-type="float" office:value="0.835551">
                <text:p>0.8355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40652">
                <text:p>0.340652</text:p>
              </table:table-cell>
              <table:table-cell office:value-type="float" office:value="0.967171">
                <text:p>0.9671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23006">
                <text:p>0.323006</text:p>
              </table:table-cell>
              <table:table-cell office:value-type="float" office:value="1.149471">
                <text:p>1.1494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654">
                <text:p>0.30654</text:p>
              </table:table-cell>
              <table:table-cell office:value-type="float" office:value="1.342202">
                <text:p>1.3422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6358">
                <text:p>0.136358</text:p>
              </table:table-cell>
              <table:table-cell office:value-type="float" office:value="1.422039">
                <text:p>1.4220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1872">
                <text:p>0.051872</text:p>
              </table:table-cell>
              <table:table-cell office:value-type="float" office:value="1.44744">
                <text:p>1.447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48215">
                <text:p>-0.148215</text:p>
              </table:table-cell>
              <table:table-cell office:value-type="float" office:value="1.271051">
                <text:p>1.271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99135">
                <text:p>-0.099135</text:p>
              </table:table-cell>
              <table:table-cell office:value-type="float" office:value="1.048954">
                <text:p>1.0489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32569">
                <text:p>-0.032569</text:p>
              </table:table-cell>
              <table:table-cell office:value-type="float" office:value="0.802515">
                <text:p>0.8025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0945">
                <text:p>0.070945</text:p>
              </table:table-cell>
              <table:table-cell office:value-type="float" office:value="0.622927">
                <text:p>0.6229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21554">
                <text:p>0.221554</text:p>
              </table:table-cell>
              <table:table-cell office:value-type="float" office:value="0.533769">
                <text:p>0.5337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06456">
                <text:p>0.306456</text:p>
              </table:table-cell>
              <table:table-cell office:value-type="float" office:value="0.528689">
                <text:p>0.52868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57417">
                <text:p>0.357417</text:p>
              </table:table-cell>
              <table:table-cell office:value-type="float" office:value="0.555456">
                <text:p>0.5554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22691">
                <text:p>0.322691</text:p>
              </table:table-cell>
              <table:table-cell office:value-type="float" office:value="0.585711">
                <text:p>0.5857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8765">
                <text:p>0.238765</text:p>
              </table:table-cell>
              <table:table-cell office:value-type="float" office:value="0.639947">
                <text:p>0.63994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05348">
                <text:p>0.205348</text:p>
              </table:table-cell>
              <table:table-cell office:value-type="float" office:value="0.715207">
                <text:p>0.7152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34407">
                <text:p>0.034407</text:p>
              </table:table-cell>
              <table:table-cell office:value-type="float" office:value="0.815315">
                <text:p>0.8153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48707">
                <text:p>-0.048707</text:p>
              </table:table-cell>
              <table:table-cell office:value-type="float" office:value="0.838771">
                <text:p>0.8387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66948">
                <text:p>-0.066948</text:p>
              </table:table-cell>
              <table:table-cell office:value-type="float" office:value="0.820908">
                <text:p>0.8209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5504">
                <text:p>0.035504</text:p>
              </table:table-cell>
              <table:table-cell office:value-type="float" office:value="0.804263">
                <text:p>0.8042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20326">
                <text:p>0.120326</text:p>
              </table:table-cell>
              <table:table-cell office:value-type="float" office:value="0.753888">
                <text:p>0.7538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37332">
                <text:p>0.137332</text:p>
              </table:table-cell>
              <table:table-cell office:value-type="float" office:value="0.663453">
                <text:p>0.66345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23417">
                <text:p>0.323417</text:p>
              </table:table-cell>
              <table:table-cell office:value-type="float" office:value="0.650344">
                <text:p>0.6503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90848">
                <text:p>0.390848</text:p>
              </table:table-cell>
              <table:table-cell office:value-type="float" office:value="0.683503">
                <text:p>0.6835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75361">
                <text:p>0.475361</text:p>
              </table:table-cell>
              <table:table-cell office:value-type="float" office:value="0.791228">
                <text:p>0.7912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41585">
                <text:p>0.441585</text:p>
              </table:table-cell>
              <table:table-cell office:value-type="float" office:value="0.91288">
                <text:p>0.912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57316">
                <text:p>0.357316</text:p>
              </table:table-cell>
              <table:table-cell office:value-type="float" office:value="1.082419">
                <text:p>1.0824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2258">
                <text:p>0.32258</text:p>
              </table:table-cell>
              <table:table-cell office:value-type="float" office:value="1.266956">
                <text:p>1.266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39183">
                <text:p>0.139183</text:p>
              </table:table-cell>
              <table:table-cell office:value-type="float" office:value="1.370924">
                <text:p>1.3709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0048">
                <text:p>-0.00048</text:p>
              </table:table-cell>
              <table:table-cell office:value-type="float" office:value="1.353371">
                <text:p>1.3533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065306">
                <text:p>-0.065306</text:p>
              </table:table-cell>
              <table:table-cell office:value-type="float" office:value="1.262515">
                <text:p>1.26251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3181">
                <text:p>-0.03181</text:p>
              </table:table-cell>
              <table:table-cell office:value-type="float" office:value="1.177816">
                <text:p>1.1778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472115">
                <text:p>-0.472115</text:p>
              </table:table-cell>
              <table:table-cell office:value-type="float" office:value="0.767291">
                <text:p>0.7672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472115">
                <text:p>-0.472115</text:p>
              </table:table-cell>
              <table:table-cell office:value-type="float" office:value="0.566331">
                <text:p>0.56633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28768">
                <text:p>-0.28768</text:p>
              </table:table-cell>
              <table:table-cell office:value-type="float" office:value="0.255486">
                <text:p>0.2554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36081">
                <text:p>-0.236081</text:p>
              </table:table-cell>
              <table:table-cell office:value-type="float" office:value="-0.046789">
                <text:p>-0.0467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118439">
                <text:p>-0.118439</text:p>
              </table:table-cell>
              <table:table-cell office:value-type="float" office:value="-0.27289">
                <text:p>-0.2728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434135">
                <text:p>-0.4341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50413">
                <text:p>-0.504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503886">
                <text:p>-0.5038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470717">
                <text:p>-0.47071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454551">
                <text:p>-0.45455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207086">
                <text:p>-0.2070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202551">
                <text:p>-0.2025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11836">
                <text:p>-0.118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39401">
                <text:p>-0.0394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61538">
                <text:p>-0.461538</text:p>
              </table:table-cell>
              <table:table-cell office:value-type="float" office:value="-0.154014">
                <text:p>-0.1540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292186">
                <text:p>-0.292186</text:p>
              </table:table-cell>
              <table:table-cell office:value-type="float" office:value="-0.342777">
                <text:p>-0.34277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98895">
                <text:p>0.198895</text:p>
              </table:table-cell>
              <table:table-cell office:value-type="float" office:value="-0.222717">
                <text:p>-0.2227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466">
                <text:p>0.6466</text:p>
              </table:table-cell>
              <table:table-cell office:value-type="float" office:value="0.110146">
                <text:p>0.1101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38703">
                <text:p>0.638703</text:p>
              </table:table-cell>
              <table:table-cell office:value-type="float" office:value="0.422084">
                <text:p>0.4220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17966">
                <text:p>0.417966</text:p>
              </table:table-cell>
              <table:table-cell office:value-type="float" office:value="0.635926">
                <text:p>0.63592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66064">
                <text:p>0.166064</text:p>
              </table:table-cell>
              <table:table-cell office:value-type="float" office:value="0.719467">
                <text:p>0.7194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7051">
                <text:p>0.097051</text:p>
              </table:table-cell>
              <table:table-cell office:value-type="float" office:value="0.767219">
                <text:p>0.7672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10985">
                <text:p>0.110985</text:p>
              </table:table-cell>
              <table:table-cell office:value-type="float" office:value="0.824321">
                <text:p>0.82432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96413">
                <text:p>0.096413</text:p>
              </table:table-cell>
              <table:table-cell office:value-type="float" office:value="0.873476">
                <text:p>0.8734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6185">
                <text:p>0.16185</text:p>
              </table:table-cell>
              <table:table-cell office:value-type="float" office:value="1.1098">
                <text:p>1.109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30666">
                <text:p>0.130666</text:p>
              </table:table-cell>
              <table:table-cell office:value-type="float" office:value="1.368046">
                <text:p>1.36804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1265">
                <text:p>0.011265</text:p>
              </table:table-cell>
              <table:table-cell office:value-type="float" office:value="1.253827">
                <text:p>1.25382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97346">
                <text:p>0.097346</text:p>
              </table:table-cell>
              <table:table-cell office:value-type="float" office:value="0.97128">
                <text:p>0.9712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62459">
                <text:p>0.162459</text:p>
              </table:table-cell>
              <table:table-cell office:value-type="float" office:value="0.742117">
                <text:p>0.74211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79052">
                <text:p>0.079052</text:p>
              </table:table-cell>
              <table:table-cell office:value-type="float" office:value="0.569299">
                <text:p>0.5692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63396">
                <text:p>0.063396</text:p>
              </table:table-cell>
              <table:table-cell office:value-type="float" office:value="0.51774">
                <text:p>0.517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13568">
                <text:p>0.113568</text:p>
              </table:table-cell>
              <table:table-cell office:value-type="float" office:value="0.525477">
                <text:p>0.52547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0554">
                <text:p>0.230554</text:p>
              </table:table-cell>
              <table:table-cell office:value-type="float" office:value="0.581955">
                <text:p>0.5819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1654">
                <text:p>0.231654</text:p>
              </table:table-cell>
              <table:table-cell office:value-type="float" office:value="0.648845">
                <text:p>0.64884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13969">
                <text:p>0.213969</text:p>
              </table:table-cell>
              <table:table-cell office:value-type="float" office:value="0.677363">
                <text:p>0.67736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14862">
                <text:p>0.214862</text:p>
              </table:table-cell>
              <table:table-cell office:value-type="float" office:value="0.721118">
                <text:p>0.72111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46984">
                <text:p>0.146984</text:p>
              </table:table-cell>
              <table:table-cell office:value-type="float" office:value="0.792333">
                <text:p>0.7923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64971">
                <text:p>0.164971</text:p>
              </table:table-cell>
              <table:table-cell office:value-type="float" office:value="0.824356">
                <text:p>0.8243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504">
                <text:p>0.16504</text:p>
              </table:table-cell>
              <table:table-cell office:value-type="float" office:value="0.824789">
                <text:p>0.824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3062">
                <text:p>0.13062</text:p>
              </table:table-cell>
              <table:table-cell office:value-type="float" office:value="0.848188">
                <text:p>0.8481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13798">
                <text:p>0.113798</text:p>
              </table:table-cell>
              <table:table-cell office:value-type="float" office:value="0.872279">
                <text:p>0.8722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0834">
                <text:p>0.080834</text:p>
              </table:table-cell>
              <table:table-cell office:value-type="float" office:value="0.859735">
                <text:p>0.85973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10944">
                <text:p>0.010944</text:p>
              </table:table-cell>
              <table:table-cell office:value-type="float" office:value="0.751613">
                <text:p>0.75161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78604">
                <text:p>0.078604</text:p>
              </table:table-cell>
              <table:table-cell office:value-type="float" office:value="0.674643">
                <text:p>0.67464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65674">
                <text:p>0.165674</text:p>
              </table:table-cell>
              <table:table-cell office:value-type="float" office:value="0.647705">
                <text:p>0.64770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195407">
                <text:p>0.195407</text:p>
              </table:table-cell>
              <table:table-cell office:value-type="float" office:value="0.635235">
                <text:p>0.63523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32807">
                <text:p>0.232807</text:p>
              </table:table-cell>
              <table:table-cell office:value-type="float" office:value="0.678398">
                <text:p>0.67839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80933">
                <text:p>0.180933</text:p>
              </table:table-cell>
              <table:table-cell office:value-type="float" office:value="0.693898">
                <text:p>0.6938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1564">
                <text:p>0.21564</text:p>
              </table:table-cell>
              <table:table-cell office:value-type="float" office:value="0.722917">
                <text:p>0.7229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15288">
                <text:p>0.215288</text:p>
              </table:table-cell>
              <table:table-cell office:value-type="float" office:value="0.767665">
                <text:p>0.7676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46485">
                <text:p>0.146485</text:p>
              </table:table-cell>
              <table:table-cell office:value-type="float" office:value="0.781294">
                <text:p>0.7812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29797">
                <text:p>0.129797</text:p>
              </table:table-cell>
              <table:table-cell office:value-type="float" office:value="0.800837">
                <text:p>0.8008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13366">
                <text:p>0.113366</text:p>
              </table:table-cell>
              <table:table-cell office:value-type="float" office:value="0.853738">
                <text:p>0.85373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11281">
                <text:p>0.111281</text:p>
              </table:table-cell>
              <table:table-cell office:value-type="float" office:value="0.867772">
                <text:p>0.86777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15601">
                <text:p>0.115601</text:p>
              </table:table-cell>
              <table:table-cell office:value-type="float" office:value="0.841211">
                <text:p>0.8412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95888">
                <text:p>0.095888</text:p>
              </table:table-cell>
              <table:table-cell office:value-type="float" office:value="0.787763">
                <text:p>0.78776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96777">
                <text:p>0.096777</text:p>
              </table:table-cell>
              <table:table-cell office:value-type="float" office:value="0.715895">
                <text:p>0.71589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64126">
                <text:p>0.164126</text:p>
              </table:table-cell>
              <table:table-cell office:value-type="float" office:value="0.700602">
                <text:p>0.7006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06485">
                <text:p>0.606485</text:p>
              </table:table-cell>
              <table:table-cell office:value-type="float" office:value="0.769261">
                <text:p>0.7692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06485">
                <text:p>0.606485</text:p>
              </table:table-cell>
              <table:table-cell office:value-type="float" office:value="0.680197">
                <text:p>0.6801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24567">
                <text:p>-0.524567</text:p>
              </table:table-cell>
              <table:table-cell office:value-type="float" office:value="0.434356">
                <text:p>0.4343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304154">
                <text:p>-0.304154</text:p>
              </table:table-cell>
              <table:table-cell office:value-type="float" office:value="0.270396">
                <text:p>0.2703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1311">
                <text:p>-0.101311</text:p>
              </table:table-cell>
              <table:table-cell office:value-type="float" office:value="0.17836">
                <text:p>0.178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25252">
                <text:p>0.12525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016919">
                <text:p>-0.016919</text:p>
              </table:table-cell>
              <table:table-cell office:value-type="float" office:value="0.062311">
                <text:p>0.06231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14992">
                <text:p>0.01499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0.033361">
                <text:p>-0.03336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0.115905">
                <text:p>-0.11590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296791">
                <text:p>-0.29679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316899">
                <text:p>-0.3168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14076">
                <text:p>-0.140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39289">
                <text:p>-0.03928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0.005611">
                <text:p>-0.00561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0.005611">
                <text:p>-0.00561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